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Microsoft Sans Serif" svg:font-family="'Microsoft Sans Serif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Normal">
      <style:paragraph-properties fo:margin-left="0cm" fo:margin-right="0cm" fo:text-indent="0.635cm" style:auto-text-indent="false" fo:break-before="page"/>
    </style:style>
    <style:style style:name="P2" style:family="paragraph" style:parent-style-name="Normal">
      <style:paragraph-properties fo:break-before="page"/>
    </style:style>
    <style:style style:name="P3" style:family="paragraph" style:parent-style-name="Normal">
      <style:paragraph-properties fo:break-before="page">
        <style:tab-stops>
          <style:tab-stop style:position="3.002cm"/>
          <style:tab-stop style:position="4.826cm"/>
        </style:tab-stops>
      </style:paragraph-properties>
    </style:style>
    <style:style style:name="P4" style:family="paragraph" style:parent-style-name="Normal">
      <style:paragraph-properties fo:break-before="page">
        <style:tab-stops>
          <style:tab-stop style:position="4.172cm"/>
          <style:tab-stop style:position="7.227cm"/>
        </style:tab-stops>
      </style:paragraph-properties>
    </style:style>
    <style:style style:name="P5" style:family="paragraph" style:parent-style-name="Normal">
      <style:paragraph-properties fo:break-before="page">
        <style:tab-stops>
          <style:tab-stop style:position="7.444cm"/>
        </style:tab-stops>
      </style:paragraph-properties>
    </style:style>
    <style:style style:name="P6" style:family="paragraph" style:parent-style-name="Normal">
      <style:paragraph-properties fo:break-before="page">
        <style:tab-stops>
          <style:tab-stop style:position="3.81cm"/>
        </style:tab-stops>
      </style:paragraph-properties>
    </style:style>
    <style:style style:name="P7" style:family="paragraph" style:parent-style-name="Normal">
      <style:paragraph-properties fo:break-before="page">
        <style:tab-stops>
          <style:tab-stop style:position="4.318cm"/>
        </style:tab-stops>
      </style:paragraph-properties>
    </style:style>
    <style:style style:name="P8" style:family="paragraph" style:parent-style-name="Normal">
      <style:paragraph-properties fo:break-before="page">
        <style:tab-stops>
          <style:tab-stop style:position="1.716cm"/>
          <style:tab-stop style:position="4.826cm"/>
        </style:tab-stops>
      </style:paragraph-properties>
    </style:style>
    <style:style style:name="P9" style:family="paragraph" style:parent-style-name="Normal">
      <style:paragraph-properties fo:break-before="page">
        <style:tab-stops>
          <style:tab-stop style:position="3.888cm"/>
        </style:tab-stops>
      </style:paragraph-properties>
    </style:style>
    <style:style style:name="P10" style:family="paragraph" style:parent-style-name="Normal">
      <style:paragraph-properties fo:break-before="page">
        <style:tab-stops>
          <style:tab-stop style:position="4.468cm"/>
        </style:tab-stops>
      </style:paragraph-properties>
    </style:style>
    <style:style style:name="P11" style:family="paragraph" style:parent-style-name="Normal">
      <style:paragraph-properties fo:margin-left="0.635cm" fo:margin-right="0cm" fo:text-indent="-0.635cm" style:auto-text-indent="false">
        <style:tab-stops/>
      </style:paragraph-properties>
    </style:style>
    <style:style style:name="P12" style:family="paragraph" style:parent-style-name="Normal">
      <style:paragraph-properties fo:margin-left="0.635cm" fo:margin-right="0cm" fo:text-indent="-0.635cm" style:auto-text-indent="false" fo:break-before="page">
        <style:tab-stops/>
      </style:paragraph-properties>
    </style:style>
    <style:style style:name="P13" style:family="paragraph" style:parent-style-name="Normal">
      <style:paragraph-properties fo:break-before="page">
        <style:tab-stops>
          <style:tab-stop style:position="6.865cm"/>
        </style:tab-stops>
      </style:paragraph-properties>
    </style:style>
    <style:style style:name="P14" style:family="paragraph" style:parent-style-name="Normal">
      <style:paragraph-properties fo:break-before="page">
        <style:tab-stops>
          <style:tab-stop style:position="5.126cm"/>
        </style:tab-stops>
      </style:paragraph-properties>
    </style:style>
    <style:style style:name="P15" style:family="paragraph" style:parent-style-name="Normal">
      <style:paragraph-properties fo:break-before="page">
        <style:tab-stops>
          <style:tab-stop style:position="5.673cm"/>
        </style:tab-stops>
      </style:paragraph-properties>
    </style:style>
    <style:style style:name="P16" style:family="paragraph" style:parent-style-name="Normal">
      <style:paragraph-properties fo:break-before="page">
        <style:tab-stops>
          <style:tab-stop style:position="3.664cm"/>
          <style:tab-stop style:position="4.641cm"/>
          <style:tab-stop style:position="5.803cm"/>
        </style:tab-stops>
      </style:paragraph-properties>
    </style:style>
    <style:style style:name="P17" style:family="paragraph" style:parent-style-name="Heading_20_1" style:master-page-name="MP0">
      <style:paragraph-properties style:page-number="auto"/>
    </style:style>
    <style:style style:name="P18" style:family="paragraph" style:parent-style-name="Heading_20_1">
      <style:paragraph-properties fo:break-before="page"/>
    </style:style>
    <style:style style:name="P19" style:family="paragraph" style:parent-style-name="Heading_20_2">
      <style:paragraph-properties fo:break-before="page"/>
    </style:style>
    <style:style style:name="P20" style:family="paragraph" style:parent-style-name="Heading_20_2">
      <style:text-properties officeooo:rsid="0023c912" officeooo:paragraph-rsid="0023c912"/>
    </style:style>
    <style:style style:name="P21" style:family="paragraph" style:parent-style-name="Normal">
      <style:paragraph-properties fo:margin-left="0cm" fo:margin-right="0cm" fo:text-indent="0.635cm" style:auto-text-indent="false"/>
      <style:text-properties officeooo:paragraph-rsid="001ec8dd"/>
    </style:style>
    <style:style style:name="P22" style:family="paragraph" style:parent-style-name="Normal">
      <style:paragraph-properties fo:margin-left="0cm" fo:margin-right="0cm" fo:text-indent="0cm" style:auto-text-indent="false" fo:break-before="page"/>
    </style:style>
    <style:style style:name="P23" style:family="paragraph" style:parent-style-name="Normal">
      <style:paragraph-properties fo:margin-left="0cm" fo:margin-right="0cm" fo:text-indent="0.635cm" style:auto-text-indent="false" fo:break-before="page"/>
    </style:style>
    <style:style style:name="P24" style:family="paragraph" style:parent-style-name="Normal">
      <style:paragraph-properties fo:break-before="page"/>
    </style:style>
    <style:style style:name="P25" style:family="paragraph" style:parent-style-name="Normal">
      <style:paragraph-properties fo:margin-left="0cm" fo:margin-right="0cm" fo:text-indent="0.635cm" style:auto-text-indent="false"/>
      <style:text-properties officeooo:paragraph-rsid="001f6ad2"/>
    </style:style>
    <style:style style:name="P26" style:family="paragraph" style:parent-style-name="Normal">
      <style:text-properties officeooo:paragraph-rsid="001f6ad2"/>
    </style:style>
    <style:style style:name="P27" style:family="paragraph" style:parent-style-name="Normal">
      <style:paragraph-properties fo:margin-left="0cm" fo:margin-right="0cm" fo:text-indent="0.635cm" style:auto-text-indent="false"/>
      <style:text-properties officeooo:paragraph-rsid="00209795"/>
    </style:style>
    <style:style style:name="P28" style:family="paragraph" style:parent-style-name="Normal">
      <style:text-properties officeooo:paragraph-rsid="00209795"/>
    </style:style>
    <style:style style:name="P29" style:family="paragraph" style:parent-style-name="Normal">
      <style:paragraph-properties fo:margin-left="0cm" fo:margin-right="0cm" fo:text-indent="0.635cm" style:auto-text-indent="false">
        <style:tab-stops>
          <style:tab-stop style:position="1.178cm"/>
          <style:tab-stop style:position="2.986cm"/>
          <style:tab-stop style:position="7.874cm"/>
        </style:tab-stops>
      </style:paragraph-properties>
      <style:text-properties officeooo:paragraph-rsid="00209795"/>
    </style:style>
    <style:style style:name="P30" style:family="paragraph" style:parent-style-name="Normal">
      <style:paragraph-properties fo:break-before="page">
        <style:tab-stops>
          <style:tab-stop style:position="4.103cm"/>
        </style:tab-stops>
      </style:paragraph-properties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tyle="italic" style:text-underline-style="solid" style:text-underline-width="auto" style:text-underline-color="font-color" style:text-underline-mode="continuous" style:text-overline-mode="continuous" style:text-line-through-mode="continuous" style:font-style-asian="italic" style:font-style-complex="italic"/>
    </style:style>
    <style:style style:name="T4" style:family="text"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style:language-asian="el" style:country-asian="GR" style:font-weight-asian="bold" style:language-complex="el" style:country-complex="GR" style:font-weight-complex="bold"/>
    </style:style>
    <style:style style:name="T7" style:family="text">
      <style:text-properties fo:language="it" fo:country="IT" style:language-asian="el" style:country-asian="GR" style:language-complex="el" style:country-complex="GR"/>
    </style:style>
    <style:style style:name="T8" style:family="text">
      <style:text-properties style:language-asian="en" style:country-asian="US" style:language-complex="en" style:country-complex="US"/>
    </style:style>
    <style:style style:name="T9" style:family="text">
      <style:text-properties fo:language="el" fo:country="GR" style:language-asian="el" style:country-asian="GR" style:language-complex="el" style:country-complex="GR"/>
    </style:style>
    <style:style style:name="T10" style:family="text">
      <style:text-properties fo:language="el" fo:country="GR" fo:font-weight="bold" style:language-asian="el" style:country-asian="GR" style:font-weight-asian="bold" style:language-complex="el" style:country-complex="GR" style:font-weight-complex="bold"/>
    </style:style>
    <style:style style:name="T11" style:family="text">
      <style:text-properties fo:language="el" fo:country="GR" fo:font-style="italic" fo:font-weight="bold" style:language-asian="el" style:country-asian="GR" style:font-style-asian="italic" style:font-weight-asian="bold" style:language-complex="el" style:country-complex="GR" style:font-style-complex="italic" style:font-weight-complex="bold"/>
    </style:style>
    <style:style style:name="T12" style:family="text">
      <style:text-properties style:language-asian="el" style:country-asian="GR" style:language-complex="el" style:country-complex="GR"/>
    </style:style>
    <style:style style:name="T13" style:family="text">
      <style:text-properties fo:language="en" fo:country="US" style:language-asian="en" style:country-asian="US" style:language-complex="en" style:country-complex="US"/>
    </style:style>
    <style:style style:name="T14" style:family="text">
      <style:text-properties fo:language="en" fo:country="US" officeooo:rsid="001f6ad2" style:language-asian="en" style:country-asian="US" style:language-complex="en" style:country-complex="US"/>
    </style:style>
    <style:style style:name="T15" style:family="text">
      <style:text-properties officeooo:rsid="001ec8dd"/>
    </style:style>
    <style:style style:name="T16" style:family="text">
      <style:text-properties style:text-underline-style="none"/>
    </style:style>
    <style:style style:name="T17" style:family="text">
      <style:text-properties style:text-underline-style="none" style:text-underline-mode="continuous" style:text-overline-mode="continuous" style:text-line-through-mode="continuous"/>
    </style:style>
    <style:style style:name="T18" style:family="text">
      <style:text-properties officeooo:rsid="001f6ad2"/>
    </style:style>
    <style:style style:name="T19" style:family="text">
      <style:text-properties officeooo:rsid="00209795"/>
    </style:style>
    <style:style style:name="T20" style:family="text">
      <style:text-properties fo:font-style="normal" style:font-style-asian="normal" style:font-style-complex="normal"/>
    </style:style>
    <style:style style:name="T21" style:family="text">
      <style:text-properties fo:font-style="normal" style:text-underline-style="solid" style:text-underline-width="auto" style:text-underline-color="font-color" style:text-underline-mode="continuous" style:text-overline-mode="continuous" style:text-line-through-mode="continuous" style:font-style-asian="normal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7" text:outline-level="1">GALENI DE ANATOMICIS ADMINISTRATIONIBVS LIBRI QVI E<text:span text:style-name="T15">X</text:span>STANT<text:line-break/>NOVEM LIBER <text:span text:style-name="T15">I</text:span>.</text:h>
      <text:h text:style-name="Heading_20_2" text:outline-level="2">Cap. I. </text:h>
      <text:p text:style-name="P21">Anatomicas administrationes equidem antea<text:line-break/>fcripsi, quum primum nuper e Graecia Romam sum rever-<text:line-break/>sus, initio principatus Anto<text:span text:style-name="Default_20_Paragraph_20_Font"><text:span text:style-name="T1">n</text:span></text:span>ini, etiam nunc nobis imperans<text:line-break/>tis. Rursus tamen alias hasce duplici causa literis mandare<text:line-break/>mihi visum est. Altera quidem, quod Flavius Boethus, viv<text:line-break/>Romanorum Consul, Roma discedens in suam ipsius pa-<text:line-break/>triam Ptolemaidem, precibus me compulerit tractatione.</text:p>
      <text:p text:style-name="P2">illas sibi conscribere , (vehementi anatomicae speculatio-<text:line-break/>nis amore, si quis etiam alius eorum qui fuerunt un-<text:line-break/>quam hominum, incensus estj. Huic Boetho exeunti tum<text:line-break/>alia quidem dedi opera, tum id potissimum anatomica-<text:line-break/>rum tractationum o<text:span text:style-name="Default_20_Paragraph_20_Font"><text:span text:style-name="T1">pu</text:span></text:span>s libris duobus <text:span text:style-name="Default_20_Paragraph_20_Font"><text:span text:style-name="T1">comprehensum ;<text:line-break/></text:span></text:span>quandoquidem permulta apud <text:span text:style-name="Default_20_Paragraph_20_Font"><text:span text:style-name="T1">n</text:span></text:span>os exiguo tempore vide-<text:line-break/>rat, metuens autem, ne tandem rerum conspectarum<text:line-break/>oblivisceretur , hosce petiit commentarios. At quoniam<text:line-break/>jam fato ille functus est, nec conscriptorum commenta-<text:line-break/>alorum exemplaria amicis largienda mihi suppetunt,<text:line-break/>quod, quos Romae habui, incendio ii perierint, propter-<text:line-break/>ea ab ipsis rogatus satius esse duxi alios conscribere,<text:line-break/>Altera vero causa , quod hoc nunc opus a me construen-<text:line-break/>dum praecedenti longe elaboratius edetur, quod tum<text:line-break/>quidem in fusam plurium commentariorum enarrationem<text:line-break/>perspicuitatis gratia extenditur, tum vero accuratius fu-<text:line-break/>turum est, quum multa eo i<text:span text:style-name="Default_20_Paragraph_20_Font"><text:span text:style-name="T1">n</text:span></text:span>tervallo praecepta anato-<text:line-break/>mica a me adinventa fuerint. Siquidem, cum Boethus<text:line-break/>adhuc Romae ageret, libros de Hippocrati a<text:span text:style-name="Default_20_Paragraph_20_Font"><text:span text:style-name="T1">n</text:span></text:span>atome et</text:p>
      <text:p text:style-name="P2">Erasistratr absolvimus, praeter illos de viris dissecandis,<text:line-break/>item de mortuis, insuper de respirationis causis et de<text:line-break/>voce commentarios. Porro a discessu Boethi ingens vd-<text:line-break/>lumen de partium usu composui, quod septendecim li-<text:line-break/>bris absolutum viventi adhuc Boetho misimus. Verum<text:line-break/>de thoracis et pulmonis motu tres olim commentarios ad-<text:line-break/>olescens exarari , sodali lu patriam post longius tempo-<text:line-break/>ris intervallum redeunti gratificaturus ; qui publice ali-<text:line-break/>quod artis suae specimen edere cupiebat, sed demonstra-<text:line-break/>rivis orationibus componendis parum erat idoneus. Quo<text:line-break/>etiam mortuo, accidit, ut commentarii in multorum ma-<text:line-break/>nus exciderent, quamvis in hoc non parati, ut ederen-<text:line-break/>tur: nam degens adhuc in Smyr<text:span text:style-name="Default_20_Paragraph_20_Font"><text:span text:style-name="T2">n</text:span></text:span>a Pelopis audiendi<text:line-break/>gratia, qui secundus post Satyrum Quinti discipulum<text:line-break/>praeceptor mihi obtigit, scripsi sane ipsum, quum non-<text:line-break/>dum plane magni quippiam aut noni dixissem. Postea<text:line-break/>vero, cum fuissem Corinthi, ut operam darem Numllia-<text:line-break/>uo, qui et ipsis celeberrimus Quinti auditur extitit, item</text:p>
      <text:p text:style-name="P2">lu Alexandria, tum apud alias quasdam gentes, quibus-<text:line-break/>cum Numisianum Quinti discipulum conversari audiebam,<text:line-break/>deinde in patriam meam perrexi, in qua haud ita diu<text:line-break/>commoratus Romam repetii, ubi permultas Boetho dis-<text:line-break/>sectiones ostendi, praesentibus quidem ei semper Eudemo<text:line-break/>Peripatetico, et Alexandro Damasceno, qui nunc Athe-<text:line-break/>uis publica peripateticae disciplinae professione dignatur,<text:line-break/>fubinde vero et aliis plerisque viris praeclaris, quemad-<text:line-break/>modum et Se<text:span text:style-name="Default_20_Paragraph_20_Font"><text:span text:style-name="T1">r</text:span></text:span>gio Paulo Consule. nunc Romanorum prae-<text:line-break/>facto, viro tum rebus, tum disciplinis philosophicis per<text:line-break/>omnia praecipuo. Tunc itaque anatomicas tractationes<text:line-break/>in Boethi gratiam composui, multo sane non modo per-<text:line-break/>fpicuitate sed et exacta diligentia iis, quas nunc para-<text:line-break/>mus, iuseriores. Proinde jam mihi mentem adlube ser-<text:line-break/>monens auspicanti.</text:p>
      <text:h text:style-name="Heading_20_2" text:outline-level="2">Cap. II.</text:h>
      <text:p text:style-name="P21"><text:s/>Quod in tentoriis praestant pali, quos ve-<text:line-break/>eant , et in aedibus parietes , id in animalibus ossium<text:line-break/>substantia; huic namque consutilia caetera, et cum ea</text:p>
      <text:p text:style-name="P22">diversa fieri solent; ut, si animali calvaria sit rotunda,<text:line-break/>necessario cerebrum tale fuerit; quemadmodum etiam, si<text:line-break/>oblonga sit, oblongum quoque huic animali cerebrum.<text:line-break/>Jam vero si maxillae parvae faciesque t<text:span text:style-name="Default_20_Paragraph_20_Font"><text:span text:style-name="T1">o</text:span></text:span>ta existat ru-<text:line-break/>tundi<text:span text:style-name="Default_20_Paragraph_20_Font"><text:span text:style-name="T1">o</text:span></text:span>r, necessario quoque ipsarum musculi parvi erunt:<text:line-break/>pari ratione, si longae , longa statim hujusm<text:span text:style-name="Default_20_Paragraph_20_Font"><text:span text:style-name="T1">o</text:span></text:span>di animali<text:line-break/>erit t<text:span text:style-name="Default_20_Paragraph_20_Font"><text:span text:style-name="T1">o</text:span></text:span>ta facies longique ejus musculi. Quapropter qui-<text:line-break/>dem et simia inter universa animantium genera tum<text:line-break/>visceribus, tum musculis, tum arteriis, tum nervis si,-<text:line-break/>millima homini est, quod et ossium forma. Nam ob ho- .<text:line-break/>rum naturam binis cruribus incedit, prioribusque artu-<text:line-break/>bus ut manibus utitur, et pectoris os omnium quadrupe-<text:line-break/>dum latissimum habet, claviculas humanis similes, faciem<text:line-break/>rotundam, collum breve, Quae quum similia existunt,<text:line-break/>mufculos dissimiles esse haud probabile esu Hi namque<text:line-break/>ossibus exterius adhaerentes increverunt; quare etiam tum<text:line-break/>magnitudi<text:span text:style-name="Default_20_Paragraph_20_Font"><text:span text:style-name="T1">n</text:span></text:span>em ipsarum, tum figuram imitantur; hos rur-</text:p>
      <text:p text:style-name="P2">fus arteriae, venae et nervi sequuntur; haec igitur et<text:line-break/>similia similibus sunt ossibus. Quoniam igitur corporis<text:line-break/>forma ossibus assimilatur, alia<text:span text:style-name="Default_20_Paragraph_20_Font"><text:span text:style-name="T1">c</text:span></text:span>umque partium natura re-<text:line-break/>spondet; velim te in primis exactam humanorum ossium<text:line-break/>peritiam adipifci, non obiter ea spectare, neque etiam<text:line-break/>ex libris solum excipere, quos quidam osteologias inferi-<text:line-break/>Eunt, nonnulli fceletos, nonnulli simpliciter de ossibus<text:line-break/>inscribunt, cujusmodi et hic noster est, quem tunc ex-<text:line-break/>quifita rerum indagatione, tum interpretationis .prompti-<text:line-break/>tudine et perspicuitate omnibus ante nos scriptis praecel-<text:line-break/>tere persuasum habeo. Hoc autem opus tibi fit et sta-<text:line-break/>dium, ut non modo ex libro, sed etiam oculis assiduum<text:line-break/>spectatorem humanorum ossium te ipsum efficias: quod<text:line-break/>quidem in Alexandria est facilius, quod illius regionis<text:line-break/>medici ipforum etiam o<text:span text:style-name="Default_20_Paragraph_20_Font"><text:span text:style-name="T1">ssium</text:span></text:span> doctrinam discipulis eum<text:line-break/>fubjecti inspectione exhibeant. Enitendum itaque tibi<text:line-break/>.culeo, ut Alexandriae commoreris, si non alterius, at</text:p>
      <text:p text:style-name="P2">hujus certe rei solius gratia. Quod si non assequeris,<text:line-break/>licebit in eum modum hominum ossa contemplari, quo<text:line-break/>ego; siquidem inspexi. persaepe, vel sepulchris quibus-<text:line-break/>datu, vel monumentis dissolutis. Atque etiam fluvius<text:line-break/>aliquando sepulchrum pauculis mensibus ante negligen- ..<text:line-break/>tius extructum superans, ipsum ex facili dissolvit; totum-<text:line-break/>que cadaver motionis impetu tractim ductum, carnibus<text:line-break/>quidem jam putrefactis, caeterum ossibus adhuc inter fe<text:line-break/>plane cohaerentibus , usque ad stadium pronum detulit ;<text:line-break/>at, cum ipsum locus portuosus margine altus excepisset,<text:line-break/>eodem cadaver appulit; atque hoc tale nobis occurrit,<text:line-break/>quale medicus ipsum ad adolescentis disciplinam de in-<text:line-break/>dustria praeparasset. Vidimus queque aliquando latronis<text:line-break/>scelerum paulum extra viam ru monte procumbens,<text:line-break/>quem viator quidam se prius adorientem contra pugnan-<text:line-break/>do. occidit. .Nemo autem ipsum illius regionis incola se-<text:line-break/>pasturae mandaturus erat, ut qui odio ipsum profequu-<text:line-break/>tr ab avibus corpus devorari gauderent ; quae, carnibus .</text:p>
      <text:p text:style-name="P2">illius biduo absumptis, cadaver exiccatum, tanquam ad<text:line-break/>doctrinam cuique inspicere volenti, reliquerunt. Tu,<text:line-break/>si nihil quicquam hujusmodi spectandum nactus fueris,<text:line-break/>at in simia dissecta, car<text:span text:style-name="Default_20_Paragraph_20_Font"><text:span text:style-name="T1">n</text:span></text:span>ibus exacte ablatis, singula <text:span text:style-name="Default_20_Paragraph_20_Font"><text:span text:style-name="T1">o</text:span></text:span>sia<text:line-break/>confideres; ad quod delegeris simias hominis figurae<text:line-break/>quam proximas. Tales vero sunt, quarum maxillae nec<text:line-break/>oblongae, nec dentes canini, quos appellant , magni prod-<text:line-break/>eunt. In id genus simiis etiam allas partes humanis<text:line-break/>positura similes deprehendas, atque ejus rei gratia duo-<text:line-break/>bus cruribus ipsas et grani et currere. Quae vero ex<text:line-break/>his cynocephalis sunt similes, rostro longiore sunt et<text:line-break/>dentes caninos habent prominentiores; hae etiam vix bi-<text:line-break/>nis cruribus consistunt erectae, tantum abest, ut ambu-<text:line-break/>Iare vel currere possint. Itaque simiae vel maxime ho-<text:line-break/>mini similes exiguo aliquo intervallo perfectam istius<text:line-break/>rectitudinem non assequuntur. Nam et femoris caput<text:line-break/>obliquius quodam modo cum ischia acetabulo committi-<text:line-break/>fur , et quidam ex musculis , qui in tibiam descendunt,</text:p>
      <text:p text:style-name="P2">ulterius progrediuntur; quae ambo rectitudinem impedi-<text:line-break/>unt laeduntque; quemadmodum et pedes ipsi calce magis<text:line-break/>angusta constant, digitis autem insigni spatio invicem dis-<text:line-break/>cretis. Sed haec parva sunt, eoque simia paulum a re-<text:line-break/>ctitudine discedit. Quae cynocephalis similes sunt, quo..<text:line-break/>niam amplius hae adque manifesto jam ab humana spe-<text:line-break/>cie recesserunt, evidentem quoque ossium drssimilitudi-<text:line-break/>nem sortitae sunt, Proinde eas- potissimum simias deli-<text:line-break/>gito, quae ad hominis figuram proxime accedunt, ac in<text:line-break/>ipsis ossium naturam ex libris nostris decerptam diligen-<text:line-break/>ter condiscas : statim enim fiet, ut nominibus etiam ip-<text:line-break/>scrum assuescas, quae simul ad reliquarum partium ana-<text:line-break/>tomeu percipiendam non mediocriter conducenti Si au-<text:line-break/>tem hoc pacto <text:span text:style-name="Default_20_Paragraph_20_Font"><text:span text:style-name="T1">instructu</text:span></text:span>s i<text:span text:style-name="Default_20_Paragraph_20_Font"><text:span text:style-name="T1">n</text:span></text:span> humanum scalatum postea<text:line-break/>aliquando incidas, facile omnia agnosces et memineris.<text:line-break/>Quod si lectione iola citra simiarum ossium speculatio-<text:line-break/>nis usum ac consuetudinem nitaris, haud poteris ita ad<text:line-break/>amussim hominis scelerum repente visum cognoscere nec</text:p>
      <text:p text:style-name="P2">recordari ; siquidem memoria rerum , quae seusibus no-<text:line-break/>stris patent, assiduam requirit consuetudinem. Hinc est,<text:line-break/>quod inter ipsos homines illos celerrime cognoscimus,<text:line-break/>quibuscum familiaritatem habuerimus; qui vero semel<text:line-break/>iterumque risus longiore temporis intervallo nobis occur-<text:line-break/>rit, eum rursus praeterimus, nec omnino cognoscentes, nec,<text:line-break/>quod antea conspexerimus, memores. Hoc pacto neque de-<text:line-break/>cantata illa anatome fortuita, quod casu accidat, quam non-<text:line-break/>nulli medicorum magna celebritate profitentur, inspectorum<text:line-break/>naturam edocere potest; inspicere enim prius convenit<text:line-break/>multo otio quamque partem, ut statim visa cognoscatur,<text:line-break/>praesertim in hominibus ipsis; sin minus, certe in ani-<text:line-break/>mantibus homini similibus. Nam multorum partes cute,<text:line-break/>nonnullorum carne etiam ipsa detectae fuerunt, cum<text:line-break/>foeda quaedam lues carbunculo<text:span text:style-name="Default_20_Paragraph_20_Font"><text:span text:style-name="T1">s</text:span></text:span>um in plerasque Asiae<text:line-break/>civitates vulgariter ingruisset. Porro per id temp<text:span text:style-name="Default_20_Paragraph_20_Font"><text:span text:style-name="T1">o</text:span></text:span>ris<text:line-break/>adhuc in patria studebam sub Satyro, annum jam quar-<text:line-break/>tum in P eream o agente cum Costunio Rufino qui nobis</text:p>
      <text:p text:style-name="P2">divi Aesculapii templum extruxerat; Quintus autem, Sa-<text:line-break/>tyri praeceptor, haud multo ante e vita excesserat. Qui<text:line-break/>igitur inter nos Satyrum partes quasdam detectas disse-<text:line-break/>cantem conspexerunt, prompte eas cognoscebant, dearti-<text:line-break/>culatamque dign<text:span text:style-name="Default_20_Paragraph_20_Font"><text:span text:style-name="T1">a</text:span></text:span>tionem moliebantur, imperantes aegris,<text:line-break/>ut motum aliquem ederent , qui a quonam procederet<text:line-break/>musculo, ipsis constabat, dum leviter musculos contrahe-<text:line-break/>reut, interim etiam in obliquum deflecterent, arteriae<text:line-break/>magnae adjacentrs vel nervi vel venae spectandae gratia.<text:line-break/>Alios autem omnes quasi caecos videbamus, quibus, quum<text:line-break/>partes detectae essent incognitae, alterutrum e duobus<text:line-break/>necessario accideret, nempe vel, dum multas nudatarum<text:line-break/>musculorum partes elevabant circumagebantque , nego-<text:line-break/>tium aegris facesserent, frustra importuni, vel nequa-<text:line-break/>quam huic spectaculo manum admoverent: nam aegro<text:line-break/>iniungere, ut partem convenienter moveat, ii, quibus id<text:line-break/>c<text:span text:style-name="Default_20_Paragraph_20_Font"><text:span text:style-name="T1">o</text:span></text:span>nsuetum est, perc<text:span text:style-name="Default_20_Paragraph_20_Font"><text:span text:style-name="T1">e</text:span></text:span>llant; unde nimirum ego didici, vul-<text:line-break/>nerum inspectionem illis, qui jam antea no<text:span text:style-name="Default_20_Paragraph_20_Font"><text:span text:style-name="T17">nnihil</text:span></text:span><text:span text:style-name="T16"> </text:span>eruditi</text:p>
      <text:p text:style-name="P2">funi, praeceptorum memoriam confirmare; alios autem,<text:line-break/>qui nihil praesciverunt, omnia ipsimi docere non posse.<text:line-break/>Sed age ad institutum veniamus. ossium , ut dixi , om-<text:line-break/>nittm natura perdiscenda est, sive in humano, sive in si-<text:line-break/>uriae corpore, modo possis; praestaret autem in utroque.<text:line-break/>Post illa mox ad musculorum anatomen properandum.<text:line-break/>Nam hae duae corporis partes reliquis omnibus, veluti<text:line-break/>fundamenta, fubjecta funt. Deinde licebit quoduis di-<text:line-break/>fuere primum, sive arterias, sive venas, sive nervos. At-<text:line-break/>que ru horum dissectionibus versato viscerum natura,<text:line-break/>ad haec intestinorum, adipis et glandularum innotescet;<text:line-break/>quae rursus ipsa per se penitius inspicere convenit.<text:line-break/>Hunc igitur exercitii ordinem sequi potius tibi suaserim.<text:line-break/>Porro qui alio modo volet ostendere, curabit, ut partem<text:line-break/>ab. ipso propositam quam fieri potest ocyssune detegat,<text:line-break/>variisque modis indicet, alias secundum aliud institutum,<text:line-break/>ut docturus sum. Praestiterit sic instructum esse, ut,..fi<text:line-break/>quando. simiae copia non datur, aliorum animantium</text:p>
      <text:p text:style-name="P2">corpora queas dissecare, definiens statim, in quibus a si-<text:line-break/>mia discordent evarientque; nam et illa indicabo.</text:p>
      <text:h text:style-name="Heading_20_2" text:outline-level="2">Cap. HI. </text:h>
      <text:p text:style-name="P21">Ossium sane particularem tractationem (ut dr-<text:line-break/>xij composui. Atque oportet te, libro illo, quo haec tractam .<text:line-break/>tur, prius perlecto, non res modo, sed nomina quoque ipsa-<text:line-break/>rum velut in numerato habere, ne in praesenti commenta-<text:line-break/>rio, si quid in sermone incidat, interpretari cogamur. Porro<text:line-break/>scripsimus paulo ante etiam musculorum anatomen sepa-<text:line-break/>ratim, amicorum impulsu, ut discedentes haberent visu-.<text:line-break/>rum commentarios. Maxime vero hortati sunt, ut hanc<text:line-break/>ipsam anatomen seorfim peculiari libro comprehenderem,<text:line-break/>quoniam Lyci quidam commentarius nobis allatus est,<text:line-break/>tam prolixus, ut propemodum quinque versuum millia<text:line-break/>contineat, in plurimis ipsarum erroribus scatens adeo,<text:line-break/>ut etiam musculi non pauci omissi sint. Noster vero, m<text:line-break/>quo anatomen ipsam tradidimus, quasi tertiam illius par-<text:line-break/>tem magnitudine sua absulvit, universus tamen musculos<text:line-break/>docet, praeterquam quod Lyci etiam mentionem faciat,</text:p>
      <text:p text:style-name="P2">qui musculorum complurium actiones ignoravit, quasdam<text:line-break/>omnino praeteriit. Licet Pane, cuicunque visum fuerit,<text:line-break/>ex illo etiam libro simiae dissectionem addiscere; sid<text:line-break/>hinc quoque eandem est petere, tum magis adhuc, quo-<text:line-break/>modo singularum partium musculis dissecandis manum<text:line-break/>admetiri conveniat. At primum in cadavere exercitii<text:line-break/>fumas exordium , quo musculi cujusque confideres prin-<text:line-break/>ciprum extremumque et fibras; omnesne. fecundum lou-<text:line-break/>gitudiuem musculi invicem similes existant, an compofi-<text:line-break/>tionem variam sortiantur. Quosdam enim simplicem fi-<text:line-break/>brarum naturam habere invenies , nonnullos duplic m,<text:line-break/>ut pluribus sibi mutuo incumbentibus musculis similes<text:line-break/>esse videantur; quin etiam fibras longitudine inter se<text:line-break/>contrarias continere. Quae universa tum chirurgiae, tum<text:line-break/>actionibus .inveniendis haud parum profuerint. Etenim<text:line-break/>in chirurgia interim musculos ipsos propter abscessus al-<text:line-break/>Hores et putrida ulcera incidere cogimur. Actionis<text:line-break/>cognitio maxime ex usu est, ut pernoscas in magnis val-</text:p>
      <text:p text:style-name="P2">aeribus, ubi musculus totus ex transverso fuerit disse-<text:line-break/>otus, functionem abolitam; quam deperdi si praedixeris,<text:line-break/>nullum repreheusioni locum querulis istis hominibus re-<text:line-break/>linques, qui illius abolitionem medicorum curationi, non<text:line-break/>vulneri prius illato ferunt acceptam. Quinariam ad<text:line-break/>exquisitam, quae manu fit, curationem musculorum actio-<text:line-break/>nes scire maxime necessarium esu Nam nonnullorum<text:line-break/>munus tam est proprium, ut tota pars fiat inutilis, si<text:line-break/>actione ipsius privetur ; quidam vero impropriis praesunt<text:line-break/>locutionibus. Quamobrem satius est eum , qui haec prae-<text:line-break/>noscat, alios caute, alios audacter incidere. Praestat<text:line-break/>etiam pro fibrarum ductu divisionem ipsorum moliri;<text:line-break/>nam transversae, fi cum hac conserantur, sectiones actio-<text:line-break/>nem dissolvunt; transversam autem sectionem voco, quae<text:line-break/>ad angulos rectos siti Necesse quidem est interim partes<text:line-break/>quasdam vulneribus angustis in profundum spectantibus<text:line-break/>dissectas adhuc amplius dividere, alias ob alios usus.<text:line-break/>Fit enim interdum, ut vulnus aliquis maxime circa ten-</text:p>
      <text:p text:style-name="P2">ditiis caput vel radicem accipiat, idque totum adeo an-<text:line-break/>gustum,. ut periculum sit, ne, summis partibus congluti-<text:line-break/>natis, profundiores non coaluerint. Est quum ob de-<text:line-break/>fluxum ad musculorum sectionem devenimus. ltem sigu-<text:line-break/>rarum gratia subinde, in quibus vulnus acceptum est,<text:line-break/>profunda divisio evanescit occultatmque. Quippe si ele-<text:line-break/>vato, exempli gratia, brachio vulnus impingatur, fieri<text:line-break/>certe non potest, ut in tota curatione sic homo figere-<text:line-break/>tur; deligenda siquidem figura, quae ex omnibus minime<text:line-break/>est dolorifica; at, dum figura, qua vulnus acceptum est,<text:line-break/>mutatur, ut praesenti malo sit idonea, divisio in alto fa-<text:line-break/>eta interdum obscuratur et ex toto occultatur, ut nec<text:line-break/>medicamentum in eam immitti, nec sanies possit efflue-<text:line-break/>re; ob quam causam incisio est in talibus necessaria, sive<text:line-break/>in latum vulnus ducere, sive glutinare desideres ; atque is<text:line-break/>hoc opere fibrarum positurae musculorumque actionum<text:line-break/>intelligentia omniunr maxime requiritur. Caeterum ac-<text:line-break/>curate omnia eum, qui fe in anatomicis exercitat, con-</text:p>
      <text:p text:style-name="P2">licere oportet, ut <text:span text:style-name="Default_20_Paragraph_20_Font"><text:span text:style-name="T2">n</text:span></text:span>e vel propriis ipsum manibus. pellem<text:line-break/>auferre pigeat. Nam octo statim musculos ignorarunt,<text:line-break/>qui ante me simias aliis excoriandas commiserunt, quem-<text:line-break/>admodum ego quoque initio. Sunt vero horum octo<text:line-break/>musculorum duo ad buccarum motum a natura formati,<text:line-break/>alii autem duo brachia .lateribus. adducentes. Hos farre in<text:line-break/>totum ignorarunt. Aliorum vero quatuor musculorum<text:line-break/>et u<text:span text:style-name="Default_20_Paragraph_20_Font"><text:span text:style-name="T2">t</text:span></text:span>us et tendines jam antea fuerunt ipsis incogniti,<text:line-break/>Universi namque in tendines ad amussim rotundos dest-<text:line-break/>nunt; explicati vero sic in latum et ejusmodi tenuitas<text:line-break/>tem cessant, ut membranam esse diceres. Plantae quidem<text:line-break/>pedis tendo, qui hanc partem occupat, fubhaerefcit;<text:line-break/>deplli vero manus parti intrinsecus, qui illam. Cenfue-<text:line-break/>runt autem de iis anatomici omnes, quod, qui in mani-<text:line-break/>bus essent, digitos flecterent; qui in tibia, calcem retror-<text:line-break/>fum agerent; atque hoc probabili ratione asseruerunt. In<text:line-break/>pedibus enim ne unus quidem principio musculus natui-<text:line-break/>ra ad hujus tendatis generationem peculiariter destluatus</text:p>
      <text:p text:style-name="P2">est; sed unius ex surae musicalis bipartiri portio altera<text:line-break/>praedictum gignit tendinem. In manibus conspicua ten-<text:line-break/>dinis est generatio: sed inter excoriandam ipsius partem,<text:line-break/>quae depilem manus cutem subit, simul cum cute avel-<text:line-break/>lore solent. .Itaque deprehendentes, tendinem ex musc<text:span text:style-name="Default_20_Paragraph_20_Font"><text:span text:style-name="T1">a-<text:line-break/></text:span></text:span>lo clare proficisci, deinde videntes imum ejus extremum<text:line-break/>avulsum, ad disputationem magis quam studiosam ana-<text:line-break/>tumen declinant, rati et hunc, ficut ei fubjectos, stacten-<text:line-break/>dis digitis esse procreatum. Multa certe id genus in uni-<text:line-break/>verso animante anatomicis neglecta offendimus, quippe<text:line-break/>quos diligenter dissecare .pigeret, contentos dixisse, quid<text:line-break/>probabile sibi maxime videretur. Quare non mirandum,<text:line-break/>tam multa existere, quae animali adhuc superstite igno-<text:line-break/>rarint; quandoquidem, quae solum diligenter dissecando<text:line-break/>spectare conveniebat, tanquam nullius momenti relique-<text:line-break/>mnt. An unquam dissecare ipsi conati sunt, aut laqueo<text:line-break/>partes vivente adhuc animali excipere, ut, quaenam actio<text:line-break/>laederetur, condiscerent? Primum itaque milli famulo-</text:p>
      <text:p text:style-name="P2">rum aliquis simias excoriabat, quum videlicet opus id<text:line-break/>detrectarem, vilius existimans, quam ut a me admissi-<text:line-break/>firmetur. Postquam vero exiguam quandam carnem sub<text:line-break/>axilla invenissem insidentem simul et coniunctam aliqua<text:line-break/>ex parte illius loci musculis, sed quae nulli ipsorum<text:line-break/>posset accommodari, visitat est mihi ratius alteram simiam<text:line-break/>alligentur excoriare. Accepi igitur ipsam in aqua lusto-<text:line-break/>catam, ut facere consuevi, ne videlicet pars ulla colli<text:line-break/>contunde<text:span text:style-name="Default_20_Paragraph_20_Font"><text:span text:style-name="T1">r</text:span></text:span>etur; summam cutem duntaxat abstuli iis, quae<text:line-break/>fubjaceut, intactis; inveni .musculum tenuem et membra-<text:line-break/>no<text:span text:style-name="Default_20_Paragraph_20_Font"><text:span text:style-name="T1">t</text:span></text:span>um costis omnibus incumbentem, qui inferius princi-<text:line-break/>pium subter universam ilium cutem expansum habet.<text:line-break/>Hic musculus spinalium musculorum in lumbis contiguus<text:line-break/>erat <text:span text:style-name="Default_20_Paragraph_20_Font"><text:span text:style-name="T1">o</text:span></text:span>perculo, quod ex spina ligamenti naturam forti-<text:line-break/>tum prodiit. Nomino autem sic quae ex ossibus proce-<text:line-break/>dunt omnia, quemadmodum, quae de cerebro et spinali<text:line-break/>medulla oriuntur, nervos; ne<text:span text:style-name="Default_20_Paragraph_20_Font"><text:span text:style-name="T1">r</text:span></text:span>vea autem musculorum<text:line-break/>extrema feu aponeuroscs tendiues appello. Quia vere</text:p>
      <text:p text:style-name="P1">famel hunc musculum inveni, (dicetur enim suo loco<text:line-break/>ejus natura<text:span text:style-name="T15">)</text:span> multo etiam magis conatus sum tusam ipfam<text:line-break/>animantis pellem avellere. Atque inde comperi, qu<text:span text:style-name="Default_20_Paragraph_20_Font"><text:span text:style-name="T2">o</text:span></text:span>s<text:line-break/>-paulo ante dixeram, musculos haud ad mediocres usus<text:line-break/>a natura creatos; quorum primos laevi ac depili summae<text:line-break/>manus parti, quae ipsius interior est , fubjectos recense-<text:line-break/>bimus; quoniam melius esse censeo in primis totius tua-<text:line-break/>nus disciplinam instituere, secutus librorum ordinem,<text:line-break/>quos de .usu partium septemdecim conscripsimus. Etenim<text:line-break/>priores tractationes anatomicas duobus comprehendi libris<text:line-break/>juxta Marini anatomes ordinem; quorum in opere de<text:line-break/>partium ulli mentio facta esu Nunc tandem ad hunc<text:line-break/>commentarium perveni, diu interea in dissectionibus spe-<text:line-break/>orandis versatus, ut quaedam insuper accuratius. elabora-<text:line-break/>- ta adinvenerint , praesertim ex iis , quae in exordio il-<text:line-break/>lius operis cotum em rantur. Latebant enim me adhuc<text:line-break/>.parvi illi summis in artubus musculi, qui primum cujus-</text:p>
      <text:p text:style-name="P2">que digiti articulum simul flectunt; putabamque , solius<text:line-break/>membranei ligamenti beneficio , quod tensionem ad extre-<text:line-break/>mum ipforum internodium porrectum foris ambit, fun-<text:line-break/>orionem .hanc perfici. Putabam quoque, tendones unum-<text:line-break/>quemque digitum in latera moventes iis, qui extendunt<text:line-break/>ipsus stectuntque, adaequari, ut solis ossium partibus in<text:line-break/>articulationibus insererentur. Atque rem haud veram se<text:line-break/>habere <text:span text:style-name="Default_20_Paragraph_20_Font"><text:span text:style-name="T1">comper</text:span></text:span>i; nam singulis digitis singuli ad extre-<text:line-break/>mum usque extenduntur, fibras exiguas .et telae araneo-<text:line-break/>rum modo subtiles in ossa post articulorum junctmas<text:line-break/>sita inserentes. ln sunrma igitur manu et pede haec in-<text:line-break/>venimus; caeterum non pauca vero hujusmodi alia in<text:line-break/>aliquo toto commentario habentur, de quibus proximo<text:line-break/>tempore dicemus.</text:p>
      <text:h text:style-name="Heading_20_2" text:outline-level="2">Cap. IU </text:h>
      <text:p text:style-name="P21">Quum autem saepe contraria ridear di-<text:line-break/>cere anatomicorum virorum praestantissimis, satius esse<text:line-break/>mihi videtur, et de hoc prius pauca disserere. Non a<text:line-break/>me primo de anatomicis inter medicos controversia orto.</text:p>
      <text:p text:style-name="P2">est, sed a veteribus, quae inter ipsius extitit, idque du-<text:line-break/>plici de causa; hac, quod nonnulli falsa memoriae prodi-<text:line-break/>derint; illa, quod diversis docendi rationibus usi , propter<text:line-break/>quas licet inter se non dissentiant, quod ad inspectorum<text:line-break/>cognitionem attinet, imaginem tamen controversiae iis<text:line-break/>praebeant, qui libros quidem ipsorum legunt, caeterum,<text:line-break/>quae dissectiones indicant, nunquam viderunt Dictum<text:line-break/>itaque est uberius de hujusmodi universis in priore ana-<text:line-break/>tornicae dissensionis libro. Dicetur autem etiam nunc,<text:line-break/>fed brevius, et quantum ad praesens duntaxat institutum<text:line-break/>conduxerit, hoc sermonis. sumpto exordio. Nonnulli sane<text:line-break/>anatomici tot numero esse musculos autumant, quot<text:line-break/>singuli habuerint capita. Quidam non capitibus, fed<text:line-break/>terminis incumbendum esse censent; ad haec magnitudi-<text:line-break/>nem ipsorum considerandam. Sive enim multa capita<text:line-break/>invicem coeuntia statim unius descriptionem musculi effi-<text:line-break/>ciant, non convenit (alunt) musculum hunc tot esse pu-<text:line-break/>tare, quot ejus capita numerentur; sive etiam termini</text:p>
      <text:p text:style-name="P2">plures motum habuerint uniformem, melius esse dicunt<text:line-break/>unum hunc m use t dum statuere. Quod si jam in partes<text:line-break/>plures fecundum rectitudinem uuiuscujusque ipsorum<text:line-break/>dissolvi non possit, multo sane magis unum hunc mus-<text:line-break/>culum esse pronunciant. Hujusmodi quid etiam musculo<text:line-break/>accidit, qui medio cubito foris incumbit Nam cohae-<text:line-break/>rens sibi continuusque et unus ad amussim quatuor ten-<text:line-break/>dinum propagines juxta brachiale dissundit motum uni-<text:line-break/>forr.rem ministrantium; siquidem unusquisque digitum,<text:line-break/>cui insertus est, extendere solet. Merito igitur omnes<text:line-break/>anatomici musculum hunc unum esse dicunt, non ad-<text:line-break/>vertentes tendinum multitudinem, in quos desinit. Ea-<text:line-break/>dem ratione ridentur adjectum ei musculum, qui parvos<text:line-break/>digitos obliquo motu movet, unum putare, licet lu suo<text:line-break/>ipsius termino duos potissimum tendones habeat; nam<text:line-break/>musculus ipse universum corpus suum, quod supra teu-<text:line-break/>dines positum est, contractum habet, unius descriptio-<text:line-break/>nem musculi obtinens. Quod si, quemadmodum tendoni-<text:line-break/>bus, sic quoque musculis eis superpositis duplex esset cir<text:span text:style-name="Default_20_Paragraph_20_Font"><text:span text:style-name="T1">r</text:span></text:span>i ,</text:p>
      <text:p text:style-name="P2">cumscriptro, duos omnino musculos statuissent, qui par-<text:line-break/>vos digitos in obliquum movent; quandoquidem musco-<text:line-break/>lum, cui reliquorum trium digitorum idem motus de-<text:line-break/>legatur, non unum collocant. Si tamen motuum simili-<text:line-break/>tudo sufficiens nota ipsis esse videretur, quae fidem fa-<text:line-break/>ceret, unum existere musculum, certe, quemadmodum ex-<text:line-break/>tendentem quatuor digitos unum omnes ponunt, sic et<text:line-break/>lu obliquum eos agentes non duos musculos, sed unum<text:line-break/>numerarent. Praeterea , quum plura musculus capita ha-<text:line-break/>huerit, quae inter se haud multo post principium in<text:line-break/>unionem musculi suam obtinentis circumscriptionem coe-<text:line-break/>aut, neque hic mentem capitum <text:span text:style-name="Default_20_Paragraph_20_Font"><text:span text:style-name="T1">n</text:span></text:span>umero advertunt. sic<text:line-break/>igitur brachii musculum ex duobus incipientem capitibus<text:line-break/>unum omnes constituerunt, quod tum finem unum ha-<text:line-break/>beat, eoque motum necessario unum, tum universam<text:line-break/>pariter circumscriptionem unam. Non tamen illos, qui<text:line-break/>struam efficiunt, unum ponunt, etsi per unum tendinem<text:line-break/>calcem ingredi opinentur, eo quod longissime ipsorum</text:p>
      <text:p text:style-name="P2">capita procedunt prius, quam i<text:span text:style-name="Default_20_Paragraph_20_Font"><text:span text:style-name="T2">n</text:span></text:span> idem una conveniant.<text:line-break/>Si itaque recte ponu<text:span text:style-name="Default_20_Paragraph_20_Font"><text:span text:style-name="T2">n</text:span></text:span>t, parum recta in aliis musculis<text:line-break/>disciplina frequenter utentes, non tamen protinus dicet<text:line-break/>aliquis hujus gratia, ipsus ignorare musculos, de quibus<text:line-break/>disserunt; nec etiam meliore docendi modo usum hinc<text:line-break/>solum cum aliis dissentire quispiam suspicabitur Duos<text:line-break/>itaque eadem in re doctrinae modos deinceps producam,<text:line-break/>imaginatione quidem discrepantes haud mediocriter, cae-<text:line-break/>terunr re ipsis non admodum. Dicatur autem prior ip-<text:line-break/>surum hoc pacto. Digitos tres majo<text:span text:style-name="Default_20_Paragraph_20_Font"><text:span text:style-name="T2">r</text:span></text:span>es, pollicem, quem<text:line-break/>vocant, iudicem et medium, unus musculus in latus,<text:line-break/>ceu ad parui digiti regionem, movet, ex toto cubiti osse<text:line-break/>procedens, qui juxta brachiale tres tendinum ramos dissun-<text:line-break/>dit, a quibus in latere digitorum insertis obliquus ipso-<text:line-break/>rtmr motus peragitur. Hic quidem prior docendi modus<text:line-break/>est; alter post hunc iste esu Duo musculi extrinsecus<text:line-break/>cubitu incumnentes tres illos- digitos in latera ducunt,</text:p>
      <text:p text:style-name="P2">Alter ipsorum in medium et indicem digitum tendine bi.<text:line-break/>fido inseritur, cubiti ossi quam longissime annexus. Al-<text:line-break/>ter simplici tendine prodiens, tanquam et ipse unus sit,<text:line-break/>pollicem vocatum indici admovet ; caput quidem in su-<text:line-break/>pernis partibus cubiti propter ipsius cum brachio artica-<text:line-break/>lunr obtinet; mox in tendinem cessat, qui musculo nuper<text:line-break/>dicto binos digitos, medium puta et indicem, moventi<text:line-break/>adnascitur. Atque haec altera tibi disciplina esto. Dii-<text:line-break/>ferunt sane invicem non reipsa tantum, de qua dispu-<text:line-break/>tant, quantum, ut diximus, docendi ratione. Exactior<text:line-break/>enim quodammodo altera est, quae duos esse musculos<text:line-break/>dicat ipsos, quod propriam circumscriptionem musculus,<text:line-break/>qui pollicem movet, habere rideatur; non tamen prior<text:line-break/>doctrina omnino repudianda est, quia musculi luter se<text:line-break/>mutuam fere societatem ineunt teuuibusque invicem fi-<text:line-break/>lamentis cohaerent. Multo adhuc magis in tendine, qui<text:line-break/>magni digiti et brachialis motor est, docendi ratio fassae</text:p>
      <text:p text:style-name="P2">dissensionis imaginem prae se fert, quandoquidem illic<text:line-break/>quoque unum hunc esse musculum dicas licet, (quem.-<text:line-break/>admodum ab anatomicis assertum estj quod videlicet<text:line-break/>unum habere caput unamque circumscriptionem^ videa-<text:line-break/>tur; etsi duos in radii extremo, ubi brachiale incipit,<text:line-break/>tendines producat. At vero, cui exactior disciplina curae ,<text:line-break/>fuerit, ei magis conveniet dicere, non unum musculum,<text:line-break/>sed duos existere, quamvis inter se arctico cohaereant a<text:line-break/>capite, usque dum in tendines scindantur. Nam quod<text:line-break/>omnino separantur, si commode eos secernas, quodque<text:line-break/>diverfas speciei partes movent, duos esse ratio ipfa con-<text:line-break/>vincit; siquidem alter tendimur, majorem digitum, alter<text:line-break/>brachiale movet, qui sane motus uniformis est, pa<text:span text:style-name="Default_20_Paragraph_20_Font"><text:span text:style-name="T1">r</text:span></text:span>tis<text:line-break/>vero diversae. Quod porro motuum differentia potius,<text:line-break/>quam superioribus principiis, musculos inter se discerne-<text:line-break/>re consueverint, fatis argumenti praebent, non unum di-<text:line-break/>cantes, scd duos musculos existere, qui omnes digitos<text:line-break/>contrahant, quanquam et motus eorum tere sit uniformis</text:p>
      <text:p text:style-name="P2">et principium superiore ex parte unum. Quia vero<text:line-break/>hoc tendonum caput secundum quidem amentum, aliud<text:line-break/>vero primum et tertium contrahit, melico duos ajunt<text:line-break/>esse musculos, exacte per totum brachium invicem ad-<text:line-break/>unitos, priusquam in tendinutn radices termmentur,<text:line-break/>quas pariter duas esse ex motuum diversitate animadver-<text:line-break/>terunt. ltaque disciplina accuratissima hos <text:span text:style-name="Default_20_Paragraph_20_Font"><text:span text:style-name="T1">t</text:span></text:span>ropos con-<text:line-break/>tiuet ; non tamen aliter docentes improbare decorum est,<text:line-break/>quando parum ab ea desciverint. Contrarium enim fa-<text:line-break/>cere satius est, quum a plerisque claris viris scriptum<text:line-break/>non nihil inveniamus, quod non multum ab optima do-<text:line-break/>ctrina degeneret; adeoque nos priore illa uti praestiterit,<text:line-break/>ne auditores turbemus in dissensionis imaginationem per-<text:line-break/>ducentes. Qui autem exquisite rem volet .considerare,<text:line-break/>vel celebrem praefatus disciplinam subjiciet deinde, <text:span text:style-name="Default_20_Paragraph_20_Font"><text:span text:style-name="T1">t</text:span></text:span>er-<text:line-break/>proni melius esse, si quis duos hosce .exempli gratia<text:line-break/>musculos propter rationem illam existimet, vel praesuta-<text:line-break/>tistinram interpretatus iterum deinde subjunget, li<text:span text:style-name="Default_20_Paragraph_20_Font"><text:span text:style-name="T1">c</text:span></text:span>ere</text:p>
      <text:p text:style-name="P2">duos hos musculos unum propter longissimam inter fe<text:line-break/>continuitatem constituere. Haec itaque de omnibus mu-<text:line-break/>scalis praedixisse initio conveniebat.</text:p>
      <text:h text:style-name="Heading_20_2" text:outline-level="2">Cap. U </text:h>
      <text:p text:style-name="P21">Nunc; quo modo fe gerere debeat, qui<text:line-break/>tum ipfe exercitari, tum alteri monstrare. velit, tempe-<text:line-break/>stiv<text:span text:style-name="Default_20_Paragraph_20_Font"><text:span text:style-name="T1">a</text:span></text:span>m est dicere. Sed prius ostendemus communem<text:line-break/>multorum anatomici nomen fal<text:span text:style-name="Default_20_Paragraph_20_Font"><text:span text:style-name="T1">t</text:span></text:span>o sibi arrogantium erro-<text:line-break/>rem, qui interim animal dissecant longo tempore mor-<text:line-break/>tuum, ut partes jam inaruerint contractaeque sint; ac<text:line-break/>maxime, dum cutem foris ipsi circumdatam vel membra-<text:line-break/>nas vel alia quaedam corpora tendentes nonnullas si-<text:line-break/>mul ex fubjectis particulis avellunt; ut et illi, qui per<text:line-break/>tensionem internae manus parti insertum digitos trahunt<text:line-break/>instectuntque, quamvis ipsi dicant, musculum vel tendo-<text:line-break/>nem iu os, quod movebitur, inseri oportere. Male ita-<text:line-break/>que hic eorum, quae recte dixerint, obliti digitos ajunt<text:line-break/>a tendone flecti nusquam ossi inserto. Proinde, qua ra-<text:line-break/>tionc nos administrare deceat, ne ex aequo cum illis er-</text:p>
      <text:p text:style-name="P2">remus, dicere jam tempus esu Primum siane tota cubiti<text:line-break/>atque digitorum cutis exterior auferenda est, ab ea fo-<text:line-break/>lum, quae extremam intus manum cooperit, abstinentibus;<text:line-break/>dein, quae in articulo stant brachialis, studioso adimere<text:line-break/>oportet, si forte quaepiam membrana ex detracta cute<text:line-break/>residua sit. Verum hujusmodi <text:span text:style-name="Default_20_Paragraph_20_Font"><text:span text:style-name="T1">e</text:span></text:span>vellendis scalpellus acuti-<text:line-break/>or est accommodus, quemadmodum musicalis -invicem <text:span text:style-name="Default_20_Paragraph_20_Font"><text:span text:style-name="T1">t</text:span></text:span>e-<text:line-break/>parandis obtusior. Jam vero, membranis ademptis, pri-<text:line-break/>moque post ipsas medii cubiti sub cute summa muscul<text:span text:style-name="Default_20_Paragraph_20_Font"><text:span text:style-name="T1">o,<text:line-break/></text:span></text:span>de quo paulo post disseram clarius, videbis ligamenta ar-<text:line-break/>titulorum compagibus lujecta, posita lu utraque membri<text:line-break/>parte , foris et intrinsecus transve<text:span text:style-name="Default_20_Paragraph_20_Font"><text:span text:style-name="T1">ct</text:span></text:span>a, quibus capita ten-<text:line-break/>dluum sublucent, interna parte digitus stertentium, ex-<text:line-break/>teriore intendentium. At ex utraque ligamentorum,<text:line-break/>quae dixi; parte interna quidem duo sunt musculi bra-<text:line-break/>chiale flectentes , quorum hic recto tramite ver<text:span text:style-name="Default_20_Paragraph_20_Font"><text:span text:style-name="T1">t</text:span></text:span>us par-<text:line-break/>vum digitum, alter verius indicem porrectus est; exter-</text:p>
      <text:p text:style-name="P2">na vero in cubito, qui brachiale extendit, unus; duo<text:line-break/>in radio , brachiale utrique moventes; alter ipsorum et-<text:line-break/>iam magni digiti motor est, quem duos potius quam<text:line-break/>unum existimandum esse dixi. Caeterum omnium exteri-<text:line-break/>orum musculorum, de quibus verba fecimus, capita liga-<text:line-break/>menta habent transversim circumdata. Jam alius quidam<text:line-break/>musculus toti radio superincumbit , nequaquam hic in<text:line-break/>tendinem aliis, quos recensui, similem cessans, sed infe-<text:line-break/>rius ipsius extremum, quo ad interiora convertitur, mem-<text:line-break/>sirenosum quodammodo potius obtinet. Nullo hic mu-<text:line-break/>fcultts ligamento cingitur, (ut nec interiores, qui carpum<text:line-break/>inflectunt] sed, quemadmodum dictum est, carnosus simul<text:line-break/>et membraneus factus in radii extremo, intro divertit<text:line-break/>proxime brachialis diarthrosin : atque licet tibi membra-<text:line-break/>notum tendinem aponenrosin appelles. Medium itaque<text:line-break/>situm hic musculus possidet, ut neque exterior, neque .<text:line-break/>interior lu manu certe naturaliter figurata existat, ut</text:p>
      <text:p text:style-name="P2">qui toti membro radioque incumbat. At quum omnes<text:line-break/>anatomici cubiti partes in duas partiantur regiones, has<text:line-break/>exteriores , illas interiores ipsius appellantes ;- nos quoque<text:line-break/>eandem divisionem , ne novum docendi modum invehere<text:line-break/>videamur, sequi necesse esu Atqui hunc musculum ex-<text:line-break/>ternis potius quam intimis ascribendum censeo. Ess vera<text:line-break/>quidam et alius musculus , de quo clarius agere distuli,<text:line-break/>intus in cubito, nulli omnium, qui in universo habentur<text:line-break/>animante, similem praestans usum, nisi uni eo<text:span text:style-name="Default_20_Paragraph_20_Font"><text:span text:style-name="T1">r</text:span></text:span>um, qui<text:line-break/>in tibia sunt. Extat sub cute in superficie internae par-<text:line-break/>tis manus medius inter radium et cubitum musculu<text:span text:style-name="Default_20_Paragraph_20_Font"><text:span text:style-name="T1">s,<text:line-break/></text:span></text:span>quem in tendouem latum desinentem depili manus parsi<text:line-break/>subnasci diximus; hic musculus, cute subtracta, medias<text:line-break/>interiorum musculorum apparet; nihil autem refert, au<text:line-break/>exteriora prius dissecare velis. Ab hoc igitur musculo,<text:line-break/>quem cuti per latum tendinem subnasci dictum est, au-<text:line-break/>spicemur. Tendo autem hic paulo ante brachialis arsi-<text:line-break/>culum manifeste emergit ; quare sui ne probe dissectionem</text:p>
      <text:p text:style-name="P2">ipsius quivis inceperit; haud enim obscure circumseri-<text:line-break/>ptus est et a vicinis fubjectisque musculis scjunctus; ad<text:line-break/>haec tenuibus fibris continetur, quas vel digitis licet di-<text:line-break/>vellere; at longe facilius hoc scalpello hebetiore perfi-<text:line-break/>cies, teudonis caput in sublime elevans, vel hamo,. vel<text:line-break/>tuismet digitis exceptum. Hinc vere primum dissecabis<text:line-break/>ipsum sursum versus ad cubiti functurum tendentem, ex<text:line-break/>qua duxit originem. Commendantur maxime ad hujus-:<text:line-break/>modi functionem obeundam, ut modo est dictum, fcal-<text:line-break/>pelli obtusiores. Deinde transversum ipsum incides, re-.<text:line-break/>lictoque primo superiore exortu , qui cum suis radicibus<text:line-break/>adhaereat , partem in<text:span text:style-name="Default_20_Paragraph_20_Font"><text:span text:style-name="T1">t</text:span></text:span>eriorem , quam transversa sectione<text:line-break/>a suprapositis separasti, sublimem elevabis. Atque hic<text:line-break/>mentem operi adhibeto; mox enim tendo hic post suum<text:line-break/>ipsius caput interioris manus cuti adhaerescit. Hic loci<text:line-break/>licet tibi duplicem tractationem facere distectionis; prio-<text:line-break/><text:span text:style-name="Default_20_Paragraph_20_Font"><text:span text:style-name="T5">re </text:span></text:span>teudiuem latum cuti continuum <text:span text:style-name="Default_20_Paragraph_20_Font"><text:span text:style-name="T5">a </text:span></text:span>fubjectis partibus</text:p>
      <text:p text:style-name="P2">auferes, scalpello insum acutiore separans; altera cutem<text:line-break/>a.tendine liberabis, terminem subditis illi partibus in-<text:line-break/>oumbentem relinquens ; nam utroque modo natura ipsius<text:line-break/>apparet. Ubi jam ab ipso duntaxat cutem segregaveris,<text:line-break/>iterum conaberis tendinem scorsim a subiacentibus adi-<text:line-break/>me<text:span text:style-name="Default_20_Paragraph_20_Font"><text:span text:style-name="T2">r</text:span></text:span>e ; sic enim manifestissime innotescet ex tali prodiisse<text:line-break/>musculo. Jam vero hic tendo internae omnium digit<text:span text:style-name="Default_20_Paragraph_20_Font"><text:span text:style-name="T2">o-<text:line-break/></text:span></text:span>rum parti subtensas est , in lineam illam desinens , qua<text:line-break/>depilis manus pars ambienti eam cuti pilosae commis-<text:line-break/>titur. Post hunc tendinem, quem depili manus parti<text:line-break/>subnasci docuimus, dilatata videbis vafa et nervos mibi<text:line-break/>distributos. His membranae incumbunt, quas cum ipsis<text:line-break/>m musculorum dissectione tolles. suam substant tendines,<text:line-break/>qui digitos flectunt, a binis prodeuntes capitibus, in illo<text:line-break/>potissimum loco siti; ubi et ligamentum, et tend<text:span text:style-name="Default_20_Paragraph_20_Font"><text:span text:style-name="T2">a</text:span></text:span>tis sir-<text:line-break/>pcr illud dilatati caput positum esse retulimus, de quo</text:p>
      <text:p text:style-name="P2">dicere nuper destiti. Horum itaque capitum submoturum<text:line-break/>aliud quatuor producit tendines, digitis omnibus, praeter-<text:line-break/>quam magno, prope secundi internodii principium in-<text:line-break/>scrtos, a quibus secundus eorum articulus flectitur. At<text:line-break/>quod huic subjacet tendinum caput in quinque discretum<text:line-break/>particulas, in extremam usque digito<text:span text:style-name="Default_20_Paragraph_20_Font"><text:span text:style-name="T2">r</text:span></text:span>um aciem pertin-<text:line-break/>geus, inibi inseritur. Tendines autem universos valens<text:line-break/>aliquod vallum munimeutumque singulos privatim con-<text:line-break/>linet, multo <text:span text:style-name="Default_20_Paragraph_20_Font"><text:span text:style-name="T2">t</text:span></text:span>ane ipsi, tendine durius, membranae vero<text:line-break/>simile crassiori; quod pro arbitrio vocare licet ligamen-<text:line-break/>tum , membranam aut composita appellatione membrano-<text:line-break/>sum ligamentum, vel membranum duram; nec prohibet<text:line-break/>quicquam tendonum indumentum, velamen et tegmen<text:line-break/>et tunicam appellare. Porro si post caput in ramos<text:line-break/>scissum tendines singulos una cum praedicto involucro<text:line-break/>attrahas, flecti per eos, qui subjccti digito<text:span text:style-name="Default_20_Paragraph_20_Font"><text:span text:style-name="T2">r</text:span></text:span>um ossibus in-<text:line-break/>sideni, primum ipsorum tertiumque articulum ridebis,</text:p>
      <text:p text:style-name="P2">tanquam inibi tendine inserto, primum vero nodum per<text:line-break/>circumjacens ligamentum, quod ossibus adhaerescit. Qua.<text:line-break/>tuor vero tendines hoc vinculo suffulti medium dunta-<text:line-break/>xat quatuor digitorum articulum inflectunt, ceu m ca-<text:line-break/>put secundi internodii insinuentur. Vocant autem ana-<text:line-break/>tomici ossa digitorum phalangas et scytalidas internodia,<text:line-break/>ut in libris de ossibus annotatum est. Videbis autem ip-<text:line-break/>lorum insertiones, ligamento, quod tendines lu orbem<text:line-break/>ambit, stillato. Et quidem tendones subditi, qui digit<text:span text:style-name="Default_20_Paragraph_20_Font"><text:span text:style-name="T2">o-<text:line-break/></text:span></text:span>rum ossibus incumbunt, citra fissuram tertium cujusque<text:line-break/>digiti os ingrediuntur; quatuor huic superstrati secundo,<text:line-break/>ut diximus, osii inseruntur ita, quod, dum singulos ipsis<text:line-break/>fubjectos interioris tnajorisque mufculi tendines . subire<text:line-break/>conantur, singuli bi.ariam scissi subditum tendinem cir-<text:line-break/>cumeunt, ac secundorum ossium lateribus insinuantur.<text:line-break/>Porro major digitus privatim hoc supra caeteros habet<text:line-break/>.eximium, puta quod mhil ex altioribus ad ipsum deve-</text:p>
      <text:p text:style-name="P2">nit, nec partium propago soli ipsi ex communi omni-<text:line-break/>um capite, sed aliunde accedit. Quare magna cura ca-<text:line-break/>vae manus partis tendinem inspicito, qui ex quatuor sibi<text:line-break/>contiguis in majorem digitum propagatur; non tantum<text:line-break/>in primum ejus articulum, sicut illorum unusquisque lu<text:line-break/>eum primum articulum ejus digiti, qui e directo est, per-<text:line-break/>venit; fecundum vero ascendens, mox ad tertium usque<text:line-break/>porrectus, hunc quidem similiter illis in situ movet, fe-<text:line-break/>eundum vero a primo per tunicam extrin<text:span text:style-name="Default_20_Paragraph_20_Font"><text:span text:style-name="T2">s</text:span></text:span>ecus ipsum<text:line-break/>ambientem; quam scalpello acutiore, ubi tendinem dissol-<text:line-break/>veris, juxta longitudinem incidere convenit; nam si ma-<text:line-break/>nu aberrans transve<text:span text:style-name="Default_20_Paragraph_20_Font"><text:span text:style-name="T2">r</text:span></text:span>sim, non recta linea, diviseris, to-<text:line-break/>tum tendinem ei fubjnnctum amputabis. At, quum tendi-<text:line-break/>nes una cum indumentis circumdatis ad sua deducis ca-<text:line-break/>pita , vel , ut dictum est , recens admodum simia esto,<text:line-break/>prius quam digiti exiccati induratio<text:span text:style-name="Default_20_Paragraph_20_Font"><text:span text:style-name="T2">n</text:span></text:span>e tendinibus traben-<text:line-break/>tibus renitantur, veI aqua calente in eam profusa, re-</text:p>
      <text:p text:style-name="P2">centi similem efficito, vel, dum modice induruerint, ma-<text:line-break/>nibus tuis emolliens pe<text:span text:style-name="Default_20_Paragraph_20_Font"><text:span text:style-name="T2">r</text:span></text:span>movensque. Clarius autem fun-<text:line-break/>orionem singulorum didiceris, unive<text:span text:style-name="Default_20_Paragraph_20_Font"><text:span text:style-name="T2">r</text:span></text:span>sis, quae digitos cir-<text:line-break/>cumeunt, partibus praecisis. Atque hac ratione tendines<text:line-break/>ligamento subditos tractabis. Caeterum aliorum duorum<text:line-break/>musculorum, qui brachiale flectunt, dissectionem paulo<text:line-break/>supra articuli commissuram exordiris ; ibi siquidem in<text:line-break/>aponemoses palam exeunt, et manifestas tendinum illinc<text:line-break/>p<text:span text:style-name="Default_20_Paragraph_20_Font"><text:span text:style-name="T2">r</text:span></text:span>odeuntium ci<text:span text:style-name="Default_20_Paragraph_20_Font"><text:span text:style-name="T2">r</text:span></text:span>cum scriptiones obtinent. Jam vero secer-<text:line-break/>nens ipsos ab iis, tuba quae subsunt, tum quae ambiunt,<text:line-break/>corporibus adusque superius inferiusque ext<text:span text:style-name="Default_20_Paragraph_20_Font"><text:span text:style-name="T2">r</text:span></text:span>emum, vel-<text:line-break/>uti demonstravimus, tendines quidem inferioribus arti-<text:line-break/>culi partibus vides insinuari, capita ipforum cubiti at-<text:line-break/>que brachii nodum adire. Unus itaque tendinum m<text:line-break/>brachiali juxta parvi digiti rectitudinem ossi recto car-<text:line-break/>tiIagineoque inhaerescit, quod ad cubiti processum con-<text:line-break/>sistit g<text:span text:style-name="Default_20_Paragraph_20_Font"><text:span text:style-name="T2">r</text:span></text:span>aphii modo figuratum, quem dissectores nunc gra-<text:line-break/>plroidem, nunc styloidem nominant. Alter tundo statim</text:p>
      <text:p text:style-name="P2">ab articuli junctura profundius mergitur, ut in hrachia-<text:line-break/>lis os aliquod putes ipsum inseri. At, dum ligamenta<text:line-break/>superstrata incidis, ad quoddam postb<text:span text:style-name="Default_20_Paragraph_20_Font"><text:span text:style-name="T1">r</text:span></text:span>achialis os indici<text:line-break/>digito praepositum excurrere videbis, ac illud ingredi<text:line-break/>juxta principium. Hi ergo quinque musculi totam in-<text:line-break/><text:span text:style-name="Default_20_Paragraph_20_Font"><text:span text:style-name="T1">tut</text:span></text:span>iorem cubiti regionem occuparunt, quibus ademptis,<text:line-break/>radii motores apparebunt, de quibus postea dicturi<text:line-break/>fumus.</text:p>
      <text:h text:style-name="Heading_20_2" text:outline-level="2">Cap. VI. </text:h>
      <text:p text:style-name="P21">In praesentia cubiti musculos exteriores<text:line-break/>prius exequar, hoc praeterea solum adjungeus, quod in-<text:line-break/>terrorum musculorum superiores exortus sive auserre,<text:line-break/>sive reservare libeat, utrum malis, dissectionem scquutu-<text:line-break/>ra<text:span text:style-name="Default_20_Paragraph_20_Font"><text:span text:style-name="T1">t</text:span></text:span>n nihil offendes. Porro digitis insertos tendines ad-<text:line-break/>haerere sinito, ut exiles musculi summa in manu con-<text:line-break/>spiciantur, qui vel citra exteriorum dissectionem post.<text:line-break/>sunt inveniri, quo ostensurus sum modo. Satius suerit<text:line-break/>omnino postremo ipsos dissecare, ut in sermonis processu.</text:p>
      <text:p text:style-name="P2">explicabo. Atque externorum dissectio ita sere admisi-<text:line-break/>arabitur. Sub cute vasa nervique superficiarii extant;<text:line-break/>quibus cum membranis exemptis, quatuor ligamenta<text:line-break/>transversa clare conspicis; unum cubiti radiique exire-<text:line-break/>urum colligans; alterum in cubito duntaxat priori fusi-<text:line-break/>jacct; reliqua duo soli radio inhaerent. Sed primum,<text:line-break/>quod est medium, recta linea incidendum est; deinde li-<text:line-break/>gementi particulas ob divisionem mutuo disjuuctas u-<text:line-break/>trinque ad suam quamque radicem redigere oportet, aut<text:line-break/>penitus ipsum praecidere. Post hoc autem primum ca-<text:line-break/>put quatuor tendinum digitos praeter magnum exten-<text:line-break/>dentium, in medio aliorum situm, hamo in altum attole<text:line-break/>lere ; mox id, quod exiguos duos digitos ab aliis in is-<text:line-break/>tura diducit, in binos scissum teudines. Nihil autem<text:line-break/>differt, etiamsi quis ad inferiorem manus partem motum<text:line-break/>hunc abducere dicat, si figuratam ipsam consideret scena-<text:line-break/>dum naturam, ut Hippocrates docuit. Postea reliquum</text:p>
      <text:p text:style-name="P2">tertium, similem motum grandioribus tribus^ digitis fup-<text:line-break/>peditans, te attollere oportet. Primum itaque tendi-<text:line-break/>num caput ex uno, ut et secundum, musculo prodiit.<text:line-break/>Tertium bifariam incidere tibi licet; nam quod duos di-<text:line-break/>gitos, indicem et medium, movet caput, ex uno prece-.<text:line-break/>dero musculo comperies; quod vero magnum, ex altero.<text:line-break/>Atque hac ratione quatuor musculi praedictis ligamentis<text:line-break/>fuberuut. His succedit, qui brachiale ad parvum digi-<text:line-break/>tum extendit musculus, et leudone unico postbracblalis<text:line-break/>offi. quod exiguo digito praeponitur, inferitur. Continet<text:line-break/>ipsum haud robustum ligamentum, quod in sola cubiti<text:line-break/>apophysi ortum habet. Prope magnum autem digitum<text:line-break/>alterum hic quoque validum ligamentum caput duorum<text:line-break/>tcudinum constringit, quippe radii os admodum concinne<text:line-break/>in apophysi insculptum pari sinu crassitudinem capitis<text:line-break/>teudiuum excipit Porro unus ipsorum in os, quod an-<text:line-break/>te magnum digitum lu brachiali collocatum est, .inscri-</text:p>
      <text:p text:style-name="P2">tur <text:span text:style-name="Default_20_Paragraph_20_Font"><text:span text:style-name="T7">; </text:span></text:span>alter in ipsum magnum digitum statim a primi ar-<text:line-break/>ricuti junctura ingreditur. Quos, inquam, duos tendines<text:line-break/>sive ex uno dicas musculo, sive duobus exortos, haud<text:line-break/>valde laedes anatomen. Praestat autem, si paulo prius<text:line-break/>dictas rationes animadvertimus, tendines illos duos e<text:line-break/>duobus musculis invicem coeuntibus generatos dicere.<text:line-break/>Etenim si exquisite ipsos velis incidere, ab invicem fena-<text:line-break/>rabis , quemadmodum antea commemoratos duos , qui<text:line-break/>tres digitos majores in obliquum agunt. Reliquus exte-<text:line-break/>urorum cubiti musculorum, qui brachiale extendens bi-<text:line-break/>fido tendine postbrachiali se ante indicem mediumque<text:line-break/>digitum inserit , caput tendiuis habet in radio fixam pro-<text:line-break/>pe brachialis j uncturam. Sic itaque octo erunt musculi,<text:line-break/>qui totum extrinsecus cubitum occuparunt; illo vero<text:line-break/>modo sex. Si quis autem dicat, a duobus musculis tres<text:line-break/>moveri digitos majores, ab uno rursus, qui radio ineam-<text:line-break/>bit, brachiale maguumque digitum, septem erunt.</text:p>
      <text:p text:style-name="P1">Cap. VII. Caeterum quo pactu singuli musculi ca-<text:line-break/>biti ossibus adnascantu<text:span text:style-name="Default_20_Paragraph_20_Font"><text:span text:style-name="T1">r, </text:span></text:span>in musculorum dissectione di-<text:line-break/>ctum est ac nunc dicetur etiam, ne quid sermoni deliti<text:line-break/>Quinetiam de superioribus processibus, veluti libro jam<text:line-break/>citato scriptum est, verba fumus facturi; quippe constat,<text:line-break/>de eisdem eadem esse dicenda. . lu exteriore quidem<text:line-break/>brachii nodo tria musculorum capita invenies ; ejus fa-<text:line-break/>ne, qui digitos quatuor extendit, elatissimam;- ejus au-<text:line-break/>tem, qui juxta parvum digitum brachiale <text:span text:style-name="Default_20_Paragraph_20_Font"><text:span text:style-name="T1">r</text:span></text:span>eflectit, hu-<text:line-break/>milli tuum; medium vero inter illa, quod digitos duos<text:line-break/>minores a caeteris abducit. Sub his interius jam in<text:line-break/>imo, non amplius in. superficie, duo trium digitorum<text:line-break/>musculi conducuntur, qui ex toto osse cubiti invicem<text:line-break/>coeuntes originem ducunt; qui quidem duobus digitis<text:line-break/>fervit, maxima ex parte; qui vero reliqui magni digiti<text:line-break/>est , prope superius extremum. - Incumbit ipsi alius , bra-<text:line-break/>chialis musculo cohaerens, qui majoris digiti caput ex-<text:line-break/>tollit; idem vero totam profunditatem regionis, quae</text:p>
      <text:p text:style-name="P2">inter utrumque os radii et cubiti habetur, occupat<text:line-break/>Hujus itaque musculi dissectionem, quemadmodum et alio-<text:line-break/>ru<text:span text:style-name="Default_20_Paragraph_20_Font"><text:span text:style-name="T1">t</text:span></text:span>u omnium, a brachiali incipere convenit. Quam qui<text:line-break/>molitur, magnaque cura a submotis musculum detrahit,<text:line-break/>membranae attendet, quae ligamenti naturam habens<text:line-break/>.intra cubitum radiumque per totam ossium longitudinem<text:line-break/>exporrigitur, atque externas membri patres ab intimis<text:line-break/>discriminat. Inibi siquidem musculum hunc ligament<text:span text:style-name="Default_20_Paragraph_20_Font"><text:span text:style-name="T1">o<text:line-break/></text:span></text:span>iusidere connascique. ipsi comperies; at satius sorsan erit<text:line-break/>dicere, ex ipso oriri. Cum igitur eundem probe a sub-<text:line-break/>jecto ligamento avulseris, ut docui item a cohaerente mu-<text:line-break/>senio separaveris , occurret sub eo quidam obliquus exi-<text:line-break/>lis, de cubito in radium perveniens, de quo paulo poste-<text:line-break/>rius sermonem instituemus. Nam prius adoriere musca-<text:line-break/>lum praedicto adnatum incumbeutemque , sed universo<text:line-break/>radii ossi porrectum eique perpetuo adhaerescentem, qui<text:line-break/>etiam cubitum superiore ipsius extremo leviter attingit.<text:line-break/>Deinde elatiorem ipso musculum incidere oportet , com-</text:p>
      <text:p text:style-name="P2">memorato imminentem radioque connexum, quem antea<text:line-break/>retuli bipartito tendine iu postbrachiale ante indicem ac<text:line-break/>medium digitum inse<text:span text:style-name="Default_20_Paragraph_20_Font"><text:span text:style-name="T2">r</text:span></text:span>i. Hujus musculi superiorem fi-<text:line-break/>nem deprehendes prope altissimam exterioris brachii no-<text:line-break/>di regionem, quadamtenus jam quoque conscendentem ad<text:line-break/>superpositam nodo brachii partem. Eum vero considera,<text:line-break/>qui huic ipfique radio sursum expansus et ipsi radio<text:line-break/>proprius, totam manum reddit supinam, supraque hunc<text:line-break/>pro<text:span text:style-name="Default_20_Paragraph_20_Font"><text:span text:style-name="T2">c</text:span></text:span>essum continuum adnatmnque praedicto exortus exi-<text:line-break/>git. Maxime enim hic turbatur opus ac destruitur;<text:line-break/>quandoquidem et extremum hujus musculi membrano-<text:line-break/>tum evadens brachii musculis, qui inibi sunt, .^insinua-<text:line-break/>tur. Sines igitur ipsum nec in cubiti dissectione cona-<text:line-break/>beris curiosius disquire<text:span text:style-name="Default_20_Paragraph_20_Font"><text:span text:style-name="T2">r</text:span></text:span>e; ve<text:span text:style-name="Default_20_Paragraph_20_Font"><text:span text:style-name="T2">r</text:span></text:span>um ubi ad brachii mu-<text:line-break/><text:span text:style-name="Default_20_Paragraph_20_Font"><text:span text:style-name="T2">scala</text:span></text:span>s ventum erit, deinde primum in ipso alrterio-<text:line-break/>rem, ut nunc dicemus,. deleges, et caput musculi, de<text:line-break/>quo propositus est ferino, brachii ossi. per tenue ligamen--^</text:p>
      <text:p text:style-name="P2">tum insertum invenies; magna vero ipsius po<text:span text:style-name="Default_20_Paragraph_20_Font"><text:span text:style-name="T1">r</text:span></text:span>tio brachii<text:line-break/>musculis hac parte insidet et adnectitur. Exteriores ita-<text:line-break/>que cubiti; musculi talia quaedam habent capita. Ex.<text:line-break/>interioribus, qui quidem brachiale ad parvum digitum<text:line-break/>inflectit, a nodo . brachii interiore incipit attingitque ali-<text:line-break/>qua parsu cubitum; sui vero ad reliquum magnum, ex<text:line-break/>eodem nodo ducit originem. Porro inter utrumque ca-<text:line-break/>put processus habetur musculi in manus cutem elabentis.<text:line-break/>Atque hic rursus subsunt capita duorum musculo<text:span text:style-name="Default_20_Paragraph_20_Font"><text:span text:style-name="T1">r</text:span></text:span>um,<text:line-break/>qui digitos movent et mediam cubiti radiique regionem<text:line-break/>totam implenti Minor itaque illorum et medius exacte<text:line-break/>situs est, et ab interno brachii capite procedit, leviuscn-<text:line-break/>Ie cubitum quoque attingens p alter ve<text:span text:style-name="Default_20_Paragraph_20_Font"><text:span text:style-name="T1">r</text:span></text:span>o solus huic sub-<text:line-break/>jacet, per prolimdiora mediam radii cubitique sedem<text:line-break/>universam. complexus. Quinetiam utrique ossi i<text:span text:style-name="Default_20_Paragraph_20_Font"><text:span text:style-name="T1">n</text:span></text:span>seritur,<text:line-break/>cubito quidem ad<text:span text:style-name="Default_20_Paragraph_20_Font"><text:span text:style-name="T1">r</text:span></text:span>anteriorem ipsius processum secundum</text:p>
      <text:p text:style-name="P2">eas, quae flexum cubiti adeunt, partes, et brachiale com-<text:line-break/>prehendit ea parte, qua rectus in parvum digitum insc-<text:line-break/>ritur. Est: et alia ejus pars, quae ortum similem prae-<text:line-break/>dicto musculo quatuor moventi digitos obtinet, verum<text:line-break/>per rectitudinem indicem adit: quemadmodum et tertia<text:line-break/>ipsius portio eisdem digitis applicatur, quae quidem ma-<text:line-break/>xima est, et regionem, quae radium cubitumque inter-<text:line-break/>cedit, occupati</text:p>
      <text:h text:style-name="Heading_20_2" text:outline-level="2">Cap. VIII. </text:h>
      <text:p text:style-name="P21">Quum jam et hunc musculum diligentem<text:line-break/>dissecueris , ipsius obliqui , de quo paulo ante dicere dis-<text:line-break/>tulimus, explicationi tempus nunc occurrit. Etenim om-<text:line-break/>nibus, quos percensui, musculis exemptis, .radii peculia-<text:line-break/>res apparent musculi,. per quos supina prouaque manus<text:line-break/>tota efficitur. Quatuor autem fun t unive<text:span text:style-name="Default_20_Paragraph_20_Font"><text:span text:style-name="T1">r</text:span></text:span>si ; duo quidem<text:line-break/>ad primas radii partus, duo vero ad priora brachialis<text:line-break/>extrema adire conspiciuntur. Ex iis, qui brachiale spe—<text:line-break/>etam, alterum ipsorum fello esse obliquum, radium ac<text:line-break/>cubitum intercedentem; cujus quidem. caput ex cubito</text:p>
      <text:p text:style-name="P2">enasci, extremum autem radium, cui. movendo est, in-<text:line-break/>gr.edj<text:span text:style-name="Default_20_Paragraph_20_Font"><text:span text:style-name="T1">r</text:span></text:span> comperies. Nam si manum supinam collocaveris<text:line-break/>velisque musculi caput tuismet digitis prehe<text:span text:style-name="Default_20_Paragraph_20_Font"><text:span text:style-name="T1">n</text:span></text:span>sum extet:-<text:line-break/>dere.Cquodin omnibus te facere praecepi], totam in pro-<text:line-break/>num converti manum ridebis; quemadmodum,. si eum,<text:line-break/>qui totiradio superstratus caput- in brachium coniicit, a<text:line-break/>capite tetenderis, sic quoque fuplua manus tota evadit.<text:line-break/>Quippe hi duo. musculi contrarias invicem acti<text:span text:style-name="Default_20_Paragraph_20_Font"><text:span text:style-name="T1">o</text:span></text:span>nes ob-<text:line-break/>eunt; utrique autem movent inferiorem finem radii, qui<text:line-break/>brachiale respicit; verum longior inter eos cernofiorquc,<text:line-break/>solus ipsi passim desuper iniectus agensque extrorsum,<text:line-break/>manum inpuram figurat ; quare et exterioribus eum an-<text:line-break/>numerant.; alter vero, qui radium intro circumducit,<text:line-break/>pronam efficit Reliqui duo musculi, radium in superio-<text:line-break/>ri parte moventes, et ipsi quodam modo oblique iuri-<text:line-break/>cem opponuntur. Unus ab interna parte fitus ex bra-<text:line-break/>chii nodo prodit; idem capiti flectentis brachiale ad</text:p>
      <text:p text:style-name="P2">magnum digitum musculi cohaeret, qui ex elatioribus<text:line-break/>nodi partibus eme<text:span text:style-name="Default_20_Paragraph_20_Font"><text:span text:style-name="T2">r</text:span></text:span>git. Alter externus quidem. est, fed<text:line-break/>hoc minor; atque ideo transversum magis fibrarum .situm<text:line-break/>obtinet; et radio, qua magis eminet, per extremum ner-<text:line-break/>vosius inseritur, quam prior dictus interior, qui conti-<text:line-break/>nuam sane ipsi insertionem in radium facit, caeterum<text:line-break/>interius consistit, ut fere ad medias usque radii partes<text:line-break/>subinde extendatur. Conflet autem omnibus, interiore<text:line-break/>tenso pronam manum constitui, supinam exteriore, qui -<text:line-break/>ex ligamento articuli membtaneo processit, attingens<text:line-break/>aliquatenus cubitum quoque. Porro dicti mihi sunt om-<text:line-break/>nes, qui cubitum radiumque in orbem ambiunt</text:p>
      <text:h text:style-name="Heading_20_2" text:outline-level="2">Cap. IX. </text:h>
      <text:p text:style-name="P21">Ac postea. flammae manus exiguos aggre-<text:line-break/>flere musculos ltaque exteriorum musculorum tendines<text:line-break/>universos adusque extrema, quae singulis in digitis ba-<text:line-break/>bentur, auferre convenit, non tamen omnium interio-</text:p>
      <text:p text:style-name="P2">rum; sed prius examinabis musculos exiles/ terminibus<text:line-break/>tertium articulum moventibus adnatus, deinde eos omnes<text:line-break/>amputabis. . Etenim hi musculi ex quatuor involucris<text:line-break/>tendini cuique circumdatis originem deducunt; mox dis<text:line-break/>gito<text:span text:style-name="Default_20_Paragraph_20_Font"><text:span text:style-name="T1">r</text:span></text:span>um late<text:span text:style-name="Default_20_Paragraph_20_Font"><text:span text:style-name="T1">r</text:span></text:span>a subeunt, tendinem producentes, ut prius<text:line-break/>quoque est dictum, admodum tenuem. Proinde si a car-<text:line-break/>nosa musculi parte , quae prope prim<text:span text:style-name="Default_20_Paragraph_20_Font"><text:span text:style-name="T17">am</text:span></text:span><text:span text:style-name="T16"> </text:span>ipsius propagi-<text:line-break/>nem habetu<text:span text:style-name="Default_20_Paragraph_20_Font"><text:span text:style-name="T1">r</text:span></text:span>, dissectionem et diligentem a vicinis parti-<text:line-break/>bus avussionem aggressus sueris, pa<text:span text:style-name="Default_20_Paragraph_20_Font"><text:span text:style-name="T1">r</text:span></text:span>vum invenies te<text:span text:style-name="Default_20_Paragraph_20_Font"><text:span text:style-name="T1">n</text:span></text:span>do-<text:line-break/>nem toti digito adhaerescente. Quatuo<text:span text:style-name="Default_20_Paragraph_20_Font"><text:span text:style-name="T1">r</text:span></text:span> autem ut ten-<text:line-break/>dures istti, etiam musculi digitorum hi sunt, parui, an-<text:line-break/>mula<text:span text:style-name="Default_20_Paragraph_20_Font"><text:span text:style-name="T1">r</text:span></text:span>is, medii et indicis. Etenim magnum alii movent<text:line-break/>duo musculi; alius longissime ab omnibus digitis abducit,<text:line-break/>alius indicem versus adducit. Longior quidem factus<text:line-break/>est necessario, qui quam longissime abducturus erat, eo-<text:line-break/>que caput ex p<text:span text:style-name="Default_20_Paragraph_20_Font"><text:span text:style-name="T1">r</text:span></text:span>imo brachialis osse. exortum obtinet;<text:line-break/>brevior vero latiorque est, et obliquis constat fibris, qui</text:p>
      <text:p text:style-name="P2">ipsum lu dicem adducit; caeterum aliis musculis, quos<text:line-break/>referam, insidet, capite ante medium digitum postbrachia-<text:line-break/>li affixus. At ut magnum digitum longissime ab aliis<text:line-break/>diducit musculus ex primo brachialis osse procedens,<text:line-break/>sic parvum alius ejusmodi musculus a caeteris plurimum<text:line-break/>abducit, originem ducens ex brachialis ossium primo,<text:line-break/>quod secundum illum est, cui etiam tendo totum inibi<text:line-break/>brachlale flectens inseritur. Hi igitur septem musculi<text:line-break/>merito anatomicos non latuerunt; quippe nulla pars,<text:line-break/>quae artificiosius adimi desideret, quo sint conspicui, ip-<text:line-break/>fis incumbit Siquidem, qui musculi et magnum et par-<text:line-break/>vum longissime abducunt, non solum. a nullo occultus<text:line-break/>tur musculo vel tensione , sed prius etiam , quam tendo-<text:line-break/>nes digitos flectentes, deteguntur in ea dissectione, qua<text:line-break/>tcndonem membraneum depili excarnique manus parti<text:line-break/>subdi tum auferimus; alii singuli quatuor ipsis tensionibus<text:line-break/>in imo sitis adhaerescunt. Meritu autem,. ut dixi, hos</text:p>
      <text:p text:style-name="P2">Iatuere, . sicut et me haud paucis armis, qui in postbra-<text:line-break/>duali subjacent. Nisi enim prius magnos ipsos tendones, a<text:line-break/>quibus digiti flectuntur, et septem illos musculos, quo-<text:line-break/>num mentio facta est, aliquis adimat, nullus ex .illis<text:line-break/>musculis exiguis apparet - His autem sublatis, unum quod-<text:line-break/>clam continuum corpus et carnosum ex omnibus confla-<text:line-break/>tum spectatur, quod exquisitius ad musculos ab invicem<text:line-break/>segregandos discernas oportet. Sunt enim bini, qui ad<text:line-break/>priorem cujusque digiti articulum intrinsecus perveniunt<text:line-break/>ac ipsius latera jam quoque attingunt; quapropter et<text:line-break/>flexum non rigidum omnino neque indeclinabilem essi-<text:line-break/>ciunt, sed leviter in latus inclinant; ut unusquisque ip-<text:line-break/>forum tensus primum flectat a<text:span text:style-name="Default_20_Paragraph_20_Font"><text:span text:style-name="T2">r</text:span></text:span>ticulum modice inclinau-<text:line-break/>do<text:span text:style-name="Default_20_Paragraph_20_Font"><text:span text:style-name="T2">r</text:span></text:span> utrique vero tensi rectam ac indeclinabilem efficiant<text:line-break/>flexionem. Reliqui omnes ex brachialis et postbrachia-<text:line-break/>lis ligamento juxta ossium sere commissuram processerunt.<text:line-break/>At pollicis musculi elatiorem his processum exigunt, et</text:p>
      <text:p text:style-name="P2">ipsi ex ligamento nati, non quidem ossium dictorum, sed<text:line-break/>quod musculorum, quos vocari magnos, bina capita, na-<text:line-break/>de moventur digiti, constringit. Porro ligamentum hoc<text:line-break/>ex brachialis ossibus utrinque prodiit, nec cubiti extre-<text:line-break/>mum attingens, nec initium ossium, quae in postbrachi-<text:line-break/>ali habentur. Quod si jam musculos hos ademeris, nul-<text:line-break/>Ius tibi dissecaudus restabit, vel. ex iis, qui summam<text:line-break/>manum explent, vel ex illis, qui totum occupant cubi-<text:line-break/>tum ; verum inde ad ossium compositionem eundum erit,<text:line-break/>iuspiciendumque, quot numero sint, quem invicem situm,<text:line-break/>quemque inter se contextum habeant. Diximus autem<text:line-break/>abunde de iis in commentario de ossibus.</text:p>
      <text:h text:style-name="Heading_20_2" text:outline-level="2">Cap. X. </text:h>
      <text:p text:style-name="P21">At et adoriar. ligamenta omnia, quae ad-<text:line-break/>huc sunt reliqua, musculis, quos retulimus, ablatis, acuto<text:line-break/>scalpello incidere, meditatus antea, triplicem hujusmodi<text:line-break/>corporum naturae usum existere. Primus quidem est, a</text:p>
      <text:p text:style-name="P2">quo et nomen ipsorum derivatur; nam ex osse in os iit-<text:line-break/>ferta ligamentum utriusque commune redduntur, hoc<text:line-break/>foto nomine, ut ossa invicem deligata contineant; scena-<text:line-break/>dus vero usus, munimenta sunt corporibus subditis, quem-<text:line-break/>admodum in brachialis tendonibus dictum mihi est; ter-<text:line-break/>tuis autem, quum sint indumenta his ipsis tendonibus<text:line-break/>extrinsecus circumiacentia. Quartus autem iplorum usus<text:line-break/>fecundum ipsorum genus alius non est. Etenim qui nnt-<text:line-break/>sicuti exacte ligamenta m <text:span text:style-name="Default_20_Paragraph_20_Font"><text:span text:style-name="T2">t</text:span></text:span>uis inferum capitibus tenent,<text:line-break/>eorum similis est quoque usus ei , quem de ossibus osten-<text:line-break/>diutus, nisi quod hujusmodi ligamenta os ossi no<text:span text:style-name="Default_20_Paragraph_20_Font"><text:span text:style-name="T2">n</text:span></text:span> com-<text:line-break/>mittant; sed medio ipsurum musculos submotos ossibus,<text:line-break/>ex quibus ducunt originem, counectaut. Verum talia<text:line-break/>ex amussi ligamenta nullus. musculorum , quos memorari,<text:line-break/>obtinet; alii autem <text:span text:style-name="Default_20_Paragraph_20_Font"><text:span text:style-name="T2">n</text:span></text:span>onnulli habent, quorum iterum me-<text:line-break/>minoro , quemadmodum et brachii anterior , de quo mox<text:line-break/>plura. Formam vero quandam ligamenti etiam dictorum<text:line-break/>musculorum. aliqui iis videntur habere, qui in parvo</text:p>
      <text:p text:style-name="P2">magnum spectare possunt; quemadmodum certe magni<text:line-break/>quoque digiti motor, qui quamvis sit exiguus, ab aliis<text:line-break/>digitis quam longissi<text:span text:style-name="Default_20_Paragraph_20_Font"><text:span text:style-name="T1">m</text:span></text:span>e ipsum abducens, tamen et hic si-<text:line-break/>mitem quandam subscriptionem ligamenti, quae ex pri-<text:line-break/>mo brachialis osse prognatam exigit. Verum .exacta se-<text:line-break/>cundo usu ligamenta in musculis commemoratis haben-<text:line-break/>tur, ad brachiale quidem quina numero;. intus unum<text:line-break/>magnis duobus musculis, qui digitos flectunt, lucumbit;<text:line-break/>extrinsecus quatuor, medium videlicet tendonum, qui<text:line-break/>digitos moveant, et in radio bina, .quartum prae-<text:line-break/>terea solius cubiti est. Alia vero ab iis, quae in<text:line-break/>singulorum digitorum articulis et totius brachialis com-<text:line-break/>missura habentur, membranea sunt ligamenta: ac alia quae-<text:line-break/>dam videas dura ac crassa, quae brachialis ossa ac. post-<text:line-break/>brachialis invicem colligant, de quibus mihi sermo erit. .<text:line-break/>Nam musculis omnibus , quos dixi, exemptis, haec ap-<text:line-break/>parent evidentius. Ac sane, invicem cohaerentibus adhuc</text:p>
      <text:p text:style-name="P2">ossibus, motum quendam in posthrachialis eum brachiali<text:line-break/>commissura spectare poteris. Quapropter, divisis inter fe<text:line-break/>ligamentis , manifesto solvi statim conspiciuntur et dis-<text:line-break/>jungi, quae prius unita videbantur. Ac propter ossium<text:line-break/>brevitatem et exactam articulorum structuram non ad-<text:line-break/>modum perspicuus ipsorum motus est, sed etiam picris-<text:line-break/>que haec omnia unum esse ridentur, maxime vero <text:span text:style-name="Default_20_Paragraph_20_Font"><text:span text:style-name="T1">o</text:span></text:span>ssa<text:line-break/>brachialis. oportet autem ipsa ad commissuras ligamen-<text:line-break/>tis praecisis invicem dissolvere. Commissurae autem si<text:line-break/>commoveantur prius, quam exaruerint, apparent; arti-<text:line-break/>culmis siquidem motus quidam brevis cum sit, clare ani-<text:line-break/>tuum advertentibus ostendit, ubi ligamenta secare conve-<text:line-break/>niat. Nam dum extendis <text:span text:style-name="Default_20_Paragraph_20_Font"><text:span text:style-name="T8">brach.de, </text:span></text:span>deinde contrahis,<text:line-break/>ossium coitus apparet, qui etiam per ligamenta motum<text:line-break/>aliquem exiguum (ut dictum est) repraesentare videtur.<text:line-break/>Illic itaque particulas .mordens <text:span text:style-name="Default_20_Paragraph_20_Font"><text:span text:style-name="T1">r</text:span></text:span> omnia invicem dissolves,<text:line-break/>formamque ipfarum variam esse ridebis.. Item, dum lata</text:p>
      <text:p text:style-name="P2">haec ligamenta detegis, aliud quoddam rotundum liga-<text:line-break/>mentum spectas, tendin<text:span text:style-name="Default_20_Paragraph_20_Font"><text:span text:style-name="T1">i</text:span></text:span> oppositum brachiale parvum<text:line-break/>digitum versirs inflectenti;. qua de re. jam mansseste in<text:line-break/>primo de partium usu dictum est, quomodo revellat os<text:line-break/>cartilaginosum , hac in parte articulo brachialis lucum-<text:line-break/>heus. Praeterea, ligamentis detectis, conspicies alterius<text:line-break/>musculi brachiale magnum digitum versus inflectentis ten-<text:line-break/>dinem, qui primo indidem ossi brachialis inseri creditur,<text:line-break/>adhaerens quidem ei, sed ligamentum adusque. caput<text:line-break/>primi postbracbialis offis perreptans. Atque hic tendoni<text:line-break/>detegendo curam omnem adhibeas oportet , ne perse-<text:line-break/>ces, neque opineris, ut quidam, ibidem deficere, ubi<text:line-break/>etiam apparet iis, qui oscitantur juxta primum brachia-<text:line-break/>lis os, ut dixi, dissecant Consideres autem in hoc quoque<text:line-break/>cubiti apophysi:: graphoidem, quam e directo parvi digiti<text:line-break/>porrectam a styli modo dissectores styloidem appellant,</text:p>
      <text:p text:style-name="P2">ac nimirum docebit te, fi totam diarthrosin in latera<text:line-break/>circumagas, quomodo obliquis brachialis motibus misi-<text:line-break/>stret, quos extremae manus circumductu molimur. Ad<text:line-break/>haec exquisitius eontemplare radii motus ad cubitum,<text:line-break/>quos manum totam circumagendo efficimus.</text:p>
      <text:h text:style-name="Heading_20_2" text:outline-level="2">Cap. XI. </text:h>
      <text:p text:style-name="P21">Verum cubiti motus ad brachium, qui<text:line-break/>vel in flexione, vel in extensione fiunt, nequaquam ex-<text:line-break/>acte tibi prius videre licet, quam .totum brachium em-<text:line-break/>nibus musculis ambientibus detexeris. Itaque hoc jam<text:line-break/>agamus, memores, quod fuperilratum radio musculum in<text:line-break/>brachii os pervenire dixerimus, nec non ei fubjaceutem<text:line-break/>statim illuc procurrere, qui postbrachiali ante indicem<text:line-break/>mediumque digitum inferitur. Praestat igitur, ut osten-<text:line-break/>ulmus, observare horum musculorum capita; sin minus,<text:line-break/>at certe illius, . qui radio incumbit: siquidem apparebit</text:p>
      <text:p text:style-name="P2">tunc primum evidenter, quum anteriorem brachii mu-<text:line-break/>senium derexeris. Detrahes autem eum ad duos hosce<text:line-break/>scopos attendens, ad venam videlicet, quae per totum<text:line-break/>fertur brachium, humeralem vocant, et musculum, qui<text:line-break/>superiorem humeri partem epomidem occupat; satius for-<text:line-break/>fau erit dicere, qui eam efficit, solus enim hic in eam<text:line-break/>partem incumbit. Proinde sectio prope venam declivis<text:line-break/>administretur, tota, quae inibi .adhaeret, cute ab-<text:line-break/>lata et omnibus musculorum membranis. Sectionem<text:line-break/>vero, quae in epomide facienda est, administrabis , fi-<text:line-break/>bracum similitudinem dissimilitudinemque observans;<text:line-break/>ex quibus etiam totum musculi circumscriptionem ad<text:line-break/>unum cacumen pervenientem cognosces, quod tanquam<text:line-break/>triangulare in brachium inseritur. Peculiaris quidem est<text:line-break/>humeri articulo; verum Polus ex iis, qui. movent ipfirm,<text:line-break/>necessario nunc aufertur, ut anterioris musculi brachii<text:line-break/>caput biceps appareat Itaque cogitatione complectaris</text:p>
      <text:p text:style-name="P1">volo, claviculae os esse A et B ; scar<text:line-break/>pularum spinam B C; musculis autem<text:line-break/>incipientibus a primis et tertiis capi-<text:line-break/>tibus, uno extremo ad B pervenire,<text:line-break/>altero ad D ; ac <text:span text:style-name="Default_20_Paragraph_20_Font"><text:span text:style-name="T9">Β</text:span></text:span><text:span text:style-name="Default_20_Paragraph_20_Font"><text:span text:style-name="T12"> </text:span></text:span>quidem summum<text:line-break/>humerum esse, D vero extremum lo-<text:line-break/>cum ipsorum insertionis in brachi<text:span text:style-name="Default_20_Paragraph_20_Font"><text:span text:style-name="T1">o;<text:line-break/></text:span></text:span>at totam insertionem B D Caeterum<text:line-break/>de hoc musculo iterum nubis dicen-<text:line-break/>dum est, quum eos, qui humeri articulum movent, mu-<text:line-break/>fculos exponemus. Nunc vero complexus animo ipsum au-<text:line-break/>ferri, quae deinceps dicuntur, assequere. Brachii ante-<text:line-break/>rior musculus, qui juxta venam humeralem omnibus vel<text:line-break/>ante dissectionem manifeste apparet, maxime in gynma-<text:line-break/>stiria, duo habet capita suspensa, unum ad scapularum<text:line-break/>cervicis supercilium, alterum ad apophysin, quam non-</text:p>
      <text:p text:style-name="P2">nulli ob anchorae similitudinem ancyroidem, <text:span text:style-name="Default_20_Paragraph_20_Font"><text:span text:style-name="T1">anchorariam,<text:line-break/></text:span></text:span>quidam a corvini rostri figura coracoidem, <text:span text:style-name="Default_20_Paragraph_20_Font"><text:span text:style-name="T1">corvinam, </text:span></text:span>nun-<text:line-break/>cupanu Ligamentum utriusque capitis abunde robustum<text:line-break/>est, paulo minus exacte rotundum. Quapropter haec<text:line-break/>ipsius capita deorsum in brachium procurrentia sequi<text:line-break/>te convenit. Quum enim ipsa in idem mutuo coierint,<text:line-break/>musculum hunc non amplius sublimem neque ab ossibus,<text:line-break/>quemadmodum illa, dissidentem generant, sed brachii ossi<text:line-break/>mox cohaerentem, insuper alteri musculo minori subdito<text:line-break/>elatius ad cubiti articulum usque insidentem, ubi et<text:line-break/>suam edens aponeurosin validum tendinem procreat, et<text:line-break/>per ipsum radio adnascitur, pariter portionem membra-<text:line-break/>nosi ligamenti articulum connectentis comprehendens,<text:line-break/>quo totum etiam articulum flectit paulatim ad interiora<text:line-break/>declinans. Ablato jam hoc musculo, alterum ei fubje-<text:line-break/>ctum comperies, brachio et hunc ex duobus carnosis<text:line-break/>principiis circumdatum , uno in posteriori - brachii sede,<text:line-break/>altero in anteriore magis; verum posterius caput longe</text:p>
      <text:p text:style-name="P2">altius eminet. Atque haec. mutuo in idem coitu muscu-<text:line-break/>lum unum generare spectabis , qui in aponeurosin dest-<text:line-break/>nens in cubiti os per teudinem procreatum insectatur,<text:line-break/>et flectens simul diartbrosin, et in exteriora paulatim in-<text:line-break/>minans. Verum utrisque -musculis probe functionem ob-<text:line-break/>euntibus , articuli flexus in neutram partem deflectit. -<text:line-break/>Duo igitur musculi anteriores sunt , qui cubiti articulum<text:line-break/>flectunt, sicut ostensum est; tres vero alii, connexi iuvi-<text:line-break/>cem, hunc articulum extendunt; quibus etiam manum<text:line-break/>admoliri sic oportet. Primum incides musculum in in-<text:line-break/>ternis brachii partibus situm, cujus caput sub cute juxta<text:line-break/>posterioris axillae musculi extremum habetur (naturam<text:line-break/>ipsius in musculorum humerum moventum, dissectione<text:line-break/>explicabimus] , finis autem .ad cubiti articulum pervenit,<text:line-break/>juxta interiorem brachii condylum membrauosus tenuis-<text:line-break/>que. Caeterum ubi hunc i sustuleris, duo principia mu-<text:line-break/>scutorum totam manum extendentium- considerato , quot</text:p>
      <text:p text:style-name="P2">rum alterum ab humili costa scapularum non tota, fed<text:line-break/>ex dimidio fere ipsius partis superioris prodit; alterum<text:line-break/>vero ex posteriore brachii regione subter caput. . Haec<text:line-break/>jam praecedentia in brachio c eunt:. deinde per tendi-<text:line-break/>nem latum posterius cubiti tuberculum ingrediuntur. Ac<text:line-break/>fibrarum <text:span text:style-name="Default_20_Paragraph_20_Font"><text:span text:style-name="T2">r</text:span></text:span>ectitudinem de<text:span text:style-name="Default_20_Paragraph_20_Font"><text:span text:style-name="T2">t</text:span></text:span>uper sequenti tendo hic du-<text:line-break/>plex apparebit, externam quidem partem a priori ex iis,<text:line-break/>quos recensuimus, musicum obtinens, internam vero a fe-<text:line-break/>eundo. Jam vero, si diiunctam utramque musculi par-<text:line-break/>tem attrahis, totam extendi manum ab utroque videbis,<text:line-break/>hoc discrimine inclinationis ad latus facto, quod prior<text:line-break/>in exteriora , fecundus int<text:span text:style-name="Default_20_Paragraph_20_Font"><text:span text:style-name="T2">r</text:span></text:span>o oblique deflectat. Caete-<text:line-break/>rum sub hoc alius delitescit musculus brachii os ambi-<text:line-break/>ens, qui secundo musculo adnuitur, adeo ut ipsius pars<text:line-break/>anatomicis esse putetur, sicut etiam est, si quis unum bi-<text:line-break/>fidum hunc totum musculum esse consideret. Integrum<text:line-break/>est etiam pro fibrarum rectitudine ipsius separare; ita</text:p>
      <text:p text:style-name="P2">enim hunc perpetuo carnosum posteriori tuberculo cubi-<text:line-break/>ti committi spectabis. Quem si tendis, interim recte ac<text:line-break/>indeclinabilis circa cubiti articulum intensio fieri ride-<text:line-break/>tur , nonnunquam - intro paululum vergere. Dicti jam<text:line-break/>milii sunt omnes totius manus musculi. Quod autem<text:line-break/>de his et omnibus, quae ru dissectionibus apparent, scire<text:line-break/>convenit, auditum semel memoriae ita mandabis, ut<text:line-break/>nunquam excidat. Etenim inveniuntur quaedam, quae<text:line-break/>paulum a primo initio vel a messio itinere ad usque<text:line-break/>finem immutentur, alia in ipfo solo fines nonnulla etiam<text:line-break/>connexa semper appensis, vel appensa sunt connexis,<text:line-break/>vel hujusmodi quandam aliam parvam differe<text:span text:style-name="Default_20_Paragraph_20_Font"><text:span text:style-name="T1">n</text:span></text:span>tiam sor-<text:line-break/>tiuntur. Si igitur tibi aliquando membrum dissecanti<text:line-break/>aliquod praeter ea, quae a nobis scripta sunt, quippiam<text:line-break/>inveniatur, scito, hoc rarum existere. Quare nec antea<text:line-break/>damnare opera nostra oportet , quam ipse , quemadmodum<text:line-break/>nos, frequenter corpora inspexeris. Itaque primus luo</text:p>
      <text:p text:style-name="P2">liber colophonem accipiat. Secundo de cruris musculo-<text:line-break/>rum ligameutorumque dissectionibus administrandis per-<text:line-break/>agam, adliciens etiam de unguibus sermonem utrisque ar-<text:line-break/>tubus communem.</text:p>
      <text:h text:style-name="P18" text:outline-level="1"><text:bookmark-start text:name="bookmark0"/>GALENI DE ANATOMICIS ADMINISTRA-<text:line-break/>TIONIBVS<text:line-break/>LIBER II.<text:bookmark-end text:name="bookmark0"/></text:h>
      <text:h text:style-name="Heading_20_2" text:outline-level="2">Cap. I. </text:h>
      <text:p text:style-name="P21">Neque veteres accuso, quod a<text:span text:style-name="Default_20_Paragraph_20_Font"><text:span text:style-name="T1">n</text:span></text:span>atomi-<text:line-break/>cas administrationes minime scripserint, et Marinum,<text:line-break/>quod scripserit, laude prosequor. Quippe supervacuum<text:line-break/>erat illos sibi aut aliis commentarios scribere, qui domi<text:line-break/>apud parentes a pueritia exerceba<text:span text:style-name="Default_20_Paragraph_20_Font"><text:span text:style-name="T1">n</text:span></text:span>tur, ut lectione et<text:line-break/>scriptura, sic etiam cadaverum dissectionibus; multum<text:line-break/>enim veteres, non modo medici, verum philosophi quo-<text:line-break/>que, auatomae studuerunt. Quare ne dissecandi rationes</text:p>
      <text:p text:style-name="P2">cuiquam sic edocto memoria exciderent, non magis erat<text:line-break/>metuendum, quam ne vocis elementa scribere oblivisce-<text:line-break/>rentur ii, qui ab ineunte aetate ipsa didicissent. Postea-<text:line-break/>quam vero temporis processu non liberis modo, led alie-<text:line-break/>nrs etiam artem communicare honestum esse censuerunt-<text:line-break/>quam primum sane factum est, ut non amplius in cor-<text:line-break/>potum dissectionibus pueri exercerentur. Nam abfo lutis<text:line-break/>jam viris, quos virtutis uomhre colebant venerahantur-<text:line-break/>que, artem impartiebanti Unde protinus necessario ac-<text:line-break/>cidit, ut eam iisselicius condiscerent, exercitatione,<text:line-break/>quam in pueritia auspicari solebant, abolita. Quaequam.<text:line-break/>tum ad omnia valeat, omnes prisci palam videntur<text:line-break/>ostendisse,. non finium eos vocantes a pueris instructus,<text:line-break/>qui in artibus excellunt, led breviter universos, qui to-<text:line-break/>ta vita probitatis titulo mclaruerunt; quemadmodum et<text:line-break/>his contrarios a pueris non instructos. Quunr igitur ars<text:line-break/>ex familia Afclepiadarum excidisset,: deinde multis fuc-<text:line-break/>cessionibus in deterius semper vergeret, opus fuit conr-<text:line-break/>mentariis, quae speculationem ipsius integram conferva-</text:p>
      <text:p text:style-name="P2">rent. Antea enim non tantum administrationibus ana-<text:line-break/>tonicis, sed ne libris quidem indigebant, cuiusmodi Bi-<text:line-break/>ocles sane primus, quorum memoria ad nos pervenit,<text:line-break/>posteritati reliquit; post hunc alii quidam veterum me-<text:line-break/>.licorum , <text:span text:style-name="Default_20_Paragraph_20_Font"><text:span text:style-name="T1">n</text:span></text:span>eque pauci ex senioribus, quorum prius men-<text:line-break/>tio facta est. Quandoquidem ve<text:span text:style-name="Default_20_Paragraph_20_Font"><text:span text:style-name="T1">r</text:span></text:span>o praeter alia usus eo-<text:line-break/>rum , quae in id genus libris continebantur , <text:span text:style-name="Default_20_Paragraph_20_Font"><text:span text:style-name="T1">n</text:span></text:span>on osten-<text:line-break/>sus est, fed ex aequo omnia rejecta sunt, tum quae ma-<text:line-break/>ximam utilitatem arti praebebant , tum quae nihil penitus<text:line-break/>aut parum adeo momenti ad eam conferebant; potius<text:line-break/>erat, ut nixi, libris medicis, in quibus aut affectuum<text:line-break/>dign<text:span text:style-name="Default_20_Paragraph_20_Font"><text:span text:style-name="T1">a</text:span></text:span>tiones, aut praesagia, aut curationem descripseris,<text:line-break/>contemplationem anatomicam intermsscere; quomodo<text:line-break/>Hippocrates factitare ridetur. At quia periculum est, ne<text:line-break/>hujusmodi speculationes pereant, tum propter hujus ae-<text:line-break/>tatis hominum negligentium, qua circa artes laborant,<text:line-break/>tum quia a pueritia exercitari non assueverunt, meritu<text:line-break/>commentarios scribimus. Nam si a caloribus veluti per<text:line-break/>manus nubis traditas conservare possemus, supervacane-</text:p>
      <text:p text:style-name="P2">um esset scribere. Ego itaque omnia, quorum cognitio-<text:line-break/>nem ab initio adeptus sum, iis, qui requirebant, impartii,<text:line-break/>cupiens universos homines, si fieri possit, ea perdiscere;<text:line-break/>effi jam nonnullos, qui mihi operam dederunt, intelli-<text:line-break/>gam aliis nolle, quae est ipsorum invidia, communicare;<text:line-break/>quibus si repente fato fungi contigerit, post me simul spe-<text:line-break/>culationes interibunt.</text:p>
      <text:h text:style-name="Heading_20_2" text:outline-level="2">Cap. II. <text:s/></text:h>
      <text:p text:style-name="P21">Quamobrem Marinum laudo, quod anato-<text:line-break/>micas administrationes scrip<text:span text:style-name="Default_20_Paragraph_20_Font"><text:span text:style-name="T1">s</text:span></text:span>erit; quod autem parum<text:line-break/>integras nec perspicuas simul prodiderit, tum multo ma-<text:line-break/>gis, quod anatomici prope omnes utilissimam artis por-<text:line-break/>tiouem non plane evidenter tractare videantur, ipfe ali-<text:line-break/>os libros exarare coactus sum. Quid enim utilius esse<text:line-break/>possit medico ad vulnera, quae in bello accipiuntur, ad<text:line-break/>telorum extructiones , ossium excrfiones, luxata, fractu-<text:line-break/>ras cum ulcere factas, item ad fistularum, sinuum, abs-<text:line-break/>cestuum sectiones et quaecunque alia hujus generis, quam<text:line-break/>omnes et manuum et crurum partes accurate cognosce-<text:line-break/>re? universas autem exteriores magis, quam interiores,</text:p>
      <text:p text:style-name="P2">scapularum videlicet, dorsi, pectoris, costarum, abdomi-<text:line-break/>nis, colli et capitis? Ex his enim tela . extrahere cogi-<text:line-break/>mur, partim c<text:span text:style-name="Default_20_Paragraph_20_Font"><text:span text:style-name="T2">o</text:span></text:span>ntinuata quaedam incidentes, partim ex-<text:line-break/>ridentes, nonnulla quoque elicientes in putridis ulceri-<text:line-break/>bus, abscessibus finuumque curatione, quae manu admi-<text:line-break/>nistratur. In ossium quidem excisione aut ex pa<text:span text:style-name="Default_20_Paragraph_20_Font"><text:span text:style-name="T2">r</text:span></text:span>tibus<text:line-break/>aliquid praecidere, aut dissecare res postulat; in quibus,<text:line-break/>nisi. noveris, ubi aut nervus, aut musculus praecipuus si-<text:line-break/><text:span text:style-name="Default_20_Paragraph_20_Font"><text:span text:style-name="T8">tus.su, </text:span></text:span>ubi vero arteria aut vena magna, interim mor-<text:line-break/>tis magis quam salutis hominibus erit auctor, inter -<text:line-break/>dum vero mancos efficies. Linguae autem musculos per-<text:line-break/>noscere, quot videlicet numero sint, et quales specie,<text:line-break/>supra usum artis conducit ; non tamen ut praecipuum<text:line-break/>est, neque ut necessarium. Dico supra usum, quod talia<text:line-break/>curiosius inquirere -sophistarum gratia cogimur, quibus<text:line-break/>non satis est, naturae artificium in utilibus tantum didi-<text:line-break/>cisse, sed passim .proponunt, cujus rei causa particula</text:p>
      <text:p text:style-name="P2">haec facta sit, aut cur talis tantave. At homo dexte-<text:line-break/>rimis animi contentus fuerit artem naturae ex accurata<text:line-break/>unius aut- duarum partium dissectione intelligere; in qui-<text:line-break/>btts et id, quod permultum arti medicae conducit;<text:line-break/>et ex addito operi naturae sapientia .innotescit. Licet<text:line-break/>autem mihi potissimum dicere, hujusmodi dissectiones ad<text:line-break/>affectus curandos dignofcendosque et ad illorum .praesa-<text:line-break/>gia non esse iis commodas, qui vastorum <text:span text:style-name="Default_20_Paragraph_20_Font"><text:span text:style-name="T1">s</text:span></text:span>ophistarum<text:line-break/>contradictiones evitare cupiant; qui sophistae, rationis in-<text:line-break/>quititione neglecta, iu eos, qui illam adducunt, conver-<text:line-break/>tuntur , dicentes , ipsos hoc nomine talium theorematum<text:line-break/>inutilitatem reprehendere, quod ea ignorent. Quorum<text:line-break/>gratia et eam anatomes partem ; quae utilis est , et eam;<text:line-break/>quae. superabundans ac superflua est, .conscripsi, ne veI<text:line-break/>ex damnantis inscitia sophistae contradicendi facultatem<text:line-break/>nanciscantur. Atqui hoc abunde ipsis in opere de usu .<text:line-break/>partium demonstrari;. quanquam et nunc nihilo secius<text:line-break/>dicturus sum, quomodo omnium corporis partium dllsc-</text:p>
      <text:p text:style-name="P2">oriones administrabi<text:span text:style-name="Default_20_Paragraph_20_Font"><text:span text:style-name="T1">t. </text:span></text:span>Verum nos quidem, uti hoc agi-<text:line-break/>mus, sic quoque dignitatem cujusque speculationis divi-<text:line-break/>demus, tum usum ostendemus. Alius etenim est viro<text:line-break/>physico anatomicae speculationis usus, qui scientiam ipsam<text:line-break/>propter <text:span text:style-name="Default_20_Paragraph_20_Font"><text:span text:style-name="T1">t</text:span></text:span>e adamat; alius ei, qui non propter se ipsam,<text:line-break/>feli ut nihil temere - a natura factum esse demonstret;<text:line-break/>alius ei, qui argumenta ex dissectione ad actionem quan-<text:line-break/>dam vel naturalem vel animalem cognoscendam invenit;<text:line-break/>ad haec alius ei, qui aculeos, sputas telorumque cuspides<text:line-break/>probe eximet, vel apte quippiam excisuros est; vel qui<text:line-break/>sinus, fistulas, abscessus manu recte curabit; haec enim,<text:line-break/>ut diri, maxime sunt necessaria, oportetque in ipsis me-<text:line-break/>dicum optimum in primis esse exercitatum , mox in la-<text:line-break/>lentium viscerum functionibus, deinde usus singulorum<text:line-break/>cognoscere, qui ad affectuum dignotionem medicis con-<text:line-break/>ducunt. Alii namque philo<text:span text:style-name="Default_20_Paragraph_20_Font"><text:span text:style-name="T1">s</text:span></text:span>ophis utiliores sunt, non<text:line-break/>medicis, duplici, ut dictum est, modo; vel solius</text:p>
      <text:p text:style-name="P2">speculationis gratia, vel ut docerent artificium naturae<text:line-break/>in qualibet parte probe expressum.</text:p>
      <text:h text:style-name="Heading_20_2" text:outline-level="2">Cap. HI. </text:h>
      <text:p text:style-name="P21">Non equidem anatomici sic egerunt, ut<text:line-break/>qui eam anatomes partem diligentius rideantur excolu-<text:line-break/>isse, quae pro<text:span text:style-name="Default_20_Paragraph_20_Font"><text:span text:style-name="T2">r</text:span></text:span>sus medicinae ex usu non est et parum<text:line-break/>commodi, idque raro, solet exhibere; illam ve<text:span text:style-name="Default_20_Paragraph_20_Font"><text:span text:style-name="T2">r</text:span></text:span>o, quae<text:line-break/>praecipua est ac utilissima maximeque necessaria omnibus,<text:line-break/>negligentius observasse. Ea. vero est, ut dixi, quae ver-<text:line-break/>satur circa musculos, nervos, arterias et venas, non co<text:span text:style-name="Default_20_Paragraph_20_Font"><text:span text:style-name="T2">r-<text:line-break/></text:span></text:span>dis aut alicuius visceris, ve<text:span text:style-name="Default_20_Paragraph_20_Font"><text:span text:style-name="T2">r</text:span></text:span>um quae in c<text:span text:style-name="Default_20_Paragraph_20_Font"><text:span text:style-name="T2">r</text:span></text:span>u<text:span text:style-name="Default_20_Paragraph_20_Font"><text:span text:style-name="T2">r</text:span></text:span>ibus mani-<text:line-break/>busque ac thoracis exteriori regione juxta spinam, aut<text:line-break/>pectus, aus costas, aut scapulas, aut abdomen, aut col-<text:line-break/>lum, aut caput sunt conspicuae.- Novi si quidem ho<text:span text:style-name="Default_20_Paragraph_20_Font"><text:span text:style-name="T2">r</text:span></text:span>um<text:line-break/>ignaros quotidie in rebus securis timidos, in metuendis<text:line-break/>securos extitisse. Talis enim erat, qui latum exteriorem<text:line-break/>femoris musculum tanquam p<text:span text:style-name="Default_20_Paragraph_20_Font"><text:span text:style-name="T2">r</text:span></text:span>imarium suspiciosus obferva-<text:line-break/>bat; cui neque tendo magnus, neque arteria, neque vena,<text:line-break/>neque iunctio aliqua movendis crinibus necessaria commista</text:p>
      <text:p text:style-name="P2">est, quemadmodum illis, qui genu articulum extendunt<text:line-break/>iusiectuntque. Totius itaque anatomes pars utilissima in<text:line-break/>his consistit, quorum potissime accuratam tractationem<text:line-break/>magni illius p<text:span text:style-name="Default_20_Paragraph_20_Font"><text:span text:style-name="T1">r</text:span></text:span>oscssores omiserunt. . Satius enim erat<text:line-break/>cognosce<text:span text:style-name="Default_20_Paragraph_20_Font"><text:span text:style-name="T1">r</text:span></text:span>e, non quot membranas singulis co<text:span text:style-name="Default_20_Paragraph_20_Font"><text:span text:style-name="T1">r</text:span></text:span> orificiis<text:line-break/>habeat , neque quot venae ipsum nutriant , aut unde<text:line-break/>quomodove procedant, aut quo pacto nervus ex paribus<text:line-break/>illius, quae a cereb<text:span text:style-name="Default_20_Paragraph_20_Font"><text:span text:style-name="T1">r</text:span></text:span>o deorsum feruntu<text:span text:style-name="Default_20_Paragraph_20_Font"><text:span text:style-name="T1">r</text:span></text:span>, recurrens eidem<text:line-break/>inseratur, ve<text:span text:style-name="Default_20_Paragraph_20_Font"><text:span text:style-name="T1">r</text:span></text:span>um a quibus quidem musculis extendatur<text:line-break/>brachium, cubitus, brachiale, femu<text:span text:style-name="Default_20_Paragraph_20_Font"><text:span text:style-name="T1">r</text:span></text:span>, tibia et pes; a qui-<text:line-break/>bus rursum inflectatur; quinam in obliquum singulas par-<text:line-break/>tes enumeratas circumagant; quotque unamquamque ner-<text:line-break/>vi perreptant, unde progrediantur, quemve situm nacti<text:line-break/>sint, ad haec ubi vena aut arteria insignis, ubi parva<text:line-break/>substrata sit. Haec si quidem medicis tam sunt necessa-<text:line-break/>ria, ut ne ipsi quidem empirici, qui contra anatomeu<text:line-break/>libros integros commentati sunt, ipsorum scientiam aude-<text:line-break/>aut damnare, sed fateantur potius, omnium id genus</text:p>
      <text:p text:style-name="P2">cognitionem esse utilissimam; verum ajunt, ex frequenti<text:line-break/>vulnerum factorum inspectione naturam ipsorum abunde<text:line-break/><text:span text:style-name="Default_20_Paragraph_20_Font"><text:span text:style-name="T1">t</text:span></text:span>atis intelligi: quorum temeritatem quis non demiretur?<text:line-break/>ubi enim ne vel ii, qui magnam in anatomia ipforumrin-<text:line-break/>dustriam collocarunt, exactam cognitionem funt assecuti,<text:line-break/>multo minus ex vulnerum intuitu quispiam didicerit.<text:line-break/>Haec itaque in cathedra sublimis aliquis fedens discipu-<text:line-break/>lis dicere , in ipsis autem operibus artis docere non po-<text:line-break/>test, ut qui rpsemet primus omnes dictorum animalis in-<text:line-break/>str<text:span text:style-name="Default_20_Paragraph_20_Font"><text:span text:style-name="T1">a</text:span></text:span>mentorum partes ignoret; nam sula, quae manifesto<text:line-break/><text:span text:style-name="Default_20_Paragraph_20_Font"><text:span text:style-name="T1">t</text:span></text:span>ub cute apparent, cognoscunt, qui admodum periti lu-<text:line-break/>ter illos esse videntur. Quare verbis contendendum cum<text:line-break/>talibus viris non est, neque enitendum ostendere, quod<text:line-break/>non salum fortuita illa anatome et vulneraria speculatio<text:line-break/>(haec enim illorum vocabula sunt] cujusque particulae<text:line-break/>naturam accurate, qualisnam sit, non possit edocere, ve-<text:line-break/>ruat ne vel ipsa, quae studio diligentiaquc administratur,<text:line-break/>nisi frequenter multis cum praeceptis, quae ego hoc com-</text:p>
      <text:p text:style-name="P2">mentario recensebo, exercitoris. Empiricorum itaque<text:line-break/>melicorum minorem aliquis curam habuerit, qui mani-<text:line-break/>festo cavillandi studio tenentur, verum omnes anatomes<text:line-break/>professores accusandi mihi funt , quod tam necessaria<text:line-break/>negligentius et veluti defunctorie inquisierint. Ubi enim<text:line-break/>non paucos musculorum tendones vel integros musculos<text:line-break/>in quibusdam partibus ignorarunt, quid existimandum est<text:line-break/>ipsis in nervorum natura accidisse, qui quidem in fum-<text:line-break/>mam interim . exilitatem porriguntur, vim autem mari-<text:line-break/>tuam obtinent? Quamobrem adhortor juvenes, relicti<text:span text:style-name="Default_20_Paragraph_20_Font"><text:span text:style-name="T1">s<text:line-break/></text:span></text:span>in prae<text:span text:style-name="Default_20_Paragraph_20_Font"><text:span text:style-name="T1">s</text:span></text:span>entia cerebri, cordis, linguae , .pulmonis , jecinc-<text:line-break/>ris, lienis, renum, stomachi, laryngis, foetus, uteri gra-<text:line-break/>vidi dissectionibus, prius ediscant, quali brachium, fisa-<text:line-break/>putae et cubitus connexu deligentur; quomodo rursus<text:line-break/>alia artuum membra singula; quinam musculi ea move-<text:line-break/>ant; qui nervi, quae arteriae et venae quamque partem<text:line-break/>intercurrant. Atque ob id ipsum manus et cruris anato-<text:line-break/>micas administrationes aliis omnibus praeposui, quod ad</text:p>
      <text:p text:style-name="P2">ea, quae tum usui hominum necessario, tum arti ma-<text:line-break/>xime conducant, ire primum juveues operae pretium<text:line-break/>sit; deinde vero, quod eundem ita disciplinae ordinem<text:line-break/>commentariis de usu pa<text:span text:style-name="Default_20_Paragraph_20_Font"><text:span text:style-name="T1">r</text:span></text:span>tium observem. Quod opus, ut<text:line-break/>dixi, non minus philosophis, quam medicis, utile exi-<text:line-break/>stiti Quoniam igitur in illo de partibus humani corpo-<text:line-break/>ris sermo nobis fuerat, ideo prius de manu (nam haec<text:line-break/>propria hominis est pars] commentationem institui Nunc<text:line-break/>autem, ceu retuli, ne hujus quidem solius gratia, sed<text:line-break/>praeterea ac potius, ut juvenes ru primis illis maxime<text:line-break/>necessariis exerceantur. . Nam hoc tempore secus ipsos<text:line-break/>factitare rideo , qui anatomica speculatione administranda<text:line-break/>dignos se existimant. lgnorant enim adhuc, quali cubiti<text:line-break/>venae nervus, vel caput. musculi, vel aponenrosis, vel ar-<text:line-break/>teria quaepiam substernatur. Unde sit , ut in venarum<text:line-break/>sectionibus maxime errent, quippe cor dissecant et lin-<text:line-break/>guam bubulam, hoc ipsum nescientes, quod plurimum<text:line-break/>ab humanis discrepent.</text:p>
      <text:h text:style-name="P19" text:outline-level="2">Cap. IV</text:h>
      <text:p text:style-name="P21"><text:s/>Superiore igitur libro i<text:span text:style-name="Default_20_Paragraph_20_Font"><text:span text:style-name="T1">n</text:span></text:span>stitui, quo modo <text:span text:style-name="Default_20_Paragraph_20_Font"><text:span text:style-name="T1">t</text:span></text:span>ua.<text:line-break/>nus musculorum dissectio sit administranda, hic simili modo<text:line-break/>de cruribus verba facturus. Priusquam enim musculas<text:line-break/>exacte -cognoscas, nervos aut vara dissecare nec ipse<text:line-break/>poteris , nec alium docere.- Quare et hic cutis auferenda<text:line-break/>est, attendendumqne diligenter, ne in primo plantae ex-<text:line-break/>ortu, juxta calcis initium sito, una cum cute tendinem<text:line-break/>ei subjectum eo loco avellas; cujus, ut in manu ostensum<text:line-break/>est, explicati interventu cutis depilis simul et ciccum-<text:line-break/>actu difficilis membro subtensa esu Hanc igitur subje-<text:line-break/>ctis ibidem corporibus obductam li<text:span text:style-name="Default_20_Paragraph_20_Font"><text:span text:style-name="T1">n</text:span></text:span>ere, veluti in manu<text:line-break/>diximus, oportet; reliquam omnem membro toti adimere,<text:line-break/>id ipsum prius indidem discens, femoris musculos om-<text:line-break/>niunr primos esse elissecandos ; mox, qualescunque velis,<text:line-break/>sive tibiae, sive coxae, qui femoris caput et cum eo<text:line-break/>videlicet totum femur movent. Si vero- interim vel li-</text:p>
      <text:p text:style-name="P2">Line priore. quam ipsius femoris musculos, vel coxae<text:line-break/>dissecare libeat, anseres in tibia quidem musculorum ex-<text:line-break/>trema, quae ex semo<text:span text:style-name="Default_20_Paragraph_20_Font"><text:span text:style-name="T2">t</text:span></text:span>e ad eam pertinent in coxae vero<text:line-break/>musculis capita supra articulum ascendentia. Sed ex<text:line-break/>facili ipsos musculos, quemadmodum ego dicturus sum,<text:line-break/>reperies, a quibusdam veluti scopis nulli non cognitis<text:line-break/>aufpicatus. Nullus enim poplitem, genu et anticnemium<text:line-break/>ignorat. His jam animum accommodans dissectionem ex-<text:line-break/>ordieris, toto membro cute simul et memb<text:span text:style-name="Default_20_Paragraph_20_Font"><text:span text:style-name="T2">r</text:span></text:span>anis ei sub-<text:line-break/>ditis detecto; dictum namque mihi est prius, minimo sic<text:line-break/>negotio potissimumque musculum deprehendi, utpote<text:line-break/>cujus circumscriptio pro fibrarum differentiis cognoscatur.<text:line-break/>omnium itaque primus tendo latus, paulatim carnosus<text:line-break/>evadens, summa sub cute apparebit, qui tibiae infra ge-<text:line-break/>nu innascitur, ubi ipsius vocatum auticnemion habetur;<text:line-break/>ibi siquidem is tendo inferitur , ubi tibia ipsa praeceps<text:line-break/>est, quae pars carne vacat nudaque est, superne deor-</text:p>
      <text:p text:style-name="P2">sum p<text:span text:style-name="Default_20_Paragraph_20_Font"><text:span text:style-name="T1">o</text:span></text:span>rrecta, ceu. totius ipsius spina. Superius autem<text:line-break/>musculi hujus initium, quod caput ipsius nominant, ex<text:line-break/>media maxime ilium ossis spina carnos<text:span text:style-name="Default_20_Paragraph_20_Font"><text:span text:style-name="T1">o</text:span></text:span> exortu procedit<text:line-break/>Pr<text:span text:style-name="Default_20_Paragraph_20_Font"><text:span text:style-name="T1">o</text:span></text:span>lixa vero et ipsa ad longitudinem animalis p<text:span text:style-name="Default_20_Paragraph_20_Font"><text:span text:style-name="T1">o</text:span></text:span>rrigi-<text:line-break/>fur, et in gracilibus vel ante dissecti<text:span text:style-name="Default_20_Paragraph_20_Font"><text:span text:style-name="T1">o</text:span></text:span>nem cuilibet emi.<text:line-break/>nens c<text:span text:style-name="Default_20_Paragraph_20_Font"><text:span text:style-name="T1">o</text:span></text:span>nspicitur. Quin etiam et .ipsa posteriores partes<text:line-break/>a pri<text:span text:style-name="Default_20_Paragraph_20_Font"><text:span text:style-name="T1">o</text:span></text:span>ribus distinguens -per totam l<text:span text:style-name="Default_20_Paragraph_20_Font"><text:span text:style-name="T1">o</text:span></text:span>ngitudinem in sinuant<text:line-break/>acutam desinit, qualis est et scapularum spina maxime is<text:line-break/>summo ipsius fastigio. Hic itaque musculus , a media po-<text:line-break/>tissimnm. dictu spina ortus, per ilium os ad internam st-<text:line-break/>moris regionem delentur,. in <text:span text:style-name="Default_20_Paragraph_20_Font"><text:span text:style-name="T1">o</text:span></text:span>bliquum paulatim tendens;<text:line-break/>lune ad genu articulum descendit , <text:span text:style-name="Default_20_Paragraph_20_Font"><text:span text:style-name="T4">mo</text:span></text:span>x hunc circa <text:span text:style-name="Default_20_Paragraph_20_Font"><text:span text:style-name="T1">t</text:span></text:span>emo.<text:line-break/>ris condylum interiorem permeans; inde rursus obliquo<text:line-break/>ductu tibiae ossi ea parte iniicitur, qua maxime exea<text:span text:style-name="Default_20_Paragraph_20_Font"><text:span text:style-name="T1">t-<text:line-break/></text:span></text:span>riis nudusque est. Hunc. musculum si ad <text:span text:style-name="Default_20_Paragraph_20_Font"><text:span text:style-name="T1">o</text:span></text:span>riginem ipsius<text:line-break/>protendas, ita tibiam .figurabis, sicut pueri eam statuunt,<text:line-break/>in palaestris crus invertentes, quum alterum semoti crut</text:p>
      <text:p text:style-name="P2">iniiciunt; quod tibi clare innotescet, si multas tibiae car-<text:line-break/>nes ademeris, atque hoc magis, si pedem juxta articu-<text:line-break/>Ium absccueris. Magni siquidem musculi etiam mortuo<text:line-break/>animante tensi functiones suas citra carnium praecisio-<text:line-break/>nem possunt indicare; exigui vero, nisi multis ipsarum<text:line-break/>ablatis, non possunt. Caeterum post hujus musculi apo-<text:line-break/>neurosin etiam alia quaedam ex amussi tendonis in an-<text:line-break/>ticnemium insertio ; quam secutus dissecansque mufcu-<text:line-break/>lum ipsi incumbentem ad pa<text:span text:style-name="Default_20_Paragraph_20_Font"><text:span text:style-name="T1">r</text:span></text:span>tem, unde p<text:span text:style-name="Default_20_Paragraph_20_Font"><text:span text:style-name="T1">r</text:span></text:span>odiit, ascendes,<text:line-break/>adque per summa femoris interius ad os pubis, ubi hic<text:line-break/>musculus caput habet; atque in hac maxime parte ante-<text:line-break/>rior est et exacte superne deorsum versus in longum ex-<text:line-break/>porrectus sensim teretem figuram repraesentat. Hic au-<text:line-break/>tem vocataspubis ossa committuntur, et cartilaginis inter.<text:line-break/>ventu coeunt. Atque hi duo numero musculi, in utro-<text:line-break/>que crure unus, sese mutuo juxta prunas apophyses con:,</text:p>
      <text:p text:style-name="P2">tingunt. Ex ipfa igitur regione, unde prodierunt, et per<text:line-break/>interiora femoris ductu, nec non ex loco, per quem tibi-<text:line-break/>ae innascuntur; actionem suam docere fe valenti At<text:line-break/>etiam citra demonstrationem, quam ex sua natura ipsi<text:line-break/>efficiunt, tu quoque motum, quo tibiam movent, mani-<text:line-break/>bus propriis invenire poteris; quippe, dum ad exortus<text:line-break/>musculorum sudem attrahis, tibla elatius simul et interi-<text:line-break/>us attolli videtur. Verum hujusmodi examina mortuo<text:line-break/>animante potissimum faciunda sunt, plurimis artuum mo-<text:line-break/>vendorum partibus undeq.uaque ablatis, et, si fieri potest,<text:line-break/>ossibus fotis carne vacuis relictis. Porro tertia a duabus<text:line-break/>praedictis in<text:span text:style-name="Default_20_Paragraph_20_Font"><text:span text:style-name="T1">s</text:span></text:span>ertio lati tendinis est, nominatae in anteri-<text:line-break/>ori tibiae parte contigua , idque magis ab internis ipsius<text:line-break/>partibus: paulatim vero magna ex parte deorsum versus<text:line-break/>ad obliqui musculi situm vergit. Invenies ipsam, si,. ut<text:line-break/>in prioribus duabus, pedetentinr musculi partem sequaris,<text:line-break/>quae tendines praedictos procreavit, lutriusecus quidem</text:p>
      <text:p text:style-name="P2">primum juxta tibiae genuque interiora sitam, deinde ve-<text:line-break/>ro per poplitem sursum oblique ascendentem juxta poste-<text:line-break/>riorem femoris sedem, postea sic ad exteriorem luferio-<text:line-break/>remque coxae ossis partem (ubi simiae nates carne pr-<text:line-break/>lisque ca<text:span text:style-name="Default_20_Paragraph_20_Font"><text:span text:style-name="T2">r</text:span></text:span>ent) emergentem. Hinc enim exortus ac caput<text:line-break/>indidem obtinens per femur obliquus defertur; deinde<text:line-break/>intro ad insertionem, quam dixi, pervenit, tibiam, ut<text:line-break/>ita dicam, retrorsum evolvens, quemadmodum saltatores<text:line-break/>factitare consueverunt. Nam sciendum est id de omni<text:line-break/>aeque musculo,<text:span text:style-name="Default_20_Paragraph_20_Font"><text:span text:style-name="T2">r</text:span></text:span>- nempe rectos motum rectum ministrare,<text:line-break/>contra obliquos obliquum. Verum nullus semo<text:span text:style-name="Default_20_Paragraph_20_Font"><text:span text:style-name="T2">t</text:span></text:span>is muscu-<text:line-break/>lus alius obliquiorem hoc situm habet; siquidem ab ex-<text:line-break/>tema ifchii parte incipit, -lu internam vero tibiae par-<text:line-break/>tem inseritur. Necesse enim est tibiam hac tractam an-<text:line-break/>fa retrorsum sursumque feni, et hac in o<text:span text:style-name="Default_20_Paragraph_20_Font"><text:span text:style-name="T2">r</text:span></text:span>bem convolvi;<text:line-break/>cujus: ratione compositus, non simplex, hic motus effici-<text:line-break/>tur. Hi ergo tres musculi in tibiam tendiuibus inseruit-</text:p>
      <text:p text:style-name="P2">tur, quos auferre oportebit, si tibiam ic<text:span text:style-name="Default_20_Paragraph_20_Font"><text:span text:style-name="T1">t</text:span></text:span>am prius disis-<text:line-break/>care cogites; nam, quid subter lateat, ipsis incumbentibus;<text:line-break/>ridere nullo queas modo. Jam alius est quartus musca-<text:line-break/>lus ex iis, qui in tibiam deferuntur, qui non interna<text:line-break/>ipsius parte, verum externa fotus tribus opponitur,<text:line-break/>quantum ad loci rationem attinet, cui inferitur; extre,.<text:line-break/>munr ipsius carnosum, simul et latitudine manifesta con-<text:line-break/>fpicuum, tibiae extrin<text:span text:style-name="Default_20_Paragraph_20_Font"><text:span text:style-name="T1">s</text:span></text:span>ecus, uti dictum est, connectitur;<text:line-break/>quinetiam magis adhuc. dilatescens. ad suum ipsius caput,<text:line-break/>in extima ossis ifchii parte situm, furium protenditur;<text:line-break/>etenim praedicto musculo hinc, ut docui, exoriente, ca-<text:line-break/>.put hujus musculi exterius, ut. dixi, locatum est; ut ex<text:line-break/>situ facile innotescat ipsius functio, tibiam totam simpli-<text:line-break/>ci motu in externam partem abducentia. .Porro notum<text:line-break/>est etiam experientia, si universum musculum ad pro-<text:line-break/>prium caput voles extendere, secuturam tibiam, quem-<text:line-break/>admodum diximus. Eundem musculum spectavimus cur-</text:p>
      <text:p text:style-name="P2">fori cuidam haud vulgari abruptum, certanteque homine<text:line-break/>in ipsius medio avulsum; cujus deinde fed<text:span text:style-name="Default_20_Paragraph_20_Font"><text:span text:style-name="T1">o</text:span></text:span>s inanis erat<text:line-break/>et concava, ut quam partes avulsi musculi relinquerent,<text:line-break/>haec quidem sursum ad caput revulsa, altera vero ad<text:line-break/>tibiam detracta. Cursor tamen ille postea, quam dolor<text:line-break/>cessasset et inflammatio destitisset, obambulando nihilo lae-<text:line-break/>debatur, adeo ut audacter cur<text:span text:style-name="Default_20_Paragraph_20_Font"><text:span text:style-name="T1">t</text:span></text:span>um iteraret; ex quo et-<text:line-break/>iam nullam fentiens laesionem rursus certavit, iterumque.<text:line-break/>ceu prius victoriam retulit. Quod illi obtigisse non est<text:line-break/>vero dissimile; nam in curio non est opus articulos in<text:line-break/>obliquum torquere, verum sufficit eos extendere atque<text:line-break/>inflectere; unde nec hi tres commemorati musculi lato<text:line-break/>isti et carnosi, praepositi motus tibiae praecipuos admiui-<text:line-break/>fleant, quantum sane ad civiles curioriosque cruris ultis<text:line-break/>perti<text:span text:style-name="Default_20_Paragraph_20_Font"><text:span text:style-name="T1">n</text:span></text:span>et. Jam post quatuor dictos musculos quintus alius<text:line-break/>existit, non in anticnemium tribus primis similiter perve-<text:line-break/>mens, verum ad <text:span text:style-name="Default_20_Paragraph_20_Font"><text:span text:style-name="T1">t</text:span></text:span>uleritis femoris caput et musculi tibiae</text:p>
      <text:p text:style-name="P2">principium a parte interna. Dissecari itaque potest non<text:line-break/>hinc modo, verum non minus etiam a superiore initio;.<text:line-break/>quin et ex utroque exorsa <text:span text:style-name="Default_20_Paragraph_20_Font"><text:span text:style-name="T1">dissect</text:span></text:span>io<text:span text:style-name="Default_20_Paragraph_20_Font"><text:span text:style-name="T1">nem</text:span></text:span> administrare exer-<text:line-break/>cerique melius est. Si . quidem ins<text:span text:style-name="Default_20_Paragraph_20_Font"><text:span text:style-name="T1">t</text:span></text:span>a inceperis, manum<text:line-break/>per posteriores femoris partes usque ad os ischii versus<text:line-break/>ipsius caput evidentissime duces, quod ibidem primus to-<text:line-break/>f ius musculi processus connatus apparet capiti illi mu-<text:line-break/>Icuti, qui tertius inter narrandum dictus esu Sui autem<text:line-break/>desuper auspiceris, ad musculi super incisi caput animum<text:line-break/>diriges. Quatuor enin<text:span text:style-name="Default_20_Paragraph_20_Font"><text:span text:style-name="T1">r</text:span></text:span> continua musculorum capita ex<text:line-break/>iscbio osse prodeunt; lati quidem, quem cursori avulsum<text:line-break/>diri; omnium extimum habetur; fecundum vero tibiam<text:line-break/>extr<text:span text:style-name="Default_20_Paragraph_20_Font"><text:span text:style-name="T1">a</text:span></text:span>rium evertentis; tertium autem, de quo nunc verba<text:line-break/>facimus , quod etiam in exteriora paulatim totam tibiam<text:line-break/>circumvertit , ^simili quidem tertio praedicto motu, sed<text:line-break/>non aeque magno ; hoc denique caput subsequitur aliud<text:line-break/>quartum, ut dixi; nam omnia, uno sita ordine, ex osse</text:p>
      <text:p text:style-name="P2">ischii procedunt. At a superioribus anatomen exorsus,<text:line-break/>inde per posteriora internaque femoris descendere coua-<text:line-break/>beris, dt-ducet enim te ad condylum ipsius, ea nimirum<text:line-break/>parte, qua et musculorum ad suram pertinentium alter<text:line-break/>interior procedit; in quo loco finem ipsius jacere simul-<text:line-break/>que etiam aliquid ligamenti, quod circa articulum est,<text:line-break/>comprehendere intueberis. Hunc musculu<text:span text:style-name="Default_20_Paragraph_20_Font"><text:span text:style-name="T1">m si </text:span></text:span>ad caput<text:line-break/>suum extendas, cum femore etiam tibia retrorsum in-<text:line-break/>trovsumque ferri videtur. Id vero ei accidit, quod prae-<text:line-break/>dictus hujus musculi finis communia sit adnato illius ca-<text:line-break/>piri, qui in sura ab interna parte et posteriore habetur.<text:line-break/>Satius igitur fuerit et horum sines quoquo modo tibiae<text:line-break/>communes auferre, quum illos aliquando musculos prio- .<text:line-break/>res dissecare sueris aggressus. Sic namque tibi et hic.<text:line-break/>musculus per su quidem femur extendere, tibiam vero<text:line-break/>praedicti cum m, scuto ipsius connexus beneficio contra-<text:line-break/>here quoque apparebit.</text:p>
      <text:h text:style-name="P19" text:outline-level="2">C ap. V. </text:h>
      <text:p text:style-name="P21">Atqui, si nunc omnes enarratos (de semo-<text:line-break/>ris musculis agimus) exemeris, adhuc magni tum in p<text:span text:style-name="Default_20_Paragraph_20_Font"><text:span text:style-name="T2">i</text:span></text:span>i-<text:line-break/>ore, tum in posteriore intemaque univerfa femoris par-<text:line-break/>te musculi tibi restabunt, ex quibus priores anteriores<text:line-break/>dissecabis, qui sane unam om<text:span text:style-name="Default_20_Paragraph_20_Font"><text:span text:style-name="T2">n</text:span></text:span>es actionem habent, nem-<text:line-break/>pe qua genu articulum extendunt, non tamen situm simi-<text:line-break/>lem, neque capita; haec enim cuncta quatuor numero<text:line-break/>existunt. Elatissimum quidem ex ilium ossis spina procedit,<text:line-break/>e directo musculi omnium primi dicti idque parte ipsi-<text:line-break/>us inferiore ; huic vero succedit aliud multo majus pri<text:span text:style-name="Default_20_Paragraph_20_Font"><text:span text:style-name="T2">o</text:span></text:span>re<text:line-break/>et humilius, quod in externa potius femo<text:span text:style-name="Default_20_Paragraph_20_Font"><text:span text:style-name="T2">r</text:span></text:span>is regione prope<text:line-break/>ipsam natem potissimum eminet, a quo capite maximus au-<text:line-break/>terrorum femoris musculorum exortus est. Huic contiguus<text:line-break/>connexusque est exteriorum omnium primus dictus latus<text:line-break/>carnosusque musculus, a medio propemodum femore us-<text:line-break/>que ad finem infernum procedens, qui cursuri fuerat<text:line-break/>avulsus. Ad eundem hujus. musculi locum pervenit et</text:p>
      <text:p text:style-name="P2">alius processus, qui primus e spina ilium ossis exoriri<text:line-break/>dictus est; atque ambo juncti unius musculi modo ad-<text:line-break/>usque patellam molamque nominatam apparent, in quam<text:line-break/>per valentissimum latumque tendinem inseruntur, cum<text:line-break/>quo etiam totam ipsius priorem partem comprehendunt.<text:line-break/>ldem tendo ad tibiam quoque pervenit, firmus adeo , ut<text:line-break/>vix dissolvi queat, anteriori post .articulum parti inhae-<text:line-break/>rescens. His autem disiectis alia musculorum capita duo<text:line-break/>subjecta manifesto tibi in conspectum veniunt; alterum<text:line-break/>quidem primum processum magni trochanteris attingit,<text:line-break/>praeterea capitis femoris cervicem; reliquum vero hujus<text:line-break/>infra magis, quam hoc, ex anteriori ossis femoris fede<text:line-break/>emergit; defertur autem ipsum prorsus recta per priorem<text:line-break/>femoris partes usque ad patellam, totum carnosum per-<text:line-break/>manens ; alterum autem, desuper incipiens, juxta internum<text:line-break/>femoris caput membranosiore extremo desinit; caeterum<text:line-break/>fines ipsorum cohaerescunt uuitiqne sunt; atque hac de</text:p>
      <text:p text:style-name="P2">causa professores anat<text:span text:style-name="Default_20_Paragraph_20_Font"><text:span text:style-name="T1">o</text:span></text:span>mici hunc musculum pro uno nu-<text:line-break/>ruerant, etsi duo capita habeat, veluti majores quoque ipsis<text:line-break/>in superficie locati, qui validissimum ex se tendinem pr<text:span text:style-name="Default_20_Paragraph_20_Font"><text:span text:style-name="T1">o</text:span></text:span>da.<text:line-break/>eunt, de quibus nuper egimus. At, quod omnium musculo-<text:line-break/>rum, qui genu articulum movent, validissimam hi extensionis<text:line-break/>functionem obire creduntur, curris notum esse arbitr<text:span text:style-name="Default_20_Paragraph_20_Font"><text:span text:style-name="T1">o</text:span></text:span>r;<text:line-break/>quippe, nisi hos firmiter extenderis, nullo pacto queas pedi.<text:line-break/>bus rectus consistere; sin autem omnes alios periisse finxeris,<text:line-break/>foli hi ad tensionis stabilitatem sufficiunt. Nam poplitis<text:line-break/>flexura inter leves infirmasque ejus actiones refertur;<text:line-break/>fit autem, ubi crus ceu quiddam sublime a terra eleva-<text:line-break/>re conamur, innixique firmiter altero totam corporis<text:line-break/>molem eo sustinemus. Quamobrem natura neque magnis<text:line-break/>neque multis musculis ipsam commisit; verum ex com-<text:line-break/>memoratis unus solus esse videtur capiti interioris surae<text:line-break/>musculi insinuatus, quem dixi , tibiae flexus auctor<text:line-break/>existere; quanquam non magis ipsam flectere, quam ad</text:p>
      <text:p text:style-name="P2">internam <text:span text:style-name="Default_20_Paragraph_20_Font"><text:span text:style-name="T2">r</text:span></text:span>egionem abducere apparet. Hic quidem mu-<text:line-break/>fculus leviter et obscure quodam modo genu articulum<text:line-break/>flectit. At, quem magnum musculum putant ipsum fle-<text:line-break/>ctere, qui totam prope regionem femoris posteriorem<text:line-break/>interioremque occupat, is vel omnino non attrahit tibi-<text:line-break/>ani, vel certe parum, quia et finis ipsius leviter atti<text:span text:style-name="Default_20_Paragraph_20_Font"><text:span text:style-name="T2">a-<text:line-break/></text:span></text:span>git ligamentum toti articulo in orbem circumpositum ;<text:line-break/>nam in os tibiae ne minima quidem fui parte inferitur,<text:line-break/>verum coacti fuut hunc poplitis flexurae auctorem dice-<text:line-break/>re, quod nimirum ignorarent alte<text:span text:style-name="Default_20_Paragraph_20_Font"><text:span text:style-name="T2">r</text:span></text:span>um musculum articulo<text:line-break/>latenter quidem insinuatum, qui vel salus ipsum flectere<text:line-break/>potest, vel maxima facultate praeditus est. Porro hunc<text:line-break/>prius cernere non est, quam a tibia musculos ademe<text:span text:style-name="Default_20_Paragraph_20_Font"><text:span text:style-name="T2">r</text:span></text:span>is,<text:line-break/>qui suram efficiunt. Quapropter nec mihi nunc de eo<text:line-break/>dicere necessarium est; fed , quum primum ex ordine<text:line-break/>anatomico fuerit detectus, tunc et ego naturam ipsius<text:line-break/>universam exponam.</text:p>
      <text:h text:style-name="P19" text:outline-level="2">cap. VI. </text:h>
      <text:p text:style-name="P21">Nunc autem femoris musculis praeter<text:line-break/>magnum duntaxat dissectis licebit tibi et ischii articu-<text:line-break/>lum moventes, nec non circa tibiam universos deinceps<text:line-break/>dissecare. Fingamus jam nos ischii articulum moventes<text:line-break/>primos administrare, ex quorum numero maximum qu<text:span text:style-name="Default_20_Paragraph_20_Font"><text:span text:style-name="T2">o-<text:line-break/></text:span></text:span>que femoris musculum esse diximus, quem perperam, ut<text:line-break/>retuli, genu articulum flectere arbitrantur. Ab hoc igi-<text:line-break/>tur ipso exordiens fibras contemplare; quae quidem in<text:line-break/>posteriore magis parte totius femoris habentur, usque ad<text:line-break/>ischii os sursum tendunt, quae vero interiorem perre-<text:line-break/>ptant , intro ad pectinem porriguntur. Ex hoc enim t<text:span text:style-name="Default_20_Paragraph_20_Font"><text:span text:style-name="T2">o</text:span></text:span>to<text:line-break/>procedens coxarum quoque jam os amplexatur, quate-<text:line-break/>nus humillimae pectinis ossis parti jungitur. Rectis igi-<text:line-break/>tur fibris^ posterioribus coxae articulum flectit; si vero<text:line-break/>ipsum et genu articulum parvum movere quis permiserit,<text:line-break/>nqn aliis quam rectis his fibris etmr motum obibit; iis<text:line-break/>autem, quae in lateribus ad pubis os perveniu<text:span text:style-name="Default_20_Paragraph_20_Font"><text:span text:style-name="T2">n</text:span></text:span>t, obli-<text:line-break/>quum ad interiora totius femoris motum administrari de-</text:p>
      <text:p text:style-name="P2">prehende. Interdum vero hic musculus bina quaedam<text:line-break/>videtur vel tria ceu exiguorum musculorum uielinea-<text:line-break/>menta in fe contenta assumere, interdum unum vel duo;<text:line-break/>omnino vero quoddam accipit delineamentum , quod in-<text:line-break/>ternis femoris partibus juxta ipsius menium pauloque<text:line-break/>superius medio innascitur. Animum igitur advertens di-<text:line-break/>ligenter hunc ossis pubis disseca musculum, praecavens,<text:line-break/>ne ipsi subiacentem praecidas, qui totum in osse pubis<text:line-break/>foramen magnitudine sua alioqui maximum occupat, in<text:line-break/>ruam aponeurosin desinens, qua de mox agetur. Ita-<text:line-break/>que magnum hunc, cujus est nunc mentio, a toto<text:line-break/>pectinis osse resecans, abstineto primum, ut dictum est,<text:line-break/>ab eo, qui foramen comprehendit; deinde ab humili mu-<text:line-break/>sicula , quem etiam i<text:span text:style-name="Default_20_Paragraph_20_Font"><text:span text:style-name="T2">n</text:span></text:span> hisce animantibus femper lividum<text:line-break/>vidimus, orientem sane ex inferioribus pectinis ossis par-<text:line-break/>tibus, iuferiori autem exiguo trochanteri infertum ten-<text:line-break/>dine haud invalido, licet ipse magnus non existat; ve-<text:line-break/>rum tendo ipse dicti trochanteris partes interiores car-</text:p>
      <text:p text:style-name="P2">nosio<text:span text:style-name="Default_20_Paragraph_20_Font"><text:span text:style-name="T1">r, </text:span></text:span>non ex toto simpliciter ne<text:span text:style-name="Default_20_Paragraph_20_Font"><text:span text:style-name="T1">r</text:span></text:span>vosus appare<text:span text:style-name="Default_20_Paragraph_20_Font"><text:span text:style-name="T1">n</text:span></text:span>s, simul<text:line-break/>excipit. Alter musculus valentiorem hoc aponeurofin,<text:line-break/>praedicto contiguam descendentemque in totam reliquam<text:line-break/>trocha<text:span text:style-name="Default_20_Paragraph_20_Font"><text:span text:style-name="T1">n</text:span></text:span>teris partem ducit eam totam amplexus ; procedit<text:line-break/>hic ex superioribus lumborum iliumque ossis partibus , ex<text:line-break/>utrisque musculis oriundus. Hinc jam perspicuum evadit,<text:line-break/>musculum hunc, nisi omnibus lu abdomine recisis, abis-<text:line-break/>tisque universis, quae lumbis incumbu<text:span text:style-name="Default_20_Paragraph_20_Font"><text:span text:style-name="T1">n</text:span></text:span>t, n<text:span text:style-name="Default_20_Paragraph_20_Font"><text:span text:style-name="T1">o</text:span></text:span>n p<text:span text:style-name="Default_20_Paragraph_20_Font"><text:span text:style-name="T1">o</text:span></text:span>sse c<text:span text:style-name="Default_20_Paragraph_20_Font"><text:span text:style-name="T1">o</text:span></text:span>n-<text:line-break/>spici. Solus enim hic lumborum musculus evidenter ap-<text:line-break/>parebit triplex, ac interna quidem sui parte per validam<text:line-break/>apo<text:span text:style-name="Default_20_Paragraph_20_Font"><text:span text:style-name="T1">n</text:span></text:span>eurosin, quae ligamenti robur natmamque habeat,<text:line-break/>in illam partem descendere , ubi pectinis os ischio com-<text:line-break/>missum desinit; externa autem altera ap<text:span text:style-name="Default_20_Paragraph_20_Font"><text:span text:style-name="T1">o</text:span></text:span>neurofi, non<text:line-break/>longa, ut prior, sed te<text:span text:style-name="Default_20_Paragraph_20_Font"><text:span text:style-name="T1">n</text:span></text:span>uiore multo ilium ossi inseritur.<text:line-break/>Alia denique ipsius pa<text:span text:style-name="Default_20_Paragraph_20_Font"><text:span text:style-name="T1">r</text:span></text:span>s, quae media inter aponeuroscs.<text:line-break/>insra tendit, musculo interiore toti ilium ossi inhaerente<text:line-break/>una secum excepto , teudiuem m<text:span text:style-name="Default_20_Paragraph_20_Font"><text:span text:style-name="T1">o</text:span></text:span>do nominatum produ-</text:p>
      <text:p text:style-name="P1">cit, exiguo trochanteri insertum, qui jam vel ex ipso<text:line-break/>situ palam deprcbentlitur simul, dum femur intro flectit,<text:line-break/>etiam fursum erigere. Atque experienti teudentique, ut<text:line-break/>dictum est., tibi saepius hoc iacere videbitur, contrariam<text:line-break/>videlicet postremae grandis musculi, cujus mentionem<text:line-break/>fecimus, parti actionem obiens. Atqui parvum mulbu-<text:line-break/>tum liventem obliqui intro motus auctorem esse femori<text:line-break/>quia ignorat? lbidem haud alium praeterea musculum<text:line-break/><text:span text:style-name="Default_20_Paragraph_20_Font"><text:span text:style-name="T1">r</text:span></text:span> femori inse<text:span text:style-name="Default_20_Paragraph_20_Font"><text:span text:style-name="T1">c</text:span></text:span>tatum reperias; profectus autem ad exterio-<text:line-break/>res musculos, universos compe<text:span text:style-name="Default_20_Paragraph_20_Font"><text:span text:style-name="T1">t</text:span></text:span>is, qui femoris caput amb-<text:line-break/>ientes in magnum trochantera immittuntur. Primus<text:line-break/>itaque ipforum sub cute stanna positus est, ex tota ili-<text:line-break/>um offis spina recta procedens , quae quidem ejus pars<text:line-break/>tota carnosa est, cui dein alia adhaeret contigua, paula-<text:line-break/>tim jam membranea evadens, ut non multo post exacta<text:line-break/>prorsus membrana sit ligamenti naturam habens. lucum-<text:line-break/>bit hic musculus ennneutioribus retrorsum offis ilium</text:p>
      <text:p text:style-name="P1">partibus , simulque obliquioribns , caeterunr spinalium<text:line-break/>mufculormn extremo connexus est. Ubi vero hoc ejus<text:line-break/>membraneum desinit, alius processus carnosius occurrit,<text:line-break/>e regione primi, qui ex ilium osse emergere dictus est.<text:line-break/>Enascitur autem ipse ex lateribus codcygis appellati, seu.<text:line-break/>sim etiam posteriores ipsius partes amplexus. Anserem.<text:line-break/>dus igitur is .est, fed ita, ut deorsum quidem versus si-<text:line-break/>bras pr<text:span text:style-name="Default_20_Paragraph_20_Font"><text:span text:style-name="T1">o</text:span></text:span> tendas, ab omnibus vero subjectis c<text:span text:style-name="Default_20_Paragraph_20_Font"><text:span text:style-name="T1">o</text:span></text:span>rp<text:span text:style-name="Default_20_Paragraph_20_Font"><text:span text:style-name="T1">o</text:span></text:span>ribus<text:line-break/>scalpello retusiore p<text:span text:style-name="Default_20_Paragraph_20_Font"><text:span text:style-name="T1">o</text:span></text:span>tius, quam acutiore, ipfum divellas;<text:line-break/>quae membranea viscosaque in totum funt c<text:span text:style-name="Default_20_Paragraph_20_Font"><text:span text:style-name="T1">o</text:span></text:span>ccygia no-<text:line-break/>minati et externi ischii ossis extremij intermedia. Quis<text:line-break/>etiam pars hujus musculi menrbranofa magis est<text:line-break/>quam carnea; quae vero ipsi contigua c<text:span text:style-name="Default_20_Paragraph_20_Font"><text:span text:style-name="T1">o</text:span></text:span>njuncta est<text:line-break/>hujus, quae in ischium inseritur, ea omnino carpo-<text:line-break/>sa est, capiti statim, quod ex coccyge derivatur, admir-<text:line-break/>ta. Paulatim itaque tum has carnes, tum ipsis opp<text:span text:style-name="Default_20_Paragraph_20_Font"><text:span text:style-name="T1">osi-<text:line-break/></text:span></text:span>tas, quae ex ilium osse prodeunt, mediumque ips<text:span text:style-name="Default_20_Paragraph_20_Font"><text:span text:style-name="T1">o</text:span></text:span>rum</text:p>
      <text:p text:style-name="P2">membraneum a subjectis resolvas. Sic namque et semo-<text:line-break/>ris caput nudes et bipartitum musculi finem invenias,<text:line-break/>alterum postremis semotis partibus connexum , e directo-<text:line-break/>que potissimum ad eos, qui ex ischio et coccyge sunt,<text:line-break/>exortus situm; alterum in membraneum tendiuem latum<text:line-break/>cessantem , qui anteriores lentoris musculos complectitur,<text:line-break/>contiguus apophysi, quam .ad genu descendere antea<text:line-break/>diximus. Unde liquet, musculum hunc totum lemur re-<text:line-break/>trorfum abducendo extendere: qui per eam nimirum in-<text:line-break/>sartionem, quae dicta est fieri e directo capitis tum <text:span text:style-name="Default_20_Paragraph_20_Font"><text:span text:style-name="T5">ex<text:line-break/></text:span></text:span>coccygia osse, tum ex ischio osse producti, famur pau-<text:line-break/>lum in exteriora declinat: verum altero ipsius extremo<text:line-break/>dilatato, in latus magis lemur <text:span text:style-name="Default_20_Paragraph_20_Font"><text:span text:style-name="T1">t</text:span></text:span>urium tendit; ambobus<text:line-break/>autem simul tensis, -perfectissimam totius membri exten-<text:line-break/>sionem efficit. Ubi jam hunc musculum sustuleris, alius<text:line-break/>occurrit valens et totus carnosus, qui ex tota prope-<text:line-break/>modum posteriore ilium ossis sede progrediens vicinis<text:line-break/>etiam ossibus simul incumbit; verum tend<text:span text:style-name="Default_20_Paragraph_20_Font"><text:span text:style-name="T1">o</text:span></text:span> ipsius vertici</text:p>
      <text:p text:style-name="P2">magni trochauteris inferitur, adeoque ulterius adhuc ad<text:line-break/>anteriora procedit. Porro animum, dum hic musculus<text:line-break/>inciditur, parvo quidam musculo adhibe, qui ab exter-<text:line-break/>nis infernisque lati ossis finibus oritur; ac putabis, hunc,<text:line-break/>nisi exacte circumscriptionem ipsius observes, magni mu-<text:line-break/>fculi partem esse, non modo quod connatum exortum<text:line-break/>obtinet, verum etiam quod ad trochantera, cui grandis<text:line-break/>musculus immitti dictus est, contiguus ipsi existat; quin<text:line-break/>etiam paulo interi orem, quam ille, insertionem obtinet,<text:line-break/>erigens nimirum et hic femur retrorsum cum levi ad<text:line-break/>interiora deflexu, Porro alius inibi musculus colore li-<text:line-break/>vido delitescens, ipse quoque grandi musculo similiter<text:line-break/>subjacet, qui hoc nomine promptius praedicto invenitur<text:line-break/>ob colorem. Hic musculus originem ducit ex interiori-<text:line-break/>bus simul et lateralibus partibus ossis lati; quem posse<text:line-break/>femoris caput ad eas partes ciccunrvertere cuivis est per-<text:line-break/>fpicuum ; etenim et ipsi: magno trochanteri, sed humllius,</text:p>
      <text:p text:style-name="P2">quam grandior musculus, inseritur. Hi sane tres mu-<text:line-break/>ferii in magnum trocha<text:span text:style-name="Default_20_Paragraph_20_Font"><text:span text:style-name="T2">n</text:span></text:span>tera, sicut dictum est, inseruit-<text:line-break/>tur. Ab his alii duo conditi plane introrsus femoris ca-<text:line-break/>put circumvertant , per validos tendines in grandioris<text:line-break/>trochauteris sinum inserti. Utrique ex osse pubis proce-<text:line-break/>dunt, foramen occupantes, hic iutus, ille extrinsecus;<text:line-break/>mox ad ipsam femoris cervicem a foris emergunt : unde<text:line-break/>sic ad magnum trochantera juxta sinum praedictum<text:line-break/>ascendunt; cui rursus anterior quidem demissius, posteri-<text:line-break/>or vero elatius immittitur. Quum jam pariter hujus<text:line-break/>capita a pectinis osse abripueri<text:span text:style-name="Default_20_Paragraph_20_Font"><text:span text:style-name="T2">t</text:span></text:span>, ligamentum membra-<text:line-break/>neum communiter utrisque subjectum servato, quod to-<text:line-break/>tum pectinis offis fo<text:span text:style-name="Default_20_Paragraph_20_Font"><text:span text:style-name="T2">r</text:span></text:span>amen comprehendit. Equidem nu-<text:line-break/>merulus hinc est exortus musculorum, qui videlicet et-<text:line-break/>iam ad vicina foramini ossa utrinque porriguntur. Ita—<text:line-break/>que musculum quidem exteriorem ex facili dissolves ; in-<text:line-break/>terrorem vero si totum voles exquisite contemplari, ossi-<text:line-break/>um pectinis commissuram prius scalpello valente^ diriores,.</text:p>
      <text:p text:style-name="P2">quod levi admodum negotio confeceris, nam cartilag<text:span text:style-name="Default_20_Paragraph_20_Font"><text:span text:style-name="T1">o<text:line-break/></text:span></text:span>utraque intercedit, quae ipsa connectat committatque.<text:line-break/>Quapropter, si in illa dissectionem moliaris, facile admi-<text:line-break/>nistrabis op usque promovebis adeo, ut, solutis statim in-<text:line-break/>ter se ossibus, musculum prompte queas intueri. Insuper<text:line-break/>magis hoc efficies, si, ubi pectinis ossa scalpello direme-<text:line-break/>ris , ilium ossa manu utraque prehensa extrorsum valide<text:line-break/>reflectas ; quippe haec quoque tali structione solvuntur se-<text:line-break/>paranturque ab osse lato, ut tota illa regio supina jam et<text:line-break/>conspicua evadat, universaque pectinis ossis pars interior<text:line-break/>clare omnibus appareat Qua de causa nunc satis tibi<text:line-break/><text:span text:style-name="Default_20_Paragraph_20_Font"><text:span text:style-name="T5">est </text:span></text:span>musculi ex his partibus exortum amputare: nam<text:line-break/>postea in dissectione sedis auditurus es, quo modo prio-<text:line-break/>rem ipsam superficiem membraneum detegere conveniat,<text:line-break/>quam musculi operculum esse putaveris. Non est autem<text:line-break/>hoc operculum ejus musculi, qui nunc in sermone prtr-<text:line-break/>ponitur, verum potius quidam musculus membranens te-</text:p>
      <text:p text:style-name="P2">nuisque ad anum pertinens, unus utrinque, non aduro..<text:line-break/>dum anatomicis cognitus, quemadmodum neque praedi-<text:line-break/>cti. Verum de illis, quum ad sedis anatomen ventum<text:line-break/>erit, accuratius dicetur. Porro hic quoque musculus, qui<text:line-break/>nunc dissecatu<text:span text:style-name="Default_20_Paragraph_20_Font"><text:span text:style-name="T2">r</text:span></text:span>, ossis pectinis internus, sicut docui, ad gran..<text:line-break/>detn femoris trochanterem contrarium quidem motum,<text:line-break/>sed genere similem priori subministrat; quippe ambo fe-<text:line-break/>moris caput introrsus circumagunt, unus per totius arti-<text:line-break/>culi anteriora, alter per posteriora. Talis est certe mu-<text:line-break/>siclorum ischii articulum moventium dissectio.</text:p>
      <text:h text:style-name="Heading_20_2" text:outline-level="2">Cap. VII. </text:h>
      <text:p text:style-name="P21">Jam vero opportunum est ad tibiae mu-<text:line-break/>sculos transire, quos etiam, veluti est dictum, ante ischii<text:line-break/>musculos licet dissecare, imo et primos omnium conve-<text:line-break/>nit, si eos abstuleris musculos, qui ex semove in tibiam<text:line-break/>descendunt. His enim ademptis, duo musculorum capita<text:line-break/>maniscsto conspiciuntur, quae ex posteriore femoris re-<text:line-break/>gione illa potissimum ducunt originem, qua coudylorum</text:p>
      <text:p text:style-name="P2">radix habetur. Unde fit, ut musculorum etiam capita<text:line-break/>condylos hosce comprehe<text:span text:style-name="Default_20_Paragraph_20_Font"><text:span text:style-name="T1">n</text:span></text:span>dant. Atque ob id epipbysiu<text:line-break/>habent cartilagluosam ac caam, quae communis est gib-<text:line-break/>bellissimae utriusque condyli, qui secundum ipsam est,<text:line-break/>parti. Ubi .autem poplitem praetergressa fuerint capita,<text:line-break/>invicem in eo loco , quae sura appellatur, miscentur,<text:line-break/>musculum unum gignentes. Hoc eodem in loco haud<text:line-break/>exigua capitis exterioris portio separatur, quae muscu-<text:line-break/>lus per se efficitur, in tendi,,em latum paulatim cessans,<text:line-break/>qui pedi subhaerescit , quemadmodum de manu superiore<text:line-break/>libro enarratum est. Ipsum igitur similiter ac .illum bi-<text:line-break/>sartam, ceu monstravimus , de teges evidenterque specta-<text:line-break/>his, tum figura conformem, tum musculo, cujus mentio-<text:line-break/>nem facimus, connexum. At ex utroque musculi in<text:line-break/>sura, ut dixi, nuper geniti capite tendo producitur, qui<text:line-break/>memorato contiguus incumbit; posteriori autem calcis<text:line-break/>extremo inferitur, quod ad se ipsum trahere est idoneus.<text:line-break/>Huic tendoni continuum alterius musculi ex tibia orti,</text:p>
      <text:p text:style-name="P2">colore magna ex parte lividi, processum altiorem depre-<text:line-break/>heudes; caput ipsius, qua fecundum peronam plurimum<text:line-break/>eminet, habetur. Hi quidem musculi retro in <text:span text:style-name="Default_20_Paragraph_20_Font"><text:span text:style-name="T2">t</text:span></text:span>ura siti,<text:line-break/>sive tres, sive quatuor ipsius numerare libeat, et ad cal-<text:line-break/>cem , velut dictum est, et ad interiora pedis deferuntur..<text:line-break/>Jam alii ipsis cohaerent, qui non adhuc exacte in postre-<text:line-break/>mis partibus, sid potius ex lateribus tibiae intus exorti,<text:line-break/>ad infimum pedum <text:span text:style-name="Default_20_Paragraph_20_Font"><text:span text:style-name="T2">o</text:span></text:span>mnes p<text:span text:style-name="Default_20_Paragraph_20_Font"><text:span text:style-name="T2">o</text:span></text:span>rriguntur. At, ubi tendines<text:line-break/>primum generant, ibi ligamentum ipsis extrinsecus in-<text:line-break/>jectum est, ex tibia ad calcem. pertinens; quo recta linea<text:line-break/>diviso, quemadmodum de manu diximus, si tendones de-<text:line-break/>inde iequaiis, digitis ipsos insertari comperies; non ta-<text:line-break/>men, ut in manu, alterum medium articulum, alterum<text:line-break/>primum et tertium, sed ambo primum, secundum ter-<text:line-break/>tiumque movent, si magnum videlicet digitum excipias,<text:line-break/>nam ad secundum ac tertium .tendo , qui ipsum movet,</text:p>
      <text:p text:style-name="P2">porrigitur, sicut in manu fe habet. Caeterum capitum<text:line-break/>duorum, quae retuli, processus invicem connectuntur<text:line-break/>non eodem semper modo; saepe enim. alter ipsorum mu-<text:line-break/>sensus quasi indicem et parvum digitum movet, alter<text:line-break/>medium et annularem, utrique eadem uniti propagine<text:line-break/>magnum. Est quum aliter ipsi miscentur. Horum igi-<text:line-break/>tur tendiuum capita inter calcem. et tibiam sita, ut pri-<text:line-break/>us dictum est, hoc solo discrimine verrant, quod alterum<text:line-break/>ipsorum inferiori tali extremo insideat, qua talus calci<text:line-break/>adjacet, quod quidem caput rursus habet ligamentum<text:line-break/>proprium praeter commune. Tertius veru alius tendo<text:line-break/>ipsi tibiae fini adhaerescit; eique innixus ligament<text:span text:style-name="Default_20_Paragraph_20_Font"><text:span text:style-name="T1">o</text:span></text:span> ite-<text:line-break/>rum peculiari constringitur; qui et ipse pedem univer-<text:line-break/>sum, sicut qui calcem ingrediuntur, retrorsum inflectit;<text:line-break/>verum ipsius extremum in primum tarsi os interius iule-<text:line-break/>ritur. His singulatim dissectis, divertendum rursus est ad<text:line-break/>exteriores tibiae musculos, qui, quantum sane ad superi-</text:p>
      <text:p text:style-name="P2">ores processus attinet, tres existunt; sin autem tendines<text:line-break/>motuumque differentiam fpectes, cui in primis est atteu-<text:line-break/>dendum, plures. Has itaque membranas adimens, hic<text:line-break/>etiam sub cute ligamentum conspicies ei,. .quod in manu<text:line-break/>extrinsecus est, proportionatum, sub quo erant omnes ten-.<text:line-break/>dices, qui digitos extendunt. Verum hoc ligamentum<text:line-break/>i lo tum multo longius, tum tenuius est, praesertim si<text:line-break/>artuum differentiam confideres; nam qua ratione pedis<text:line-break/>ligamenta plura crearit natura, eadem quoque velamen-<text:line-break/>tioribus functionibus obeundis robustiora effecit, quam<text:line-break/>quae in manu sunt. Porro ligamentum hoc situ paula-<text:line-break/>tim obliquum est, non, ut quod in brachiali habetur,<text:line-break/>transversum; item extremitatem tibiae calcanei extremi-<text:line-break/>tati connectit. oportet autem hoc quoque, sicut prae-<text:line-break/>dictum est, juxta membri longitudinem incidere, mox<text:line-break/>partes ad originem suam erigere, ac capitibus subje-<text:line-break/>ctorum tendinum detectis, hinc totorum musculorum<text:line-break/>dissectionem auspicari. Infra siquidem ad tersum, supra</text:p>
      <text:p text:style-name="P2">ad tibiam ceu - manu deducunt. Primum sane contus-<text:line-break/>heris musculum fibulae usque ad superius caput porre-<text:line-break/>ctum, cujus extremum ligamentis continetur, et talio<text:line-break/>ante magnum digitum innascitur, paulum in interiorem<text:line-break/>ac inferiorem ipforum regionem excedens. Secundum<text:line-break/>deinde musculum alium spectabis, huic adeo ricinum,<text:line-break/>ut pars ipsius esse putetur, usque ob causam duplicem,<text:line-break/>tum quod exortum desuper communem habeat, tum<text:line-break/>quod ipsi per totam tibiae longitudinem extrinsecus ad-<text:line-break/>haerescat, verum tendo ejus in caput primi majoris di-<text:line-break/>giti mtertrodii inseratur. ltaque constat, fi manuum dis-<text:line-break/>sectio tibi succurrat, hujus bipartiri musculi proporti<text:span text:style-name="Default_20_Paragraph_20_Font"><text:span text:style-name="T2">o<text:line-break/></text:span></text:span>eum eo, qui in illis tum brachiali, tum magno digit<text:span text:style-name="Default_20_Paragraph_20_Font"><text:span text:style-name="T2">o<text:line-break/></text:span></text:span>communis est. Huic autem cohaeret alius musculus gra-<text:line-break/>cilis, medio inter tibiam fibulamque loco situs, inseritur<text:line-break/>autem in totius digiti majoris latus, proportione similis<text:line-break/>parvo manus musculo, qui pars esse creditur musculi<text:line-break/>tres majorcs digitos extrinsecus obliquo motu moventis.</text:p>
      <text:p text:style-name="P2">Verum hic pedis tendo, quum prope magnum digitum<text:line-break/>sit, ligamentum quoddam permeat, eundem praestans<text:line-break/>usum, quem circuli in curru. Porro deinceps musculo-<text:line-break/>rum, quos nominavi, tendinum caput ligamento subje-<text:line-break/>ctum contemplator, quemadmodum praedicta, iis abunde<text:line-break/>manisestum, qui animum adhibent. Ab hoc itaque iuri-<text:line-break/>piens, deorsum versus tendines quatuor, digitos quater-<text:line-break/>nos extendentes, maniscsto mveuies, iis respondentes, qui<text:line-break/>manum extrinsecus perreptant ; sursum vero musculum<text:line-break/>hunc videbis fibulae adusque superius caput insertum;<text:line-break/>cujus extremum tarso ante magnum digitum inseritur,<text:line-break/>paulum interna parte exuperans, ubi etiam musculi ip—<text:line-break/>sius caput conspicies,. ligamento cuidam externis tibiae<text:line-break/>partibus ad ipsum fibulae caput inserto contiguum.<text:line-break/>Quod ligamentum, dico tenuium, parvarumque carnium<text:line-break/>coitu multis aliis simile, musculi caput efficitur, qui<text:line-break/>deinceps talis circumscriptus est.</text:p>
      <text:h text:style-name="P19" text:outline-level="2">Cap. VIII. </text:h>
      <text:p text:style-name="P21">Hi igitur musculi in anterioribus magis<text:line-break/>totius tibiae partibus consistunt; alii tres ab uno capite<text:line-break/>lu exterioribus magis habentur , et hi praepositum liga-<text:line-break/>mentum ex fibula ad calcem ipsam porrigunt; quo solo-<text:line-break/>to tres musculorum apo<text:span text:style-name="Default_20_Paragraph_20_Font"><text:span text:style-name="T1">n</text:span></text:span>euroscs spectabis , unam quidem<text:line-break/>eximiae magnitudinis obliquam ad exteriorem deferri;<text:line-break/>et hinc rursus ex obliquo plantam subire ; mox ad caput<text:line-break/>primi ossis magni digiti porrigi; notumque est, ipsam in<text:line-break/>hoc articulo muniris digiti flexum moliri. Caeterum ubi<text:line-break/>ad tersum tendo ille reflectitur ex superioribus partibus<text:line-break/>ad inseriores productus, cartilaginem ipsi connatam de-<text:line-break/>prehendes. Jam vero simiae pes hac parte ab humano<text:line-break/>discrepat, quod etiam natura digitorum huic animali dis-<text:line-break/>similis sit humanis. lili siquidem multo minores, quam<text:line-break/>qui in manu, existunt ; hi vero majores etiam iis, in quos<text:line-break/>munus est discreta, quales repentibus quoque animauti-<text:line-break/>bus plurimum fissi, tum invicem distantes adsunt; quo-</text:p>
      <text:p text:style-name="P2">rum beneficio ex facili sublimia conscendit simia, quem-<text:line-break/>admodum mustelae, mures, feles et id genus alia Hunc<text:line-break/>igitur , ut dixi , tendinem in pede humano haud reperi-<text:line-break/>es; gracilem vero ei proximum; qui ex parvo musculo<text:line-break/>procedit parvum digitum extrorsum abducens, invenies<text:line-break/>in hominibus, ut et ipsi vicinum, qui totum pedem in-<text:line-break/>torquet redditque hac in parte fimum, illi respondens,<text:line-break/>qui ex cubito versus parvum digitum procedens hrachi-<text:line-break/>ale extendit. Hic tendo biceps interdum ab exortu red-<text:line-break/>ditur, ejusque partes tunc permeat^ alius tendo, qui par-<text:line-break/>vum digitum extr<text:span text:style-name="Default_20_Paragraph_20_Font"><text:span text:style-name="T1">a</text:span></text:span>rium agit. Sin autem aliquando non<text:line-break/>scissus ipse in ramos fuerit, ligamentum membraneum <text:span text:style-name="Default_20_Paragraph_20_Font"><text:span text:style-name="T1">e<text:line-break/></text:span></text:span>continens ipfum inter se et tendinem excipit eum , qui<text:line-break/>ad parvum digitum pertendit, eundem usum exhibens,<text:line-break/>quem parvuli circuli in curribus , per quos lora trajici-<text:line-break/>unt equis aurigandis appofita. Talis autem est quidam<text:line-break/>alius in magno digito ex ligamento circulus ad tendinis</text:p>
      <text:p text:style-name="P2">transitum, ut p<text:span text:style-name="Default_20_Paragraph_20_Font"><text:span text:style-name="T1">r</text:span></text:span>aedictum est, constructus. Caeterum<text:line-break/>tres hi musculi connatas invicem. propagines obtinent.<text:line-break/>Prior dictus, qui circa tarium est, ex supernis fibulae<text:line-break/>partibus ad infimum pedem pertingens, summa sub cute<text:line-break/>tensus ex tenuibus ligamentis carni connexis constat;<text:line-break/>alter, ubi prioris appellati caput desinit, et ipse non<text:line-break/>multo post principium in tendinem -teretem degenerat<text:line-break/>gracilis totus existens; tertius vero, qui pedem totum<text:line-break/>efficit simum , ex. reliqua fibulae parte procedit. Hic ita-<text:line-break/>que pedem elevat simul et extr<text:span text:style-name="Default_20_Paragraph_20_Font"><text:span text:style-name="T1">a</text:span></text:span>rium declluat; at qui<text:line-break/>co<text:span text:style-name="Default_20_Paragraph_20_Font"><text:span text:style-name="T1">n</text:span></text:span>natus est ei, qui in magnum digitum .iniicitur, ex-<text:line-break/>trorsum ducit: verum utrique simul tensi indeclinabilem<text:line-break/>pedis elevationem moliuntur. Hoc modo etiam ex musculis,<text:line-break/>qui pedem retrorsum movent, uterque in latus fenfim de-<text:line-break/>clinari ambo autem simul directe pedem ducunt retrorsum.</text:p>
      <text:h text:style-name="Heading_20_2" text:outline-level="2">Cap. IX. </text:h>
      <text:p text:style-name="P21">Hi quidem musculi, .etsi minus . absidum<text:line-break/>ac ad amussim, certe mediocriter a majoribus nostris uls-</text:p>
      <text:p text:style-name="P2">recti fiunt; verum qui ulterius dicentur, omnes fere om-<text:line-break/>ilibus sunt incogniti. Primus notatu - dignus tum crassi-<text:line-break/>tudiue, tum robore, licet non longitudine, qui in arti-<text:line-break/>culo poplitis conlitus est; invenies -eum , ablatis poste-<text:line-break/>rictibus musculis ad suram po<text:span text:style-name="Default_20_Paragraph_20_Font"><text:span text:style-name="T2">r</text:span></text:span>rectis, quos primos ster-<text:line-break/>mone dissecui; nam i<text:span text:style-name="Default_20_Paragraph_20_Font"><text:span text:style-name="T2">n</text:span></text:span>ter capita horum amborum mu-<text:line-break/>siculorum hic musculus fitus est, totam fere ibidem lati-<text:line-break/>tudinem tibiae comprehe<text:span text:style-name="Default_20_Paragraph_20_Font"><text:span text:style-name="T2">n</text:span></text:span>dens. Caput ipsius ligamentum<text:line-break/>est valentissimum ex femoris condylo exteriore produ-<text:line-break/>ctum ; comperies autem ipsum, ligamento totius articuli<text:line-break/>abscisso, ut quod ab exteriore femoris et .fibulae parte<text:line-break/>ducens originem haec invicem connectat ac totum arti-<text:line-break/>culum contineat constrmgatque ; fusi hoc enim occultatur;<text:line-break/>juxtaque ipsum obliquus afcendit, ex carnosa tibiae sub-<text:line-break/>stantia per poplitem ad consulum femoris, ubi caput ip-<text:line-break/>sius est, procur<text:span text:style-name="Default_20_Paragraph_20_Font"><text:span text:style-name="T2">r</text:span></text:span>ens; quod caput ex semotis condylo, ut<text:line-break/>dixi, ortum, ab interna et priore parte ligamenti, quod</text:p>
      <text:p text:style-name="P2">articulum tutum constringere dictum est, consistit; h<text:span text:style-name="Default_20_Paragraph_20_Font"><text:span text:style-name="T1">o</text:span></text:span>c si<text:line-break/>tendis , tibia flectitur. Quoniam vero brevis hic longi-<text:line-break/>tudine musculus est, tibiaque multa carne orbiculatim<text:line-break/>circumdata brevis propter illam est; hac carne adem-<text:line-break/>pla. ac pede praeterea detecto, tibiae os facile. a liga-<text:line-break/>mento,. cujus .memini supra, musculoque retrorsum attra-<text:line-break/>hi extrorfumque inclinare ridebis. -Hic itaque musculus<text:line-break/>merito illos latuit, ut cujus caput sit reconditum. Ve-<text:line-break/>rum pedis musculi cur a quibusdam pop siut auimadver-<text:line-break/>A, non possum explicare, praesertim qui septem intra<text:line-break/>manum conspexerint. omiserunt .enim et illic lu alto<text:line-break/>ossibus ipsis incumbentes, sicut prius dixi, non tamen<text:line-break/>feptem conspicuos. lu pede quatuor . musculorum sunt<text:line-break/>genera, non, ut in manu, duo; tria quidem infra pedem;<text:line-break/>unum supra in adversa tersi partu situm est, quod duos<text:line-break/>complecti tar musculos, qui obliquos motus quatuor digi-<text:line-break/>tis subministrant, .prop<text:span text:style-name="Default_20_Paragraph_20_Font"><text:span text:style-name="T1">o</text:span></text:span>rti<text:span text:style-name="Default_20_Paragraph_20_Font"><text:span text:style-name="T1">o</text:span></text:span>ne iis respondentes, qui in</text:p>
      <text:p text:style-name="P2">manus exteriori parte habentur. Qui sub pede habentur,<text:line-break/>sieptem et hi eum septenis, qui in manu ni<text:span text:style-name="Default_20_Paragraph_20_Font"><text:span text:style-name="T2">t</text:span></text:span>untur, cou-<text:line-break/>veniunt, singulos digitos in obliquum moventes; quorum<text:line-break/>duo , ut in manu lex primis brachialis ossibus exorieban-<text:line-break/>tur, etiam ipsi in pede a tarsi ossibus enati, magnum et<text:line-break/>parvum pedis digitos plurimum ab aliis abducunt; resi-.<text:line-break/>qui quinque paulo posterius dicentur. Alii in inferiori-<text:line-break/>bus partibus sunt musculi exigui, qui ex tendinibus di-<text:line-break/>gitos flectentibus , prius quam exacte singulatim scindam.<text:line-break/>tur, procedunt, quorum munus est medium uniuscujus-<text:line-break/>que digiti a<text:span text:style-name="Default_20_Paragraph_20_Font"><text:span text:style-name="T2">r</text:span></text:span>ticulum flectere. Nam, scissis jam tendinibus,<text:line-break/>alii minores musculi adhaerescunt iis, qui intus in ma-<text:line-break/>nu obliquum motum digitis singulis suppeditant, propor-<text:line-break/>tioue fimlles; quatuor hi sunt numero, sicut et illi; ve-<text:line-break/>rum accessione duorum musculorum, qui extremos digi-<text:line-break/>tos longissime ab aliis abducunt, quos nuper nominavi-<text:line-break/>mus, item ejus, qui magnum hunc inlici veluti adducit, te-</text:p>
      <text:p text:style-name="P2">tus numerus septenarius efficitur. Ad haec tertium quoddam<text:line-break/>genus musculorum est, qui subter pedem ossibus inhaere-<text:line-break/>scunt , et in manu pla<text:span text:style-name="Default_20_Paragraph_20_Font"><text:span text:style-name="T1">n</text:span></text:span>e incognitis antea musculis propor-<text:line-break/>tionantur; in conspectum lu prodeunt, si tendines omnes,<text:line-break/>quemadmodum et illic, excidas. .Situs ipsorum totus,<text:line-break/>numerus , et u<text:span text:style-name="Default_20_Paragraph_20_Font"><text:span text:style-name="T1">t</text:span></text:span>us pro illorum ratione habet , quos i<text:span text:style-name="Default_20_Paragraph_20_Font"><text:span text:style-name="T1">n</text:span></text:span> ma-<text:line-break/>nu esse praediximus. Duo e<text:span text:style-name="Default_20_Paragraph_20_Font"><text:span text:style-name="T1">n</text:span></text:span>im cujusque digiti primo<text:line-break/>articulo praepositi modice ap<text:span text:style-name="Default_20_Paragraph_20_Font"><text:span text:style-name="T1">t</text:span></text:span>os flectunt, atque, si simul<text:line-break/>quidem pari actione fungantur, secundum rectum mo-<text:line-break/>vent; si privatim autem, uterque inlatus sensim declinati<text:line-break/>Interdum vero tam continui invicem sibi inveniuntur,<text:line-break/>ut unum lu singulis digitis esse putes. Dissectis his mu-<text:line-break/>ficulis , nullus praeterea ex iis restat , qui in toto crure<text:line-break/>consistunt..</text:p>
      <text:h text:style-name="Heading_20_2" text:outline-level="2">Cap. X. </text:h>
      <text:p text:style-name="P21">Verum cousiderare te convenit, ut in ma-<text:line-break/>nu ligamenta ossium, ita nunc quoque omnium articulo-<text:line-break/>rum, quos detexeris; primi quidem ischia, qui unum in<text:line-break/>orbem ambiens ligamentum habet omnium articulorum<text:line-break/>commune; nullus enim est, cui tale ligamentum non sit</text:p>
      <text:p text:style-name="P2">obductum. Aliud autem inspice, quod in imo articuli<text:line-break/>reconditum femoris caput ischii sinui counectit, durum<text:line-break/>adeo, ut jam nervus cartilagineus dici queat. Praeterea<text:line-break/>partes ligamenti, quod totum articulum orbiculatim amb-<text:line-break/>it, considera, quo noscas, sintue omnes aeque valentes<text:line-break/>tum crassitudine tunr robore, an aliae aliis p<text:span text:style-name="Default_20_Paragraph_20_Font"><text:span text:style-name="T1">r</text:span></text:span>aepolleant.<text:line-break/>Pari modo lu genu articulo fames; insuper in iis, qui<text:line-break/>in pede habentur, ligamentum lu omnem aeque partem<text:line-break/>distendens; nam, si partem ipsius aliquam in fe conetur.-<text:line-break/>re<text:span text:style-name="Default_20_Paragraph_20_Font"><text:span text:style-name="T1">r</text:span></text:span>e sinas, aliam vero tendens adhuc digitis tuis dilates,<text:line-break/>invalidior tibi videbitur dilatata concurrente. In his igi-<text:line-break/>tm articulis nullam insignem partium ligamenti, quod.<text:line-break/>ipsus continet, eminentiam invenies; in pede apparebunt<text:line-break/><text:span text:style-name="Default_20_Paragraph_20_Font"><text:span text:style-name="T1">nonnullae</text:span></text:span>, ut dicemus.. Verum genu articulus etiam alia<text:line-break/>plura ligamenta habet; unum lo imo ischii ligamento re-<text:line-break/>lpondet in ipsius commissura condito; quod in femoris</text:p>
      <text:p text:style-name="P2">partibus bifidum porrigitur; alia duo in lateribus haben-<text:line-break/>tur , unum externum (cujus et antea memini , quum mu-<text:line-break/>sensum in poplite ab anatomicis praetermissum recen<text:span text:style-name="Default_20_Paragraph_20_Font"><text:span text:style-name="T1">t</text:span></text:span>e-<text:line-break/>rem) femoris fibulaeque os invicem colligat; ejusque ex-<text:line-break/>tremunt inferius , quod juxta fibulam habetur , capiti mu-<text:line-break/>scuti subjectum est, cujus tendinem externas farsi partes<text:line-break/>perreptante<text:span text:style-name="Default_20_Paragraph_20_Font"><text:span text:style-name="T1">t</text:span></text:span>n ad primum majoris digiti articulum pro-<text:line-break/>tendi diximus; siquidem transit magis in priorem fibulae<text:line-break/>partem, non omnino in latere permanens. Alterum li-<text:line-break/>gamentnm internum hoc tum gracilius tum mollius est,<text:line-break/>quanquam et ipsum ibidem ex femoris condylo procedat,<text:line-break/>neque idem lu tibiae latus inseratur, sesi, veluti et alte-<text:line-break/>rum externum, in anteriora majore sui parte concedat.<text:line-break/>Caeterum alia ligamenta sunt in articulo cartilaginea,<text:line-break/>utrique tibiae sicui orbiculatim circumdata, quae lori-<text:line-break/>cem ea articuli parte coeuntia, ubi tibiae sinus invicem</text:p>
      <text:p text:style-name="P2">adjacent, validius quoddam inibi producunt ligamentum<text:line-break/>.cartilaginosum, quod in mettio condylorum femoris insu-<text:line-break/>ritur; totum vero articulum bipartito intersecat, quippe<text:line-break/>medium inter tibiae sinus et femoris condylos situm<text:line-break/>esu Hoc quum temporis spatio excidit, locus, qui tibi-<text:line-break/>ae capitis sinus intercedit, concavus apparet, etsi erat<text:line-break/>elatior; quum animal viveret. Reliqua pedis ligamenta<text:line-break/>deinceps confiderabo, sed ita tamen, ut eorum prius<text:line-break/>mentionem faciam, quae tendinibus spectandis exemeris.<text:line-break/>Quaedam siquidem ipsorum articulos nihil juvant, quae<text:line-break/>in una aliqua ossis particula provenerunt, quemadmodum<text:line-break/>tum quod posterius caput tendinum digitos movens am-<text:line-break/>plectitur, tum illud , quod eum tendinem, qui totum pe-<text:line-break/>dem lunum efficit, continet, tibiae, ut dixi, extremo<text:line-break/>adnatum: in iis enim ossibus, quibus praedicta tendinum<text:line-break/>capita insinuantur, ligamenta habent, non ex altero in<text:line-break/>alterum pervenientia, sicut id, quod desuper ipsi ineam-<text:line-break/>bit; hoc enim ex tibiae extremo in calcem defluens</text:p>
      <text:p text:style-name="P2">una tendines subiectus constringit, unaque ipsis ossibus li-<text:line-break/>gementum efficitur. Simili modo et anterius ligamentum<text:line-break/>tibiam cum fibula connectens simul haec invicem dest-<text:line-break/>gat, et subjecta tendinum capita ceu vallo munit,<text:line-break/>quemadmodum et quod exterius terminibus, qui ibi sunt,<text:line-break/>objectum est, non modo lllos secure tueri potest et con-<text:line-break/>stringere, verum etiam fibulam calci connectere et coa<text:span text:style-name="Default_20_Paragraph_20_Font"><text:span text:style-name="T2">t-<text:line-break/></text:span></text:span>utare. Itaque hujusmodi ligamenta ossium ipfiorum, quae<text:line-break/>vinciunt, et musculorum subiacentium communia esse<text:line-break/>contingit, sed non eundem utrisque usum praebent, ve-<text:line-break/>rum alia ossa ligant, tanquam munimenta quaedam et<text:line-break/>muri tendines ambientia; alia articulorum tantum pro-<text:line-break/>pria invenies, quae nervicartilagineos magis referunt.<text:line-break/>Jam vero haec in altu recondita, tum alia quaedam ex-<text:line-break/>trinsecus porrecta similiter iis , quae tendines tuentur, re-<text:line-break/>peries. . Est praeterea ligamentum quoddam oblongum,<text:line-break/><text:span text:style-name="Default_20_Paragraph_20_Font"><text:span text:style-name="T5">non </text:span></text:span>etiam validum, ex eadem radice procedens cum</text:p>
      <text:p text:style-name="P2">priore ligamento, quod ex tibia ortum fibulae referitur;<text:line-break/>non tamen et ipsum similiter, ut illud, tibium fibulae<text:line-break/>connectit. Quippe humilius fertur extrorfumque et deor-<text:line-break/>funi versus juxta priorem tali prominentiam quodam mo-<text:line-break/>do ab ipso reconditur; extremum ipsius ad calcis os de;<text:line-break/>frendit; principium alio ligamento constat, quod luserit-<text:line-break/>us ex iis, quae inibi habentur, tibiae finibus p<text:span text:style-name="Default_20_Paragraph_20_Font"><text:span text:style-name="T1">r</text:span></text:span>ocedit;<text:line-break/>connexum ligamento totum articulum complectenti; finis<text:line-break/>autem ipse non multu post exortum, statim articulum<text:line-break/>praetergrediens, in os fibulae devenit. Sequitur hoc li-<text:line-break/>gementum aliud juxta inferiorem tibiae partem nerveum<text:line-break/>et cartilaginosum magis, quo tibia cum interiore tali par-<text:line-break/>te coit, illic potissimum , ubi ipsum excipit. Aliud fimi--<text:line-break/>liter extrinsecus fibulam talo conjungiu Item aliud ter-<text:line-break/>tium, ex ipsa radice tali cervicis procedens, in.os calcis<text:line-break/>pervenit. Ad haec quartum aliud in prioribus partibus.</text:p>
      <text:p text:style-name="P2">caput ipsius connectit ossi, quod a cymbae similitudine<text:line-break/><text:span text:style-name="Default_20_Paragraph_20_Font"><text:span text:style-name="T9">σκαφοειδὲς</text:span></text:span><text:span text:style-name="Default_20_Paragraph_20_Font"><text:span text:style-name="T12"> </text:span></text:span>appellant. Haec omnia quatuor ligamenta ta-<text:line-break/>tum ambientibus ossibus colligant, et, ut dictum est, ner-<text:line-break/>vicartilagluea admodum sunt , eandem proportionem ha-<text:line-break/>bentia cum iis, quae coxae et genu articulum in imo<text:line-break/>coniungunt. Ita igitur et in pede <text:span text:style-name="Default_20_Paragraph_20_Font"><text:span text:style-name="T1">i</text:span></text:span> talo quatuor ossibus<text:line-break/>dearticulat<text:span text:style-name="Default_20_Paragraph_20_Font"><text:span text:style-name="T1">a</text:span></text:span> ; ligamentum nervicartilagineum ad unum-<text:line-break/>quodque ipsorum per profundiora creatum est, extulisse-<text:line-break/>- cus juxta fibulae os, lutus ad tibiam; inferius ad calcem,<text:line-break/>sicut in priori etiam partu ad os fcaphoides. Porro,<text:line-break/>quemadmodum in manu omnia brachialis ossa forti liga-<text:line-break/>nrento excipiuntur, ita qu<text:span text:style-name="Default_20_Paragraph_20_Font"><text:span text:style-name="T1">o</text:span></text:span>que omnia tardi ossa valentius<text:line-break/>ligamentum in infimo pede comprehentlit : nonnulla ipso.<text:line-break/>rum etiam partis quibusdam coelitibus, sest. validis, m-<text:line-break/>vicem adtolluntur.</text:p>
      <text:h text:style-name="Heading_20_2" text:outline-level="2">Cap. XI. </text:h>
      <text:p text:style-name="P21">At superest, de unguium natura sermo-<text:line-break/>nem duplicem instituamus, unum omnium similarium</text:p>
      <text:p text:style-name="P2">partium communem , alterum unguium proprium. Putant<text:line-break/>enim nonnulli, ipsius ex ossis, nervi et cutis concretione<text:line-break/>procreari: quidam carnem etiam addunt Quod ungues<text:line-break/>igitur praedictis omnibus coalescant, manifesto conflet;<text:line-break/>verum substantiam hinc <text:span text:style-name="Default_20_Paragraph_20_Font"><text:span text:style-name="T1">i</text:span></text:span>psis creatam nusquam est vide-<text:line-break/>re. Nam singulae partes similares ex materia amman-<text:line-break/>ti sirbjecta tales a natura finguntur, quales funt; neque<text:line-break/>cubitus ex brachio , sicut nervus ex cerebro, oritur, ne-<text:line-break/>que brachiale ex cubito, neque hinc digitorum ossa:<text:line-break/>quippe non parum differunt cohaerescere cuipiam et ex<text:line-break/>illo oriri , quemadmodum ex truncis rami , ex his sur-<text:line-break/>culi, quos eodem scissos modo videmus. quo arterias et<text:line-break/>venas, nam, quod ex aliquo nuscitur ceu ipsius quaedam<text:line-break/>propago substantiae, ejusdem cuio origine sua speciei esse<text:line-break/>oportet. Sic igitur nervi ex cerebri substantia propagan-<text:line-break/>tur: ungues autem non talis extremi digitorum inter-</text:p>
      <text:p text:style-name="P2">nodii soboles, sed diversa substantiae species est, ut is<text:line-break/>domo lapidis, tegulae et lateris. Animalis enim conditu-<text:line-break/>ti<text:span text:style-name="Default_20_Paragraph_20_Font"><text:span text:style-name="T1">n</text:span></text:span>nis ratio .omnium exteriorum, quaecunque homines<text:line-break/>substantiis sibi diversis i<text:span text:style-name="Default_20_Paragraph_20_Font"><text:span text:style-name="T1">n</text:span></text:span> idem collectis effingunt, compo-<text:line-break/>sitioni respondet: quippe illas invicem connectunt, to-<text:line-break/>tam molem, quamcunque inde fingunt, unam reddentes;<text:line-break/>non tamen later ex tegula aut lapide gignitur ; verum<text:line-break/>unitatis ipsius quaedam substa<text:span text:style-name="Default_20_Paragraph_20_Font"><text:span text:style-name="T1">n</text:span></text:span>tiae su<text:span text:style-name="Default_20_Paragraph_20_Font"><text:span text:style-name="T1">n</text:span></text:span>t inventae, lutum,<text:line-break/>gluten, clavi, paxilli, funes: interim etiam compositionis<text:line-break/>solius ratio est, ut in iis, quae instar clavi inseruntur.<text:line-break/>Atque his natu<text:span text:style-name="Default_20_Paragraph_20_Font"><text:span text:style-name="T1">r</text:span></text:span>ae opera respondent: alia namque instar<text:line-break/>clavi insertat, ut dentes suis. alveolis; alia rerum fefe<text:line-break/>invicem ingredientium modo , <text:span text:style-name="Default_20_Paragraph_20_Font"><text:span text:style-name="T1">at in vertebris quibusdam<text:line-break/>et in cubito cum brachio</text:span></text:span>, condit; alia per suturas, ut ca-<text:line-break/>pilis ossa; alia tanquam gluti<text:span text:style-name="Default_20_Paragraph_20_Font"><text:span text:style-name="T1">n</text:span></text:span>e connectit, nempe carti-<text:line-break/>saginis interventu coeuntia; alia ceu luto, ut quae eame<text:line-break/>connectuntur; alia quasi fune, ut quae ligament<text:span text:style-name="Default_20_Paragraph_20_Font"><text:span text:style-name="T1">o</text:span></text:span> jun-<text:line-break/>guntur. Pari modo sane et ungues ligamento quodam ex-<text:line-break/>tremi digitorum internodii termino coniunxit ; qu<text:span text:style-name="Default_20_Paragraph_20_Font"><text:span text:style-name="T1">o</text:span></text:span>niam</text:p>
      <text:p text:style-name="P2">vero cerni <text:span text:style-name="Default_20_Paragraph_20_Font"><text:span text:style-name="T1">a</text:span></text:span>ntique illos cohaerescere voluit, hanc extrui-<text:line-break/>siccus universae .radici circumdedit, illam interius usque-<text:line-break/>quaque subdidit. Caeterum in radicem ipsam non modo<text:line-break/>nervus, sed etiam arteria ve<text:span text:style-name="Default_20_Paragraph_20_Font"><text:span text:style-name="T1">n</text:span></text:span>aque porrigitur, unde scn-<text:line-break/>sirm, vitam et alimentum, sicut aliae partes, accipiunt;<text:line-break/>quarum nulla <text:span text:style-name="Default_20_Paragraph_20_Font"><text:span text:style-name="T1">n</text:span></text:span>eque ex trium horum vasorum coitu,<text:line-break/>multo minus ex complexu facta est, ut Erasistratus ex-<text:line-break/>estimabat, contra ipsam rei evidentiam sentiens; nam<text:line-break/>corpus ipsum cujusque instrumenti a trium horum sub-<text:line-break/>stantia diversum apparet, sicut lu tertio de Hippocratis<text:line-break/>dissectione demonstravi. Quippe ventriculus, vesica et<text:line-break/>uterus talem a natura singula structuram <text:span text:style-name="Default_20_Paragraph_20_Font"><text:span text:style-name="T1">t</text:span></text:span>errita sunt,<text:line-break/>qualem nervus habere ridetur; ut autem nutriatur ri-<text:line-break/>vatque, venam et arteriam; omnisque haec rnauisesto in<text:line-break/>se dispersa <text:span text:style-name="Default_20_Paragraph_20_Font"><text:span text:style-name="T1">t</text:span></text:span>uor, quemadmodum in hortos alveoli. Ve-<text:line-break/>rum in ungues haec non dispensantur eo, quod pilorum<text:line-break/>modo ab radice exeuntes augentur; satius enim erat et</text:p>
      <text:p text:style-name="P1">hos, sicut pilos quoque, semper renovari et, cum atterun-<text:line-break/>tuo, nunquam lucrementum suum intermittere. Quum<text:line-break/>igitur alio substantiae quodam genere comprehendantur<text:line-break/>ungues, arteriae quidem et venae nervique propter radi-<text:line-break/>cem junguntur sensus, ritae et alimenti gratia; ossi vero<text:line-break/>et cuti committuntur , ne suspensi vacillent ; partem enim<text:line-break/>oportebat et hos esse toti animanti cohaerescenlem, sicut<text:line-break/>alias quoque. At si, quod cute et nervo duriores sint,<text:line-break/>osse. vero molliores, ideo ex horum substantia constare<text:line-break/>dicantur, -iniciemus, etiam alia omnia sic esse facta: car-<text:line-break/>tllagineur ex osse et ligamento conflatam; ligamentum<text:line-break/>ex cartilagine et nervo; hunc ipsum rursus ex cerebro<text:line-break/>ligamentoque , quippe mediam inter utrumque consisten-<text:line-break/>tiam obtinet, non quod cerebrum ex mixtura ligamenti,<text:line-break/>sed concretione sclatale evnserit. Quin etiam glacies ex<text:line-break/>aqua frigore congelata efficitur. Dicant igitur, et hanc<text:line-break/>ex aqua et lapide inter se per tota mixtis esse pr<text:span text:style-name="Default_20_Paragraph_20_Font"><text:span text:style-name="T1">o</text:span></text:span>crea-</text:p>
      <text:p text:style-name="P2">tam, si quidem universa duorum corporum intermedia,<text:line-break/>non horum usu aut consistentia praedita, ex eorum<text:line-break/>temperamento fieri arbitrantur.</text:p>
      <text:h text:style-name="P18" text:outline-level="1"><text:bookmark-start text:name="bookmark2"/>GALENI DE ANATOMICIS ADMINISTRA-<text:line-break/>TIONIBVS<text:line-break/>LIBER III.<text:bookmark-end text:name="bookmark2"/></text:h>
      <text:h text:style-name="Heading_20_2" text:outline-level="2">Cap. I. </text:h>
      <text:p text:style-name="P21">Qui igitur, artis operibus neglectis, ma-<text:line-break/>jorem in sophistarum carinis industriam posuerunt, minui<text:line-break/>ipsis curae est, ut artuum naturam accurate pernoscant<text:line-break/>Neque enim luxationes,.. et cum ulce<text:span text:style-name="Default_20_Paragraph_20_Font"><text:span text:style-name="T1">r</text:span></text:span>e, et citra ulcus,<text:line-break/>neque fracturas ossium et siderationes in eis sanare ag-<text:line-break/>grediuntur. Quid opus est verbis? neque humorum de-<text:line-break/>cubitus secare , vel putridas cernes excidere , vel telum<text:line-break/>vel spicula probe eximere possunt, imo nec cruris venam</text:p>
      <text:p text:style-name="P2">quidem, ut par est, ferire studuerunt. Ego autem ma-<text:line-break/>lim juvenes in ejusmodi omnibus inprimis esse exercita-<text:line-break/>tos, tum quod usum ipfiorum necessarium rideam, tum<text:line-break/>quod ignorationis ipsorum nota hoc gratior sit, quanto<text:line-break/>cognitio (ut ipsi opinantur] brevior. Itaque tota artuum<text:line-break/>natura constat ossibus, ligamentis, musculis, arteriis, ve-<text:line-break/>nis et nervis, ad haec commu<text:span text:style-name="Default_20_Paragraph_20_Font"><text:span text:style-name="T1">n</text:span></text:span>i omnium velamento, cui<text:line-break/>nomen est cutis. Etenim circa hujus quoque natu aur<text:line-break/>anatomicorum peritissimi errarunt, cum in aliis quibus-<text:line-break/>dam partibus, tum circa interiorem summae manus re-<text:line-break/>giouem et eam, quae mira pedem est, quam plantam<text:line-break/>appellanti Cujus rei inscitia factum est, ut vir quidam<text:line-break/>haud parvae in chirurgis existimationis, quum aliquando<text:line-break/>brachialis sideratione laborantis os excideret, interiorem<text:line-break/>manum <text:span text:style-name="Default_20_Paragraph_20_Font"><text:span text:style-name="T1">t</text:span></text:span>enso expertem <text:span text:style-name="Default_20_Paragraph_20_Font"><text:span text:style-name="T1">r</text:span></text:span>eddiderit. Alteri vero non mul-<text:line-break/>to ante circa eundem locum excisionem molienti cum<text:line-break/>adessem, indicavi fellem, qua primum tendo, qui nudam<text:line-break/>manus regionem subit, dllatescere incipit, admonens, ne</text:p>
      <text:p text:style-name="P2">ipsum divideret; eoque <text:span text:style-name="Default_20_Paragraph_20_Font"><text:span text:style-name="T1">t</text:span></text:span>en<text:span text:style-name="Default_20_Paragraph_20_Font"><text:span text:style-name="T1">ta, </text:span></text:span>qui curabatur, non est<text:line-break/>destitutus. At, si quandoque tendo etiam computruerit,<text:line-break/>culpa vacabis, si abolitionem fensus necessario secuturam<text:line-break/>praedixeris. Pari modo , si etiam a quodam extrinsecus<text:line-break/>incidenti, quod acutum sit, subito totus suerit dissectus,<text:line-break/>sicut cuidam accidit, neque tunc quicquam medico objici<text:line-break/>poterit, si, quorsum re finiet, praesagieriti Haec itaque<text:line-break/>tum in interna munus regione et pedis parte in<text:span text:style-name="Default_20_Paragraph_20_Font"><text:span text:style-name="T1">t</text:span></text:span>eriori<text:line-break/>cognovisse convenit, aliaque non pauca circa arterias,<text:line-break/>venas nervosque ; ac primum , non ex iisdem nervis et<text:line-break/>sensum et motum singulis digitis dispensari; delude,<text:line-break/>quod nervis ex omnibus iis, qui ad illos, in manu qui-<text:line-break/>dem per brachium cubitumque, in crure vero per famur<text:line-break/>et tibiam pertinent, aliquo secto, nonnunquam in sumere,<text:line-break/>alias in tibia, digitos quosdam extremi pedis manusque<text:line-break/>insensibiles vel immobiles reddiderint. Verum haec cx<text:line-break/>nervorum ignoratione ipsis acciderunt. Alia autem sex-</text:p>
      <text:p text:style-name="P2">centa ob arterias ac venas eveniunt, quarum ex medicis<text:line-break/>nonnulli ne tantillam quidem cognitionem habent, ut,<text:line-break/>dum manu curant, earum vulue<text:span text:style-name="Default_20_Paragraph_20_Font"><text:span text:style-name="T2">r</text:span></text:span>ati<text:span text:style-name="Default_20_Paragraph_20_Font"><text:span text:style-name="T2">o</text:span></text:span>nem queant vitare.<text:line-break/>Atque ideo ossa excidentes et abscessus secantes inter-<text:line-break/>dum insignes venas persecant; interdum, dum magnas ar-<text:line-break/>terias secant, in sanguinis profluvium lucurrunt, qu<text:span text:style-name="Default_20_Paragraph_20_Font"><text:span text:style-name="T2">o</text:span></text:span>d<text:line-break/>supprimi nequeat Quidam ipsorum venam ferientes ar-<text:line-break/>tersam diviserunt, ignari, quibus artuum venis arteria<text:line-break/>aliqua substrata siti illud vero, quod sophistam seusu<text:line-break/>exiguorum in manu digitorum mediique in parte dirui-<text:line-break/>dia oblaesum curaverimus, nemo propter ejus, qui cura-<text:line-break/>tus est, celebritatem ignorat; cui ex tertia quidem secta<text:line-break/>medici p<text:span text:style-name="Default_20_Paragraph_20_Font"><text:span text:style-name="T2">r</text:span></text:span>aelecti, negotium digitis exhibebant, tanquam<text:line-break/>in ipsis esset affectus, qui illinc potius manarat, ubi<text:line-break/>nervus primum ex spinali medulla oritur. Methodici<text:line-break/>itaque initio relevantia medicamenta, mox syncretica ip-<text:line-break/>sis dicta digitis applicarunt, nihil de causis praeceden-<text:line-break/>tibus solliciti, nec curiose indagentes, sed hoc unum</text:p>
      <text:p text:style-name="P2">scientes, puta siensus difficultatem stupidnmque affectum<text:line-break/>digitis sponte oborrentem paulatim increscere. Quum<text:line-break/>autem aeger nihil a medicamentis auxilii perciperet, cu-<text:line-break/>rationem mecum etiam communicavit Rogabam igitur<text:line-break/>ipsum-, nunquid lu cubito vel brachio antea ictum quen-<text:line-break/>dam accepisset; quum autem nullum diceret, iterum per-<text:line-break/>cunctabor, an neque in metaphreni principio ; ille ante<text:line-break/>tres quatuorve men<text:span text:style-name="Default_20_Paragraph_20_Font"><text:span text:style-name="T1">t</text:span></text:span>es inquit vesticul<text:span text:style-name="Default_20_Paragraph_20_Font"><text:span text:style-name="T1">a</text:span></text:span> se delapsum,<text:line-break/>interea dum pessum iret, in rectum que<text:span text:style-name="Default_20_Paragraph_20_Font"><text:span text:style-name="T1">n</text:span></text:span>dam lapi-<text:line-break/>dem impegisse, unde metaphreni principium nonnihil<text:line-break/>illideretur; ac vehementi dolore affectum, intra septimum<text:line-break/>diem a dolore convaluisse;- decimo quinto vero die ab<text:line-break/>ictu accepto levem quandam ac stupidam sentiendi diffi-<text:line-break/>cultatem i<text:span text:style-name="Default_20_Paragraph_20_Font"><text:span text:style-name="T1">n</text:span></text:span> digitis percepisse eamque augescere, nihil<text:line-break/>hactenus medicamentis adjuvantibus. Cousideravi igitur,<text:line-break/>inflammationis ad radicem nervi, qui lu digitos affectos<text:line-break/>porrigitur, ortae reliquias quasdam superesse; nervumque<text:line-break/>ipsum scfrrho obductum, a dolore quidem liberari, sed</text:p>
      <text:p text:style-name="P2">digitis, ad quos pervenit, len<text:span text:style-name="Default_20_Paragraph_20_Font"><text:span text:style-name="T1">t</text:span></text:span>us hebetudluis auctorem<text:line-break/>existere; ideoque medicamentis, quae digitis aeluro veban-<text:line-break/>tur, i<text:span text:style-name="Default_20_Paragraph_20_Font"><text:span text:style-name="T1">n</text:span></text:span> eum locum, qui primus contusionem acceperat,<text:line-break/>translatis, assectus curationem molitus <text:span text:style-name="Default_20_Paragraph_20_Font"><text:span text:style-name="T1">t</text:span></text:span>um. Dies me de-<text:line-break/>ficeret, si omnia percensere vellem, quae id genus juxta<text:line-break/>pedes manusque, tum lu militibus in bello convuluera-<text:line-break/>tis, tum hisce gladiatoribus (ut vocant), tum aliis multis<text:line-break/>privatis, (ut sinit pleraque rerum infortunia,] c<text:span text:style-name="Default_20_Paragraph_20_Font"><text:span text:style-name="T1">o</text:span></text:span>nspexi<text:line-break/>accidisse medicis anatomes imperitis, per omnia se tur-<text:line-break/>piter in ipsis gerentibus. Vel enim, dum manu curant,<text:line-break/>interim exiguum quendam nervum haud mediocri poten-<text:line-break/>tia praeditum praecidunt,. cujus caula alias sensus dun-<text:line-break/>taxat cujusdam subjectae partis obliterator, alias motu<text:span text:style-name="Default_20_Paragraph_20_Font"><text:span text:style-name="T1">s,<text:line-break/></text:span></text:span>est quum uterque perit; vel certe ex tali rerum casu,<text:line-break/>quodam sic vulnerato, ipsi medici generationis affectus,<text:line-break/>quod non praedixerint, caulam sustinent. Quum igitur ar-<text:line-break/>tuum cognitionem maxime necessariam, sicut etiam exterio-<text:line-break/>rum omnium partium dissectionem, sed extreme neglectam</text:p>
      <text:p text:style-name="P2">riderem, par esse duxi post administratam musculorum<text:line-break/>m. artubus dissectionem deinceps et arteriarum, et ve-<text:line-break/>narum, et nervorum ipsos perreptantium auatomen sub-<text:line-break/>dete hortarique juvenes, qui ad dissectionum studium in-<text:line-break/>cnmbunt, ut in hisce primum sese exerceant, cum spectent<text:line-break/>quotidie, medicos, qui quidem sciant, quot et quales m<text:line-break/>corde sint membranae, vel quot linguae muscusi sint,<text:line-break/>aliaque his similia, ignorent autem exteriorum auatomen,<text:line-break/>in praesagiis et affectuum has partes infestantium curatio-<text:line-break/>ne, quae manu perficitur, vehementer abe<text:span text:style-name="Default_20_Paragraph_20_Font"><text:span text:style-name="T1">r</text:span></text:span>rare; eos au-<text:line-break/>tem , qui hanc calleant , illam ignore<text:span text:style-name="Default_20_Paragraph_20_Font"><text:span text:style-name="T1">n</text:span></text:span>t , nunquam non<text:line-break/>recte munus suum obire.</text:p>
      <text:h text:style-name="Heading_20_2" text:outline-level="2">Cap. li. </text:h>
      <text:p text:style-name="P21">Dicamus igitu<text:span text:style-name="Default_20_Paragraph_20_Font"><text:span text:style-name="T1">r</text:span></text:span> jam, quomodo valorum ner-<text:line-break/>vorumque dissectionem in artubus administrare conveniat;<text:line-break/>ac prius de manu tota sermonem instituamus. Initium<text:line-break/>autem hujus commode ab Hippocratis sententia sumetur,<text:line-break/>quae- in hunc modum habet; <text:span text:style-name="Default_20_Paragraph_20_Font"><text:span text:style-name="T1">Pe</text:span></text:span>s <text:span text:style-name="Default_20_Paragraph_20_Font"><text:span text:style-name="T1">humanus ex multa<text:line-break/>parvi</text:span></text:span>s<text:span text:style-name="Default_20_Paragraph_20_Font"><text:span text:style-name="T1">que constat esehu</text:span></text:span>s , <text:span text:style-name="Default_20_Paragraph_20_Font"><text:span text:style-name="T1">quemadm</text:span></text:span>o<text:span text:style-name="Default_20_Paragraph_20_Font"><text:span text:style-name="T1">dum etiam manu</text:span></text:span>s</text:p>
      <text:p text:style-name="P2"><text:span text:style-name="Default_20_Paragraph_20_Font"><text:span text:style-name="T2">summa. </text:span></text:span>Pedem namque simplici sermone dixit: manum<text:line-break/>non item simplici, verum summam adjecit. Non enim<text:line-break/>appellationibus mutuo. sibi artus <text:span text:style-name="Default_20_Paragraph_20_Font"><text:span text:style-name="T2">r</text:span></text:span>espondent,- etsi in stru-<text:line-break/>ctura proportionem habent; quale siquidem in crure fe-<text:line-break/>rnur est, tale in manu tota brachium; qualis in crure<text:line-break/>tibia, talis in manu tota cubitus; qualis in crure pes,<text:line-break/>talis in manu iirtegra manus extrema habetur; quippe,<text:line-break/>quod ab articulo, quo brachiale cubito coarctatur, in<text:line-break/>digitus divisum est, summa seu extrema manus appella-<text:line-break/>tur, sicut pes cruris postremum, quo incedimus. Atque<text:line-break/>sic -nos etiam vocabulis utemur: quum enim sute appen-<text:line-break/>dice manum dicimus, totum artum, quum summam ma-<text:line-break/>num, a brachiali terminum ipsius innuere volumus. In-<text:line-break/>cipit autem videlicet hic artus ab humeri articulo, ibi:-<text:line-break/>que scapularum ossis cervix cum b<text:span text:style-name="Default_20_Paragraph_20_Font"><text:span text:style-name="T2">r</text:span></text:span>achii capite connecti-<text:line-break/>tur. Quare, si, tota manu propter hunc articulum re-<text:line-break/>sccta, scorsim ipsam, toto corpore remoto, volueris dis-<text:line-break/>sccare, nihilo minus efficies. Sic namque et me frequenter</text:p>
      <text:p text:style-name="P2">vidistis ea, quae continet, indicantem. Primum autem<text:line-break/>in hoc opere est, ut universam cutim a subjectis corpo-<text:line-break/>vibus circulatim adimas, non temere tamen, quemadmo-<text:line-break/>dum coriarii simul cum ea.membranam quoque subjacen-<text:line-break/>tem auferentes , quam venae cutem nutrientes permeant;<text:line-break/>sed membranam quidem corpori affixam ac subjectis illi<text:line-break/>musculis circumdatam relinques, cutem vero solam per<text:line-break/>se acutiore scalpello a membrana secernes ac separabis.<text:line-break/>Principio separationis hoc utere. Partem unam membri<text:line-break/>quamlibet in manum sumptam pilis exue, ut in ea tan-<text:line-break/>tum cutis nudum pateat , quantum in ea primum secare<text:line-break/>statueris; promptius enim depilem, quum pilosam, ioci-<text:line-break/>des. Vero igitur simile est, primo te conatu vel cutis<text:line-break/>aliquid insectum relinquere, vel. membranam simul, cui<text:line-break/>illa incumbit, dissecare. Secundo vero et tertio dissecare<text:line-break/>aggressus, vel penitius, quam antea, scalpellum demit-<text:line-break/>tens, vel magis per summa circumagens, paulo post ab</text:p>
      <text:p text:style-name="P2">ipsa experientia sectionis mediocritatem doceberis. No-<text:line-break/>tum autem est omnibus, moderatam me lectionem appel-<text:line-break/>fare , quae nec cutis quippiam carni reliquum faciat,<text:line-break/>nec membranam fubjacentem una incidat. Quum igi-<text:line-break/>tur hoc tibi accurate succedere animadvertas, utroque<text:line-break/>sectionis labro hamis elevato, sub cute incidere moliaris<text:line-break/>membranam ab ea secernens. Verum solis digitis citra<text:line-break/>scalpellum opus committendum non est, quemadmodum<text:line-break/>quum animali cuipiam corium detrahimus. Nempe<text:line-break/>membrana a partibus sibi fubjectis fejungitur excursatio-<text:line-break/>ne, ut Herophilus appellarit, nomen a verbo <text:span text:style-name="Default_20_Paragraph_20_Font"><text:span text:style-name="T9">δέρω</text:span></text:span><text:span text:style-name="Default_20_Paragraph_20_Font"><text:span text:style-name="T12"> </text:span></text:span>deri-<text:line-break/>vans, tum actioni tum affectui commune; sicut etiam a<text:line-break/>feco vocabulum fectio deduxit, quae actionem quidem<text:line-break/>hominis secantis, passionem vero corporis flecti significat.<text:line-break/>Hac igitur ratione excoriatio, una licet res, quemadmo-<text:line-break/>dum sectio, pro s<text:span text:style-name="Default_20_Paragraph_20_Font"><text:span text:style-name="T1">n</text:span></text:span>bjecti ratione existat, passio quidem<text:line-break/>est corporis, quod excoriatur, functio autem hominis ex-<text:line-break/>certantis. Itaque cutis, de hac enim dicebamus, non ex-<text:line-break/>eoriationc a membrana liberatur, eo quod neque in</text:p>
      <text:p text:style-name="P2">naturali habitu solum ipsi veluti membrana subjacenti-<text:line-break/>bus appendet, sed counata est, non tamen firmiter adeo,<text:line-break/>ut separari nequeat, quemadmodum particularum non-<text:line-break/>nullas habere ridemus. Etenim sciendum tibi venit, per-<text:line-break/>magnum minoris majorisque rationem tum in partium<text:line-break/>coitu, tum in adhaesione consistere; aliae siquidem magis,<text:line-break/>aliae minus coeunt et appende<text:span text:style-name="Default_20_Paragraph_20_Font"><text:span text:style-name="T2">a</text:span></text:span>t. Nam commune est iis,<text:line-break/>quae coitu uniuntur , tum ut citra sectionem aut vimen-<text:line-break/>tam omnino divulsionem ab invicem separari nequeant,<text:line-break/>tum ut separatorum ulcus in utroque appareat. At par-<text:line-break/>tium, quae adhaerent, et unitas est iusirma, tenuibus fa-<text:line-break/>eta fibrarum segmentis, et divortium facillimum, quod<text:line-break/>excursationem appellant. Quamobrem cuti subdita mem-<text:line-break/>braua et corporibus, quae obvelat, per fibrarum dedo-<text:line-break/>otus telae aranearum modo subtilium continetur, et ex-<text:line-break/>coriatione ab eis separatur, nihil ad hoc nobis (nisi li-<text:line-break/>beat) scalpelli usum requirentibus, ut quod digitis solis<text:line-break/>persici queat xon tamen a ente membrana solis digitis,</text:p>
      <text:p text:style-name="P2">sed potius scalpro lecerni potest, utpote ei connata. Ac<text:line-break/>oportet scalpellum cuti leviter. applicantes membranam<text:line-break/>secernere; nam, si ad hanc scalprum inclines, ipsam<text:line-break/>convulnerabis ; sin autem a cute membranam deradens<text:line-break/>interim illam vulneres, nihil propositam functionem os-<text:line-break/><text:span text:style-name="Default_20_Paragraph_20_Font"><text:span text:style-name="T1">t</text:span></text:span>enderis; neque vero in cute vulnus, quamvis scalpellum<text:line-break/>violentius adegeris, concitabitur, sed superficialis quae-<text:line-break/>dam rasura. Desiderat autem hoc .opus longioris tempo-<text:line-break/>ris intervallum. Quare, quum alteri cuipiam studioso<text:line-break/>manus posituram ostendis, cutem prius a membrana, vel-<text:line-break/>uti monstratum efI., deradito, quam spectator accesserit.<text:line-break/>At si familiari cuidam dissectionem voles impartire, qui<text:line-break/>etiam ipse alteri nonnunquam offensurus sit, praesente<text:line-break/>ipso rem aggredere. Nam munus est, quod exactae<text:line-break/>multum diligentiae postulet, viro industrio difcendique<text:line-break/>cupido conveniens. Quod quum ego frequenter alicui ex<text:line-break/>familiaribus obeundum delegassem , offendi equidem mem-<text:line-break/>branam lu partibus plurimis avulsam, in aliis cuti con- -</text:p>
      <text:p text:style-name="P2">t lunam. In quacu<text:span text:style-name="Default_20_Paragraph_20_Font"><text:span text:style-name="T1">n</text:span></text:span>que autem parte ejusmodi quippiam<text:line-break/>accide<text:span text:style-name="Default_20_Paragraph_20_Font"><text:span text:style-name="T1">r</text:span></text:span>it, nullae neque venae, neque nervi exigui sub<text:line-break/>cute delitescentes amplius conspiciuntur, adque polisti-<text:line-break/>mum in simia. .Nam in equis, asinis, mulis, bobus ma-<text:line-break/>gnitudinis gratia sensum non effugiunt; at si a subjectis<text:line-break/>sibi continuis avellantur, non amplius claram cognitio-<text:line-break/>nem sui praebent: in minutis autem animalibus, ubi ex<text:line-break/>praedictis quippiam .in memb<text:span text:style-name="Default_20_Paragraph_20_Font"><text:span text:style-name="T1">r</text:span></text:span>anam committatur, omnia<text:line-break/>cor<text:span text:style-name="Default_20_Paragraph_20_Font"><text:span text:style-name="T1">r</text:span></text:span>umpuntu<text:span text:style-name="Default_20_Paragraph_20_Font"><text:span text:style-name="T1">r. </text:span></text:span>Atque ideo jam a tota manu cutem de-<text:line-break/>trahes,. tota post cutem membrana subjectis corporibus<text:line-break/>circumjecta. In ea .autem venas nervosque summa per-<text:line-break/>reptantes confestim intuere prius, quam membrana ina-<text:line-break/>restat. Ve<text:span text:style-name="Default_20_Paragraph_20_Font"><text:span text:style-name="T1">r</text:span></text:span>um nervi non aeque in omnibus evidenter<text:line-break/>apparent, quod et natura quibusdam simiis, sicut etiam<text:line-break/>homi<text:span text:style-name="Default_20_Paragraph_20_Font"><text:span text:style-name="T1">n</text:span></text:span>ibus, graciliores existant, et quod pinguedmem<text:line-break/>animans habeat, aut nullam habeat; etenim in mari-<text:line-break/>lentis nervi magis sunt conspicui, in obesis occuluntur.<text:line-break/>At venae cuti subiacentes, quum simia multo abundat</text:p>
      <text:p text:style-name="P1">sanguine, omnes manifesto lu conspectu sunt; quum pauci<text:line-break/>sanguinis compos est, obscurcscunt. Attamen in omnibus<text:line-break/>tum radicem nervorum in superficie extantium, tum latio-<text:line-break/>nis modum penitus intueri et meminisse conatur, ut, si et<text:line-break/>ipse siecare coactus sueris, juxta longitudinem lationis fe-<text:line-break/>orionem ducas: hoc enim pacto vel unum vel nullum ner-<text:line-break/>vum perfecas; sin autem transversim scalpellum admoveas,<text:line-break/>. multos simul divides. Caeterum a radicibus longissime abs-<text:line-break/>cedas, haud ignarus, te, uti, quum ex arbore ramum vel<text:line-break/>surculum amputas, leviter stirpem offendere, sin autem trun-<text:line-break/>cum intersiecas, totam stirpem perdere, ita in nervis quoque,<text:line-break/>si ad radicem dividas, totum locum, qui a nervo illo propa-<text:line-break/>gato sensum mutuabatur, sensus redditurum esse expertem.<text:line-break/>Itaque, si musculorum dissectio animo subit, quam priore li-<text:line-break/>bro exposui, silices etiam nunc ex facili principia seu radi-<text:line-break/>ces nervorum per cutem discurrentium invenire; sin me-<text:line-break/>moria exciderit, relicto in prae<text:span text:style-name="Default_20_Paragraph_20_Font"><text:span text:style-name="T1">t</text:span></text:span>enti hoc libro, ad prio-<text:line-break/>rem illum te conseras; atque, ubi cujusque mu<text:span text:style-name="Default_20_Paragraph_20_Font"><text:span text:style-name="T1">t</text:span></text:span>culi po-</text:p>
      <text:p text:style-name="P2">liturae exactius jam memineris, ita sermonem infra hic<text:line-break/>scriptum legito, quum tibi hanc rem gerenti, quae prae-<text:line-break/>dictis confinia sunt , explicata fuerint.</text:p>
      <text:h text:style-name="Heading_20_2" text:outline-level="2">Cap. HI.</text:h>
      <text:p text:style-name="P21"><text:s/>Primo equidem tibi commentario expli-<text:line-break/>catum est, qualisnam sit musculus, qui epomidem am-<text:line-break/>plexus est; de quo etiam Hippoc<text:span text:style-name="Default_20_Paragraph_20_Font"><text:span text:style-name="T2">r</text:span></text:span>ates scripsit: Si quis<text:line-break/>brachii carnibus detexerit, superiorem humeri regionem<text:line-break/>deteget et qua musculus assu<text:span text:style-name="Default_20_Paragraph_20_Font"><text:span text:style-name="T2">r</text:span></text:span>git. Horum tibi memori-<text:line-break/>am expromtam habendam censeo, potissimumque in illa<text:line-break/>corporis pa<text:span text:style-name="Default_20_Paragraph_20_Font"><text:span text:style-name="T2">r</text:span></text:span>te , ubi literae G<text:span text:style-name="Default_20_Paragraph_20_Font"><text:span text:style-name="T2">r</text:span></text:span>aecorum <text:span text:style-name="Default_20_Paragraph_20_Font"><text:span text:style-name="T2">A</text:span></text:span> figura rep<text:span text:style-name="Default_20_Paragraph_20_Font"><text:span text:style-name="T2">r</text:span></text:span>ae-<text:line-break/>lentatur, quoniam nonnulli totum etiam ipsum deleor-<text:line-break/>dem nominarunt. Est porro haec pars, qua brachii ca-<text:line-break/>put ambit, qua jam etiam totius manus mitium est;<text:line-break/>nam ad verticem deltuidis figurae trianguli aemulae in<text:line-break/>brachium insertionem facit. Quum igitur manifesto tri-<text:line-break/>anguli verticem in exteriori ipsius latere conspexerim<text:line-break/>pergito sursum inspicere, quoad tibi nervulorum ex imo<text:line-break/>prodeuntium propago apparuerit, quae obiter in soboles</text:p>
      <text:p text:style-name="P2">pilorum modo praetenues diffunditur, nimirum ut frutex<text:line-break/>parvus, qui ramulos ab una basi in aliam atque aliam<text:line-break/>partem obliquos expandit. Quemadmodum igitur illo-<text:line-break/>rum quidam recti feruntur, quidam paulum in late<text:span text:style-name="Default_20_Paragraph_20_Font"><text:span text:style-name="T2">r</text:span></text:span>a<text:line-break/>declinant; sic etiam nervorum horum series, ab uno orta<text:line-break/>principio , partim in membri longitudinem porrigitur,<text:line-break/>partim ad latera deviat. Procedunt igitur hi paulo. ul-<text:line-break/>terius, quam medium brachii est; nam ima exteriorum<text:line-break/>ipsius partium altera exilium nervorum radix pertexit,<text:line-break/>quae praedictis similiter ex allo eme<text:span text:style-name="Default_20_Paragraph_20_Font"><text:span text:style-name="T2">r</text:span></text:span>git, et eodem nto-<text:line-break/>do in ramulos spargitur, praeterea regionem et nervos<text:line-break/>tum exteriores, tum inseriores, quae articuli commissu-<text:line-break/>ram ambiunt, una comprehendit. Iam vero tales ner-<text:line-break/>vos venasque exiguas subter cutem apparentes magna ex<text:line-break/>parte sic habere fingito , quemadmodum ego sum nar<text:span text:style-name="Default_20_Paragraph_20_Font"><text:span text:style-name="T2">r</text:span></text:span>a-<text:line-break/>tums; non enim eandem pe<text:span text:style-name="Default_20_Paragraph_20_Font"><text:span text:style-name="T2">r</text:span></text:span>petuo ver posituram, vel<text:line-break/>numerum, vel gracilitatem retinent , sicut in. majoribus<text:line-break/>vasis et nervis neque numerus, ut dixi, neque suus,:</text:p>
      <text:p text:style-name="P2">neque magnitudo exacte necessario permanet. Principia<text:line-break/>vero tum in eodem loco, tum ab eisdem vasis nervis-<text:line-break/>que , ut jam duorum antea dictorum , ceu de parvis fru-<text:line-break/>ticibus, procedunt. Unius itaque a nervo, qui musco-<text:line-break/>sum a litera <text:span text:style-name="Default_20_Paragraph_20_Font"><text:span text:style-name="T1">A</text:span></text:span>, quam imitatur, deltoidem dictum inter-<text:line-break/>currit, propagatio est; alter a maximo ad brachium per-<text:line-break/>tinentium, qui et posteriores musculos inter terit, et ad<text:line-break/>exteriorem membri regionem permeat, deinde in cubi-<text:line-break/>tum juxta elatius brachii caput, quod etiam condylum<text:line-break/>diximus appellari, pervenit. Atqui hujus nervi p<text:span text:style-name="Default_20_Paragraph_20_Font"><text:span text:style-name="T1">o</text:span></text:span>rticu-<text:line-break/>la quaedam exigua in praedictam regionem pertendit;<text:line-break/>reliquum ejus , qui in musculum <text:span text:style-name="Default_20_Paragraph_20_Font"><text:span text:style-name="T1">A</text:span></text:span> literam figura imi-<text:line-break/>tantum spargitur, totum in cutem excidit. Haec itaque<text:line-break/>exteriorum brachii nervorum principia duo summa sub<text:line-break/>cute esse dicimus. Anterior cutis nervulos accipit su-<text:line-break/>penore quidem parte ex .primo ortu secundi nervi inter<text:line-break/>eos, qui de spinali medulla in brachium porriguntur;<text:line-break/>inferiore. vero ante cubiti articulum -ex alio- quopiam</text:p>
      <text:p text:style-name="P1">fpinali , salo mox ab origine descendente ; quo de paulo<text:line-break/>posterius agetur. Sed internam posterioremque brachii<text:line-break/>cutem universum adusque scapularum quae ibi sunt extre-<text:line-break/>ma alius quidam nervus interrcptat, ex secundo inter-<text:line-break/>costali intervallo progressus. Porrigitur nimirum et bie<text:line-break/>lu brachium, sicut et alii omnes, per axillam. Ac oportet<text:line-break/>eum, qui clare ipsos contueri velit, musculum parvum<text:line-break/>anatomicis praetermissum prius dissecare; sub illo nam-<text:line-break/>que omnes ordine, quorum fitus hic est, deseruntur.<text:line-break/>Primus quidem in superficie post musculum hic nervus<text:line-break/>. extat , quem ex secundo iirtercostali intervallo dixi pro-<text:line-break/>cederc; ramorum autem ferie in brachii interiorem po-<text:line-break/>sterioremque cutem admodum diffunditur. Deinde per<text:line-break/>prosundum, glandibus, membratus vesisque exemptis,<text:line-break/>magni nervi porriguntur. At hic cutis nervus brachium<text:line-break/><text:span text:style-name="Default_20_Paragraph_20_Font"><text:span text:style-name="T1">t</text:span></text:span>ussit, ubi in simiis caput parvi musculi consistit, qui<text:line-break/>quidem a maximo hujus loci musculorum, unde exterior</text:p>
      <text:p text:style-name="P2">axillae portio cousiatur, incipit; in posteriorem vero ca-<text:line-break/>biti regionem paulo interius terminatur, ac statim in in-<text:line-break/>gressu triplicem .de se ramorum sobolem distundit: ela-<text:line-break/>tiore internas quasdam brachii partes adusque nodum<text:line-break/>cubiti retro intercurrit; altera totam hujus articuli cu-<text:line-break/>tis regionem posteriorem adit ; tertia omnes partes , quae<text:line-break/>usque ad scapulas sibi vicinae sunt. Cutis sane brachii<text:line-break/>praedicta nervorum principia habet; quae vero cubiti<text:line-break/>cutis sortiatur, paulo posterius exequemur. Si enim<text:line-break/>omnium brachii nervorum naturam prius inspexeris, tum<text:line-break/>dissectio, tum cognitio eorum, qui cubitum non in <text:span text:style-name="Default_20_Paragraph_20_Font"><text:span text:style-name="T1">t</text:span></text:span>u-<text:line-break/>persicis solum, sed lo lino etiam perreptant, clarior eva-<text:line-break/>det. Brachium itaque ab humeri articulo incipit; quare,<text:line-break/>si ipsum hinc. abscissum sine toto corpore velis disseca-<text:line-break/>re, nihilo minus habebis. Initium vero operis sumes ad<text:line-break/>venam humeralem, cumque musculum, brachii anterio-<text:line-break/>rem, .duo quidem habentem capita, ut didicisti, a vali-</text:p>
      <text:p text:style-name="P2">dis ligamentis prodeuntia, aponeurosin verei in radii<text:line-break/>principium immittentem. Ubi igitur duo hujus musculi<text:line-break/>capita in unitatem coitura sunt, primum nervum brachii<text:line-break/>os ingredi comperies ; eodemque loco posterior axillae<text:line-break/>musculus eximiae magnitudinis in brachium lato tendine<text:line-break/>valentique inseritur; deinde musculorum, qui a pectore<text:line-break/>mittuntur maximi, tendo praedicto carnosior eodem pro-<text:line-break/>tendit; post hunc rursus tendo superiorem humeri par-<text:line-break/>tem complectentis musculi , quem a quibusdam deleor-<text:line-break/>dem appellari diximus. Itaque nervus, qui a spinali<text:line-break/>medulla per axillam primus in brachium descendit, eo<text:line-break/>potissimum loco brachium ingreditur, cui inhaerescit ten-<text:line-break/>do posterioris axillae musculi, quem maximum esse in-<text:line-break/>ter humeri juncturae motores commemoravi; deinde, qua<text:line-break/>ingreditur , anteriorem subit musculum , capitibus ipsius<text:line-break/>hac parte nondum counitis, sed adhuc diremptis. Sub<text:line-break/>altero igitur interius sito p<text:span text:style-name="Default_20_Paragraph_20_Font"><text:span text:style-name="T1">r</text:span></text:span>ocedens, partem aliquam sui</text:p>
      <text:p text:style-name="P2">utrique capiti statim mittit: inde declivis fertur insutu-.<text:line-break/>ans fe magis partibus, quae e directo sunt alterius capi-<text:line-break/>tis interni, quod caput et fecundum latitudinem tenuius<text:line-break/>est, ex ligamento natum, quod a scapularum anchorario<text:line-break/>processu procedit. Porro capita mox coeuntia musculum<text:line-break/>unum unitum generant ex numero anteriorum , quos<text:line-break/>cubiti articulum flectere primo didicisti commentario.<text:line-break/>Videbis autem hunc nervum manifeste, ubi utraque ca-<text:line-break/>pisa a supernis exortibus fuerint liberata; delude, quum<text:line-break/>in unum coierint, secantur separauturque ab invicem<text:line-break/>per directam utriusque musculi partem, nam juxta eam<text:line-break/>nervus quoque deorsum mittitur. Jam vero, dum hoc<text:line-break/>agis, alius quoque nervus multo hoc inferior conspicis-<text:line-break/>tur, brevem aditum habens lu brachium; qui statim ah<text:line-break/>eodem musculo occultatur, quo etiam primus nervus con-<text:line-break/>tegi dictus est. In processu vero hi duo nervi interdum<text:line-break/>ab altero, interdunr ab utroque propagines lu caput</text:p>
      <text:p text:style-name="P2">minoris ex cubiti anterioribus musculi transmittunt; de-<text:line-break/>inde fecundus nervus primo tantum de se ramum im-<text:line-break/>partit, quantum illic primi reliquum luisse apparet; unus<text:line-break/>autem ex duobus nervus conflatus ad cubitum per me-<text:line-break/>dium ipsius articuli cubiti flexmn porrigitur; fecundus<text:line-break/>ve<text:span text:style-name="Default_20_Paragraph_20_Font"><text:span text:style-name="T2">r</text:span></text:span>o nervus , ceu ab initio per internas partes fe<text:span text:style-name="Default_20_Paragraph_20_Font"><text:span text:style-name="T2">r</text:span></text:span>ebatur<text:line-break/>declivis et aeque a primo distans, humilio<text:span text:style-name="Default_20_Paragraph_20_Font"><text:span text:style-name="T2">r</text:span></text:span>em situm ha-<text:line-break/>bet, insidetque ibidem brachii condylo, ubi planissimus<text:line-break/>esu Relictis igitur his nervis, denuo ad principium bra-<text:line-break/>chii revertere. Siquidem duos illos praedictos tertius<text:line-break/>quidam nervus insequitur, fere prope fecundum, prosum.<text:line-break/>diorem insertionem lu brachium faciens una cum gran-<text:line-break/>dibus vasis, arteria ac vena, quae per axillam ad bra-<text:line-break/>chium perveniunt. Atque ideo nervus hic cum vasis in<text:line-break/>magnos brachii musculos propagatur, a quibus cubiti ar-<text:line-break/>ticulus extenditur; atque magnos siti ramos utrisque ip-<text:line-break/>sis transmittit, obliquus in externam partem emergens</text:p>
      <text:p text:style-name="P2">Est etiam maximus hic eorum , qui manus intercurrunt,<text:line-break/>nervorum, si inaudias videlicet, maximum ab anatomicis<text:line-break/>nervum aliquem dici solere , aut. arteriam , aut venam,<text:line-break/>ubi non longitudinis distantiam simul indicant, verum<text:line-break/>fotam circularem, quasi etiam dixerint crassissimum.<text:line-break/>Ubi vero nervus hic brachii os retro per exteriore ut<text:line-break/>partem egressus paulo supra cubiti articulum effertur,<text:line-break/>ibi pars quaedam. ipsius ad cutem elabitur; de qua prius<text:line-break/>dictum est, cum de summis brachii nervis disseeandis<text:line-break/>ageremus. Hinc autem quomodo omnes tertii nervi re-<text:line-break/>liquiae ad cubitum pertendant, quomodoque in ic<text:span text:style-name="Default_20_Paragraph_20_Font"><text:span text:style-name="T1">t</text:span></text:span>um<text:line-break/>ramorum sobolem diffundant, paulo posterius in cubiti<text:line-break/>dissectione disces. Detectis enim plurimis jam brachii<text:line-break/>partibus reliquos duos nervos ad internam ipsius regio-<text:line-break/>nem conspice, in quam etiam praedicti tres ingredieban-<text:line-break/>tur paulo inferius, quam tertius nervus esu Alter qui-<text:line-break/>dem summa fub cute etiam citra musculorum brachii</text:p>
      <text:p text:style-name="P2">dissectionem omnium primus apparet; cujus jam nervi<text:line-break/>etiam paulo ante lu superficialium dissectione memini<text:line-break/>distulique distributionem ipsius totam dicere, quoad cuhi-<text:line-break/>tum dissecandum aggrediar. Verum idem nervus in<text:line-break/>brachio ante cubiti commissuram lu ramos propagari in-<text:line-break/>cipit ferturque per totum fere ipsius flexum, scissa jam<text:line-break/>numerosiore ramorum ferie. Solae autem elatiores fle-<text:line-break/>xionis partes ramos ipsius non participant; reliquae hra-<text:line-break/>chii anteriores, quae ante cubiti condylum habentu<text:span text:style-name="Default_20_Paragraph_20_Font"><text:span text:style-name="T1">r,<text:line-break/></text:span></text:span>nimirum fupcrsiciariae, hujus nervi processus excipiunt.<text:line-break/>Insuper quintus alius nervus restat ex iis, qui de spiculi<text:line-break/>medulla brachium adeunt. Hic per intimam ipsius regi-<text:line-break/>ouem aliorum modo fertur, sed nulli brachii parti, sive<text:line-break/>supersiciariae , sive penitiori, aliquam sui portionem com-<text:line-break/>mimicam, crassitie quissent secundo respondet, sicut etiam<text:line-break/>primo et quarto; ac utrique, nempe secundu<text:span text:style-name="Default_20_Paragraph_20_Font"><text:span text:style-name="T1">s</text:span></text:span> et quintus,<text:line-break/>ceu triplicatam primi quamque crassitiem explere tibi</text:p>
      <text:p text:style-name="P2">ridebuntur : omnium plenissimus est , quem tertium po-<text:line-break/>fuimus Ac meministi, alium quendam nervum ex secun-<text:line-break/>dae costae intervallo elabentem in brachii cutem defer-<text:line-break/>ri i ut duo nervi sint, qui de spinali medulla profecti<text:line-break/>ramorum sobole manuum cutem adea<text:span text:style-name="Default_20_Paragraph_20_Font"><text:span text:style-name="T1">n</text:span></text:span>t; quatuor alii per<text:line-break/>profundiora lo omnes totius membri musculos dissensi-<text:line-break/>nantur ac propagines quasdam tenues cuti. transmittunt.</text:p>
      <text:h text:style-name="Heading_20_2" text:outline-level="2">Cap. IV. </text:h>
      <text:p text:style-name="P21">Jam igitur, brachio relicto, ad cubiti dis-<text:line-break/>sectionem accede. Separata cute a membranula fubstan-<text:line-break/>tia, quae simul, uti prius dictum est, cum illa detrahi<text:line-break/>solet, primum quidem principium nervorum intueberis,<text:line-break/>ejus nervi; qui lu enarratione eorum, qui in brachio<text:line-break/>sunt, quartus est dictus nervus; quod principium inter-<text:line-break/>nam cubiti regionem fere totam occupans inseriori uni-<text:line-break/>ve<text:span text:style-name="Default_20_Paragraph_20_Font"><text:span text:style-name="T1">st</text:span></text:span>ae et exteriorum partium non paucis inseritur.<text:line-break/>Quantacunque vero cubiti pars ad radium eminet, utris-<text:line-break/>que, tum exterius, tum interius, aliorum nervorum pro-</text:p>
      <text:p text:style-name="P2">cessus exigit; interna ab omnium primo dicto, exterior<text:line-break/>a tertio nervo mutuatur. Porro de superficiariis fum-<text:line-break/>mae manus nervis cuti subjectis iu magnorum nervorum<text:line-break/>dissectione simul pertractabimus; nam omnes illorum<text:line-break/>sines quinque numero sunt, quos per consulum, quo<text:line-break/>brachium cubito committitur, ad cubitum ipsum ferri in<text:line-break/>brachii anatome spectasti; sed horum unus in solam ip—<text:line-break/>sius cutem spargitur, scissa ramorum serie paulo superi-<text:line-break/>us, quam brachium cum cubito connectitur. Supersunt<text:line-break/>igitur quatuor: primus, quo de antea in brachii disse-<text:line-break/>orione verba ieci, in medium cubiti articulum iusinua-<text:line-break/>tur; secundus hoc humilior super interiorem in<text:span text:style-name="Default_20_Paragraph_20_Font"><text:span text:style-name="T1">t</text:span></text:span>eriorem-<text:line-break/>que condylum brachii, ubi planissimus et minime gibbus<text:line-break/>est, ingreditur; tertius nervus, quem et supra illorum<text:line-break/>gregi ascripsi, qui iu totas manus porriguntur, exteriori<text:line-break/>superioriqne brachii condylo circumdatus, in cubitum<text:line-break/>protendit, radium contingens; reliquus quartus eorum<text:line-break/>numero, qui per profunda cubitum adeunt, in medio ole-</text:p>
      <text:p text:style-name="P2">erani gibberi et interioris inseriorisque brachii capitis in-<text:line-break/>tervallo consistit. Sequens igitur has insertiones positu-<text:line-break/>rasque et musculos etiam dissecans, quemadmodum in<text:line-break/>primo volumine didicisti,. omnium distributionem exami-<text:line-break/>nes, auspicatus a quocu<text:span text:style-name="Default_20_Paragraph_20_Font"><text:span text:style-name="T2">n</text:span></text:span>que risum fuerit primo: sed<text:line-break/>praestiterit forsan eundem disciplinae ordi<text:span text:style-name="Default_20_Paragraph_20_Font"><text:span text:style-name="T2">n</text:span></text:span>em servare,<text:line-break/>quem in brachio. Itaque nervus per menium brachii<text:line-break/>flexum in cubitum derivans ibi statim ramum ex fe<text:line-break/>valde tenuem mittit venae adhaerescentenr , quae in me-<text:line-break/>dii maxime cubiti superficie secundum membri longitu-<text:line-break/>dinem extensa est; mox arteriae, quae ad brachiale pro-<text:line-break/>fecta evidentem pulsum repraesentati Jam vero et aliam<text:line-break/>quandam propaginem admodum tenuem nervus lue om-<text:line-break/>usum, quos dixi, elatissimus ad peculiaris radii musculi<text:line-break/>oblongi caput dispensat, deinde humeralis venae reliquo<text:line-break/>aliam mittit, quae totum radium modo telae araneorum<text:line-break/>praetenuis intercurrit. Qui superest ramus nervi praedi-<text:line-break/>uti, postquam permeaverit subter venam, quam ab hu-</text:p>
      <text:p text:style-name="P2">merali propagatam oblique incidimus, in superficiem<text:line-break/>obliquus emergit, deinde paulatim ad proprium radii<text:line-break/>musculum oblongum ex superiore parte, quae intus ha-<text:line-break/>betur, accidit, medius dictorum quatuor nimis quam ex-<text:line-break/>ilium; ubi vero hic musculus cessat, et ipsae propagines<text:line-break/>absumuntur, aliquantulum ad magni digiti partes radio<text:line-break/>pr<text:span text:style-name="Default_20_Paragraph_20_Font"><text:span text:style-name="T1">o</text:span></text:span>pinquas cum eo exporrectae. Hic itaque nemus alte-<text:line-break/>ri cubiti flexus venae elatiori subjacet: quos autem ab<text:line-break/>utraque ejus parte sitos esse dixi, frequenter ipsi venae<text:line-break/>insident , coque, cute detracta, hi quidem sensum perpe-<text:line-break/>tuo effugiunt, ille vero, qui venae substratus est, perpe-<text:line-break/>tuo conspicitur. Primus itaque omnium nervorum, quos<text:line-break/>commemoravi, sic in totum absumitur. Vidimus enim<text:line-break/>semel , hunc ipsum nervum usque ad cubiti flexum in<text:line-break/>brachio consumi; a fecundo particulam quandam ad cu-<text:line-break/>bitum permeare; atque illi nunc explicato nervo distri-<text:line-break/>butio data est persimilis.. Secundus vero nervus una</text:p>
      <text:p text:style-name="P2">cum quarto interiores cubiti musculos perreptet, quem-<text:line-break/>admodum et tertius crassius exteriores universos. Dica-<text:line-break/>mus itaque jam de primo nervo exteriore, ne reliquo-<text:line-break/>rum duorum , qui in universas partes interiores cubiti et<text:line-break/>digitorum emergunt, disciplinam interrumpamus. Siqui-<text:line-break/>dem hic nervus, postquam dictas prius ramorum propa-<text:line-break/>glires in brachium deduxit, deorsum ad articuli junctu-<text:line-break/>ram fertur medio spatio inter minorem ex brachii an-<text:line-break/>femoribus musculum et caput musculi oblongi, qui ra-<text:line-break/>dio peculiaris est; et primam quidem p<text:span text:style-name="Default_20_Paragraph_20_Font"><text:span text:style-name="T2">r</text:span></text:span>opaginem exter-<text:line-break/>nis cubiti partibus transmittit, sub cute summa in uni-<text:line-break/>versam cubiti ac brachialis exteriorem <text:span text:style-name="Default_20_Paragraph_20_Font"><text:span text:style-name="T2">r</text:span></text:span>egionem dissensi-<text:line-break/>nandum; secundas vero propagines, dum cubiti artica-<text:line-break/>tum permeat; alias autem i<text:span text:style-name="Default_20_Paragraph_20_Font"><text:span text:style-name="T2">n</text:span></text:span> eam partem dispergit, qua<text:line-break/>caput musculi bifido tendine brachiale extendentis alcen-<text:line-break/>dit, qua<text:span text:style-name="Default_20_Paragraph_20_Font"><text:span text:style-name="T2">r</text:span></text:span>um haec quidem in caput hujus musculi diri-<text:line-break/>ditur, illa. vero non divisa progreditur. , Et defertur</text:p>
      <text:p text:style-name="P2">sime hic nervus musculo insidens, cla<text:span text:style-name="Default_20_Paragraph_20_Font"><text:span text:style-name="T1">r</text:span></text:span>eque apparet, quum<text:line-break/>oblongus radii musculus illi incumbens totus jam disse-<text:line-break/>erus fuerit : caeterum medius inter duos musculos excur-<text:line-break/>rit, magna ex parte alteri insidens, alteri submotus, ac<text:line-break/>non raro totus cum musculis praedictis , qua fe mutuo<text:line-break/>contingunt, extensus ab interiore parte conspicitur. Ter-<text:line-break/>minus ipsius per brachiale recta pergit ad magnos di-<text:line-break/>gitos, ramorum subolem extrin<text:span text:style-name="Default_20_Paragraph_20_Font"><text:span text:style-name="T1">s</text:span></text:span>ecus ipsis sub cute sum-<text:line-break/>ma communicans, duobus quidem totis, medio au-<text:line-break/>tem dimidio ; subinde quidem assumit in radii extremo<text:line-break/>aliquam portiunculam nervi, quem super ipsum ex-<text:line-break/>pansum esse diximus. Reliqua suboles magni nervi,<text:line-break/>qui tertius est, externam cubiti regionem adit, obliquus-<text:line-break/>que per profrtnda vergit statim quidem ad brachialis mu-<text:line-break/>Iculum bifidum, cujus caput retuli ipsum superare prius,<text:line-break/>quam ramum praedictum emiserit; deinde radii musculo-<text:line-break/>mm extimum ad gibberum spectantem per<text:span text:style-name="Default_20_Paragraph_20_Font"><text:span text:style-name="T1">r</text:span></text:span>eptet. Qui-<text:line-break/>bus utrisque aponeuroscs quasdam tenues impartit; dein-</text:p>
      <text:p text:style-name="P2">de musculo digitos quatuor extendenti; mox etiam ei,<text:line-break/>qui duos parvos obliquo motu movet ; postremo illi , qui<text:line-break/>brachiale ad parvum digitum extendit. Has igitur ra-<text:line-break/>morum propagines universas in capite musculorunt, quos<text:line-break/>enumerari, haud longe ab articulo dispensat; inde ad<text:line-break/>musculum bifidum; qui magnum digitum et brachiale<text:line-break/>movet, porrigitur, palamque est, quod huic ramos quos-<text:line-break/>dam impartiat. In transitu ipsius ne<text:span text:style-name="Default_20_Paragraph_20_Font"><text:span text:style-name="T2">r</text:span></text:span>vi tendo musculi,<text:line-break/>qui magnuin digitum in obliquum movet, aliquatenus ad-<text:line-break/>jacet, proxime cum eo ad brachiale usque porrectus;<text:line-break/>mox tendo, qui duos digitos, indicem et medium, pari<text:line-break/>motu movet Pars hujus nervi reliqua- ad usque b<text:span text:style-name="Default_20_Paragraph_20_Font"><text:span text:style-name="T2">r</text:span></text:span>a-<text:line-break/>chiale excurrens locis prope articulum disseminatur,<text:line-break/>in nullum digitum perveniens r maximus autem ipsius si-<text:line-break/>nis in illius loci profundum demergitur, ubi ligamentum<text:line-break/>esse dixi, quod caput tenduntur digitos: quatuor exten-</text:p>
      <text:p text:style-name="P2">dentium contegat. In hunc itaque modum nervus juxta<text:line-break/>nodum brachii exteriorem ex brachio in cubitum deve-<text:line-break/>nisus dispergitur ; tertius autem , . si quid meminimus,<text:line-break/>hic erat ex iis, qui ab illa in manus totas protendunt.<text:line-break/>Reliqui duo nervi i<text:span text:style-name="Default_20_Paragraph_20_Font"><text:span text:style-name="T2">n</text:span></text:span>ternis omnibus intra cubitum mu-<text:line-break/>scolis distribuuntur, quos dissecans (ut primo commenta-.<text:line-break/>rio didicisti) assequeris nervos in ipsus disseminatos, qui<text:line-break/>a cubiti articulo incipiunt. Invenies enim, ab utrisque<text:line-break/>nervis processus in musculos digitos flectentes propagari,<text:line-break/>in alios vero omnes, si unum excipias , a secundo nervo,<text:line-break/>qui brachium ing<text:span text:style-name="Default_20_Paragraph_20_Font"><text:span text:style-name="T2">r</text:span></text:span>edi dictus esu. Quartus enim nervus,<text:line-break/>qui inter gibberum inferioremque nodum brachii in cu-<text:line-break/>bitum por<text:span text:style-name="Default_20_Paragraph_20_Font"><text:span text:style-name="T2">r</text:span></text:span>igitur , ramulum quendam musculo brachiale<text:line-break/>flectenti versus parvum digitum transmittit ltaque de-<text:line-break/>p<text:span text:style-name="Default_20_Paragraph_20_Font"><text:span text:style-name="T2">r</text:span></text:span>ehendas reliquum nervum , qui per radium hic collo-<text:line-break/>cato mufculo propaginem quampiam tribuit: deinde, dum<text:line-break/>progreditur, elatiori stertentium brachiale et al, qui ten-</text:p>
      <text:p text:style-name="P2">struem depili manus parti subnatum procreat; . ad haec<text:line-break/>aliquam sobolem per prosundum tenuem parvo inibi -ra-<text:line-break/>dii musculo concedit. Per cubitum vero hic magni duo<text:line-break/>nervi deseruntur, medio musculorum digitos flectentiam<text:line-break/>intervallo huic iucunrbentes, illi fubjecti, ac mittunt<text:line-break/>quosdam de se ramos utrique- ipsorum parti. Ubi vero<text:line-break/>musculi hi in tendines cessaverint , sic jam et utriusque<text:line-break/>nervi reliquum tum . in . brachiale totum , tum in post-<text:line-break/>brachiale pervenit, inibi corporibus et intimis digitorum<text:line-break/>partibus distributum., quod quidem altius .est, duobus<text:line-break/>magnis et medii digiti..juxta indicem parti dimidiae;<text:line-break/>quod. vero humilius, medii reliquae .simul. et parvis cae-<text:line-break/>teris digitis. Itaque elatior nervus inibi absumitur; bumi-<text:line-break/>lior ramum quendam. de fe. haud exiguum in externam<text:line-break/>manum juxta brachialia initium transmittit. Caeterum<text:line-break/>hic nervus totam summae manus -exterioris.. partem nimis<text:line-break/>diam amplexatur, sub cute extrema ad. fummos percur-</text:p>
      <text:p text:style-name="P2">rena digitos, parvos sane totos, medii vero dimidium;<text:line-break/>nam reliquam ipfius partem dimidiam cum magnis digi-<text:line-break/>tis totus tertii dicti nervi terminus excipit, quemad-<text:line-break/>modum prius ostendimus. Musculus autem ne unus qui-<text:line-break/>dem in exteriori summae manus regione, sicuti in iute-<text:line-break/>riori, habetur.</text:p>
      <text:h text:style-name="Heading_20_2" text:outline-level="2">Cap. U </text:h>
      <text:p text:style-name="P21">Una sano arteria, duae autem venae lu to-<text:line-break/>tam manum propagantur. Atque altera quidem vena et-<text:line-break/>iam ante dissectionem omnibus est conspicua; ut quae in<text:line-break/>superficie tota inter cutem et musculos ei subjectos si-<text:line-break/>tuu<text:span text:style-name="Default_20_Paragraph_20_Font"><text:span text:style-name="T1">i</text:span></text:span> habeat; quorum alter humeri superiorem partem<text:line-break/>triangula inibi figura generat; alter, quod f n pectore<text:line-break/>carnosum est ; utrique vero juxta sefe invicem apo-<text:line-break/>neurosibus in priores brachii partes ad ipsius longitudi-<text:line-break/>nem, haud longe ab humeri articulo, inseruntur. Vena<text:line-break/>itaque ipsa in superficie posita <text:span text:style-name="Default_20_Paragraph_20_Font"><text:span text:style-name="T1">t</text:span></text:span> quam humeralem appcl-<text:line-break/>lantj in medio horum musculorum intervallo locata,<text:line-break/>juxta interiorem costam musculi deltoidis, ad extremum<text:line-break/>ipsius proficiscitur; lude jam magisriu externam brachii</text:p>
      <text:p text:style-name="P2">regionem declinis procurrit, ubi majorem ex anteri<text:span text:style-name="Default_20_Paragraph_20_Font"><text:span text:style-name="T1">o</text:span></text:span>ri-<text:line-break/>bus musculum attingit, nimirum juxta lineam, quae in<text:line-break/>exterioribus partibus ipsum ab aliis disterminat: postquam<text:line-break/>vero ad .cubiti articulum prope accesserit, ab hoc malea-<text:line-break/>lo ; separatur, et prope cubitiar siculum radii musculam<text:line-break/>oblongum conscendit, atque inibi .in .pares fere tres ra-<text:line-break/>mos scluditur; quorum unus in altum demergitur, cujus<text:line-break/>situm delationemque lu superficialium venarum examine<text:line-break/>inspicies; alter vero ad articuli, qui hic est, flexum pro-<text:line-break/>tendit, unitus alterius (ut dicemus) venae parti ex iis,<text:line-break/>quae in totam manum excurrunt; reliquus. tertius ramus<text:line-break/>humeralis venae paulatim in exteriorem cubiti regi<text:span text:style-name="Default_20_Paragraph_20_Font"><text:span text:style-name="T1">o</text:span></text:span>nem<text:line-break/>declinat, inique in ramos diffunditur. At prius, quam<text:line-break/>magna haec .humeralis vena prope cubiti articulum tri-<text:line-break/>furiam dividatur, ipsam evidenter est videre toti brachio<text:line-break/>post cutem porrectum , nusquam lu altum vergentem, fed<text:line-break/>fatis eminentem .et conspicuam, praefer tim lu iis gyrum-</text:p>
      <text:p text:style-name="P2">simis, qui natura tum graciles tum musculosi sunt. Vi-<text:line-break/>debis itaque hanc venam in grandibus simiis multique<text:line-break/>sanguinis, dum dissecantur, propagines admodum tenues<text:line-break/>per totum brachium in cutem ac musicali superficiarias<text:line-break/>partes dispensantem; item lu aliis universis quadrupedi-<text:line-break/>bus, quorum primarias ac generales differentias sex esse<text:line-break/>didicisti. Ubi vero super radii musculum prope cubiti<text:line-break/>articulum defcrtur, lusui, ut dictum est, triplici ramorum<text:line-break/>ferie propagatur, qui interim aequales omnino, interim<text:line-break/>inaequales sunt, reddunturque alias alii majores, parum<text:line-break/><text:span text:style-name="Default_20_Paragraph_20_Font"><text:span text:style-name="T1">t</text:span></text:span>e mutuo exuperantes. Et sane, qui in externam cubi-<text:line-break/>ti partem spargitur, ramos jam manifestiores iis, qui in<text:line-break/>brachio videbantur, expandit, totusque ibi juxta termi-<text:line-break/>nos simul patefcentibus orificiis cum aliarum venarum<text:line-break/>extremis, quae dicam, absumitur; unde vero huc istae<text:line-break/>deducantur, inpraesentiarum condisces. Vena per axil-<text:line-break/>lam procurrens, quum humerali mullo sit major, simul<text:line-break/>cum hujus loci arteria, quae axillam perreptet, per tu-</text:p>
      <text:p text:style-name="P2">tum brachium in ramos sumitur; atque haec duo vasa<text:line-break/>mutuo se contingunt, tum qua per alas feruntur, tum<text:line-break/>qua brachium subeunt; ac praedicti nervi in singulos<text:line-break/>musculos editi utrorumque vastorum propaginem sibi con-<text:line-break/>natam habent. Quum- autem brachium perreptaverint,<text:line-break/>in totum cum rnajore ex anterioribus musculis intro de-<text:line-break/>latae, mox arteria quidem penitius, uti initio, sic etiam<text:line-break/>nunc ad cubiti musculos porrigitur : vena autem hilari-<text:line-break/>am scissa paulo ante articuli commissuram, altera parte<text:line-break/>in profundum dilabitur , - ubi arteriam contingit, unaque<text:line-break/>in ramos cum ipsa perpetuo propagatur, altera oblique<text:line-break/>fub cutem producta conspicitur etiam ante dissectionem<text:line-break/>tum in gracilibus, tum in iis, qui latas natura venas ob-<text:line-break/>tineht; evidentius autem apparet brachio fune intereo-<text:line-break/>pto. Hujus igitur venae suboles prima deorsum ad cubiti<text:line-break/>os obliqua ferri videtur, nempe ut spatium, quod intra<text:line-break/>brachii interius tuberculum et articuli cubiti flexum est,</text:p>
      <text:p text:style-name="P2">perreptet; at, ubi cubitum superaverit, reliquam ipsius<text:line-break/>partem oberrat, pariterqne ad ipsius terminum usque<text:line-break/>procedit. Secunda propago, ex eadem, qua praedicta, re-<text:line-break/>gione orta, elatior aliquatenus defertur,. mox bipartito<text:line-break/>dividitur: cujus pars demissior verius eam, quae ad os<text:line-break/>cubiti porrigi dicta est , de<text:span text:style-name="Default_20_Paragraph_20_Font"><text:span text:style-name="T1">t</text:span></text:span>ertur :. at elatior oblique pa<text:span text:style-name="Default_20_Paragraph_20_Font"><text:span text:style-name="T1">n-<text:line-break/></text:span></text:span>latim tendit longiusque porrecta interim ad eam venam<text:line-break/>pervenit, quae cubito porrigitur; frequenter autem in<text:line-break/>ramos prius exhauritur, quum illam contigerit. Quod<text:line-break/>igitur vas cubito expansum est, adusque extrema ipsius<text:line-break/>pertingit. Ac termini ipsius aliquot evidenter sontum-<text:line-break/>quam in regionem brachialis inferiorem protenduntur,<text:line-break/>interdunt obscure, maximusque unus ex iis, qui inibi<text:line-break/>habentur, terminis committitur ipsis, et manifesto ad gib-<text:line-break/>bam cubiti epiphysiu tendit, ab iuscula ipsius partibus<text:line-break/>procedens cum altero venae extremo, quod ex superioribus<text:line-break/>porrigitur; et coitus ipsius ad anteriorem finis cubiti</text:p>
      <text:p text:style-name="P2">versus brachium partem accedit, ut oris counitio vas<text:line-break/>unum ambae sicut. Unde vero proficiscatur vas ipsum,<text:line-break/>quod annectitur, paulo posterius videbis ad magnam ite-<text:line-break/>rmn venam superficiariam reversus, cujus primam folio-<text:line-break/>lem ad cubiti os obliquam de<text:span text:style-name="Default_20_Paragraph_20_Font"><text:span text:style-name="T2">t</text:span></text:span>er<text:span text:style-name="Default_20_Paragraph_20_Font"><text:span text:style-name="T2">s</text:span></text:span>i diximus; illi namque<text:line-break/>principium insertionis paulo supra cubiti articulum exi-<text:line-break/>siit. Vena autem magna superficialis oblique procurrit,<text:line-break/>coitura mox cum ea, quae ex humerali ducta est. - Ve-<text:line-break/>rutu prius, quum illam contingat, duplicem quendam ra-<text:line-break/>mum emittit; ac horum demissior, qui etiam minor est,<text:line-break/>societatem init cum vena adjacente, quae postrema ex<text:line-break/>commemoratis dicta est; post societatum vero ad cubiti<text:line-break/>partes brachiale versus tendit, ex madio regionis ipsius<text:line-break/>internae humilior procedens ; alter autem venae hilariam<text:line-break/>divisae ramus elatior hoc . majorque alias per messiam<text:line-break/>exacte regionem cubiti internam , ullas paulo altior pro-<text:line-break/>cedit, usque ad brachiale propagatus. Jam. vero omni-</text:p>
      <text:p text:style-name="P2">um, quos retuli, terminorum ora coeunt, et ex unoquo-<text:line-break/>que duorum coitu vas unum cousiuxile mutilatur, ut,<text:line-break/>quot unita coierint, prae multitudine et parvitate ne<text:line-break/>quidem numerare queas. Relictis igitur et his venis,<text:line-break/>denuo magnam repetes, ipfamque spectabis, quae humera-<text:line-break/>lis parti ningitur, et sub<text:span text:style-name="Default_20_Paragraph_20_Font"><text:span text:style-name="T1">s</text:span></text:span>equere, quo te vas unum e<text:line-break/>duobus compositum deducat. Hanc enim venam cernes<text:line-break/>in altiorem radii partem emergentem insertus plane,<text:line-break/>quam ubi longitudo ipsius media est, inde jam per ex-<text:line-break/>terrorem ossis radii fedem binis ramis prope aequalibus<text:line-break/>expandi, ut duo haec vufa <text:span text:style-name="Default_20_Paragraph_20_Font"><text:span text:style-name="T9">γ</text:span></text:span><text:span text:style-name="Default_20_Paragraph_20_Font"><text:span text:style-name="T12">, </text:span></text:span>tertiam Graecorum literam,<text:line-break/><text:span text:style-name="Default_20_Paragraph_20_Font"><text:span text:style-name="T1">r</text:span></text:span>epraesentent ; quippe alterum valorum post scissuram<text:line-break/>directe ad magnum digitum procurrit, alterum verius<text:line-break/>parvum digitum tendit, penes cubiti extremum, quo lu<text:line-break/>appendicem desinit. Quod itaque recto tramite ad mag-<text:line-break/>num digitum pergit, radio vehitur;^ et postquam brachi-<text:line-break/>ale contigerit, ramorum seriem aliam in posteriorem</text:p>
      <text:p text:style-name="P2">magni digiti regionem porrigit, aliam lu eam partem,<text:line-break/>quae inter hunc et indicem media est, aliam in totum<text:line-break/>indicem retro et per latera. Atque in hac parte ipsius<text:line-break/>extremum venulae parvae adnuitur, quae ex vena ipsi<text:line-break/>consurmr divaricata est. Reduces enim. in memoriam ve-<text:line-break/>nas duas nuper dictas, quarum siguram tertiae literae <text:span text:style-name="Default_20_Paragraph_20_Font"><text:span text:style-name="T9">γ</text:span></text:span><text:span text:style-name="Default_20_Paragraph_20_Font"><text:span text:style-name="T12"><text:line-break/></text:span></text:span>assimilavi. Enarravi hactenus alterius lineae rectitudi-<text:line-break/>nem magni digiti, dum ad mutationem loci fertur. .al<text:line-break/>reliquam igitur venam divertes, quae ad parvum digitum<text:line-break/>quasi cupit extendi. Conspicis autem rursus ante, quam<text:line-break/>ad cubiti extremum permeaverit, venulam quandam pro.<text:line-break/>pagare, quae recta luter indicem mediu<text:span text:style-name="Default_20_Paragraph_20_Font"><text:span text:style-name="T1">t</text:span></text:span>nque digitum<text:line-break/>prorsum defertur ; et cum exili prius nominata coit: de-<text:line-break/>inde utraque in unam conflata mediam duorum digito-<text:line-break/>rum regionem, ludicis videlicet et medii, accedit. Beti-<text:line-break/>qua pars venae, quae parvum digitum adit, dum obli-<text:line-break/>quam cubiti appendicem perreptet, nurum quendam ex-</text:p>
      <text:p text:style-name="P2">ilem ad posteriora medii digiti transmittit; mox bifariam<text:line-break/>fcissa, altera quidem parte mediam digiti medii et annu-<text:line-break/>saris regionem ingreditur; quam venam nonnulli in sini-<text:line-break/>stra manu secantes sinentesque sanguinem ex ea fluere,<text:line-break/>quousque ultro sistatur, lienem ex tali vacuatione juvari<text:line-break/>asserunt; alteram vero portionem venae humiliorem, et<text:line-break/>quae rursus medium spatium annularis et parvi digiti<text:line-break/>intercurrit, secutus, deinceps omnium, quorum mentio<text:line-break/>facta est, vasorum propaglues considera, tum pilorum mo-<text:line-break/>do praetenues, tum ampliores ortas, quarum plures pro-<text:line-break/>pe terminos cum aliis similibus ex vafis sibi proximis -<text:line-break/>derivatis coeunt. lam vero quaedam venae etiam con-<text:line-break/>spicuae admodum mutuo complexu, qua cessant, in<text:line-break/>unum conjunguntur , ut vel citra dissectionem in graci-<text:line-break/>libus et iis, qui latiores natura venas obtinent,. clarissime<text:line-break/>appareant. Proinde paulo ante diri, venam cubiti ossi<text:line-break/>porrectam humilem ferri in priorem partem venae,<text:line-break/>quae termino uno, sicut audisti, propagatur. in anteriora,</text:p>
      <text:p text:style-name="P2">qua cubiti est appendix, ut notabile vas in quibusdam<text:line-break/>efficiatur; non enim omnibus est conspicuum. Venae<text:line-break/>porro cubiti demissae per quaedam extrema jungitur et-<text:line-break/>iam humeralis venae pars in exteriora cubiti dissemina-<text:line-break/>ta, ipsique venae modo propositae , cujus distributionem<text:line-break/>retuli, extrema venarum in ramos fcissarum admiscentur.<text:line-break/>Altera pars lateris tertiae literae <text:span text:style-name="Default_20_Paragraph_20_Font"><text:span text:style-name="T9">γ</text:span></text:span><text:span text:style-name="Default_20_Paragraph_20_Font"><text:span text:style-name="T12"> </text:span></text:span>ad magnum veniens<text:line-break/>digitum evidenter apparet; quae in extremis suis orificiis<text:line-break/>patescit simul cum venis per interiora cubiti usque ad<text:line-break/>brachiale tendentibus, ubi has venas generari dixi, ra-<text:line-break/>morum ferie prius hic dispersa, quam venae duae per<text:line-break/>flexum excurrentes ad commissuram articuli perveniant.<text:line-break/>Ad haec c<text:span text:style-name="Default_20_Paragraph_20_Font"><text:span text:style-name="T2">o</text:span></text:span>mmemoravi, binos de fe ramus mittere, quo-<text:line-break/>eum alter, qui et grandior est, magna ex parte per ca-<text:line-break/>lutum vectus adusque brachiale desertor, illuc nimirum, ubi<text:line-break/>scinditur. Haec itaque portio totam digiti magni regio-<text:line-break/>nem luternam amplectitur, et per Latera ascendens c<text:span text:style-name="Default_20_Paragraph_20_Font"><text:span text:style-name="T2">o</text:span></text:span>it</text:p>
      <text:p text:style-name="P2">cum extremis venularum, quae ex altera tertiae literae<text:line-break/><text:span text:style-name="Default_20_Paragraph_20_Font"><text:span text:style-name="T9">γ</text:span></text:span><text:span text:style-name="Default_20_Paragraph_20_Font"><text:span text:style-name="T12"> </text:span></text:span>linea ducuntur, quemadmodum <text:span text:style-name="Default_20_Paragraph_20_Font"><text:span text:style-name="T2">r</text:span></text:span>ursus, quae ab altera<text:line-break/>tertiae literae linea, quam ad cubiti extremum dixi pro-<text:line-break/>cedere, per extrema quaedam pilis similia committuntur<text:line-break/>iis. quae de humerali vena in extremam cubiti <text:span text:style-name="Default_20_Paragraph_20_Font"><text:span text:style-name="T2">r</text:span></text:span>egionem<text:line-break/>disseminantur. lirterdmn quoque prius, quam scissa vena<text:line-break/>literae <text:span text:style-name="Default_20_Paragraph_20_Font"><text:span text:style-name="T9">γ</text:span></text:span><text:span text:style-name="Default_20_Paragraph_20_Font"><text:span text:style-name="T12"> </text:span></text:span>aut <text:span text:style-name="Default_20_Paragraph_20_Font"><text:span text:style-name="T2">T</text:span></text:span> similis reddatur, ramus quidam ex ipsa<text:line-break/>procedens sursum ad radium conscendit , et ad exte<text:span text:style-name="Default_20_Paragraph_20_Font"><text:span text:style-name="T2">r</text:span></text:span>nam<text:line-break/>regionem supergressus, lulbi dispergitur. Id ve<text:span text:style-name="Default_20_Paragraph_20_Font"><text:span text:style-name="T2">r</text:span></text:span>o acci-<text:line-break/>dit iis maxime, quae parvam humeralis venae partem<text:line-break/>habent , quam exteriorem cubitum dixi intercurrere.<text:line-break/>Verum omnibus conflet, quod et ante scissuram ex vena<text:line-break/>triangulum generante oriatur, de qua in praesentia ser--<text:line-break/>monear institui. Mittit eadem propagines in extimam<text:line-break/>cubiti partem ac terminis cum humerali congreditur.<text:line-break/>Has sane omnes venas in gracilibus multis ac copioso<text:line-break/>simguiue venisque amplioribus praediti-, palam ver ante</text:p>
      <text:p text:style-name="P2">dissectionem est cernere; verum ambientem aerem casi-<text:line-break/>dum esse, vel etiam hominem lotum oportet. Manu an-<text:line-break/>tem immissa intercipienda est, quacu<text:span text:style-name="Default_20_Paragraph_20_Font"><text:span text:style-name="T1">n</text:span></text:span>que in parte venas<text:line-break/>repletas manifesto videre libeat. Quod te crebrius in<text:line-break/>multis factitare velim, quandoquidem haud mediocriter<text:line-break/>duplici <text:span text:style-name="Default_20_Paragraph_20_Font"><text:span text:style-name="T1">n</text:span></text:span>omine conduxerit: hoc quidem, ut valorum<text:line-break/>cognitionem assequaris (nulla siquidem res, quae fen-<text:line-break/>sibus nostris percipi potest, exquisite et subito, nisi vi-<text:line-break/>fa sttepius, cognoscitur; argumento sunt gemini adm<text:span text:style-name="Default_20_Paragraph_20_Font"><text:span text:style-name="T1">o-<text:line-break/></text:span></text:span>dum sibi similes, qui ab insuetis nequeant dignosci,<text:line-break/>ab iis, quibuscum habuerint consuetudinem, cousestiur<text:line-break/>agnoscantur] ; altero, ut exactam partium humanarum<text:line-break/>simiarnmque similitudinem perceptam habeas. Has itaque<text:line-break/>universas venas, quas in .hominibus ante dissectionem<text:line-break/>conspiuis, in simia dissecta videris; quare pe<text:span text:style-name="Default_20_Paragraph_20_Font"><text:span text:style-name="T1">n</text:span></text:span>itiores et-<text:line-break/>tam particulas haec animantia, perinde ut homines, ob-<text:line-break/>tluere constat. Quod quum ita sit, volo prius te in si-<text:line-break/>mia ipsa sublude exercitari, ut, si humani corp<text:span text:style-name="Default_20_Paragraph_20_Font"><text:span text:style-name="T1">o</text:span></text:span>ris dis-</text:p>
      <text:p text:style-name="P2">secandi quandoque copiam nactus fueris , prompte singu-<text:line-break/>las partes detegas; quod non vulgaris operae est, neque<text:line-break/>quisquam in ipsis parum exercitatus repente potest asse-<text:line-break/>qui. Etenim medicorum in anatomis exercitatissimi, qui<text:line-break/>multa diligentia corporis partes inspexerint, in multis<text:line-break/>errasse videntur. Quamobrem nihil, qui corpus hostis<text:line-break/>Germani in bello mortui , quod adve<text:span text:style-name="Default_20_Paragraph_20_Font"><text:span text:style-name="T2">ct</text:span></text:span>us Marcum Auto-<text:line-break/>ninum gerebatur, incidebant, amplius quam viscerum si-<text:line-break/>tum addicere potuerunt. At, qui in aliis animantibus,<text:line-break/>et potissimum in simia prius fe exe<text:span text:style-name="Default_20_Paragraph_20_Font"><text:span text:style-name="T2">r</text:span></text:span>cuerit, p<text:span text:style-name="Default_20_Paragraph_20_Font"><text:span text:style-name="T2">r</text:span></text:span>omptissime<text:line-break/>singulas, quae inciduntur, partes detegit; et proclivius est<text:line-break/>viro laboris cupido praeexercitatoque in anatomis antea<text:line-break/>conspecta quaedam in humano cadavere saluto condisce-<text:line-break/>re, quam alteri non exercitato manifesta multo otio ad<text:line-break/>amussim inveni<text:span text:style-name="Default_20_Paragraph_20_Font"><text:span text:style-name="T2">r</text:span></text:span>e; nam in eorum, qui morti erant dant-<text:line-break/>nati aut feris expositi, corporibus multi saepe, quod io-<text:line-break/>sis liberet, celeriter conspexerunt; adhaec in latronibus,<text:line-break/>qui in monte jacerent inhumati Jam vulnera magna et</text:p>
      <text:p text:style-name="P2">putrida ulcera in altum spectantia particulas complures<text:line-break/>detexerunt,- quas prius exercitati similem habere structu-<text:line-break/>ram simiarum corporibus cognoverunt; qui nunquam <text:span text:style-name="Default_20_Paragraph_20_Font"><text:span text:style-name="T1">t</text:span></text:span>e in<text:line-break/>his exercuere, nihil inde commodi perceperunt. Qui vero<text:line-break/>pueros mortuos expositos complures frequenter dissecant,<text:line-break/>persuasum habent, corpora hominum fimiarumque persimili<text:line-break/>structura constare. Quin et lu. ipsis curationibus, quas<text:line-break/>manu frequenter obimus, alias carnes putridas, alias ossa<text:line-break/>praecidentes, manifesta suuilitudo p<text:span text:style-name="Default_20_Paragraph_20_Font"><text:span text:style-name="T1">r</text:span></text:span>aeexercitato apparet<text:line-break/>Quidam vero tam negligentes rerum pulcherrimarum<text:line-break/>sunt, ut ne vel quae ante dissectionem cuivis manifesto<text:line-break/>licet cognofcere, unquam discere cupiant.</text:p>
      <text:h text:style-name="Heading_20_2" text:outline-level="2">Cap. VI. </text:h>
      <text:p text:style-name="P21">Quae igitur de- cubiti ac manus summae<text:line-break/>venis nuper retuli, omnia ante dissectionem plerisque in<text:line-break/>hominibus obvium est cognoscere; quemadmodum etiam,<text:line-break/>quod ea, quae, postquam axillae vena in ramos ante cu-<text:line-break/>biti articulum scissa .fuerit, ad flexum pervenit, fubje-<text:line-break/>etam aliquousque arteriam continet; quae in macilentis</text:p>
      <text:p text:style-name="P2">naturis maguisqne pulsibus praeditis tactu motum aliqua-<text:line-break/>tenus indicans deprehendi potest Quere, si sanguinem<text:line-break/>detraxeris, in iis sane, qui totam- manifesto venam habent<text:line-break/>conspicuam, quam longissime ab arteria recedendum est;<text:line-break/>lu quibus autem id solum, quod arteriae incumbit, est<text:line-break/>spectabile , reliquum vero totum conspectum effugit , di-<text:line-break/>libentius attendendum esu Pruno quidem, dum brachium<text:line-break/>per se adstringis, regio arteriae vicina in tumorem notan-<text:line-break/>dum attollitur; secundo vero aliam quampiam ex iis, quas<text:line-break/>relaturus sum , dissecare. oportet ; nunquam enim venam<text:line-break/>hanc loco inflato secneris, sciens arteriam subjaceutem<text:line-break/>tum latam esse, tnm validam; deinde, quum plurimum<text:line-break/>ea intumuerit, simul cum se ipsa extollere ac circumten-<text:line-break/>dere incumbentem venam. Accidit igitur inde venam in<text:line-break/>gibba a<text:span text:style-name="Default_20_Paragraph_20_Font"><text:span text:style-name="T1">r</text:span></text:span>teriae parte elevatam magis inaniri penes par-<text:line-break/>tem, qua circumtenditur, adeo, ut. scalpellus mediocriter<text:line-break/>iniectus, prout solet illidi demittique., illam quidem to-</text:p>
      <text:p text:style-name="P2">tam subito penetret, subjectum vero arteriam convulne-<text:line-break/>ret. Quare consilium est ab hac recedere ad viciua-<text:line-break/>rum aliquam, maxime ex iis, quae ad cubiti os deferun-<text:line-break/>tur. . Sin autem ex his quoque nulla appareat ,. eam ad-<text:line-break/>ibis, quam in flexu ex venarum coitu factam ad radii<text:line-break/>superiora dixi pe<text:span text:style-name="Default_20_Paragraph_20_Font"><text:span text:style-name="T2">r</text:span></text:span>venire. Si ne haec quidem est conspi-<text:line-break/>cua,- eam feries, quae ab hume<text:span text:style-name="Default_20_Paragraph_20_Font"><text:span text:style-name="T2">r</text:span></text:span>aria ad cubiti flexum<text:line-break/>porrigitur. Pari modo , si humeraria , quando ipsam se-<text:line-break/>care oporteat, conspectum effugiat, eam necessario divi-<text:line-break/>des, quae ab ipsa in flexum protendit; si nec ipsa; eam,<text:line-break/>quae su<text:span text:style-name="Default_20_Paragraph_20_Font"><text:span text:style-name="T2">r</text:span></text:span>sum ad radium obliqua expanditur; si nec illa<text:line-break/>oculis obvenit; venam ab axilla ad cubiti flexum pro-<text:line-break/>curreutem incides. Haec enim vena accommodatissima est<text:line-break/>iis, qui lu partibus infra claviculas sitis labo<text:span text:style-name="Default_20_Paragraph_20_Font"><text:span text:style-name="T2">r</text:span></text:span>ant; hume-<text:line-break/>raris, qui in supe<text:span text:style-name="Default_20_Paragraph_20_Font"><text:span text:style-name="T2">r</text:span></text:span>ioribus; at inibi commemoratae secun-<text:line-break/>dum tertiumque . ordinem post ipsas obtinenti Comum-<text:line-break/>riis utrisque est, quae ad radii superiora conscendit; qua-<text:line-break/>re tertium. quoque ordinem in utrisque manibus ei auri-</text:p>
      <text:p text:style-name="P2">linimus. Nam in iis, qui infra clericulum afficiuntur,<text:line-break/>siquidem sanguinem detrahere oporteat, principem locum<text:line-break/>praesidii ratione vena possidet, quae ad cubitum acce-<text:line-break/>dit; secundum, quae ad flexum defertur; tertium com-<text:line-break/>munis; quartum, quae de humeraria ad flexum pergit;<text:line-break/>postremum humeraria. In aliis, quos fupra clario usam<text:line-break/>morbus infestat, contra humeraria primum; quae rude<text:line-break/>ab ipsa. ad flexum porrigitur, fecundum; tertium com-<text:line-break/>munis; quartum, quae juxta arterias procedit, et quin-<text:line-break/>tum, quae cubitum aditi De superficiariis itaque venis<text:line-break/>totius cubiti adusque digitos omnia dictu sunt.</text:p>
      <text:h text:style-name="Heading_20_2" text:outline-level="2">Cap. VII. </text:h>
      <text:p text:style-name="P21">Profundiores autem deinceps inspicito,<text:line-break/>iis, quae in flexus superficie extant, ademptis; quoniam,<text:line-break/>has ubi sustuleris musculosque, quemadmodum didicisti,<text:line-break/>dissecueris, mox tibi profundiores perinde ac superficia-<text:line-break/>riae mutuo coeuntes apparebunt. Insuper, postquam con-<text:line-break/>grossae suerint, iterum lu ramos binos dirimuntur et</text:p>
      <text:p text:style-name="P2">per cubitum ad brachiale recta tendunt, aequali invicem<text:line-break/>spatio . distantes ; . demissior quidem alter per os cubiti,<text:line-break/>elatior per radium una cum arteriis in musculos propa-<text:line-break/>gatm. Venae igitur humilioris, quum radii musculum ex-<text:line-break/>Hem subierit, .particula quaedam in externam regionem<text:line-break/>elabitur, in qua -scissa cum praedictis ibi venarum, quae<text:line-break/>in summo sunt, partibus societatem init. Ad haec reti-<text:line-break/>qua ipsius pars, quanta intus delitescit, ima subeuntibus<text:line-break/>adnuitur, quas intimis cubiti partibus per superficiem<text:line-break/>distribui diximus; ac saepius putavi, .plurium esse portio-<text:line-break/>nem venarum, quae ex summo vergunt in ima, siquidem<text:line-break/>ipsius profundioris venae fecundae p<text:span text:style-name="Default_20_Paragraph_20_Font"><text:span text:style-name="T2">r</text:span></text:span>ocessus paucis super-<text:line-break/>ficiariis commiscentur. Duas quidem venas in manum<text:line-break/>ferri commemoravi, tum. eam, quae per axillam excurrit<text:line-break/>spectandae magnitudinis, tum hanc quidem multo mico-<text:line-break/>rem, magnam tamen et ipsam, quam humerariam ap-<text:line-break/>pellant.</text:p>
      <text:h text:style-name="P19" text:outline-level="2">cap. VIII. </text:h>
      <text:p text:style-name="P21">Porro arteria u<text:span text:style-name="Default_20_Paragraph_20_Font"><text:span text:style-name="T1">n</text:span></text:span>a duntaxat in manum<text:line-break/>proficiscitur, vicina venae, quae axillam permeat: utraque.<text:line-break/>autem thoracem elabitur cum nono pari nervorum a spi-.<text:line-break/>nali descendentium : et brachium illic ingrediuntur, quo<text:line-break/>et tertium nervum diri perv<text:span text:style-name="Default_20_Paragraph_20_Font"><text:span text:style-name="T1">e</text:span></text:span>nire; inde omnibus brachii<text:line-break/>musculis processus notandos mittentes , declives ad flexum<text:line-break/>articuli, quo brachium cubito coniungitur, excurrunt.<text:line-break/>At vena in brachii extremo lu duas diffusa est soboles,.<text:line-break/>quarum altera ad cutem usque effertur, ut a<text:span text:style-name="Default_20_Paragraph_20_Font"><text:span text:style-name="T1">n</text:span></text:span>tea declara-<text:line-break/>tum est; quantum vero ipsius per profundiora, ceu ad fle-.-<text:line-break/>num, cum arte<text:span text:style-name="Default_20_Paragraph_20_Font"><text:span text:style-name="T1">r</text:span></text:span>is deducitur, id tertiam munerariae par—.<text:line-break/>tcm assunrit; delude bifariam scissum,. cum utraque par-<text:line-break/>te arteriae, quae et ipsa bipartito dirisu est, simul tum<text:line-break/>porrigitur, tum in mriversus usque ad digitorum mitia<text:line-break/>musculos ramorum serie dispensatur. Itaque clariorem<text:line-break/>arteriam, quae ad radii os decurrit, prope . brachialia<text:line-break/>commissuram tangimus, pulsum. exploraturi. Sensibilem</text:p>
      <text:p text:style-name="P2">quidem in macilentis motum arteria quoque edit, quae<text:line-break/>mediam i<text:span text:style-name="Default_20_Paragraph_20_Font"><text:span text:style-name="T2">n</text:span></text:span>dicis et magni digiti regionem perreptet,<text:line-break/>originem ab hac ducens. Humilioris vero arte-<text:line-break/>riae, quae per os cubiti recta in parvum digitum<text:line-break/>procurrit, motum manifesto haud queas percipere, nisi<text:line-break/>homo fuerit extenuatus et maximum habeat pulsum:<text:line-break/>quippe natura in imo retinet arterias, nusquam partico-<text:line-break/>lam ipsarum . manifesto in cutem emittens ; quemadrno-<text:line-break/>dum a venis ac nervis perferri prius dictum est. Merit<text:span text:style-name="Default_20_Paragraph_20_Font"><text:span text:style-name="T2">o<text:line-break/></text:span></text:span>igitur nullam lu extremis manibus a foris arteriam repe-<text:line-break/>rias , quia ne musculus quidem unus habetur ; at interna<text:line-break/>regio, quoniam. multis septa est musculis, ideo multas<text:line-break/>quoque arterias singulis ipsorum porrectas obtinet. Ve-<text:line-break/>rum universas brachialis ab interioribus partibus arteri-<text:line-break/>as una cum venis coniugibus spectabis, lato tendine am-<text:line-break/>putato. Etenim hunc luter et eos, qui digitos flectunt,<text:line-break/>situs ipsarum est pariter cum tenuibus nervis, quorum<text:line-break/>antea mentionem feci. Nam, cum hoc. lu loco musculi</text:p>
      <text:p text:style-name="P2">consistant, qui et primos digitorum articulos moveant, et<text:line-break/>alii, qui digitos in obliquum agunt, merito pars haec<text:line-break/>arteriis, venis et nervis scatet; quippe singuli musculi<text:line-break/>particulam cujusque horum aliquam in fe recipiunt. Ac<text:line-break/>jam quidem omnes totius manus particulas explicavi</text:p>
      <text:h text:style-name="Heading_20_2" text:outline-level="2">Cap. lx </text:h>
      <text:p text:style-name="P21">At tu non, ceu Herodoti historiam, ani-<text:line-break/>mi gratia ista leges, sed memoriae . singula spectata man-<text:line-break/>dabis, ut omnium ipfe partium naturam exactu perno-<text:line-break/>sicas; nonnullae siquidem neque arteriam, neque nervos,<text:line-break/>neque venam grandem habent ; quaedam vel tria horum<text:line-break/>genera, vel unum, vel duo. linque arteriis veuisque<text:line-break/>pro magnitudinis ratione virtus inest, non item nervis om-<text:line-break/>rubus, sest alicubi exiguus nervus haud exiguam obtinet<text:line-break/>potestatem, exempli gratia, qui musculos magni digiti<text:line-break/>motores intercurrunt, deinde, qui indicem moventibus<text:line-break/>insperguntur. Si enim hi foli lu naturali habitu ferven-<text:line-break/>tur, vel aliis resolutis, vel etiam omnino abolitis, non</text:p>
      <text:p text:style-name="P2">utique mancus in totum homo evaserit, neque manum<text:line-break/>prorsus inutilem habuerit. Quod si medium adhuc ipsis<text:line-break/>addas, parvam.. in actionibus laesionem manus sentiet,<text:line-break/>parvis digitis in totum pereuntibus. Rursus, si quatuor<text:line-break/>existant incolumes,. musculus autem, qui magnum digi-<text:line-break/>tum verinflectit, vel extendit, laboraverit, omnia ana-<text:line-break/>uus officia interibunt; pariter euim musculorum, qui sibi<text:line-break/>invicem fiunt oppositi,.. actio semper .vitiatur; siquidem,<text:line-break/>musculo, qui majorem digitum extendit, resoluto, is, qui<text:line-break/>ap<text:span text:style-name="Default_20_Paragraph_20_Font"><text:span text:style-name="T1">t</text:span></text:span>um flectere consuevit, obita quidem functione statim<text:line-break/>flectit digitum, caeterum postea non amplius poterit:<text:line-break/>nam is, qui lu flectendo persistit, rursus flectere, nisi<text:line-break/>prius extensus fuerit , qui potest ? Quare cognoscere ad<text:line-break/>amussim convenit cum . aliorum musculorum omnium<text:line-break/>nervum, tum eorum praecipue, qui functionem mentio-<text:line-break/>ne dignam obeant;. ut,. sive telum, sive spicula auferre<text:line-break/>dissectione vel praecisione alienius oporteat, ab insigni-<text:line-break/>bus vasis nervisque abstineamus, sive putrefactam .quam..</text:p>
      <text:p text:style-name="P2">piam particulam vel os sideratione consectum praecidit-<text:line-break/>mus. Novi enim quempiam ex iis, qui segniter manu<text:line-break/>curant, qui, quum prius aliquando in exteriori brachii.<text:line-break/>regione magnam partem musculi praecidisset, non tam<text:line-break/>insignem membro noxam primum attulit; postea temere<text:line-break/>scalpello in eam partem iirternae circumscriptionis mu-<text:line-break/>fculi anterioris iiijecto, ubi tertius ne<text:span text:style-name="Default_20_Paragraph_20_Font"><text:span text:style-name="T2">r</text:span></text:span>vus ingreditur,<text:line-break/>stultam (ut Hippocrates alt) exercens facilitatem, orbicu-.<text:line-break/><text:span text:style-name="Default_20_Paragraph_20_Font"><text:span text:style-name="T2">lor</text:span></text:span>i linea valocique sectionem ducens, non modo terti-<text:line-break/>um nervum praecidit, sed etiam duos ei praepositos, ad<text:line-break/>haec arteriam venamque ; lu. eo siquidem loco haec our-<text:line-break/>nia habentur. Quamobrem ille subitu propter sanguinis<text:line-break/>profluvium turbatus, hoc solum attendit, funibus vasis,<text:line-break/>quae amputata erunt, circumdatis. Paulo post aeger<text:line-break/>neque manum tantillum movere potuit, neque tangentes<text:line-break/>in mulus membri partibus sentire; clamaritque lu medi-<text:line-break/>cum, hoc ipso verbo utens, <text:span text:style-name="Default_20_Paragraph_20_Font"><text:span text:style-name="T9">Ἐνευροκόπησας</text:span></text:span><text:span text:style-name="Default_20_Paragraph_20_Font"><text:span text:style-name="T12">, </text:span></text:span>nervos mihi-</text:p>
      <text:p text:style-name="P2">misero : praecidisti. Hic itaque medicus una sectione lo-<text:line-break/>tum membrum reddidit inutile. Alii porro in. alia .qua-<text:line-break/>.piam .parte una vel duabus manus et cruris propter<text:line-break/>nervorum. imperitiam peccaverunt; ut nunc. omittam,<text:line-break/>quae in sanguinis detractione mala designent ignorantes,<text:line-break/>.quae observanda sint in singulis cubiti.. venis, de quibus<text:line-break/>etiam in libro de mortuorum dissectione tractatum est.<text:line-break/>Horum igitur omnium gratia saepius manum simise dili-<text:line-break/>genter disseces; etenim si rarum quippiam in ea confpe-<text:line-break/>laxeris, etiam hoc usui tibi suerit. Vidi enim aliqua:-<text:line-break/>. do in cuiusdam simiae dissectione nervulum interis-<text:line-break/>iri cubiti venae incumbentem, ac rursus .in altera ve-<text:line-break/>nae ipsi coniugatae insidentem. Pari modo et horum fpe-<text:line-break/>culatio medicis quibusdam illustribus utilis extitit, ut<text:line-break/>qui, tanquam nervum incidissent; accusabantur ,. quoniam<text:line-break/>et post sectionem acceptam aegri stupidum affectum per<text:line-break/>manus longitudinem statim senserunt, tempore vero in-<text:line-break/>fecuto affectus ille iis, quibus vena fuit incisa, perman-<text:line-break/>sit. Quapropter ego accusatoribus proprietatem structurae</text:p>
      <text:p text:style-name="P2">corpo<text:span text:style-name="Default_20_Paragraph_20_Font"><text:span text:style-name="T1">r</text:span></text:span>is nonnunquam talem fie<text:span text:style-name="Default_20_Paragraph_20_Font"><text:span text:style-name="T1">r</text:span></text:span>i indicans, medicos ab<text:line-break/>infamia liberavi. Crediderunt autem mihi, qui medicos<text:line-break/>increpabant, non fotum quia alios ejus rei testes citave-<text:line-break/>rim, sed etiam quia in commentariis anatomicis, quos<text:line-break/>in singulorum animalium dissectionibus feci, scriptum<text:line-break/>ostenderim, quod nuper in vena accidisse percensui.<text:line-break/>Caeterum, qui libros anatomicos scripserunt, parvas a<text:line-break/>submotis musculis reliquias in cutem ipsis vicinam emer-<text:line-break/>gere arbitrantur; atqui aliter <text:span text:style-name="Default_20_Paragraph_20_Font"><text:span text:style-name="T1">r</text:span></text:span>es habet, quemadmodum<text:line-break/>subinde conspexisses; ve<text:span text:style-name="Default_20_Paragraph_20_Font"><text:span text:style-name="T1">r</text:span></text:span>um propriae nervorum per fum-<text:line-break/>ma extantium radices habentur, quas cnm cute simul<text:line-break/>avellentes obliterant, ut ne esse quidem rideantur. Est<text:line-break/>enim , veluti et prius dixi , difficillimum nervos hosce<text:line-break/>detegere, quum cuti cohaereat membrana ipsi subjecta,<text:line-break/>quam separantem cum musculis relinquere opo<text:span text:style-name="Default_20_Paragraph_20_Font"><text:span text:style-name="T1">r</text:span></text:span>tet con-<text:line-break/>trarium naturali structurae ea in re facientes.</text:p>
      <text:h text:style-name="Heading_20_2" text:outline-level="2">cap. -X.- </text:h>
      <text:p text:style-name="P21">Hac igitur admluistratioue , ut in manu</text:p>
      <text:p text:style-name="P2">dictum est, rite peracta, quatuor juxta femoris principium<text:line-break/>radices nervorum in cutem excurrentium apparebunt, pa-<text:line-break/>res numero principiis grandium nervorum , qui in musca-<text:line-break/>dos dllperguntur, unde processere. Proinde una est, quae<text:line-break/>ab anterioribus musculis deorsum ve<text:span text:style-name="Default_20_Paragraph_20_Font"><text:span text:style-name="T2">rt</text:span></text:span>us in totam cutem<text:line-break/>ipsis vicinam fertur dispensaturque ; hac interior per in-<text:line-break/>guina longo angustoque musculo invehitur, et tertia jux-<text:line-break/>la os, quod coccyga vocant; quae .praedictis minus con-<text:line-break/>fpicua est; quarta, hac adhuc magis co<text:span text:style-name="Default_20_Paragraph_20_Font"><text:span text:style-name="T2">n</text:span></text:span>dita, in pectinis<text:line-break/>foramine consistit. Etenim nervos etiam, qui in cutem<text:line-break/>elabuntur, exiles admodum haec continet, et. revera te-<text:line-break/>lae a<text:span text:style-name="Default_20_Paragraph_20_Font"><text:span text:style-name="T2">r</text:span></text:span>aneorum similes ; reliquae autem pleniores , partim<text:line-break/>ut pilos bene nutritos, partim etiam pilis crassiores, ad<text:line-break/>radices interdum valde conspicuos. Qui igitur anteriori-<text:line-break/>bus musculis expassi validam membranam <text:span text:style-name="Default_20_Paragraph_20_Font"><text:span text:style-name="T2">t</text:span></text:span>ecum retinent,<text:line-break/>cute statim, quae ambit. ipfos, ablate, media anteriore<text:line-break/>scde radicem habere ridentur. Porro, qui tenui angusto-</text:p>
      <text:p text:style-name="P2">que musculo per inguina invehuntur, haud difficilem<text:line-break/>conspectum habent; <text:span text:style-name="Default_20_Paragraph_20_Font"><text:span text:style-name="T2">n</text:span></text:span>am internam omnem femoris tibi-<text:line-break/>aeque regionem amplexantes componuntur, quippe cum<text:line-break/>vena usque ad interiorem tibiae processum juxta talum<text:line-break/>feruntur, reliquum vero internae femoris pugionis parva<text:line-break/>quaedam (ut dictum estj particula nervi ossis pubis fora-<text:line-break/>men excidentis amplexatur. Quarti vero, qui restat,<text:line-break/><text:span text:style-name="Default_20_Paragraph_20_Font"><text:span text:style-name="T2">n</text:span></text:span>ervi, juxta os coccygis excidentis, tota fere posterior<text:line-break/>exteriorque femoris sedes ramos excipit, praeter ejus<text:line-break/>extremum genu ver<text:span text:style-name="Default_20_Paragraph_20_Font"><text:span text:style-name="T2">t</text:span></text:span>us spectans, huc enim alius nervus<text:line-break/>juxta latum musculum evadit. Quemadmodum et pro-<text:line-break/>pter ipsius extremum ruc<text:span text:style-name="Default_20_Paragraph_20_Font"><text:span text:style-name="T2">t</text:span></text:span>us alius exteriorem tibiae regi-<text:line-break/>onem, ut dicetur, comprehendit, quoniam interior quo-<text:line-break/>que ipsius pars a nervo, qui cum vena defertur, propa-<text:line-break/>gines suscipit; reliqua posterior tibiae pars peculiarem<text:line-break/>nervum ab eo, qui suram intercurrit, derivatum exigit;<text:line-break/>prior particulam quampiam ejus nanciscitur, qui anterio-<text:line-break/>res tibiae musculos intercurrit. Caeterum intuitus, quo</text:p>
      <text:p text:style-name="P2">dixi modo, exiles superficiarios cutis nervulos, <text:span text:style-name="Default_20_Paragraph_20_Font"><text:span text:style-name="T2">o</text:span></text:span>mnes<text:line-break/>femoris musculos incidito, ut libro superiori didiristi.<text:line-break/>Nam, dum ipsos invicem separas, grandium nervorum<text:line-break/>distributiones, quae omnes mediae per musculos seruntur,<text:line-break/>clare apparent; atque ideo etiam processus ipsorum rici-<text:line-break/>nis distribuunt: Jam vera quatuo<text:span text:style-name="Default_20_Paragraph_20_Font"><text:span text:style-name="T2">r</text:span></text:span> principia, quae et in<text:line-break/>superficiariis contemplatus es, ridebis. Etenim illa ab<text:line-break/>iis, quae in imo latent, propagantur, et prius inspecta<text:line-break/>te quoque manu ducens ad iuniorum nervorum inventi<text:span text:style-name="Default_20_Paragraph_20_Font"><text:span text:style-name="T2">o-<text:line-break/></text:span></text:span>nem ; imo etiam citra superficiarios prompte grandium ner-<text:line-break/>vo<text:span text:style-name="Default_20_Paragraph_20_Font"><text:span text:style-name="T2">r</text:span></text:span>unr principia videntur, musculis, ut docui, dissectis.<text:line-break/>Sunt igitur tria nervorum initia magnitudine tibi invicem<text:line-break/>coaequalia, quae primum exequar. Quartum vero aliud<text:line-break/>maximum bifidum ipsis succedit, quo de posterius peragam.<text:line-break/>Itaque ex tribus principiis unum in anteri<text:span text:style-name="Default_20_Paragraph_20_Font"><text:span text:style-name="T2">o</text:span></text:span>res musculos<text:line-break/>solos diffunditur. Alterum simul eum magnis vasis porrigitur,<text:line-break/>ipsisque vasis ramos araneosus et musculiscontiguis impartit;</text:p>
      <text:p text:style-name="P2">por<text:span text:style-name="Default_20_Paragraph_20_Font"><text:span text:style-name="T1">r</text:span></text:span>o contingunt ipsum subjectus maximus femo<text:span text:style-name="Default_20_Paragraph_20_Font"><text:span text:style-name="T1">r</text:span></text:span>is mu-<text:line-break/>fculus, incumbens vero tenuis et angustus, quem pri-<text:line-break/>mum inter femoris musculos diss<text:span text:style-name="Default_20_Paragraph_20_Font"><text:span text:style-name="T1">o</text:span></text:span>namus. Quod restat<text:line-break/>tertium nervorum initium, amplum ossis pubis foramen<text:line-break/>permeat, et nimirum duos parvos musculos id amplexos,<text:line-break/>unum utrinque, extrinsecus alterum, intrinsecus reli-<text:line-break/>quum, quos inter ifchii a<text:span text:style-name="Default_20_Paragraph_20_Font"><text:span text:style-name="T1">r</text:span></text:span>ticuli motores audisti anatomi-<text:line-break/>cis praete<text:span text:style-name="Default_20_Paragraph_20_Font"><text:span text:style-name="T1">r</text:span></text:span>missos. Ve<text:span text:style-name="Default_20_Paragraph_20_Font"><text:span text:style-name="T1">r</text:span></text:span>um scinditur nervus hic bipartito,<text:line-break/>priusquam musculos permeet, ac partium ipsius altera<text:line-break/>quidem elatior in musculum procurrens a pectinis osse<text:line-break/>o<text:span text:style-name="Default_20_Paragraph_20_Font"><text:span text:style-name="T1">r</text:span></text:span>tum, quem fecundum disseca<text:span text:style-name="Default_20_Paragraph_20_Font"><text:span text:style-name="T1">r</text:span></text:span>e didicisti, universa dis-<text:line-break/>feminatur ; majo<text:span text:style-name="Default_20_Paragraph_20_Font"><text:span text:style-name="T1">r</text:span></text:span> vero et demissior , ubi fo<text:span text:style-name="Default_20_Paragraph_20_Font"><text:span text:style-name="T1">r</text:span></text:span>amen parvos-<text:line-break/>que circa ipsum musculos permeaverit, in maximum fe-<text:line-break/>moris musculum finditur, et ramos quosdam admodum<text:line-break/>tenues musculis exiguis ipsi vicinis communicat. Haec<text:line-break/>jam tria principia intuitus, ut dixi, ad quartum duorum<text:line-break/>ramorum grandium, qui in crus deferuntur mittuiitque</text:p>
      <text:p text:style-name="P2">ad extremos usque digitos propagines, descendas. Evadit<text:line-break/>autem et hoc conspicuum musculis natium incisis, qu<text:span text:style-name="Default_20_Paragraph_20_Font"><text:span text:style-name="T2">o</text:span></text:span>s<text:line-break/>praecedente libro tradidi in dissectione eorum , qui co-<text:line-break/>xendicis articulmn movent. Cum his lucidantur simul<text:line-break/>capita musculorum femoris, quos numero quatuor ex eo-<text:line-break/>xendicis osse ortum ducere commemorari; quippe gran-<text:line-break/>des nervi illis fubjecti apparent, -qui foras ab interiore<text:line-break/>lati ossis parte cum nervulis tenuibus ex eo productis<text:line-break/>emergunt. Verum illi in omnes, qui circa articulum<text:line-break/>Eunt, musculos exteriores disperguntur; primum ex <text:span text:style-name="Default_20_Paragraph_20_Font"><text:span text:style-name="T2">nui-<text:line-break/></text:span></text:span>versis superficiarium, qui articulum retrorsum agit; mox<text:line-break/>carnofum sub ipfo magnum; delude . parvos ius<text:span text:style-name="Default_20_Paragraph_20_Font"><text:span text:style-name="T2">t</text:span></text:span>a hunc<text:line-break/>latentes, unum ex ilium osse procedentem, alterum ex<text:line-break/>loto, qui livens semper apparet, et tertium post ipfos<text:line-break/>alium a pectinis osse ad magnum femoris trochantera<text:line-break/>procurrentem. lnfumptis jam in hos nervis tenuibus,<text:line-break/>qui aliquando quidem et capitibus quatuor dictorum mu-</text:p>
      <text:p text:style-name="P2">seniorum ramos communicant, postea grandes foli per<text:line-break/>femoris regionem postremam excurrentes apparent; qui<text:line-break/>maximum sane ramum lato musculo, notabilem vero<text:line-break/>aliis quoque tribus dispensant, interdum et femoris ma-<text:line-break/>ximo. At latus musculus non modo sursum ad caput,<text:line-break/>sicut alii, nervum capit, sed etiam alterum postea, cum<text:line-break/>grandes nervi, de quibus agitur, femoris medium per-<text:line-break/>reptaverlut. Ab hoc autem nervo propagantur, qui ad<text:line-break/>cutem excidunt , uti paulo prius dictum est. Qui igitur<text:line-break/>in femore consistunt, in hunc modum fe habent.</text:p>
      <text:h text:style-name="Heading_20_2" text:outline-level="2">Cap. XI. </text:h>
      <text:p text:style-name="P21">Tibiae vero nervos deinceps inspicito.<text:line-break/>Duo foli in tibia grandes nervi per femoris posteriorem<text:line-break/>sedem conspicui apparent, quemadmodum antea quoque<text:line-break/>declaratum est, latiore musculo incisu. Qua enim hio<text:line-break/>adjacentem attingit, illac longissime porrigitur; alter vero<text:line-break/>musculus genu articulo vicinus adeo, ut ipsum contingat,<text:line-break/>ad internas tibiae partes recedit. Nervi autem fui, uni-</text:p>
      <text:p text:style-name="P2">co lato seruntur, ad tibiae principium excurrentes ; at-<text:line-break/>que ibidem p<text:span text:style-name="Default_20_Paragraph_20_Font"><text:span text:style-name="T1">r</text:span></text:span>imum separantur invicem, alter, qui mi-<text:line-break/>nor est, exterioribus ipsius musculis distribuendus, alter,<text:line-break/>puta major, interioribus. Sed externus tibiam subter<text:line-break/>fibulae caput ingreditur ; interior , quem maiorem esse<text:line-break/>retuli, juxta surae initium prosundius immergitur, idque<text:line-break/>media regione inter. duo grandium ipsius musculorum,<text:line-break/>quae superiore^ libro ex femore enata didicisti, capita<text:line-break/>Atque hujus nervi pars reliqua non medioc<text:span text:style-name="Default_20_Paragraph_20_Font"><text:span text:style-name="T1">r</text:span></text:span>is in pedis<text:line-break/>inferiora porrigitur; alterius autem tenuia extrema fa-<text:line-break/>premis tarsi partibus dispensantur; portio quaedam ipsius<text:line-break/>etiam ad nervum alterum pervenit, qui per suram prope<text:line-break/>inseriores tibiae partes defertur. Itaque infimam pedis<text:line-break/>fedem nervus unus subit haud exiguus, in omnes ipsius<text:line-break/>partes distributus. Porro hic nervus ex altero grandium<text:line-break/>superest, quem in posteriores tibiae musculos digeri com-<text:line-break/>memoravimus ; caeterum in inferiores pedis partes de.</text:p>
      <text:p text:style-name="P2">frendit una cum tendinibus, qui digitos ipsius inflectunt.<text:line-break/>Insuper anterioris nervi particulam quampiam huic mi-<text:line-break/>sceri dictum nobis esu At in supernam partem pedis<text:line-break/>exiles nervuli quatuor porriguntur, trium nervulorum<text:line-break/>reliquiae, unius certe, qui cum vena intra tibiam defer-<text:line-break/>tur; alterius, qui retro suram per summa fe promit, cu-<text:line-break/>jirs mentionem paulo prius feci, nempe quum dicerem,<text:line-break/>ipsum lu surae initium inter musculos ex. femore ortos<text:line-break/>inseri. Procedit autem ex magno nervo, ubi is inseritur,<text:line-break/>alius quidam nervulos , qui per suram procurrens a mu-<text:line-break/>scuto fibulae porrecto ad extremum ipsius pedi proximum<text:line-break/>pervenit, atque inibi externis tarsi partibus prope ex-<text:line-break/>ignes digitos disseminatur, quemadmodum praedictus,<text:line-break/>quem simul cum vena per totum crus farri retuli , ad<text:line-break/>magnos digitos sines expandit. Hos inter aliae duae al-<text:line-break/>serius grandium nervorum reliquiae, qui anteriores tibiae<text:line-break/>musculos amplexari dictus est, deorsum ver<text:span text:style-name="Default_20_Paragraph_20_Font"><text:span text:style-name="T1">t</text:span></text:span>us proten-</text:p>
      <text:p text:style-name="P2">dunt, mellium farsi conscendentes. Altera. quidem ipsarum<text:line-break/>in superficie sub . cute consistit , ligamento, quod est ad<text:line-break/>articulum, i<text:span text:style-name="Default_20_Paragraph_20_Font"><text:span text:style-name="T2">n</text:span></text:span>cumbens ac falis particulis, . quae ad cutem<text:line-break/>tersi sunt, disseminata; altera vero in imo sub ligamento<text:line-break/>superstratis tarii musculis dispensatur omnibus, quorum<text:line-break/>tendiiies obliquo digitorum motui praeesse audivisti</text:p>
      <text:h text:style-name="Heading_20_2" text:outline-level="2">..Cap. .XII.. </text:h>
      <text:p text:style-name="P21">Exigua porro vena crus. per os pectinis<text:line-break/>adit, .modicam . quandam ipsius partem nutriens, cujus<text:line-break/>mentionem postea .facturus sum. Una autem alia vena<text:line-break/>maxima totum in crus ab interiore ipsius parte per m-<text:line-break/>guinuiprocurrens dissemi<text:span text:style-name="Default_20_Paragraph_20_Font"><text:span text:style-name="T2">n</text:span></text:span>atur:. propagines quaedam ipsi-<text:line-break/>us inordinatae ad cutem ..permeant,. quas nonnulli medice-<text:line-break/>num - <text:span text:style-name="Default_20_Paragraph_20_Font"><text:span text:style-name="T9">σποράδας</text:span></text:span><text:span text:style-name="Default_20_Paragraph_20_Font"><text:span text:style-name="T12">, </text:span></text:span><text:span text:style-name="Default_20_Paragraph_20_Font"><text:span text:style-name="T2">sparsu</text:span></text:span>s; appellant. Quae ru musculos di-<text:line-break/>ger turtur, ordinatum. habent tum .ortum, tum situm;<text:line-break/>nec tamen ipsae .magnitudinis aequalitatem in omnibus<text:line-break/>conservant, ut ne lu manibus .quidem. Dicentur autem<text:line-break/>nobis etiam nunc, quae plerumque soboles majoris venae</text:p>
      <text:p text:style-name="P2">apparent; quae omnium crus perreptantium veluti trun-<text:line-break/>cus esu Statim igitur ramus quidam in priorem inter-<text:line-break/>namque femoris regionem perfertur, multifariam summa<text:line-break/>fusi cute in ipsum distributus. Ab hoc alii tenues, modi-<text:line-break/>cis intervallis sparsi, in cutem tres quatuorve -disserui-.<text:line-break/>nantur. Deinde alius notandae magnitudinis, primo fimr-<text:line-break/>lis, medio in femore prope musculum arctum coufitlera-<text:line-break/>tm ; in quem ipsum quoque vena indidem maxime iule-<text:line-break/>ritur. Delude aliae exiles propagines, duae forsan et<text:line-break/>tres, modicis spatiis digeruntur; post has alia insignis ge-<text:line-break/>nu interius subit; deinde loquitur alia, duas in partes<text:line-break/>divaricata ; huic succedunt aliae plures. Hae quidem<text:line-break/>subter entem summum omnes consistunt. In imo aliae<text:line-break/>quaedam hunc in modum se habenti Post inguina pri-<text:line-break/>ma anterioribus duobus musculis dispensatur. Mox alia<text:line-break/>penitus, grandis satis, intra maximum omnium musculum<text:line-break/>et ex anterioribus internum porrigitur; a qua plures<text:line-break/>venarum propagines in omnes propemodum femoris</text:p>
      <text:p text:style-name="P2">musculos disperguntur. Post hanc , quam praedixi subter<text:line-break/>cutem distribui; ac post eandem etiam alia quaepiam de-<text:line-break/>inceps in . grandem ex .anterioribus musculum ingreditur,<text:line-break/>elatius ad externam femoris. regionem emergens. Inlu-<text:line-break/>per post illam alia notatu digna profundius in maximum<text:line-break/>musculum ei que ricinos inferitur; atque post has in su-<text:line-break/>persicialium enumeratio<text:span text:style-name="Default_20_Paragraph_20_Font"><text:span text:style-name="T1">n</text:span></text:span>e praedicta, quae ab intima ge-<text:line-break/>nu parte adusque tibiae extremum multiplici ramorum<text:line-break/>serie cutem subit. Caeterum prope jam . dictam propagi-<text:line-break/><text:span text:style-name="Default_20_Paragraph_20_Font"><text:span text:style-name="T1">p</text:span></text:span>em alias quoque spectabis, quae a majore vena in imas<text:line-break/>maximi musculi partes et totum penitius articulum dis-<text:line-break/>funduntur. At praeter praedictas nonnunquam statim mag-<text:line-break/>na vena in. ramos finditur; aliquando ante fissuram vena<text:line-break/>prope surae initium ex .ea procedit, per infernas artica-<text:line-break/>li partes in exteriora erumpens. . Jam vero. ipsi fibulae<text:line-break/>bipartita venae soboles apponitur, quarum altera in. su-<text:line-break/>perficie externis partibus fibulae ad malleolum usque ra-</text:p>
      <text:p text:style-name="P2">mo<text:span text:style-name="Default_20_Paragraph_20_Font"><text:span text:style-name="T1">r</text:span></text:span>um seriem spargit p altera per ima exteriorum mu-.<text:line-break/>scutorum ducta, ramos singulis communicans, intra tibi-<text:line-break/>am fibulamque juxta iuferiorem fibulae finem pervadit;<text:line-break/>nam utraque hoc et praedicto venae superficialis extre-<text:line-break/>mo. protuberans fibulae processus comp<text:span text:style-name="Default_20_Paragraph_20_Font"><text:span text:style-name="T1">r</text:span></text:span>ehenditur. Ve-<text:line-break/>rum apparet nonnunquam, ubi major vena duplicem ra-<text:line-break/>mum juxta poplitem emiserit, altera ex parte venam,<text:line-break/>de qua mentionem feci , enasci. At quomodocunque scis-<text:line-break/>fa fuerit seseve habeat, etiam reliqua vena major bi<text:span text:style-name="Default_20_Paragraph_20_Font"><text:span text:style-name="T1">t</text:span></text:span>ari-<text:line-break/>am in poplite dividitur; deinde cum altera parte suram<text:line-break/>perreptans , ad malleolorum in tibia finem procurrit;<text:line-break/>lune ad imam pedis regicnem vecta, per melium tibiae<text:line-break/>ae fibulae in eam distribuitur. Altera parte anteriorem<text:line-break/>tibiae offis regionem permeans, in plures venas scinditur,<text:line-break/>quae omnes anteriore parte intra tibiam et fibulam de-<text:line-break/>feruntur, atque extrema ipsarum ad tarium usque et pe-<text:line-break/>dem digitosque permeant, tum luter se, tum iis, quae</text:p>
      <text:p text:style-name="P2">adjacent, permixta Hujus .etenim venae, quae anteno-<text:line-break/>rem tibiae partem intercurrit seinditurque , ut dictum<text:line-break/><text:span text:style-name="Default_20_Paragraph_20_Font"><text:span text:style-name="T5">est </text:span></text:span>p lu totam fibulae tibiaeque offis regionem internum-<text:line-break/>am, venae duae n<text:span text:style-name="Default_20_Paragraph_20_Font"><text:span text:style-name="T1">o</text:span></text:span>tandae propter extuberantes tibiae si-<text:line-break/>bulaeque terminos subeunt, alias omnes medio suo c<text:span text:style-name="Default_20_Paragraph_20_Font"><text:span text:style-name="T1">o</text:span></text:span>m-<text:line-break/>plexae. Ac praedictis in utroque extremo hae venae<text:line-break/>miscentur, interior- sane ni, quae prope genu propagatur,<text:line-break/>intrinsecus autem supra suram tibiamque totam ad malle-<text:line-break/>olos porrecta est; exterior societatem luit cum venis ibi-<text:line-break/>dem relatis ab ea porrigi, quae per exteriores fibulae<text:line-break/>partes declivis fertur; verum ab iis, quae ad tibiae fibu-<text:line-break/>laeque extrema invicem coeunt, exiles. quaedam ad tar-<text:line-break/>fum pedis. excurrunt , . majores autem ipsis ad imas par-<text:line-break/>tes evadunt, praesertim regione interna, qua tibiae sicis<text:line-break/>extuberans habetur. Ex quibus venis tota pedis regio<text:line-break/>inferior alimentum . accipit. Porro posterior pars, quae<text:line-break/>ad calcem habetur, a proximis intus forisque ramos in-</text:p>
      <text:p text:style-name="P2">vicem coeuntes suscipit ; siquidem hoc communiter inau-<text:line-break/>diemlum est, sicut jam prius dixi,. extrema venarum et-<text:line-break/>iam aliis partibus commisceri, potissimum lu summo cor-<text:line-break/>pore. Verum ejusmodi sunt manifesta, ut quae una cum<text:line-break/>dictis vel me tacente intelligantur. . Nam venas- ac ner-<text:line-break/>vos in tar <text:span text:style-name="Default_20_Paragraph_20_Font"><text:span text:style-name="T1">t</text:span></text:span>um excurrentes usque ad pedis extremum por-<text:line-break/>rigi necesse esu Jam vero quis ignorat, earum pariter,<text:line-break/>quae a fibula ad nilum perveniunt, extrema in parvos<text:line-break/>digitos protendere , rursus a tibia prodeuntium terminos<text:line-break/>magnos fubire, quemadmodum et a media regione tibiae<text:line-break/>fibulaeque procedentium sines in medios expandi? Vena<text:line-break/>igitur per inguina. excurrens hunc lu modum propagatur;<text:line-break/>quae vero pubis os perreptet, folis indidem pa<text:span text:style-name="Default_20_Paragraph_20_Font"><text:span text:style-name="T1">r</text:span></text:span>tibus<text:line-break/>distribuitur; praeponitur autem huic ossi musculus unus<text:line-break/>exilis foramen totum complexus; huic fupernnscuntm<text:line-break/>primae partes maximi musculi. cui adnascitur tertius ex<text:line-break/>pubis ossium commissura ortus,.. utrinque unus. Itaque<text:line-break/>vena haec parvum totum, sed maximi partem haud -ana-</text:p>
      <text:p text:style-name="P2">plam nutrit, ejus autem, qui ex commissura exoritur,<text:line-break/>plurimam ; siquidem in imas hujus musculi partes tum<text:line-break/>vena, tum nervus alius inseritur. Verum extrema venae,<text:line-break/>de. qua disseruimus, in idem cum extremis coeunt,. a<text:line-break/>majore quidem vena profectis, sed primoribus maximi<text:line-break/>mu<text:span text:style-name="Default_20_Paragraph_20_Font"><text:span text:style-name="T1">t</text:span></text:span>culi partibus insertis , quae hic dissipantur.</text:p>
      <text:h text:style-name="Heading_20_2" text:outline-level="2">Cap. XIII. </text:h>
      <text:p text:style-name="P21">Porro arteria maxima cruri per inguina<text:line-break/>inseritur, eo nimirum loco, quo vena magna, ac marisco-<text:line-break/>lis magnoque pulsu praeditis digitos admovens sensi-<text:line-break/>bilem inibi motum percipies. Utrumque autem vas per<text:line-break/>interiora femoris fertur , arctiori ipfius musculo lucum-<text:line-break/>heus, in quem, veluti in omnes alios femur perreptantes,<text:line-break/>arteriae rami pro magnitudinis portione perveniunt. Sed<text:line-break/>quemadmodum in manu , sic. etiam in crure fe habet<text:line-break/>venae quidem arteriis in musculos infertis cohaerent; n<text:span text:style-name="Default_20_Paragraph_20_Font"><text:span text:style-name="T1">o</text:span></text:span>n<text:line-break/>tamen arteriae superficiarias venas una conscendunt, ve-<text:line-break/>rnm altius f emper per musculos ingrediuntur. Quotigi-</text:p>
      <text:p text:style-name="P2">tur venas dixi profundius in femoris musculos prope ti-<text:line-break/>biam propagari , his omnibus adjacet arteria , in super-<text:line-break/>licie extantium nulli. Id autem inde liquido conflet,<text:line-break/>quod carnosis nusquam lu crure pulsus appareat, nisi in<text:line-break/>tarso directe ad secundum digitum post maximum. Tan-<text:line-break/>gimus itaque subinde arteriam inibi sitam, quum eam,<text:line-break/>quae brachiali subest, attingere non potuerimus. Sunt<text:line-break/>porro et aliae in tarso ac pede arteriae, quae crebro in<text:line-break/>macilentis pulsum indicent, quando in magnitudinem ele-<text:line-break/>vantur. At in brachiali exteriore nullam asseruimus re-<text:line-break/>periri arterium, quod videlicet nec musculus quidem ul-<text:line-break/>lus ibidem habeatur. Nam ob exiles musculos tarso in-<text:line-break/>cumbeutes arteria, quam nuper retuli, in ipsis distribui-<text:line-break/>tur; quemadmodum et imi pedis musculorum gratia<text:line-break/>haud grandis arteria simul cum vena, cujus prius mentio<text:line-break/>facta est, procu<text:span text:style-name="Default_20_Paragraph_20_Font"><text:span text:style-name="T1">r</text:span></text:span>rens huc tendere videtur; caeterum ad<text:line-break/>id loci per mediam siculae calcisque regionem descen-<text:line-break/>dunt. De arteria autem, quae per ossis pubis foramen,</text:p>
      <text:p text:style-name="P2"><text:span text:style-name="Default_20_Paragraph_20_Font"><text:span text:style-name="T9">θυροειδὲς</text:span></text:span><text:span text:style-name="Default_20_Paragraph_20_Font"><text:span text:style-name="T12"> </text:span></text:span>Graeci <text:span text:style-name="Default_20_Paragraph_20_Font"><text:span text:style-name="T1">ab</text:span></text:span> o<text:span text:style-name="Default_20_Paragraph_20_Font"><text:span text:style-name="T1">stii similitudine</text:span></text:span> appella<text:span text:style-name="Default_20_Paragraph_20_Font"><text:span text:style-name="T1">n</text:span></text:span>t ,- i<text:span text:style-name="Default_20_Paragraph_20_Font"><text:span text:style-name="T1">n</text:span></text:span> femur<text:line-break/>pervenit, eadem, quae paulo prius de vena commemora-<text:line-break/>vi, inaudivisse te putato; nam iisdem tribus musculis<text:line-break/>perinde ac illa distribuitur.</text:p>
      <text:h text:style-name="P18" text:outline-level="1"><text:bookmark-start text:name="bookmark4"/>CALENT DE ANATOMICIS ADMINISTRA<text:bookmark-start text:name="bookmark6"/><text:bookmark-end text:name="bookmark4"/>TIONIBVS<text:bookmark-end text:name="bookmark6"/></text:h>
      <text:h text:style-name="Heading_20_1" text:outline-level="1">LIBER IV.</text:h>
      <text:h text:style-name="Heading_20_2" text:outline-level="2">Cap. I. </text:h>
      <text:p text:style-name="P21">In opere de partium usu hoc mihi fuit<text:line-break/>institutum, ut omnium corporis humani partium sim-<text:line-break/>cturam, quatenus arti conduceret, exponerem. Cujus rei<text:line-break/>argumentum ex veteribus tum medicis tum philosophis<text:line-break/>celeberrimi, ut ego; tractaverunt. Itaque a manibus haud<text:line-break/>temere sermonis hic sumpsi exordium, quod has partes<text:line-break/>videlicet lu solis hominibus ridere liceat. Merito autem</text:p>
      <text:p text:style-name="P2">non absurdum fuit statim etiam de cruribus dicere,<text:line-break/>quum et in his homo praeter omne aliud animantium<text:line-break/>genus proprium quiddam sibi vendicet, quod stilus ad<text:line-break/>amussim rectus horum benefiuio incedat. Simism vero<text:line-break/>ridiculam hominis simulationem existere monstravimus,<text:line-break/>ac ob id hominis quidem modo graditur, fed m ipsis<text:line-break/>principalioribus partibus manca est, ut quae minus re-<text:line-break/>ctam crurum structuram lectita sit, magnum vero ma-<text:line-break/>nus digitum, qui totum functionum firmamentum ipsi est,<text:line-break/>mutilum obtinetis At in praesenti commenta<text:span text:style-name="Default_20_Paragraph_20_Font"><text:span text:style-name="T2">r</text:span></text:span>io duplex<text:line-break/>mihi scopus est; unus, ut singulas accurate partes coutem-<text:line-break/>pluris, quarum ususriliic percensui; alter ad medicinae<text:line-break/>artis. finem pertinet. Quoniam enim hujus aetatis medi-<text:line-break/>cos video, qui quidem dissectionibus operam dedisse pu-<text:line-break/>fantur, utiliore illarum parte neglectu, eam, quae capti-<text:line-break/>osa magis est, exercere, conatus sum hoc- ipsum primum<text:line-break/>juvenibus ostendere,. deinde ad meliorem ipsos adhortari.<text:line-break/>Atque. id luitio fecundi tertiique libri a me factitatum est;</text:p>
      <text:p text:style-name="P2">ubi sermonis leaput curationes prope universas con-<text:line-break/>tinebat, quas manibus quotidie administramus, tum in<text:line-break/>artubus, tum per totius corporis summa, quae musculos<text:line-break/>et in his vasa nervosque comprehendunt. Etenim tela<text:line-break/>aculeosque ex his, non ex jecinore vel corde vel pulmo-<text:line-break/>ne, excludimus; item fistulas, sinus, abscessus, suppurata.<text:line-break/>et putrida ulcera in sus manu medicantur. Quam ob<text:line-break/>causam optarem utrumque commentarium eundem in<text:line-break/>omnibus, ut in primis duobus libris, ordinem obtinuisse.<text:line-break/>At quia, ut video, iuvenes quotidie majorem indusiriam<text:line-break/>in pejore disscctionis parte collocant, utiliorem prope<text:line-break/>omnes respuunt, fletui non solum ratione, sed etiam di-<text:line-break/>sciplinae ordine ad rei ipsius dignitatem eos exhortari.<text:line-break/>Quae enim prius eis discenda censeo, ea quoque priora<text:line-break/>in hac enarratione prosequar. Ac ideo post artuum disse-<text:line-break/>ctionem superioribus libris comprehensam deinceps reti-<text:line-break/>quis duobus externam t<text:span text:style-name="Default_20_Paragraph_20_Font"><text:span text:style-name="T1">o</text:span></text:span>tius corporis dissectionem, quae-</text:p>
      <text:p text:style-name="P2">cunque circa musculos est, exarabo, orsus a faciei et ca-<text:line-break/>piris partibus, atque lu. sus ipsis ab iis nimirum, quae<text:line-break/>cuti circumdatae cohaerescunt; inter quas anatomici igno-<text:line-break/>carunt principaliores, nempe duos musculos latos ac<text:line-break/>tenues , qui in buccam et labra cessant, a spica vero c<text:span text:style-name="Default_20_Paragraph_20_Font"><text:span text:style-name="T1">o</text:span></text:span>l-<text:line-break/>li incipiunt; unde membraneum procedens ligamentum,<text:line-break/>quod talibus .constat fib<text:span text:style-name="Default_20_Paragraph_20_Font"><text:span text:style-name="T1">r</text:span></text:span>is, quales universi musculi obti-<text:line-break/>nent, substantiam ipsorum constituit. Complures etiam<text:line-break/>fibrae ex scapularum spinae regionibus emergunt, quem-<text:line-break/>admodum et ex universa claviculae fede in buccam ter-<text:line-break/>minantur. Atque oportet hosce musculos, cum usus ali-<text:line-break/>quis postulaverit, pro fibrarum natura incidere, quam<text:line-break/>ignorantes, ubi nonnunquam ampliore sectione transver-<text:line-break/>fa ipsas diviserint, buccas ad alteram partem avulsas<text:line-break/>efficiunt. Hi sane omnes latuerunt, et paulo ulterius<text:line-break/>iterum de ipsis sum dicturus. Verum musculosum com-<text:line-break/>paginem cuti lu fronte subjectum ipsiusque actionem</text:p>
      <text:p text:style-name="P2">dissectionum professores noverunt; totam siquidem super-<text:line-break/>ciliorum molem ab ea dicunt attolli, et cutis frontis motum<text:line-break/>eidem ferunt acceptum; non tamen vulgus chirurgorum<text:line-break/>norit, nam propterea transversas potius quam rectas<text:line-break/>sectiones in fronte moliuntur. Accidit igitur, quum ma-<text:line-break/>jorem quandoque sectionem inibi, et maxime propius su-<text:line-break/>percilia peregerint, ad palpebrarum radices tum fuper-<text:line-break/>cilia tum contiguam ipsis cutem deorsum avelli , tum<text:line-break/>oculos, quibus incumbunt, aggravare, ut neque aperiri<text:line-break/>probe queant, neque functionem suam libere obire. Hic<text:line-break/>itaque fibrarum rectitudo superne deorsum tendit, in iis<text:line-break/>autem, quae buccas movent, ut nuper dixi. Non igitur tur-<text:line-break/>pe est ignaros quosdam multa insuper hujusmodi quaerere,<text:line-break/>puta num cartiIaginosum quippiam penes conarium vel<text:line-break/>osseum inhaereat? pari modo num etiam in omnibus cordi-<text:line-break/>bus cartilaginem vel osseum quandam particulam fit iare-</text:p>
      <text:p text:style-name="P2">nire, an in magnis dumtaxat? Cujusmodi frivolis potius<text:line-break/>quam utilibus operam accommodare hujus tempestatis<text:line-break/>medicos videmus. Quae res me adducit, ut artuum dis-<text:line-break/>sectioni alios duos libros fubjungam, hunc sane quartum<text:line-break/>totius operis futurum, alterum deinde quintum^ lu qui-<text:line-break/>bus tota musculorum dissectione absoluta, ad eundem<text:line-break/>rursum ordinem me convertam, quem in commentario<text:line-break/>de. usu partium servari. Ac primum de cibi instrumen-<text:line-break/>ris dicturus sum; mox- de spiritalibus, deinde cerebri<text:line-break/>et spinalis medullae partibus universis; postea generandi<text:line-break/>instrumenta exequar, quibus proximum est de foetibus<text:line-break/>administrandis dicere. Sed decimus sextus illius operis<text:line-break/>liber agit de arteriis, venis et nervis, ubi quae quidem<text:line-break/>communiter et generatim de ipsis cognoscere prosuerit,<text:line-break/>explicavi , membratim vero , qualem singula naturam ha-<text:line-break/>beant, opere de dissectionibus administrandis doceri di-<text:line-break/>erimus. Quamobrem accuratissime de uls inpraesentiarum<text:line-break/>agere necessarium est, nam in prioribus administrationi-</text:p>
      <text:p text:style-name="P2">bus anatomicis multa nobis omissa desiderantur. Cur au-<text:line-break/>tem ad operis totius calcem satius mihi videatur artori-<text:line-break/>arum, venarum et nervorum dissectionem perscribere,<text:line-break/>lu eo libro indicabimus, ubi etiam administrandi ratio-<text:line-break/>nes exponemus, quibus probe utens lu illis queat fe ex-<text:line-break/>arcere.</text:p>
      <text:h text:style-name="Heading_20_2" text:outline-level="2">Cap. II. </text:h>
      <text:p text:style-name="P21">Nunc ad musculorum dissectionem eundum,<text:line-break/>inter quos primum commemorabo, qui buccas una eum<text:line-break/>labris movent, nrscriore maxilla quiescente. Licet autem,<text:line-break/>cui vi<text:span text:style-name="Default_20_Paragraph_20_Font"><text:span text:style-name="T1">t</text:span></text:span>um fuerit, dentes utriusque maxillae invicem sir-<text:line-break/>miter committenti, utrasque buccas in adversum, nempe<text:line-break/>colli latera, distorquere; siquidem in hoc contingit cutem<text:line-break/>quoque ipsam ad acromion maxime et extremum inibi<text:line-break/>claviculae distendi, Jam etiam utrique oris parti ad<text:line-break/>omnia cervicis latera aperiunda. hi mufculi funt accom-<text:line-break/>modati, quemadmodum alii, quos massetcras nominant,<text:line-break/>latis maxillae inferioris partibus iniecti . variis totam ip-<text:line-break/>sum modis circumagunt. Nam temporales musculi feti</text:p>
      <text:p text:style-name="P2">crofaphitae non circumagere maxillam nati sunt, ve-<text:line-break/>ruat adducere, dum mordemus aliquid, vel edimus, vel<text:line-break/>os claudimus. Qua de caula vocat et hos Hippocrates<text:line-break/>masseteras. Ego autem, evitans homouymiam, temporales<text:line-break/>toto sermonis processu appellabo , masseteras autem, qui<text:line-break/>toti buccae superpositi sunt, maxillam utrinque, ut di-<text:line-break/>ctum est, moventes. Nam om<text:span text:style-name="Default_20_Paragraph_20_Font"><text:span text:style-name="T1">n</text:span></text:span>ia, quorum nobis obtigit<text:line-break/>cognitio, animantia praeter crocodilum inferiorem ma-<text:line-break/>xillam movere, superiore immobili, natura voluit. Uni-<text:line-break/>versi porro motus ipsius tres sunt: unus i<text:span text:style-name="Default_20_Paragraph_20_Font"><text:span text:style-name="T1">n</text:span></text:span> mandendo,<text:line-break/>alter in ore claudendo, tertius ru aperiu<text:span text:style-name="Default_20_Paragraph_20_Font"><text:span text:style-name="T1">n</text:span></text:span>do peragitur.<text:line-break/>Atque ab his motibus secernitur ille , quem in buccis,<text:line-break/>maxilla omni<text:span text:style-name="Default_20_Paragraph_20_Font"><text:span text:style-name="T1">n</text:span></text:span>o immota, fieri praediximus: non solum<text:line-break/>autem ab his separatur , verum . etiam a labrorum motu,<text:line-break/>qui et ipse aliis musculis perficitur. Ut quinque sint in<text:line-break/>ore functiones, quina vero musculorum genera, quae de-<text:line-break/>i<text:span text:style-name="Default_20_Paragraph_20_Font"><text:span text:style-name="T1">n</text:span></text:span>ceps universa referam, ab eis, quae ipse comperi, au-<text:line-break/>spicatus. In omnibus itaque animalium generibus, quae</text:p>
      <text:p text:style-name="P2">medici ceu hominum figurae proxima solent dissecare,<text:line-break/>lati gracilesque musculi habentur,^ totas buccas in latera<text:line-break/>deducere idonei. Sunt porro, ut summatim dicam, fe x<text:line-break/>numero genera animantium, quae haud multum ab bo-<text:line-break/>minum natura discrepant, de quibus prius mentionem<text:line-break/>fecimus. lnpraesentiarum a situlis exordiar , quod omni-<text:line-break/>um proxime ad hominum figuram accedant. His<text:line-break/>igitur in aqua suffocatis, ne videlicet ullum colli in-<text:line-break/>str<text:span text:style-name="Default_20_Paragraph_20_Font"><text:span text:style-name="T1">a</text:span></text:span>mentum <text:span text:style-name="Default_20_Paragraph_20_Font"><text:span text:style-name="T1">t</text:span></text:span>une iniecto. offendatur, rectam a mento<text:line-break/>usique ad pectorale os lineam juxta cervicis longitudinem<text:line-break/>incidere scalpello acutiore oportet, tam leviter ac modc-<text:line-break/>ratc cuti admoto, ut sidant ipsam dividas; quod sine ne-<text:line-break/>gotio <text:span text:style-name="Default_20_Paragraph_20_Font"><text:span text:style-name="T1">t</text:span></text:span>acere consuesces non modo hic, sicd etiam in toto<text:line-break/>animali, pilos ab ea parte auferens, quam inrisurus es.<text:line-break/>ltaque alii propemodum universae corporis totius cuti<text:line-break/>membrana subiacet, quae inter excursandum sunul avel-<text:line-break/>litor. ibidem vero latus tenuisque musculus una cum<text:line-break/>numerosa ferie nervorum continetur , talem in unaqua-.</text:p>
      <text:p text:style-name="P2">que parte situm habe<text:span text:style-name="Default_20_Paragraph_20_Font"><text:span text:style-name="T1">n</text:span></text:span>tium, qualem fibrae habe<text:span text:style-name="Default_20_Paragraph_20_Font"><text:span text:style-name="T1">n</text:span></text:span>t, qui-<text:line-break/>bus ille adnafcitur; quippe omnes ad labra desinunt,<text:line-break/>quamplurimae vero ex ipsis sunt principia; etenim ab<text:line-break/>universis colli vertebris incipiunt, mox a scapulis, deinde<text:line-break/>ab utraque clavicula. . Quae igitur a scapulis ducunt ori-<text:line-break/>glirem, oblique omnes per buccas in oris latura porrigun-<text:line-break/>tur;- quae a vertebris, transversae magis; quae vero a<text:line-break/>claviculis emergunt, propemodum rectae <text:span text:style-name="Default_20_Paragraph_20_Font"><text:span text:style-name="T1">t</text:span></text:span>unc Harum<text:line-break/><text:span text:style-name="Default_20_Paragraph_20_Font"><text:span text:style-name="T1">t</text:span></text:span>aue complures, ubi ad summum mentum excesserint, la-<text:line-break/>bris inseruntur, in sie mutuo ac variatis vicibus et qua-<text:line-break/>si crumenae invicem contractae coalescentes ; dum hae qui-<text:line-break/>dem a sinistra in dextrum labrum, hae vero a dextra in<text:line-break/>sinistrum extenduntur. Membrana ip<text:span text:style-name="Default_20_Paragraph_20_Font"><text:span text:style-name="T1">t</text:span></text:span>a, cui fibrae c<text:span text:style-name="Default_20_Paragraph_20_Font"><text:span text:style-name="T1">ont</text:span></text:span>e-<text:line-break/>rnscunt, non aliis membranis crassitie vel robore respon-<text:line-break/>det, fed et crassior omnibus et valentior est, tantoque<text:line-break/>valentior, quanto crassior; nam ex ligamentorum et fusi-<text:line-break/>stantia et natura constat, quae, quum dura suit et sensus</text:p>
      <text:p text:style-name="P2">expertia, de ossibus dixi procedere. Vocetur itaque tum<text:line-break/>hoc tum alia id genus omnia ligamenta sane, quoniam<text:line-break/>id revera sunt, nrembranea vero clarae interpretationis<text:line-break/>gratia, quandoquidem tenuia membranarum modo appa-<text:line-break/>renti Verum hoc ligamentum ex summa in collo verte-<text:line-break/>bratum spina exortum est, et ad has tutum, quem nomi-<text:line-break/>navi, musculum suspensum constringit alligatque. Con-<text:line-break/>sentaneum igitur est, dum animal excoriamus, musculum<text:line-break/>evanescere, qui eum ligamento simul ceu membrana de-<text:line-break/>trahitur. Ac bifariam in uno animante dissectionem li-<text:line-break/>cet administrare, in altera quidem parte aut dextra aut<text:line-break/>sinistra cutem a musculo deradere, in reliqua cutem ac<text:line-break/>musculum cum ligamento adusque vertebras detrahe<text:span text:style-name="Default_20_Paragraph_20_Font"><text:span text:style-name="T1">r</text:span></text:span>e, et<text:line-break/>cute tuis ipsius manibus distenta speculari per tenue li-<text:line-break/>gamcntum numerosam nervorum subolem ordine conti-<text:line-break/>nuo inter se fibrarum modo filum. Evidentius autem in<text:line-break/>senio consectis et nuper natis animalibus conspiciuntur;<text:line-break/>utraque enim pinguedinem non habent, quae membranis.</text:p>
      <text:p text:style-name="P2">ligamentis, tendinibus, nervis et, ut semel expediam,<text:line-break/>omnibus sanguine vacuis frigidisque corporibus obduci fo-<text:line-break/>let. At in nuper natis nervi exiles sunt, ligamentum in-<text:line-break/>validum, carnosa substantia mollis; quamobrem merito<text:line-break/>hujusmodi animantia in proposito opere vitaveris. Quae<text:line-break/>vero prae senio extenuata sunt, omnium aptissima; et-<text:line-break/>enim carnes his modicae et aridae sunt, longe vero<text:line-break/>aridior tota nervorum substantia , tum magnitudine<text:line-break/>insignior. Quod si e duobus animalibus parum mone-<text:line-break/>is delectum facere oportet alterius inopia , praestat<text:line-break/>recens natum capere quam magnum et pingue; nihil<text:line-break/>enim tam nervorum dissectionem obumbrat, quam pin-<text:line-break/>guedo. Jam mentem adhibeto musculi hujus fibrarum<text:line-break/>positurae sursum , a quibus dixi locis ad buccas men-<text:line-break/>tumque tendentium; hae siquidem ad nervorum principia<text:line-break/>variis e regionibus prodeuntia riam iudicant. Quorum<text:line-break/><text:span text:style-name="Default_20_Paragraph_20_Font"><text:span text:style-name="T4">ali</text:span></text:span>i in anterioribus et lateralibus capitis partibus ex sub-<text:line-break/>jectis procedunt musculis; alii ex posteriore venient<text:span text:style-name="Default_20_Paragraph_20_Font"><text:span text:style-name="T1">e</text:span></text:span>s</text:p>
      <text:p text:style-name="P2">de spina prodiisse tibi videbu<text:span text:style-name="Default_20_Paragraph_20_Font"><text:span text:style-name="T1">n</text:span></text:span>tur, et cum ligamento te-<text:line-break/>nui ac latu simul incipere et progigni. Satius igitur est,<text:line-break/>acu, quae tenue linum ducat, submisse, laqueum singulis<text:line-break/>nervis proxime maxillam circumdare, deinde nervo per<text:line-break/>linum tenso fibras ab utroque ipsius latere adime<text:span text:style-name="Default_20_Paragraph_20_Font"><text:span text:style-name="T1">r</text:span></text:span>e ; atque<text:line-break/>hoc in unoquoque nervo erit faciundum, ut, musculo toto<text:line-break/>exciso, nervi universi relinquantur inviolati, quo ipsorum<text:line-break/>exortus, musculis crassioribus, qui funi ace n t, ablatis, appa-<text:line-break/>reant. Verum satis est id lu altero musculo vel dextro<text:line-break/>vel sinistro observasse. lu altero autem, fibrarum extre-<text:line-break/>mis, quae tum ad scapulas, tum claviculam, tum spinam<text:line-break/>pertinent, absectis liberatoque a subjacentibus musculo,<text:line-break/>conatur quamque ipsius partem ad relata principia trahe-<text:line-break/>re, ut animantis buccas iis, quae simul trahuntur, con-<text:line-break/>sentire videas. Sed animal recens mortuum vel calidum<text:line-break/>adhuc esse convenit, vel aerem aestivum, vel calidam<text:line-break/>certe ipsi superfundere; nam, si buccarum particulae ren</text:p>
      <text:p text:style-name="P2">frixerint, immobiles fiunt, corii modo compescentes. P<text:span text:style-name="Default_20_Paragraph_20_Font"><text:span text:style-name="T1">o</text:span></text:span>ste-<text:line-break/>rius itaque musculi hujus initium ex spina omnino procedit;<text:line-break/>inde ad occipitii ossis balim defertur; mox sub aurem,<text:line-break/>ut exortum ipsius perreptando contingat, dei<text:span text:style-name="Default_20_Paragraph_20_Font"><text:span text:style-name="T1">n</text:span></text:span>de mufcu-<text:line-break/>lunrnrassetera totum .ascendit, ossique superioris maxillae<text:line-break/>per ligamentum inibi committitur tam exquisite, ut duo<text:line-break/>haec (liceat ita loqui) latera musculi definiantur. Resi-<text:line-break/>qua vero tria haud aeque sunt distincta: nam magna ex<text:line-break/>parte scapularum spina musculi inibi extremum circum-<text:line-break/>scribit, interdum ex fibris pauxillum quippiam supergre-<text:line-break/>ditur , idque deorsum versus. Eadem vero de clavicula<text:line-break/>quoque dixisse me arbitrator, licet fibras citius quam si-<text:line-break/>nes commemoratos cessare haud inveneris. Simili m<text:span text:style-name="Default_20_Paragraph_20_Font"><text:span text:style-name="T1">o</text:span></text:span>do<text:line-break/>partes musculorum priores in simiis plerumque invicem<text:line-break/>coeunt, ut duo musculi unus esse tibi videantur. lu estis<text:line-break/>animantibus recta musculorum, quos recensui, latera m-<text:line-break/>ter se dissident, quae lumen in nonnullis mutuo pauculis</text:p>
      <text:p text:style-name="P2">fibris transversis connectuntur, p<text:span text:style-name="Default_20_Paragraph_20_Font"><text:span text:style-name="T1">r</text:span></text:span>aesertim juxtm laryngis<text:line-break/>partes. At tanto magis praedicti musculi in aliis ani-<text:line-break/>mantibus invicem distant, quanto haec longiore collo<text:line-break/>praedita sunt. His igitur omnium primis musculis ad-<text:line-break/>emptis, licebit vel occipitio vel faciei adhaerescentes<text:line-break/>ostendas.</text:p>
      <text:h text:style-name="Heading_20_2" text:outline-level="2">Cap. HI.</text:h>
      <text:p text:style-name="P21"><text:s/>Quoniam vero quinque motus inter fe<text:line-break/>diverfos in oris partibus este paulo ante nixi, melius<text:line-break/>esse mihi videtur omnes ip<text:span text:style-name="Default_20_Paragraph_20_Font"><text:span text:style-name="T1">t</text:span></text:span>os explicare. lucipiendum<text:line-break/>porro est a labris, quibus utrorumque musculorum graci-<text:line-break/>lium et latorum fibras quasdam mutuo coeuntes inseri<text:line-break/>diximus. At prius, quam exordiamur, distinguere prae-<text:line-break/>stiterit, in simiis quidem dictum sib<text:span text:style-name="Default_20_Paragraph_20_Font"><text:span text:style-name="T1">r</text:span></text:span>arum complexum<text:line-break/>evidenter apparere, in aliis autem animalibus, quae pau-<text:line-break/>lo prolixiora colla obtinent, tanto minus, quam in simiis,<text:line-break/>innotescere, <text:span text:style-name="Default_20_Paragraph_20_Font"><text:span text:style-name="T1">r</text:span></text:span> quanto collum majus extiterit. Quibus id<text:line-break/>multo - longius est, ea praedictam fibrarum variationem<text:line-break/>modicam repraesentant; quod nimirum tum prior tum</text:p>
      <text:p text:style-name="P2">rectus ipfarum fitus lu id genus animantibus aboletur,<text:line-break/>lateralibus fibris una cum transversis ob colli prolixita-<text:line-break/>tenr munus totum sine priorum subsidio probe satis ob-<text:line-break/>euntibus. Iam vero maxilla cuilibet animalium prelixi-<text:line-break/>or est, quam simiae. Nam ex omni animantium genere<text:line-break/>homo brevissimam pro totius corporis videlicet portione<text:line-break/>sortitus est, mox simia, deinde lynces et satyri, postea<text:line-break/>cynocephali. Haec autum omnia et collum ita prolixum<text:line-break/>et claviculas hominis modo possidenti Ac quaedam ip-<text:line-break/>forum magis insistunt, quaedam minus. Insistunt igitur<text:line-break/>recta gradiunturque alia pejus, alia melius; at certe gra-<text:line-break/>diuutu<text:span text:style-name="Default_20_Paragraph_20_Font"><text:span text:style-name="T1">r</text:span></text:span> omnia binis innixa pedibus. Aliud autem nui-<text:line-break/>Ium, quod fcnnus, pedestre animal duobus cruribus luce-<text:line-break/>diti. Verum his proximum est ursorum genus ; sus faece-<text:line-break/>dunt sues , deinde quae a serratis sunt dentibus carcha-<text:line-break/>rodouta vocata; post haec alia duo annnantiunr genera,<text:line-break/>aliud cornutum, ungula bifida et rumluans, aliud c<text:span text:style-name="Default_20_Paragraph_20_Font"><text:span text:style-name="T1">o</text:span></text:span>rnua</text:p>
      <text:p text:style-name="P2">non habet, nec bifidum ungulam, verum solidae inniti-<text:line-break/>tur. Quae jam alia sunt genera pedestrium se quadrupe-<text:line-break/>dtun, quae sex enumeratis generibus excidisse videntur,<text:line-break/>haud negotiosum est invenire, cui potius ipsa assimiles.<text:line-break/>Labra itaque natu<text:span text:style-name="Default_20_Paragraph_20_Font"><text:span text:style-name="T1">r</text:span></text:span>am singularem eximiamquc obtinent;<text:line-break/>etenim praeter varios ipsorum motus, quorum gratia con-<text:line-break/>dita sunt, potiorem corporis substantiam ne vel excogi-<text:line-break/>tare poteris. Nam invertere ipsam pollis ac avertere,<text:line-break/>contrahere et distendere , stringe<text:span text:style-name="Default_20_Paragraph_20_Font"><text:span text:style-name="T1">r</text:span></text:span>e et laxare, quocunque<text:line-break/>edentium, vel bibentium, vel disserentium, vel aliam<text:line-break/>quandam. functionem obeuntium usus vocaverit. Com—<text:line-break/>missis autum tum ipsis cuti, tum latis musculis praedi-<text:line-break/>ctis, initium primum statuito, ubi excoriauti cutis non<text:line-break/>amplius obedierit Adhuc maxillae ossi labra exacte con-<text:line-break/>nascuntur, tertiam quandam. mixtionem substantiae fungo-<text:line-break/>fae in fc ipsis habentia, ut tota ipsorum natura ex tali<text:line-break/>substantia, cute et lati musculi terminis, tribus his invi-<text:line-break/>cem concretis, sit conflata. Proinde saliorum musculo.:</text:p>
      <text:p text:style-name="P2">rum beneficio in latera secundum transversas ipsorum fi-<text:line-break/>bras moventur; deorsum vero suriumque verius motum<text:line-break/>tota ipsorum substantia suppeditat. Atque hos ob m<text:span text:style-name="Default_20_Paragraph_20_Font"><text:span text:style-name="T1">o</text:span></text:span>tus<text:line-break/>natura nervos ipsis maxillam tenuissimis foraminibus per-<text:line-break/>foratas transmisit; foramlua autem utrinque juxta summi-<text:line-break/>tatem patent, ubi duo maxillae inferioris ossa invicem<text:line-break/>coalefcunt. Per eadem elabuntur reliquiae nervorum,<text:line-break/>qui dentium felibus adhaerescunt, a quibus gingivae,<text:line-break/>dentes ipsi et membranae ambientes <text:span text:style-name="Default_20_Paragraph_20_Font"><text:span text:style-name="T1">t</text:span></text:span>ensum accipiunt<text:line-break/>Diligentem itaque curam adhibeto, dum labrorum a na-<text:line-break/>xilla sectionem aggrederis, ne scalpello nervos disseces,<text:line-break/>qui etiam pro labrorum natura ex imo sursum. ver<text:span text:style-name="Default_20_Paragraph_20_Font"><text:span text:style-name="T1">t</text:span></text:span>us de-<text:line-break/>feruntur. Horum sane nervorum benestcio labra deorsum<text:line-break/>retrahi nata <text:span text:style-name="Default_20_Paragraph_20_Font"><text:span text:style-name="T1">t</text:span></text:span>unc Contrahuntur autem ab extremis utro-<text:line-break/>rurnque musculorum gracilium et latorum ipsis insertis<text:line-break/>pro fibrarum situ, quae a claviculis furium porriguntur;<text:line-break/>ab his e<text:span text:style-name="Default_20_Paragraph_20_Font"><text:span text:style-name="T1">n</text:span></text:span>im ceu crumenae convulsae ad utramque latera-<text:line-break/>lima nervorum sedem attracta tantum crassitudine au-</text:p>
      <text:p text:style-name="P2">gentur, quantum ipsis longitudinis adimitur. Quemadmo-<text:line-break/>dum igitur, li, digitis duobus ipsis circumpositis, utroque<text:line-break/>latere comprimens in angustum ipsa contrahas, tantam<text:line-break/>in altitudincm crassitiemque attolles, quantam latitudi-<text:line-break/>nem constringendo utrinque ademeris, hac ratione tensio<text:line-break/>musculorum, dum in diversum uno tempore disseahuntm,<text:line-break/>ad medium extrema deducit, fungosa substantia non pa-<text:line-break/>rum ipsis opitulante. Quippe talis orunluo et munitus<text:line-break/>ex facili et repletus; inanita quidem submittitur, repleta<text:line-break/>vero in tumorem attollitur. At de ipsa uberius dicetur<text:line-break/>in opere de motibus dubiis. Ut autem his nervi ab in-<text:line-break/>fe<text:span text:style-name="Default_20_Paragraph_20_Font"><text:span text:style-name="T1">r</text:span></text:span>iore marilla, ita superioribus labris a superiore sub-<text:line-break/>ministrantur, ipsi quoque in universis animantibus tenuia<text:line-break/>foramina percurrentes. At, si nonnunquam foramina<text:line-break/>minus apparuerint, in ampliore quodam specie simili<text:line-break/>dissecto ipsa comperies. Voco autem nunc specie simi-<text:line-break/>lia equum equo, simiam -simiae et canem cani. Nihil<text:line-break/>porro inte<text:span text:style-name="Default_20_Paragraph_20_Font"><text:span text:style-name="T1">r</text:span></text:span>est, etiamsi aliquando genere similia ipsa no-</text:p>
      <text:p text:style-name="P2">minea. Caeterum et haec moventur eodem, qu<text:span text:style-name="Default_20_Paragraph_20_Font"><text:span text:style-name="T1">o</text:span></text:span> inferi-<text:line-break/>ora., modo ; nempe furium retrahuntur a nervis quidem<text:line-break/>commemoratis, qui proprios quosdam superi<text:span text:style-name="Default_20_Paragraph_20_Font"><text:span text:style-name="T1">o</text:span></text:span>rum labro-<text:line-break/>rum tenues musculos movent; at in latera aguntur fibris<text:line-break/>musculorum datiorum eo pertinentibus; in <text:span text:style-name="Default_20_Paragraph_20_Font"><text:span text:style-name="T1">t</text:span></text:span>e contraliun-<text:line-break/>tur fibris e diversi, complicatis. lu magnis vero amman-<text:line-break/>tibus ostendere est aliquas ipsarum in labrorum principia<text:line-break/>porrigi ibique cessare: nonnullas contrario inter <text:span text:style-name="Default_20_Paragraph_20_Font"><text:span text:style-name="T1">t</text:span></text:span>e m<text:span text:style-name="Default_20_Paragraph_20_Font"><text:span text:style-name="T1">o</text:span></text:span>do<text:line-break/>implicari. -Caeterum, ubi labra detegis, nervos etiam,<text:line-break/>qui musculos masseteras perreptant, (porriguntur autem<text:line-break/>usque ad labri utriusque latera,] excipite laqueis, ut bo-<text:line-break/>rum quoque originem denuo inspicias. - Summa ver<text:span text:style-name="Default_20_Paragraph_20_Font"><text:span text:style-name="T1">o</text:span></text:span> cura<text:line-break/>conside<text:span text:style-name="Default_20_Paragraph_20_Font"><text:span text:style-name="T1">r</text:span></text:span>ato, rectene an minus quidam anatomici dixe-<text:line-break/>rint, utrumque labrum a duobus musculis moveri, oblique<text:line-break/>amb<text:span text:style-name="Default_20_Paragraph_20_Font"><text:span text:style-name="T1">o</text:span></text:span>bus ea ingredientibus, ex superiore pa<text:span text:style-name="Default_20_Paragraph_20_Font"><text:span text:style-name="T1">r</text:span></text:span>te labium<text:line-break/>superius, ex infima inferius, an potius sit dicere, utrum-<text:line-break/>que musculum ex toto cuticularem esse; a fibrosis autem<text:line-break/>musculis ad.juvari.</text:p>
      <text:h text:style-name="P19" text:outline-level="2">Cap. IV. </text:h>
      <text:p text:style-name="P21">At vero musculos, qui narium alas uro-<text:line-break/>vent, tales natura esse pronuntiare palam oportet, qua-<text:line-break/>lem et latum musculum, quem nos invenimus. Nam et hic<text:line-break/>fibrae subter cutem cohaerescunt, a quibus movetur. At-<text:line-break/>que magis adhuc in frontis cute talis natura conspicitur;<text:line-break/>verum alae, qua cum superiore labro coeunt, contrahuntur,<text:line-break/>sallunt peculiarem ad hoc musculum sortitae. Hinc igi-<text:line-break/>tur ad malas usque paulatim ascendes , cutem a vicinis<text:line-break/>illarum partibus auferens ; hoc enim consecto musculi<text:line-break/>masscteres dicti olere videbuntur, nervis ipsus inte<text:span text:style-name="Default_20_Paragraph_20_Font"><text:span text:style-name="T2">r</text:span></text:span>cui-<text:line-break/>rcntibus, qui ad buccas desinunt Prius quam igitur<text:line-break/>masseteras incideris, hos ipsos nervos hamulis elevans a<text:line-break/>submotis libe<text:span text:style-name="Default_20_Paragraph_20_Font"><text:span text:style-name="T2">r</text:span></text:span>ato usque ad ipsorum initium, quod post<text:line-break/>ames oritur. Atque lue ipsis demissis accurate inspicias<text:line-break/>capitis foramen, unde p<text:span text:style-name="Default_20_Paragraph_20_Font"><text:span text:style-name="T2">r</text:span></text:span>ocesserint. Sed p<text:span text:style-name="Default_20_Paragraph_20_Font"><text:span text:style-name="T2">r</text:span></text:span>ius masseteras<text:line-break/>musculos adi, tum eos, qui intra maxillam in ore<text:line-break/>habentur, tum temporales ipsus. Haec enim tria</text:p>
      <text:p text:style-name="P2">musculorum paria maxillam movent, temporales qui-<text:line-break/>dem cum interioribus sursum contrahentes, massete-<text:line-break/>res autem in late<text:span text:style-name="Default_20_Paragraph_20_Font"><text:span text:style-name="T1">r</text:span></text:span>a circumagentes. Singuli hunc in<text:line-break/>modum incidendi sunt. Massetermn musculorum fibras<text:line-break/>ex superiore maxilla lu inferiorem editas disseca, non<text:line-break/>omnes, ut condiscas, quomodo invicem evarient. Itaque<text:line-break/>superficiariis ipsorum primis absectis, deinde hamo lu-<text:line-break/>jecto sursum attrahes, separabis et incides adusque su-<text:line-break/>periorem maxillam, unde processerunt, dum ad subje-<text:line-break/>ctas, quae situm habent diversum, perve<text:span text:style-name="Default_20_Paragraph_20_Font"><text:span text:style-name="T1">n</text:span></text:span>eris. Etenim<text:line-break/>hoc atque illo modo, ut dictum est, procedunt, nec<text:line-break/>recta deorsum feruntur-; quoniam non modo attolli ad-<text:line-break/>ducique luferiorem maxillam superiori, dum mandunt<text:line-break/>animalia, oportebat, sed etiam obliquam paulatim nunc<text:line-break/>in anteriora nunc lu posterio<text:span text:style-name="Default_20_Paragraph_20_Font"><text:span text:style-name="T1">r</text:span></text:span>a p<text:span text:style-name="Default_20_Paragraph_20_Font"><text:span text:style-name="T1">r</text:span></text:span>otendi ; quippe tali<text:line-break/>functione ad cibum mandendum indigemus. Duo igitur<text:line-break/>musculi sunt .malit teres utrique, ex proprio singuli capi-<text:line-break/>te in commune extremum profecti,. quod in maxilla in-</text:p>
      <text:p text:style-name="P2">feriere habetur, quandoquidem hunc moveri convenie-<text:line-break/>bat. Ex capitibus vero alterum in malis, quas vocant,.<text:line-break/>valens nerveumque tibi apparebit, carniformi substantiae<text:line-break/>robustiori ligamento coniunctum; alterum juxta totum<text:line-break/>uygoma consistit, minime nervosum. Primum quidem<text:line-break/>maxillam sensim obliquam prorsum ad superiora trahit;<text:line-break/>fecundum contrarii motus gratia creatum est, nam tari-<text:line-break/>tum maxillam <text:span text:style-name="Default_20_Paragraph_20_Font"><text:span text:style-name="T2">r</text:span></text:span>etrorsum abducit, quantum prunum in<text:line-break/>priora agit. Quin et tendenti tibi utrumque vicissim ca-<text:line-break/>put manifesto insertoris maxillae motus conspicietur.<text:line-break/>Quomodo autem faciundum sit, diligenter attende; siqui-<text:line-break/>dem futurus sermo de qualibet dissectione administranda<text:line-break/>tractabit, qua mortui animantis particulae motum censi-<text:line-break/>deramus. Itaque universas^ aulerre carnes ab illis ossibus<text:line-break/>oporiet, quo<text:span text:style-name="Default_20_Paragraph_20_Font"><text:span text:style-name="T2">r</text:span></text:span>um frequenter examen instituimus, solos<text:line-break/>musculos, qui ipsa movent, intactos relinquentes. At<text:line-break/>ubi hos quoque ad recta ipsorum capita uique incidimus,<text:line-break/>illa sane ab ossibus, ex quibus enascuntur, amputare</text:p>
      <text:p text:style-name="P2">convertit; manu vero eadem attrahere te<text:span text:style-name="Default_20_Paragraph_20_Font"><text:span text:style-name="T1">n</text:span></text:span>dendo, quo<text:line-break/>prius erant collocata; . quoniam, si hoc probe peregeris,<text:line-break/>ossium motus palam conspicabere , quibus pares musculi<text:line-break/>innati sunt. Hoc pacto etiam inferioris maxillae uuiver-<text:line-break/>fas ambientes particulas adimere convenit, et hac rena-<text:line-break/>data ex amussi motus utriusque masseteris musculi, a<text:line-break/>quibus ipsa movetur, examinare. At evide<text:span text:style-name="Default_20_Paragraph_20_Font"><text:span text:style-name="T1">n</text:span></text:span>tius eos spe-<text:line-break/>olebis, si non tantum alias omnes maxillae partes ade-<text:line-break/>meris, praesertim quae ab imo processerunt, sed tempo-<text:line-break/>rales quoque ipsos , quos certe post masseteras , ut etiam<text:line-break/>ante hos, disseces licet. Verum os jugale nominatum<text:line-break/>utrinque exci<text:span text:style-name="Default_20_Paragraph_20_Font"><text:span text:style-name="T1">n</text:span></text:span>dere necessum est ; hoc enim sublato , tem-<text:line-break/>poralis totus evidenter apparet, maxillae acutiori preces-<text:line-break/>sui , quem cormnen nominant , per tendinem latum inser-<text:line-break/>tus. Ad haec trium musculorum societatem, jugali ad-.<text:line-break/>emptu, conspicies ; dico autem trium musculorum , orasse-<text:line-break/>teris, temporalis et praeterea ejus, qur intus in ore de-</text:p>
      <text:p text:style-name="P2">litescit, temporali admodum contiguus. Jam masseter<text:line-break/>musculus temporali paucis partibus cohaerescit; qui vero<text:line-break/>lutus lu ore reconditus est, multis, adeo ut, si partem .<text:line-break/>temporalis ipsum esse dixeris, haud aberrasse videaris.<text:line-break/>Siquidem temporalis musculus toti acutiori maxillae ex-<text:line-break/>tretno orbiculatim circumdatus cum tertio hoc musculo<text:line-break/>adnuitur; qui initium quidem juxta capitis ossis proce<text:span text:style-name="Default_20_Paragraph_20_Font"><text:span text:style-name="T1">t-<text:line-break/></text:span></text:span>Ius alarum modo fo<text:span text:style-name="Default_20_Paragraph_20_Font"><text:span text:style-name="T1">r</text:span></text:span>matos obtinet, inieritis autem extre-<text:line-break/>urum latis humilioris maxillae partibus immittit, ubi jam<text:line-break/>regio quaedam habetur paulatim cava, ut musculus lufi-<text:line-break/>nuetur, cssecta; circa caput vero ipsius maxima caritas<text:line-break/>est in capitis ossium processibus alis simitatis. Atqui<text:line-break/>hunc musculum prius videre non est, quam maxillam<text:line-break/>dissolveris, vel a capite lu articulo, vel inferiore fine<text:line-break/>scisso, ubi utraeque ipsius partes coeunt. Crotaphita ab-<text:line-break/>unde conspicitur, adque fi os jugale duntaxat excideris.<text:line-break/>Prolude Hippoerates quoque innuit, <text:span text:style-name="Default_20_Paragraph_20_Font"><text:span text:style-name="T1">inferi</text:span></text:span>o<text:span text:style-name="Default_20_Paragraph_20_Font"><text:span text:style-name="T1">rem maxillam</text:span></text:span></text:p>
      <text:p text:style-name="P2"><text:span text:style-name="Default_20_Paragraph_20_Font"><text:span text:style-name="T1">e du</text:span></text:span>o<text:span text:style-name="Default_20_Paragraph_20_Font"><text:span text:style-name="T1">bu</text:span></text:span>s <text:span text:style-name="Default_20_Paragraph_20_Font"><text:span text:style-name="T1">ossibu</text:span></text:span>s <text:span text:style-name="Default_20_Paragraph_20_Font"><text:span text:style-name="T1">invicem juxta i</text:span></text:span>m<text:span text:style-name="Default_20_Paragraph_20_Font"><text:span text:style-name="T1">a</text:span></text:span>m <text:span text:style-name="Default_20_Paragraph_20_Font"><text:span text:style-name="T1">partem junc</text:span></text:span>t<text:span text:style-name="Default_20_Paragraph_20_Font"><text:span text:style-name="T1">i</text:span></text:span>s <text:span text:style-name="Default_20_Paragraph_20_Font"><text:span text:style-name="T1">con-<text:line-break/>stare; </text:span></text:span>dixerunt porro et alii omnes, qui quidem accurate<text:line-break/>ossium naturam explicaverunt. Non tamen in simiis om-<text:line-break/>nibus manifesto poteris ostendere maxlllae commissuram;<text:line-break/>complures siquidem ipsarum unum inferioris maxillae <text:span text:style-name="Default_20_Paragraph_20_Font"><text:span text:style-name="T1">o</text:span></text:span>s<text:line-break/>habere tibi videbuntur; verum in canibus evide<text:span text:style-name="Default_20_Paragraph_20_Font"><text:span text:style-name="T1">n</text:span></text:span>s satis<text:line-break/>commissura apparet, facileque est maxillam i<text:span text:style-name="Default_20_Paragraph_20_Font"><text:span text:style-name="T1">n</text:span></text:span>ibi separa-<text:line-break/>re. Caeterum illa quoque animalia singulos tres musca-<text:line-break/>los obtinent, quorum paulo ante mentionem - fecimus.<text:line-break/>Omnibus enim praepositis animantium generibus tres hi<text:line-break/>adsunt musculi, functionis ejusdem gratia facti; horum<text:line-break/>duo quidem simplices, masseter autem duplex existit, ut<text:line-break/>diximus. lu quibus igitur inferior maxilla prompte fol-<text:line-break/>vitur, prius exerceri convenit; deinde sic ad simias digre-<text:line-break/>di. At si in his etiam ab initio exercitium subice volu-<text:line-break/>eris, cultro exciforio maxillam divides, ubi parte sui<text:line-break/>acutissima prominet. Nam cura huic inferioris maxillae<text:line-break/>extremo adhibita, tum superiori commissurae primorum</text:p>
      <text:p text:style-name="P2">dentium, quos incisores nominant, aggrediaris sic ipsam<text:line-break/>findere, a media primorum dentium regione sectionem<text:line-break/>auspicatus. Postquam vero ipsius utramque partem scis-<text:line-break/>fam a mulito complexu diduxeris, statim tertium muscu-<text:line-break/>Ium inspicito, qui ex internis maxillae insertoris parti-<text:line-break/>bus ad latitudinem ipsius inseritur. Videbis ipsum liqui—<text:line-break/>do, tunicula, quae omnibus oris regionibus obducitur,<text:line-break/>avulsit. Hinc jam fibras ipfius sequens caput musculi<text:line-break/>exacte conspicies, e capitis cavitatibus, ut docui, exor-<text:line-break/>tum, quas processus alarum modo figurati generanti Ita-<text:line-break/>que masseteres musculi prius, sicut dictum est, admitti-<text:line-break/>strati, cum et temporales ex toto nudatos abscideris, ut<text:line-break/>nulla pa<text:span text:style-name="Default_20_Paragraph_20_Font"><text:span text:style-name="T1">r</text:span></text:span>te maxilla adhaereat, neque retrahatur, quo<text:line-break/>modo ipsam moveant, dare speculeris licet. At si rni-<text:line-break/>tio statim, antequam his quoque manum fueris admoti-<text:line-break/>.tus, temporales incidere cogites, os jugale quidem prius<text:line-break/>excidendum est, fibrae .autem , musculo sic tum cute tum<text:line-break/>membranis detecto, inspiciundae, quomodo ex multis or—</text:p>
      <text:p text:style-name="P2">tae regionibus in unum omnes ceu verticem ipsarum<text:line-break/>tendinem commemoratum procurrant ; delude omnia prae-<text:line-break/>cidere capita oportet; lude prehensa valide extundere;<text:line-break/>deprehendes enim et inferiorem maxillam sequi, et os<text:line-break/>occludi; quo tuis manibus aperto, mox temporalem<text:line-break/>musculum sursum denuo attrahe, ut tum maxilla ip-<text:line-break/>sum consequi, tum os recludi appereat. Haec con-<text:line-break/>temptatus totum ipsum excidrto, quoad musculum ori<text:line-break/>intus plerisque in partibus cohaerescentem conspicias.<text:line-break/>Nondum autem exosso, masseter etiam apparet, lu<text:line-break/>pauculis ipsi connatus; quem simul ipsum totum luci-<text:line-break/>dere jam praestiterit, ut interiorem spectes accuratius;<text:line-break/>quod fiet etiam citra ^maxillae dissolutionem. Solves<text:line-break/>igitur ipsam vel lu articuli nodo, vel in commis-<text:line-break/>sura, ut facto ipsius divortio interior musculus videatur;<text:line-break/>at si utrinque separaveris, examen reddetur manifestius.<text:line-break/>Constat autem hujus etiam mufculi principium in capitis</text:p>
      <text:p text:style-name="P2">osse, extremum vero in maxilla inser<text:span text:style-name="Default_20_Paragraph_20_Font"><text:span text:style-name="T1">tari </text:span></text:span>consistere;<text:line-break/>huic etenim iirhaerescit, qua latissima intus habetur, ubi<text:line-break/>sane et leviter cava est; sed a capite exoritur juxta con-<text:line-break/>cava Marium ossium. Excisio igitur jam toto hoc quoque<text:line-break/>musculo una cum maxilla iuferiore dimidia, universas -<text:line-break/>oris particulas manifesto poteris contueri, primum gingi-<text:line-break/>vas sedes dentium ambientes , delude dentes ipsus eorum-<text:line-break/>que sedes.</text:p>
      <text:h text:style-name="Heading_20_2" text:outline-level="2">Cap. V. </text:h>
      <text:p text:style-name="P21">Verum, quia musculos priores spectare<text:line-break/>proposuimus, ad illos digrediamur, rursus ab iis, qui<text:line-break/>oculos cingunt, orsu Itaque palpebrarum musculos etiam<text:line-break/>in opere de - usu partium ad commentarium de motibus<text:line-break/>non compertis rejecimus. hrteriores lu oculorum regio-<text:line-break/>nib<text:span text:style-name="Default_20_Paragraph_20_Font"><text:span text:style-name="T1">n</text:span></text:span>s incidendos censuimus, vel iis, quae ipsius am-<text:line-break/>b sunt , prius paulatim excisis, veI totis oculis ex-<text:line-break/>emptis. Nec vero simiae oculum opus habet incide<text:span text:style-name="Default_20_Paragraph_20_Font"><text:span text:style-name="T1">r</text:span></text:span>e,</text:p>
      <text:p text:style-name="P2">cui talis dissentionis in animantibus grandioribus facultas<text:line-break/>ampla suppetit. Quare etiam de hoc disserere in eum<text:line-break/>hujus commentarii locum differemus, ubi hujusmodi ani-<text:line-break/>nrantimn particulas lucidere sumus docturi, quas et fine<text:line-break/>aliis per sie toti, corpore exemptas contueri licet, puta<text:line-break/>cerebrum, oculum, linguam, laryngem, pulmonem,<text:line-break/>cor, jecur, lienem, renes, vulvam, vesicam, testes,<text:line-break/>intestina, ventriculum. lu praesentia vero, qu<text:span text:style-name="Default_20_Paragraph_20_Font"><text:span text:style-name="T2">o</text:span></text:span>d ah<text:line-break/>initio institutum est, exequemur. Qui ex musculis gran-<text:line-break/>des simi, particulas counectunt particulis, n<text:span text:style-name="Default_20_Paragraph_20_Font"><text:span text:style-name="T2">o</text:span></text:span>n in una<text:line-break/>quadam particula ipsi comprehenduntur, quippe talium<text:line-break/>musculorum naturam sine tuto animante ne cognoscere<text:line-break/>quidem possis.</text:p>
      <text:h text:style-name="Heading_20_2" text:outline-level="2">Cap. VI. </text:h>
      <text:p text:style-name="P21">Itaque, oculis relictis, cutem jam<text:line-break/>musculosum fronti obductam deluceps auferre duceni-<text:line-break/>mus. Dictum missi est et aulea, latum musculum issic<text:line-break/>cuti connatum snbjici, paulatim vero extenuari, ut vi-</text:p>
      <text:p text:style-name="P2">debis, si ad caput usque amputaveris. Porro, universa<text:line-break/>capitis cute ablata, lineamenta quaedam musculorum<text:line-break/>circa aures conspicaberis , quae in reliquis animantibus<text:line-break/>non lineamenta solum, sed perfectos etiam musculos<text:line-break/>rpectabis. Tota igitur hoc pacto capitis cute sublata,<text:line-break/>nec non cervicis universa, quum graciles latosque<text:line-break/>musculos nudares, tempestivum luerit priores dissecare<text:line-break/>musculos, qui capiti cohaerent, deinde cervicis. At,<text:line-break/>quum de musculorum horum initio auctores ambigant,<text:line-break/>idcirco ipsorum cum singulis ossibus commissuram, ut in<text:line-break/>mentem venerit , nuncupabo ; alias ipsas huic con-<text:line-break/>nasici inquiens , alias ab illo exoriri , alias in hoc<text:line-break/>inseri, alias huic inhaerescere. Omnium itaque pri-<text:line-break/>mus per summa apparet musculus latus, p<text:span text:style-name="Default_20_Paragraph_20_Font"><text:span text:style-name="T1">r</text:span></text:span>opemodum<text:line-break/>triangulus, quales geometrae vocant figuras traperias.<text:line-break/>lntelliges autem rem manifestius, si triangulum linea<text:line-break/>recta intersece<text:span text:style-name="Default_20_Paragraph_20_Font"><text:span text:style-name="T1">t</text:span></text:span> aeque a basi distante. Has autem .con-</text:p>
      <text:p text:style-name="P2">nectunt altera sane recta ad utrasque protensa, altera<text:line-break/>vero obliqua. Recta ad utrasque protensa linea e cer-<text:line-break/>vicis- spina processit; besis totius figurae spina scapula-<text:line-break/>nun tota est; huic autem aeque distans exigua est linea,<text:line-break/>quae ex occipitii- capitis osse prodit, quod primae ve<text:span text:style-name="Default_20_Paragraph_20_Font"><text:span text:style-name="T1">r-<text:line-break/></text:span></text:span>tebrae proximum est; quae vero hanc cum basis extremo<text:line-break/>copulat, quartum musculi latus obliqua ad summum hu-<text:line-break/>merum nominatum pertingit, leviter etiam claviculae ex-<text:line-break/>tremo inibi pariter supernata. Quum itaque musculum<text:line-break/>hunc coneris dissecare, ab altiore ordire linea, quae ex<text:line-break/>messio occipitii osse orta transversa ceu ad radicem auris<text:line-break/>ipsi vicinae porrigitur. Clarum autem cuivis est, unum<text:line-break/>in utroque spinae latere musculum hunc haberi; neuter<text:line-break/>tamen ad aurem procurrit, sed tantum uterque abest,<text:line-break/>quantum ab occipitio processit. Quare transversa linea,<text:line-break/>quae ipsum a capite liberet,. ubi primum oritur, iuri-<text:line-break/>dito; deinde hamulo exceptum a subjectis amputato;</text:p>
      <text:p text:style-name="P2">deorfum procedens ad terminos jam commemoratus, qui<text:line-break/>et cervicis vertebrarum spinam, et obliquum trapesiae<text:line-break/>figurae latus ad usque claviculam haud procul a summo<text:line-break/>humero exporrectum comprehendunt. Atque haec ita<text:line-break/>tibi peracta sunt, manifestoque musculus hic scapularum<text:line-break/>spinae inseritur. Quod itaque paulo superius inquirere,<text:line-break/>et de musculis pa<text:span text:style-name="Default_20_Paragraph_20_Font"><text:span text:style-name="T1">r</text:span></text:span>tes mobiles connectio silius d e terni i n are<text:line-break/><text:span text:style-name="Default_20_Paragraph_20_Font"><text:span text:style-name="T1">d</text:span></text:span>i<text:span text:style-name="Default_20_Paragraph_20_Font"><text:span text:style-name="T1">stuli,</text:span></text:span> nunc explicandum venit. Etenim et scapulae<text:line-break/>magnis aguntur motibus, nec minus ipsis caput movetur.<text:line-break/>Quod si certe carne ipsarum circumprehenfa adhuc re-<text:line-break/>centi, ut facilius obediat, tendere vicissim coneris,<text:line-break/>musculi beneficio utraque simili modo sequetur; quam<text:line-break/>ob causam mestus est musculum hunc scapularum gratia,<text:line-break/>non capitis, a natura formatum existimare. Primum<text:line-break/>quidem est, quod, ipso per cervicem transvertim dissecto,<text:line-break/>rcapulae deorsum versus convellantur, sursum vero non<text:line-break/>amplius moveri queant; hoc autem, dum vivit adhuc<text:line-break/>animal, agere convenit Secundum autem est, quoniam</text:p>
      <text:p text:style-name="P2">alii quoque musculi caput agunt in latera, lue autem<text:line-break/>fusus totas scapulas ad caput fur<text:span text:style-name="Default_20_Paragraph_20_Font"><text:span text:style-name="T1">t</text:span></text:span>um trahit; quapropter,<text:line-break/>si hunc. quoque ipsis adimamus, tali omnino motu desti-<text:line-break/>tuentur. Atqui habent eum omnibus evidentem; est igi-<text:line-break/>tur aliquis, qui ipfum efficiat, musculus.: sin autem alius<text:line-break/>quispiam est, alius autem nullus est, lue necessario est.<text:line-break/>Tertium praedictis accessit, quod longiore collo praeditis-<text:line-break/>animantibus ne quidem ad caput lue musculus ascendat,<text:line-break/>resi triangulus ad amussim est, linea, quae recti anguli<text:line-break/>tramitem directum coniungit, lucipicnte quidem ab iule-<text:line-break/>rictibus colli partibus, defluente vero prius, quam ad<text:line-break/>occipitii os perveniat. Frustra alioquin hoc natura fe-<text:line-break/>efflet, quae nihil supervacuum ac temere committit, ut<text:line-break/>quae videlicet musculum ad caput usque reduceret; qui,<text:line-break/>si inferius cessaret, (capnias fatis attollere posset, qu<text:span text:style-name="Default_20_Paragraph_20_Font"><text:span text:style-name="T1">o</text:span></text:span>d<text:line-break/>nimirum in his animantibus propter spinam ipsae mo-<text:line-break/>veantur, tum cervici longitudo .su notabilis. Quartus:,<text:line-break/>quod scapulas ab eodem moveri tollatur, nervus est,</text:p>
      <text:p text:style-name="P2">qui ad ipsum ex ce<text:span text:style-name="Default_20_Paragraph_20_Font"><text:span text:style-name="T1">r</text:span></text:span>ebro pertinet; ac, si quis illum praeci-<text:line-break/>derit, praedictus scapularum motus, non capitis, resolve-<text:line-break/>tur; quanquam Lyci liber caput ab eo ad scapulas convelli<text:line-break/>dicat, ut qui, quum eum scriberet, nec ipsum nervum,-<text:line-break/>nec aliud eorum, quae dixi, quicquam cognoverit.<text:line-break/>Verum non hic institui vel Lycum, vel alium ex ma-<text:line-break/>joribus quanquam, nisi obiter, redarguere; haud enim<text:line-break/>fura nescius, cuilibet studioso veritatisque indagaturi per-<text:line-break/>multis erroribus aliorum lib<text:span text:style-name="Default_20_Paragraph_20_Font"><text:span text:style-name="T1">r</text:span></text:span>os scatere deprehensum iri.<text:line-break/>Quippe musculorum maxillam quoque moventium par<text:line-break/>unum, intra os situm, Lycus omisit; quemadmodum et<text:line-break/>latio<text:span text:style-name="Default_20_Paragraph_20_Font"><text:span text:style-name="T1">r</text:span></text:span>es colli musculos una cum his , quos retulimus;<text:line-break/>ignorarit. Sed multo plura ex iis, quae deinceps ena<text:span text:style-name="Default_20_Paragraph_20_Font"><text:span text:style-name="T1">r-<text:line-break/></text:span></text:span>rabimus, insum latue<text:span text:style-name="Default_20_Paragraph_20_Font"><text:span text:style-name="T1">r</text:span></text:span>unt, quaedam solum, quaedam<text:line-break/>simul et alios; de quibus operis hujus lectores suisntet<text:line-break/>oculis corpora examinantes decerne<text:span text:style-name="Default_20_Paragraph_20_Font"><text:span text:style-name="T1">r</text:span></text:span>e adhortor. Ego<text:line-break/>enim hoc nomine praesentem commentarium conscripsi,<text:line-break/>ut, si studiosi magistros, qui indicent, deside<text:span text:style-name="Default_20_Paragraph_20_Font"><text:span text:style-name="T1">r</text:span></text:span>averint, ipse</text:p>
      <text:p text:style-name="P2">d<text:span text:style-name="Default_20_Paragraph_20_Font"><text:span text:style-name="T1">o</text:span></text:span>cere queat. Nam familiares, qui commentationis gra-<text:line-break/>tia nilum scribere me rogarunt, vel sine hoc ea, quae<text:line-break/>a me docti sunt, ipsi sibi in memoriam revocare p<text:span text:style-name="Default_20_Paragraph_20_Font"><text:span text:style-name="T1">o</text:span></text:span>te-<text:line-break/>runt, nisi certe socordes extiterint. Quare majores ar-<text:line-break/>guere non est consilium, quo sermo vera duntaxat per-<text:line-break/>censenti ad calcem citius perducatur. Secundum mufcu-<text:line-break/>lomm par est, quod praedictis longitudine resp<text:span text:style-name="Default_20_Paragraph_20_Font"><text:span text:style-name="T1">o</text:span></text:span>ndet;<text:line-break/>siquidem ex eadem occipitii ossis regi<text:span text:style-name="Default_20_Paragraph_20_Font"><text:span text:style-name="T1">o</text:span></text:span>ne procedens<text:line-break/>fublimi scapularum basis angulo inseritur; verum lati-<text:line-break/>tudo aequalis ipsis aron est, fied multo minor; angusti<text:line-break/>enim enim hi musculi et prorsus invalidi , si eum illis<text:line-break/>conferas, quos etiam ante dissectionem tam magnos est<text:line-break/>ridere, ut totum collum, praesertim gymnasticis, m<text:line-break/>tumorem extollant. Porro musculos tenues modo pro-<text:line-break/>positos incidere aufpicaberis , quemadmodum primos, -a<text:line-break/>media occipitii ossis regione; fuhjacent enim prius no-<text:line-break/>minatis; qui, ut illi, transversim orientes, ipsi quoque</text:p>
      <text:p text:style-name="P2">dorsi spinae per totum collum porrecti sacile a subditis,<text:line-break/>ut priores, detrahuntur. Verum hoc istis tota cervice<text:line-break/>adusque scapulas accidit; ac, quum hi p<text:span text:style-name="Default_20_Paragraph_20_Font"><text:span text:style-name="T1">r</text:span></text:span>opius ipsas ac-<text:line-break/>cesserint, vicinis utrinque musculis connascuntur; dein,<text:line-break/>ubi scapulas contigerint, teretem producunt tendinem,<text:line-break/>qui ad mediam basin usque internis ipsarum partibus<text:line-break/>porrigitu<text:span text:style-name="Default_20_Paragraph_20_Font"><text:span text:style-name="T1">r; </text:span></text:span>hi etiam scapularum basin, ceu ad occiput,<text:line-break/>retrahunt; priores vero musculi non modo basin, feti<text:line-break/>totas ipsas sursum revellunt. His jam sublatis, si negli-<text:line-break/>geuter, quemadmodum Lycus, intuearis dorsalia muscu-<text:line-break/>los (rhachitas appellant), opinaberis toti cervici retro<text:line-break/>exporrectus videre : sin autem exquisite animadvertas,<text:line-break/>alia pleraque musculorum coniugia non solum in simiis,<text:line-break/>sed aliis quoque universis animantibus, inibi comperies<text:line-break/>a dorsalibus nota maxime evidenti diversa. lili namque,<text:line-break/>ex singulis, quae superpositae sunt, vertebris orti, per<text:line-break/>valida ligamenta proximis inseruntur, haud in longum</text:p>
      <text:p text:style-name="P1">fibras extende<text:span text:style-name="Default_20_Paragraph_20_Font"><text:span text:style-name="T1">n</text:span></text:span>tes; at praedicta paria carnosis ansulis<text:line-break/>caput retrorsum restectunt, totius colli longitudini in-<text:line-break/>lecta; quod lu multis animantibus haud mediocrem lott-<text:line-break/>gitudinem obtinet. Quin et nervi ab ima parte sursum<text:line-break/>ad ea feruntur, ut qui in caput finiunt, nec ortum il-<text:line-break/>linc habent. Primum itaque par latorum musculorum<text:line-break/>est, quod linea transversa primis dictis similiter ex oc-<text:line-break/>cipitii osse ortum ducit. Constat, in hujusmodi narrati<text:span text:style-name="Default_20_Paragraph_20_Font"><text:span text:style-name="T1">o-<text:line-break/></text:span></text:span>nibus nihil esse discriminis, si vel inferi, vel exoriri<text:line-break/>dicas. Porr<text:span text:style-name="Default_20_Paragraph_20_Font"><text:span text:style-name="T1">o</text:span></text:span> trianguli figura sunt, unum quidem latus<text:line-break/>habentes, quam diximus lineam,. alterum vero totam<text:line-break/>ve<text:span text:style-name="Default_20_Paragraph_20_Font"><text:span text:style-name="T1">r</text:span></text:span>tebrarum cervicis spinam, ac tertium aliud, quod<text:line-break/>commemorata con j ungi t, ut obliquae ipsorum fibrae ab<text:line-break/>occipitii osse ad spinam sint luminatae. Contra has<text:line-break/>- fibrae musculorum ipsis subiacentium in priora feruntur<text:line-break/>obliquae ad transversas vertebrarum apopbyfes. Quate-<text:line-break/>nus autem huc omnes concurrant, musculum utrinque</text:p>
      <text:p text:style-name="P2">unum constituunt, alterum ex dextris spinae partibus,<text:line-break/>alterum ex sinistris. At quatenus circumscriptiones quas-<text:line-break/>dam plurimum tres, nonnunquam rursus duas ibidem<text:line-break/>habeant, non unus utrinque musculus, sed tres vel<text:line-break/>duo tibi apparebunt. Verum , quum tria musculorum<text:line-break/>paria evidenter apparent, unum quidem ex eis verte-<text:line-break/>bratum spinae expansum videbis, alterum transversis<text:line-break/>ipsarum apophysibus, tertium vero horum duorum inter-<text:line-break/>medium. Porro functionis musculorum, quos comme-<text:line-break/>mu<text:span text:style-name="Default_20_Paragraph_20_Font"><text:span text:style-name="T1">t</text:span></text:span>avimus, licet nimirum ex fibrarum natura sola con-<text:line-break/>jecturam sumere. Jam vero capitis os, omnibus circum-<text:line-break/>datis, ut. dictum est, detectum, per musculos in poste-<text:line-break/>riora potes retrahere. Ah ipsis siquidem omnibus attolli<text:line-break/>videtur retrorsumque frequenter reflecti; verum a sin-<text:line-break/>gulis modo commemoratis simul in obliquum declinari,<text:line-break/>ab utrisque autem ipsis incumbentibus de obliqua hac<text:line-break/>inclinatione ad rectitudinem aequalem, quae naturalis<text:line-break/>est figura, reduci. Porro tuta coniugatione simul tensa,</text:p>
      <text:p text:style-name="P2">vel superiorum, vel inseriomm, in neutram vergere<text:line-break/>partem caput spectabis; insuper in moderatis ten-<text:line-break/>sionibus ad rectam agi stationem videbis ; in ve-<text:line-break/>hementioribus retrorsum ad animalis spinam quodam<text:line-break/>modo reflecti. Perspicuum vero est cuilibet, tota camo<text:line-break/>simul cum capitis utriusque faciei cute adempta, hujus-<text:line-break/>modi motus examinari oportere. Exordiens igitur tria<text:line-break/>horum musculorum paria ab occipitii osse, cui inferum.<text:line-break/>tur, dissecare, (nam hinc promptius inciduntu<text:span text:style-name="Default_20_Paragraph_20_Font"><text:span text:style-name="T1">r</text:span></text:span>) perges<text:line-break/>usque ad extremum iuse.rius ; quod si caput sive prin-<text:line-break/>cipium musculorum appellaveris, minime peccabis.</text:p>
      <text:h text:style-name="Heading_20_2" text:outline-level="2">Cap. VII. </text:h>
      <text:p text:style-name="P25">Jam vero ipsis circa capitis articulum<text:line-break/>fublatis, alia quoque tria exilium musculo<text:span text:style-name="Default_20_Paragraph_20_Font"><text:span text:style-name="T1">r</text:span></text:span>um paria<text:line-break/>conspiciuntur. At non tria funt ex rei veritate, fed<text:line-break/>quatuor, quae posteriores funt absque parvis in articulo<text:line-break/>juxta latera primae ve<text:span text:style-name="Default_20_Paragraph_20_Font"><text:span text:style-name="T1">r</text:span></text:span>tebrae reconditis, atque ideo<text:line-break/>etiam latentibus. Verum de illis agetur, quum musculos</text:p>
      <text:p text:style-name="P2">stomacho fubjectos dissecabiinus. Quarta posteriorum<text:line-break/>parvorum musculorum coniugatio ob hasce causas ana-<text:line-break/>tomicis non est animadversa. Prima vertebra poste-<text:line-break/>adorem apophysiu, quae spinam generat, non habet,<text:line-break/>ac omnium vertebrarum est tenuissima, atque ideo<text:line-break/>fecundam etiam circumdat, ut propius connectatur.<text:line-break/>Horum igitur gratia, tum quia musculo magnitudine mi-<text:line-break/>nimo, qui primam vertebranr capiti connectit, alter ex-<text:line-break/>trinsecus incumbit secundam vertebram capiti connectens,<text:line-break/>accidit, ut exilis musculus visum effugiat. Nam super-<text:line-break/>jacens ipsi posteriore parte musculus incipit quidem ex<text:line-break/>mscriore regione spinae secundae vertebrae, cessat au-<text:line-break/>tem in occipitii os praesertim medium; proptereaque<text:line-break/>duo musculi primae coniugationis ex quatuor praedictis<text:line-break/>recti mutuo se contingunt , toti articulo superstrati;<text:line-break/>quos nisi prius ademeris, haud videre queas exiguos,<text:line-break/>similiter rectos, suuiliter ex capite procedentes, simili-</text:p>
      <text:p text:style-name="P1">ter que mutuo fe tangentes, eorum modo, qui ipsis in.-<text:line-break/>cumbunt. Quin etiam posteriori primae vertebrae re-.<text:line-break/>gioni inseruntur; sicut et, qui ante ipsos habentur, se-<text:line-break/>eundae. Ac quod prima vertebra posteriorem processum<text:line-break/>non habet, haud alia quaepiam causa existimanda est,<text:line-break/>quam quod caput secundae vertebrae renuendi gratia an-<text:line-break/>nexum esse oportebat. Non igitur talem spinam malis-<text:line-break/>lis inibi subditam esse conveniebat, qualis reliquis est<text:line-break/>vertebris: quippe convulnerarentur .ab ipsis ceu aculeo,<text:line-break/>- vel certe contunderentur. Ideo praedicta duo musculo-<text:line-break/>rum paria duplici ratione incidere operae pretium est;<text:line-break/>interdum quidem, a secunda vertebra musculis amputatis,<text:line-break/>in altum ipsus attollere, ac scalpello deinde sequendo<text:line-break/>usque ad caput procedere, quod etiam facilius est; in-<text:line-break/>turdum a capite incipiendo ad vertebrato pe<text:span text:style-name="Default_20_Paragraph_20_Font"><text:span text:style-name="T1">r</text:span></text:span>gere. sit<text:line-break/>li nullam exilium musculorum, qui fubjacent, fibram<text:line-break/>conti<text:span text:style-name="Default_20_Paragraph_20_Font"><text:span text:style-name="T1">g</text:span></text:span>e<text:span text:style-name="Default_20_Paragraph_20_Font"><text:span text:style-name="T1">r</text:span></text:span>is, prop<text:span text:style-name="Default_20_Paragraph_20_Font"><text:span text:style-name="T1">r</text:span></text:span>iam tibi conscriptionem habere ridehun-<text:line-break/>tnr; sin autem scalpello alicubi tetigeris praeciderisque</text:p>
      <text:p text:style-name="P2">ipsas, subjectis connasci putabis; at in priorem verte-<text:line-break/>hram insertionem, quomodocunque ipsarum dissectionem<text:line-break/>administraveris , manifeste couspicabere. Haec itaque duo<text:line-break/>musculorum paria caput folum in posteriora deflectunt;<text:line-break/>reliquum vero tertium lateribus primae vertebrae appii-<text:line-break/>cati Ac musculi hi obliqui praedictis adjacent, qui sane<text:line-break/>contiguum ipsis cx capito exortum obtinent, in latera<text:line-break/>autem recedunt. Et ob hoc ipsum potius minor conju-<text:line-break/>gatio cum tota prima vertebra anatomicis praetermissit<text:line-break/>est, eo quod unius vertebrae imaginem primae duae re-<text:line-break/>praesentent , secundae videlicet spina recto tramite ad la-<text:line-break/>ferales primae processus sita- Quemadmodum enim me-<text:line-break/>diae partes primae vertebrae delitescunt, quod videlicet<text:line-break/>spinam ip<text:span text:style-name="Default_20_Paragraph_20_Font"><text:span text:style-name="T1">t</text:span></text:span>a non habeat sitque inibi tenuis, ac quatuor<text:line-break/>.musculi ipsi incumbunt, sic omnia fecundae vertebrae la-<text:line-break/>tera penitus abolentur, quod prima hac parte ipsam<text:line-break/>.magnis processibus ambiat. Tertium igitur musculorum.</text:p>
      <text:p text:style-name="P2">par obliquant capitis motionem pro fibrarum rectitudine<text:line-break/>subministrat, . quum omnes musculi natura in se ipsos<text:line-break/>colligi possint, et particulas simul extremis ipforum con-<text:line-break/>nexas trahere. Sed de hujusmodi universis plenius in<text:line-break/>opere de musculorum motu tractatum est, quod non<text:line-break/>transcursim et obiter legendum ei consulo, quicunque<text:line-break/>utilitatis aliquid illinc se consecuturum speraverit. Sue-<text:line-break/>cedit aliud quartum par musculorum obliquum, tertio<text:line-break/>obversim respondens. Hi musculi primam vertebrato se-<text:line-break/>eundae connectunt; eorum vero extrema ad laterales<text:line-break/>primae processus et secundae spinam evadunt Porro<text:line-break/>tria haec paria, nempe primum ex omnibus, quae re-<text:line-break/>censui, tertium et quartum, triangulum aequis lateribus<text:line-break/>tibi constituere videbuntur. De secundo etenim, quod<text:line-break/>nequaquam, nisi priore ablato, apparet, prius diximus;<text:line-break/>verum reliqua tria coniugia manifesto fe invicem, qua<text:line-break/>retuli figura, tangere conspiciuntur. Itaque demicaba<text:span text:style-name="Default_20_Paragraph_20_Font"><text:span text:style-name="T2">t,<text:line-break/></text:span></text:span>Lyeum hune, cujus modo libri post obitum .in lucem</text:p>
      <text:p text:style-name="P2">prodierunt, lu musculorum dissectione unum duntaxat<text:line-break/>ex ipsis par, quod caput primae vertebrae connectat,<text:line-break/>novisse. Quod etenim universi primam vertebram minus<text:line-break/>adverterunt, tum ea, quae nunc dicta sunt, manifesto<text:line-break/>indicant, tum etiam adhuc, quum nervos incidemus,<text:line-break/>demonstrabitur. Caeterum mirabile, quod, primum mu-<text:line-break/>scutorum par exacte contemplati, non etiam tertium<text:line-break/>quaecumque viderint; quippe tria musculorum paria<text:line-break/>collo et capiti communium dissecanti omnia ex aequo<text:line-break/>clare conspiciuntur. Verum ego putaverim, sicut etiam<text:line-break/>scribunt, ratos spinaliurn musculorum particulas eos esse,<text:line-break/>qui toti collo obducuntur, nequidem dissectionem ipso-<text:line-break/>rum attigisse. Quod etiam capitis articuli p<text:span text:style-name="Default_20_Paragraph_20_Font"><text:span text:style-name="T1">e</text:span></text:span>culiares<text:line-break/>quosdam musculos omnino existere opinentur, ratione<text:line-break/>absque dissectione persuasi, videntur commentariis man-<text:line-break/>dare, tanquam viderint; non enim fieri potest, ut se-<text:line-break/>eundae vertebrae et capitis musculos communes contui-<text:line-break/>tus alios ignores. Atqui non solum lu horum in-</text:p>
      <text:p text:style-name="P2">fpectione negligenter versati sunt, <text:span text:style-name="Default_20_Paragraph_20_Font"><text:span text:style-name="T1">t</text:span></text:span>est etiam lu capitis<text:line-break/>motibus, qui cum primis duabus vertebris peraguntur.</text:p>
      <text:h text:style-name="Heading_20_2" text:outline-level="2">Cap. VIII. </text:h>
      <text:p text:style-name="P25">Quales igitur hae sint, et quem in<text:line-break/>modum inter fe et cum capite articulis committantur,<text:line-break/>in commentario de ossibus prius mihi dictum est: et qui<text:line-break/>ad hoc opus prius, quam in illo fuerit exercitatus, ac-<text:line-break/>cedit, is nimirum fundamentis parum firmis magnam<text:line-break/>ponderum molem iinponit. In prae<text:span text:style-name="Default_20_Paragraph_20_Font"><text:span text:style-name="T1">s</text:span></text:span>entia vero, tanquam<text:line-break/>illa scientibus, de primae et fecundae vertebrae moti-<text:line-break/>bus siermonem facturus fnm. Primum ac fecundum<text:line-break/>quatuor musculorum, quos retulimus, par caput duntaxat<text:line-break/>citra collum in posteriora extendit, ex qua functione<text:line-break/>capitis extrema (cor m<text:span text:style-name="Default_20_Paragraph_20_Font"><text:span text:style-name="T1">n</text:span></text:span>a vocata] lu primae vertebrae sini-<text:line-break/>bus cousiringuntur, occipitii autem os cum ipsis primae<text:line-break/>vertebrae innititur, atque fecundam praeterea nihilomi-<text:line-break/>nus contingit. Atque ipfe extremus lu renuendo capi-<text:line-break/>tis reflexus hos ap<text:span text:style-name="Default_20_Paragraph_20_Font"><text:span text:style-name="T1">t</text:span></text:span>os terminos obtinet. Annuentibus<text:line-break/>malius,. in priora caput recessit, et super anteriorem</text:p>
      <text:p text:style-name="P2">primae vertebrae processum innititur, verum <text:span text:style-name="Default_20_Paragraph_20_Font"><text:span text:style-name="T1">extrema<text:line-break/></text:span></text:span>sinubus laxa insident, a posterioribus ipsius partibus dis-<text:line-break/>juncta , etsi caput primam vertehram ad anteriora<text:line-break/>transcenderit, nullo a natura auxilio ad hoc praeparato:<text:line-break/>non enim musculi solum, qui ipsum flectendo deorsum<text:line-break/>ret<text:span text:style-name="Default_20_Paragraph_20_Font"><text:span text:style-name="T1">r</text:span></text:span>ahunt,- tale inferre periculum possunt, sed etiam gra-<text:line-break/>vitas ipsa, quae a prima nutatione prompte deor<text:span text:style-name="Default_20_Paragraph_20_Font"><text:span text:style-name="T1">t</text:span></text:span>am<text:line-break/>ver<text:span text:style-name="Default_20_Paragraph_20_Font"><text:span text:style-name="T1">t</text:span></text:span>us tendit; proinde auxilium aliquod ad anteriorem<text:line-break/>primae vertebrae processum caput obtinet, ne in priora<text:line-break/>facile ultra prolabatur; nam ibidem ipfum firmat et<text:line-break/>sustinet, qua primum transgreditur. Verum hinc exi-<text:line-break/>guam securitatem, maximam vero inde, qua cum fe-<text:line-break/>conda vertebra committitur, natura ipsit condidit. Nam<text:line-break/>cum particulam quandam turbini similem rectam ex<text:line-break/>ipsis produxisset, inferiora anterioribus constabilivit, pri-<text:line-break/>mam vertebram leviter excavans, ubi maxime in ante-<text:line-break/>rima processum edit: nam posteriorem ipsius partem su-</text:p>
      <text:p text:style-name="P2">eundae vertebrae processus acclivis extremum ingreditur,<text:line-break/>ligamentumque validum a vertice ipsius orium capiti<text:line-break/>inseritur; item. aliud quoddam transversum, ex ipsa<text:line-break/>prima vertebra profectum, secundae extremum turbina-<text:line-break/>tum ad amussim constringit. Haec igitur si libuerit in-<text:line-break/>fpicere, facillimum erit exiguis musculis, de quibus<text:line-break/>mentio prius facta est, ademptis: nam tota posteriore<text:line-break/>parte primae vertebrae excisa, clare commemorata duo<text:line-break/>ligamenta spectabis, quae capiti, ad quod diri, submi-<text:line-break/>nistrant; alterum siquidem ligamentum, quod ipfum ex<text:line-break/>vertice secundae vertebrae dentis, sive cuspidis, sive<text:line-break/>quocunque alio modo vocare libet, ortum, caput cou-<text:line-break/>tiuet; ipsum vero dentem reliquum ligamentum continet,<text:line-break/>sirmatque adeo, ut in neutram partem inclinet Porro<text:line-break/>obliqui musculi caput in latera convertunt; ad alterum<text:line-break/>siquidem coramon, seu tuberculum, ad quod musculus<text:line-break/>tendens duxerit, ipfum inclinant; ibidem igitur sinui<text:line-break/>violenter inhaeret, coram o in hunc coniecto firmato-</text:p>
      <text:p text:style-name="P2">que; verum altero capitis conano sublimiori redditu<text:line-break/>opposito sinui leviter insidet. Ac lu hoc motu caput se- .<text:line-break/>condam vertebra<text:span text:style-name="Default_20_Paragraph_20_Font"><text:span text:style-name="T1">t</text:span></text:span>o ad sitam ipsius inclinationem per li-<text:line-break/>gameutum convertit. Quere natura merito hanc <text:span text:style-name="Default_20_Paragraph_20_Font"><text:span text:style-name="T1">secun-<text:line-break/>dam vertebram</text:span></text:span> alio musculorum obliquorum coniugio<text:line-break/>primae commisit, conversiones ipsius in rectum agere ad<text:line-break/>pristiuumque statum redigere idoneo.</text:p>
      <text:h text:style-name="Heading_20_2" text:outline-level="2">C ap. IX. </text:h>
      <text:p text:style-name="P25">Equidem de occipitii cervicisque muscus<text:line-break/>lis capitis motibus sortientibus abunde fatis dictum est:<text:line-break/>deinceps vero de iis, qui caput pectori et claviculis<text:line-break/>committunt, sermonem instituemus; siquidem omnibus,<text:line-break/>quorum mcmiuimus, ademptis promptum est jam tum<text:line-break/>hos tum illos aggredi, qui scapulas spinae connectunt.<text:line-break/>Verum, quia complures musculos ex capite procedentes<text:line-break/>fcrmouis processu dissecui, ratius utique fuerit, et eos,<text:line-break/>qui ipsum in anteriora torquent, adjungere. Hi namque,<text:line-break/>quum ad sternunt et primas clavicularum partes proteo-<text:line-break/>dant, ex duplici orti principio, altero post aurem, al-</text:p>
      <text:p text:style-name="P2">tero sub ipsa <text:span text:style-name="Default_20_Paragraph_20_Font"><text:span text:style-name="T1">aure</text:span></text:span> sito , quod sane vel pectoris os et<text:line-break/>claviculas cum ipso tho<text:span text:style-name="Default_20_Paragraph_20_Font"><text:span text:style-name="T1">r</text:span></text:span>ace circumducunt simul et sur-<text:line-break/>sum versus ad capitis latera, vel caput ipsum. in ante-<text:line-break/>riora ci<text:span text:style-name="Default_20_Paragraph_20_Font"><text:span text:style-name="T1">r</text:span></text:span>cumagant, cuivis notum esse existimo. Caeterum<text:line-break/>nihilominus etiam omnibus constat, ipsos thoracem hoc<text:line-break/>pacto movere non posse ; quare caput. ab ipsis prorsum<text:line-break/>circumverti necessarium esu Nam hoc quoque de omni-<text:line-break/>bus musculis communiter intelligendum est, qui quidem<text:line-break/>rectum posituram obtinent, simplici eos praeesse m<text:span text:style-name="Default_20_Paragraph_20_Font"><text:span text:style-name="T1">o</text:span></text:span>tui;<text:line-break/>qui vero non rectam habent, compositu. Itaque omnibus<text:line-break/>antea commemoratis musculis, qui ex capite ortum du-<text:line-break/>eunt, tum rectus situs, tum motus simplex adest. Qui<text:line-break/>enim ad scapulas attinent, illas sursum versus attrahunt;<text:line-break/>eorum vero, qui ad ce<text:span text:style-name="Default_20_Paragraph_20_Font"><text:span text:style-name="T1">r</text:span></text:span>vicem porriguntur, alii nulla ex<text:line-break/>parte inclinatum <text:span text:style-name="Default_20_Paragraph_20_Font"><text:span text:style-name="T1">t</text:span></text:span>urium reflectunt, alii leviter obliquum<text:line-break/>reddunt. At musculus, qui ex posteriore auris parte<text:line-break/>ortus ad claviculae extremum, quod sterno comuutti-<text:line-break/>tu<text:span text:style-name="Default_20_Paragraph_20_Font"><text:span text:style-name="T1">r</text:span></text:span>, pertingit, situm non recto tramite obtinet, et mo-<text:line-break/>tum situi respondentem: pari modo et qui ipsi proximus</text:p>
      <text:p text:style-name="P2">est, quate<text:span text:style-name="Default_20_Paragraph_20_Font"><text:span text:style-name="T1">n</text:span></text:span>us sterno inseritur. Comperies autem exortus<text:line-break/>ipsorum lu quibus dixi locis, alterius quidem conti-<text:line-break/>rntum primo i<text:span text:style-name="Default_20_Paragraph_20_Font"><text:span text:style-name="T1">n</text:span></text:span>ter communes cervici capitique musculos<text:line-break/>juxta lineam transversam , quae prope aurem porrigitur ;<text:line-break/>alterius autem juxta auris ipsius radicem. Ilie itaque<text:line-break/>augusius durusque cst et modice teres; alter carnosus<text:line-break/>similiter aliis omnibus, quos ex occipitii osse ortos iu<text:line-break/>sermone percensui. Quapropter duplices dictorum musco-<text:line-break/>lorum exortus sunt; item duplici extremo in prius no-<text:line-break/>minutas partes inseruntur. Nam, qui sub auris radice<text:line-break/>est, in progressu blsariam spargitur; altero quidem ex-<text:line-break/>tremo in demum, altero in claviculae articulum ipsi<text:line-break/>commissum ingreditur: atque h<text:span text:style-name="Default_20_Paragraph_20_Font"><text:span text:style-name="T1">o</text:span></text:span>c musculi extremum car-<text:line-break/>unientum est; quod autem iu sternunt iniicitur, exangue<text:line-break/>magis duriusque apparet ceu ligamenti naturae parti-<text:line-break/>ceps. Alter musculus carnosus, qui ex capite procedit,<text:line-break/>quemadmodum ille, claviculae etiam inferitur, sed ita,</text:p>
      <text:p text:style-name="P2">ut priori carnoso junctus contiguusque existat. Non ta-<text:line-break/>men in totam sic claviculam coniicitur, ut quibusdam<text:line-break/>risum est, sed circiter medium pertingens definit; id<text:line-break/>vero nunquam non vidimus, non tamen perpetuo tres<text:line-break/>exortus suam quemque habere circumscriptionem ; verum<text:line-break/>semel aliquando terminus ipsorum bipartitus visus est.<text:line-break/>Praestiterit autem forsan non fines, sed principia capi-<text:line-break/>taque ipsorum extrema ad claviculam porrecta nono-<text:line-break/>nare, ad caput autem exortus sines, siquidem illud re<text:line-break/>vera. movent. Verum ob administrationis ordinem ex-<text:line-break/>ortus quidem ipsorum appellavi superiores juxta caput<text:line-break/>anatomicorum more, qui nos praecesserunt, insertiones<text:line-break/>autem inferiores ad claviculam.</text:p>
      <text:h text:style-name="Heading_20_2" text:outline-level="2">Cap. X. </text:h>
      <text:p text:style-name="P25">Porro his musculis amputatis ad eos, qui<text:line-break/>in scapulis habentur, digredi licet. Duo sane juxta spi-<text:line-break/>narn haerent, quos solos scapulas retrorsum agere dici-<text:line-break/>mus; nam Lycus alios ipsarum motus parvi pendit. Alius<text:line-break/>vero tertius a prima .vertebra oritur; in extremo vero<text:line-break/>scapularum juxta summum. humerum delinit. Ad haec</text:p>
      <text:p text:style-name="P2">quartus gracilis longnsque ab osse initio laryngis praepo-<text:line-break/>sito lquod hyuides vocatur) originem ducens ipsas illi<text:line-break/>connectit.- Verum, ubi singulos commemoratos inibi pa-<text:line-break/>ras incidere , post animantis caput exacte dorsi spinam<text:line-break/>contemplatus, fecundae vertebrae spinam praetergredere.<text:line-break/>Ad tertiae vero spinam prolectus, quendam cx laterali-<text:line-break/>bus ipsius partibus exortum musculi intuere; hunc enim<text:line-break/>fi deprehendas, sine ullo negotio ipsum ex omnibus in-<text:line-break/>loquentibus vertebris exortum sequeris, atque ubi quiu-<text:line-break/>que cervicis vertebras expedieris, eo quo dixi modo<text:line-break/>considerans , occurret tibi juxta thoracis principium<text:line-break/>musculus sub cute positionem habens: hic reliquam<text:line-break/>musculi vertebris quinque cervicis, porrecti partem ex<text:line-break/>aliis septem thoracis pro<text:span text:style-name="Default_20_Paragraph_20_Font"><text:span text:style-name="T1">t</text:span></text:span>ectam abscondit. Quare inusum-<text:line-break/>lus superficiarius, qui et humiliorem situm obtinet, antea<text:line-break/>tollendus est, si eum, qui cx cervice defertur, cogitas<text:line-break/>intueri. Amputabis igitur prius humilioris musculi ex<text:line-break/>duodecim thoracis vertebris surculos, atque hinc usque</text:p>
      <text:p text:style-name="P2">ad ipsius in scapulas insertionem ipsimi separabis; post<text:line-break/>hunc deinde alteri quoque similite<text:span text:style-name="Default_20_Paragraph_20_Font"><text:span text:style-name="T2">r</text:span></text:span> manum admovebis.<text:line-break/>Quum autem superficiarium quidem et humilem in<text:line-break/>scapularum spinae. radicem insertum videris, alterum<text:line-break/>vero in totam bafin, utrumque ad <text:span text:style-name="Default_20_Paragraph_20_Font"><text:span text:style-name="T2">t</text:span></text:span>uum principium pro<text:line-break/>fibrarum natura trahite, quo ap<text:span text:style-name="Default_20_Paragraph_20_Font"><text:span text:style-name="T2">t</text:span></text:span>orum functionem c<text:span text:style-name="Default_20_Paragraph_20_Font"><text:span text:style-name="T2">o</text:span></text:span>gn<text:span text:style-name="Default_20_Paragraph_20_Font"><text:span text:style-name="T2">o-<text:line-break/></text:span></text:span>sicas; nam ab utrisque scapula spinam versus tendi vide-<text:line-break/>hitur, ab elatiore quidem leviter ad cervicem inclinari,<text:line-break/>ab altero ad inferio<text:span text:style-name="Default_20_Paragraph_20_Font"><text:span text:style-name="T2">r</text:span></text:span>es spinae partes deduci; ab utrisque<text:line-break/>vero simul tensis totas scapulas retrorsum nullam in par-<text:line-break/>tem inclinantes deferri ad primas septem thoracis ver-<text:line-break/>tebras, quibus protensae sunt, conspicies. Post h<text:span text:style-name="Default_20_Paragraph_20_Font"><text:span text:style-name="T2">o</text:span></text:span>s<text:line-break/>musculos ad eum transire convenit, qui a prima verte-<text:line-break/>bra exortum habet. Quum vero hujus vertebrae latera-<text:line-break/>le sduae apophyscs sint., multi ex utroque musculi prod-<text:line-break/>ierunt; quorum du<text:span text:style-name="Default_20_Paragraph_20_Font"><text:span text:style-name="T2">o</text:span></text:span>s jam exiguos dissecuimus, unum<text:line-break/>ad capitis os conscendentem, alte<text:span text:style-name="Default_20_Paragraph_20_Font"><text:span text:style-name="T2">r</text:span></text:span>um ad secundam ver-<text:line-break/>tebram subeuntem, oblique ambos inter se oppositos.</text:p>
      <text:p text:style-name="P2">Ilis succedunt alii duo grandes musculi juxta processus.<text:line-break/>extremum. Alter ipsorum ad scapulas per cervicem fusi-<text:line-break/>limis extenditur, non adeo adhaerescens, nec alteri in-<text:line-break/>sidens , <text:span text:style-name="Default_20_Paragraph_20_Font"><text:span text:style-name="T1">t</text:span></text:span>ed potius ipsum primum omnium , quos retuli,<text:line-break/>magnum. latumque musculum, quem in totam scapula-<text:line-break/>ruat <text:span text:style-name="Default_20_Paragraph_20_Font"><text:span text:style-name="T1">t</text:span></text:span>pinam inseri dicebam, terminat. De altero autem<text:line-break/>musculo, qui ex laterali primae vertebrae processu prin-<text:line-break/>cipium exigit, libro sequenti peragemus. Nunc autem<text:line-break/>musculum in oratione propositum a prima vertebra am-<text:line-break/>putans ad scapulas usque incidito. Deinde cum spinae<text:line-break/>ipsarum termino, qui ad summum humerum est, in<text:span text:style-name="Default_20_Paragraph_20_Font"><text:span text:style-name="T1">t</text:span></text:span>er-<text:line-break/>tum repereris ipsum , ver<text:span text:style-name="Default_20_Paragraph_20_Font"><text:span text:style-name="T1">t</text:span></text:span>us principium pro fibrarum po-<text:line-break/>litura tendito, ut scapulae eminentiam ad cervicis latera<text:line-break/>ab ipsi, adduci Rufum moverique videas. Caeterum<text:line-break/>totus hic musculus camulentus est magisque- teres<text:line-break/>quodam modo , et in tertiam scapularum (picae par-<text:line-break/>tem, qua juxta summani humerum eminet, inseritur.</text:p>
      <text:p text:style-name="P2">Verum in hoc, ut plerisque aliis, dissectionum musculorum<text:line-break/>scriptores errarunt, quemadmodum et ipse Lycus, cujus libri<text:line-break/>quidam anatomici nunc allatifunt. .Vicum sane viventem.<text:line-break/>non vidi , quamvis cum omnibus Quinti: discipulis consue-<text:line-break/>tudinem habuerim , neque itineris. longitudinem , neque<text:line-break/>navigationem detractans. Verum Lyci nomen, cum ad-<text:line-break/>huc in rivis esset, . apud Graecos non erat cognitum ;<text:line-break/><text:span text:style-name="Default_20_Paragraph_20_Font"><text:span text:style-name="T1">n</text:span></text:span>unc autem, ipso vita defuncto , libri quidam magno stu-<text:line-break/>dio circumferuntur. De aliis, quorum copia mihi non<text:line-break/>contigit, nihil, quod dicam, habeo; sed dissectiones,<text:line-break/>quas in hunc usque diem legi., multis : scatere erroribus<text:line-break/>deprehendi. Atqui non i<text:span text:style-name="Default_20_Paragraph_20_Font"><text:span text:style-name="T1">n</text:span></text:span>stitutum mihi est , sicut dixi,<text:line-break/>majores redarguere, nisi id obiter accidat, fed potius<text:line-break/>ipsas dissectionum .administrationes in commentarios red-<text:line-break/>igere, quas et Marinus libro uno praegrandi, ob-<text:line-break/>sumo sane interpretatione,. imperfecto autem doctrina<text:line-break/>comprehendit. ltaque relictis veterum erroribus ad id, .<text:line-break/>quod institutum est, revertamur. Musculus gracilis lon-<text:line-break/>gusque a laryngis partibus ad scapulas porrigitur; quas</text:p>
      <text:p text:style-name="P2">in priorem cervicis regionem attrahit; atque eam scapu-<text:line-break/>larum .regionem ingreditur, quae in altiore earundem<text:line-break/>latere prope radicem processus ancyroidis accedit. At<text:line-break/>superiorem ipsius processum larynge paulo altiorem tune<text:line-break/>persequar, cum illius dissectionem sermone tractabo.<text:line-break/>Proinde, hunc ubi musculum amputas, unum adhuc re-<text:line-break/>liquum .esse ex scapularum motoribus intelligite, qui<text:line-break/>nec dum iu conspectum venire queat; quo iupraesentia-<text:line-break/>rum relicto, id tantum dicamus, ex musculis, qui scapulis<text:line-break/>movendis sunt circulatim ipsas ambientes, alios peculiares,<text:line-break/>alios reliquis etiam partibus communes existere. Peculiares<text:line-break/>scapularum sunt praedicti sex musculi; quorum duo per.<text:line-break/>spinam, reliqui duo ad caput exporrecti, quintus de-<text:line-break/>inde est ex prima vertebra ortus, secundum quos sextus<text:line-break/>ossi hyoidi connectitur; alius autem humerorum articulo<text:line-break/>communis est, scapulas deorsum versus detrahens; quo<text:line-break/>de suo tempore et loco disseram.</text:p>
      <text:h text:style-name="P19" text:outline-level="2">cap. XI. </text:h>
      <text:p text:style-name="P25">Nunc vero, quoniam proposui, quemad-<text:line-break/>modum .partes animalis detegere conveniat, explicare,<text:line-break/>ad ea, quae supradictis finitima sunt; pergamus; con.-<text:line-break/>sequentia namque partium detegendarum in administra-<text:line-break/>tionibus anatomicis disciplinae ordinem praescribit. lta-<text:line-break/>que musculis, quos retuli, ademptis; i apparebit nimirum<text:line-break/>is, qui maxillam inferiorem aperit, incipiens ab osse ca;<text:line-break/>pilis , quod , quia petrae duritia .respondet., . lithoides ap-<text:line-break/>pellatur; furtum autem <text:span text:style-name="Default_20_Paragraph_20_Font"><text:span text:style-name="T1">r</text:span></text:span>ad summas maxillas protendit,<text:line-break/>ut uterque musculus. eodem .coeant, nempe .tum qui a<text:line-break/>dextra parte, tum qui a, sinistra procedit. Atque his<text:line-break/>musculis id praeter alios .peculiariter accedit; ut .medio.<text:line-break/>itinere, quod ab exordio usque ad extremum subeunt,<text:line-break/>pars ipsorum carnosa .aboleatur, exanguis - vero -ac ner-<text:line-break/>vo<text:span text:style-name="Default_20_Paragraph_20_Font"><text:span text:style-name="T1">t</text:span></text:span>a quodammodo et rotunda forma.. utriusque fiat,.<text:line-break/>ceu .tendinis vel ligamenti cuiusdam minimas fibras<text:line-break/>carniformes fuperjectas obtinentis. At si,. priore ipso<text:line-break/>exortu reciso, totoque corpore ad mentum usque dis-<text:line-break/><text:span text:style-name="Default_20_Paragraph_20_Font"><text:span text:style-name="T1">si</text:span></text:span></text:p>
      <text:p text:style-name="P2">secto, salva ea musculi parte, quae iuferiori maxillae<text:line-break/>inseritur, ad proprium retrahas principium, . maxilla<text:line-break/>quidem ipsa sequetur, os autem aperietur. Verum hu-<text:line-break/>jusmodi omnis faciunda sunt, cute tota adempta ac <text:span text:style-name="Default_20_Paragraph_20_Font"><text:span text:style-name="T2">r</text:span></text:span>e-<text:line-break/>censibus adhuc fecundum mo<text:span text:style-name="Default_20_Paragraph_20_Font"><text:span text:style-name="T2">r</text:span></text:span>tem mollibusque ob id<text:line-break/>non solum ligamentis articulorum, verum etiam musco-<text:line-break/>lis. Caeterum exactissime uniusc<text:span text:style-name="Default_20_Paragraph_20_Font"><text:span text:style-name="T2">n</text:span></text:span>jusque musculi functio-<text:line-break/>nes examinantur, reliquis quidem omnibus sublatis, iis<text:line-break/>autem, quae inter fe obversun positu sunt, relictis, quo-<text:line-break/>nun frequenter motus disquifieris, nam carnes anima-<text:line-break/>lium maxima portio ex musculorum substantia constanti<text:line-break/>Quippe ligamentis nervisquc in ipsas distributis musculus<text:line-break/>gignitur; quorum in libris de musculo<text:span text:style-name="Default_20_Paragraph_20_Font"><text:span text:style-name="T2">r</text:span></text:span>um motibus men-<text:line-break/>tio facta est : atque haec omnia iis legenda sunt, qui<text:line-break/>commentarium hunc assequentur. Quum igitur praedicta<text:line-break/>musculorum tum actio, tum u<text:span text:style-name="Default_20_Paragraph_20_Font"><text:span text:style-name="T2">t</text:span></text:span>us apparuerit, tempesti-<text:line-break/>vum jam nobis est dicere, non aliud praeterea musculo-<text:line-break/><text:span text:style-name="Default_20_Paragraph_20_Font"><text:span text:style-name="T2">t</text:span></text:span>um par, quod os aperiat, inquirendunt esse, solo</text:p>
      <text:p text:style-name="P3">hoc jam relato natura co<text:span text:style-name="Default_20_Paragraph_20_Font"><text:span text:style-name="T2">n</text:span></text:span>tenta, quod etiam foIum tris<text:line-break/>bus ori claudendo creatis opposuit. Caeterum causam<text:line-break/>et horum et aliorum omnium in libris de usu partium<text:line-break/>explicuimus.</text:p>
      <text:h text:style-name="P18" text:outline-level="1"><text:bookmark-start text:name="bookmark8"/>GALENI DE ANATOMICIS ADMINISTRATIONIBVS<text:bookmark-end text:name="bookmark8"/></text:h>
      <text:h text:style-name="Heading_20_1" text:outline-level="1"><text:span text:style-name="Default_20_Paragraph_20_Font"><text:span text:style-name="T5">L I </text:span></text:span><text:span text:style-name="Default_20_Paragraph_20_Font"><text:span text:style-name="T10">Β</text:span></text:span><text:span text:style-name="Default_20_Paragraph_20_Font"><text:span text:style-name="T6"> </text:span></text:span><text:span text:style-name="Default_20_Paragraph_20_Font"><text:span text:style-name="T10">Ε</text:span></text:span><text:span text:style-name="Default_20_Paragraph_20_Font"><text:span text:style-name="T6"> </text:span></text:span><text:span text:style-name="Default_20_Paragraph_20_Font"><text:span text:style-name="T5">R v.</text:span></text:span></text:h>
      <text:h text:style-name="Heading_20_2" text:outline-level="2">Cap. I. </text:h>
      <text:p text:style-name="P25">At iis, qua edicta sunt, proximum est, ut<text:line-break/>scapulas a thorace separent , quo musculi universi respi-<text:line-break/>rationem obeuntes in conspectum veniant. In altera.<text:line-break/>vero ipsarum dumtaxat examen sermonis constituam,<text:line-break/>omnia siquidem lu utraque sibi . respondenti Cute igitur,.<text:line-break/>quae pectus contegit, a suhjectis detracta, musculum<text:line-break/>inibi spectabis in aliorum superficie extantem, qui fano</text:p>
      <text:p text:style-name="P2">ex mammarum regione incipit, sursum vero ad humeri<text:line-break/>articulum obliquus. porrigitur. Hic musculus avulsione a<text:line-break/>fubjectis libe<text:span text:style-name="Default_20_Paragraph_20_Font"><text:span text:style-name="T1">r</text:span></text:span>atur; dicunt autem sic, quum veluti ara-<text:line-break/>neorum quaedam telae praetenues, ac numerosae adm<text:span text:style-name="Default_20_Paragraph_20_Font"><text:span text:style-name="T1">o-<text:line-break/></text:span></text:span>dum corpora segreganda invicem connectunt Quare;<text:line-break/>etiamsi lu vivo animali ipsa dissolvas, superficiem utrius-<text:line-break/>que propriam conservant aequalem laevemque, nulla<text:line-break/>ex parte divulsam .aut distractam. Etenim in connatis<text:line-break/>et praesertim musculis divortium utrique separato ulcus<text:line-break/>parit. At vero haec scalpro plane ad separationem in-<text:line-break/>digent ; quae autem filamentis araneorum telae modo<text:line-break/>subtilibus continentur, etiam digitis probe satis dirimun-<text:line-break/>tur. . Satius tamen fuerit <text:span text:style-name="Default_20_Paragraph_20_Font"><text:span text:style-name="T1">i</text:span></text:span> dum dissectionem administras,<text:line-break/>etiam in his uti scalpello, ut quod agitur intuearis;<text:line-break/>nam dum separas digitis, apertus partium segreganda-<text:line-break/>rum conspectus obliterator. Quamobrem praestat corpus,<text:line-break/>quod a funi cetis liberare cogitas , elevatum scalpello<text:line-break/>avellere; ad id autem peragendum scalpelli myrtei sunt</text:p>
      <text:p text:style-name="P2">accommodatiores.. Sic itaque et ipsum hunc musculum;<text:line-break/>qui de spuriis costis sursum tendit, subditis liberas<text:line-break/>partibus; hamo quidem primum ipsius fibrarum finem<text:line-break/>elevas, deinde initium leviter separas. Hoc siquidem<text:line-break/>musculi principium exactius subjectis corporibus deliga-<text:line-break/>tum, constrictum connexumque est, quam reliqua haec<text:line-break/>omnia. Ubi illud solveris, audacter jam musculum ip-<text:line-break/>sum attollito, scaIpelloque a partibus subjectis secernito,<text:line-break/>idque donec ad humeri articulum deveneris; ubi con-<text:line-break/>temptatus dissectum musculum, sive suspensum, sive<text:line-break/>partibus inibi incumbentem, ad alium hoc majorem<text:line-break/>multo accedis, qui ad eundem nimirum articulum per—<text:line-break/>venit, cx toto pectoris osse oriens, mammae subjectus.<text:line-break/>Caeterum idem hic musculus bipartitus quodam modo<text:line-break/>est, fibris ipsius in similitudinem X literae mutuo sibi<text:line-break/>incumbentibus, .aliis ab humiliori ossis.pectoris sude ad<text:line-break/>articuli eminentiorem porrectis, aliis ab elatiore ad de-</text:p>
      <text:p text:style-name="P2">missioni inclinantibus. Vbi autem potissimum musculi<text:line-break/>fibrae modo linearum X literae se invicem secant, ibi<text:line-break/>est quod lu axilla ca<text:span text:style-name="Default_20_Paragraph_20_Font"><text:span text:style-name="T1">r</text:span></text:span>nosum habetur; -etenim hujus loci<text:line-break/>cavitas a duobus generatur musculis, uno- cette, quo de<text:line-break/>hic agimus , altero ad costas porrecto , cujus statim<text:line-break/>me<text:span text:style-name="Default_20_Paragraph_20_Font"><text:span text:style-name="T1">n</text:span></text:span>tio<text:span text:style-name="Default_20_Paragraph_20_Font"><text:span text:style-name="T1">n</text:span></text:span>em^ sumus facturi. Itaque .musculum ex toto<text:line-break/>pectoris osse enascentem duos esse connexos, non unum,<text:line-break/>licet dicere, tum propter fibras alias aliis, ut nixi,<text:line-break/>superstrat<text:span text:style-name="Default_20_Paragraph_20_Font"><text:span text:style-name="T1">u</text:span></text:span>s, tum propter actionis differentiam. Quae<text:line-break/>enim ab elatiore pectoris ossis fede incipiunt, brachium<text:line-break/>thoraci adigunt, non deorsum revehentes, quippe quum<text:line-break/>aliae fibrae ohliquiorem ipsius motum deorsum versus<text:line-break/>obeant. Consideres namque volo quatuor motus <text:span text:style-name="Default_20_Paragraph_20_Font"><text:span text:style-name="T1">t</text:span></text:span>e mu-<text:line-break/>ruo .consequentes, quos subinde me indice conspexisti<text:line-break/>Sed ponamus inter ipsos principem, quo brachium tho-<text:line-break/>raci adducitur, musculo, de quo sermonem hic institui-<text:line-break/>mus, . secundum hanc figuram contracto et (ut ita di-</text:p>
      <text:p text:style-name="P2">eam) deducto. Hunc motum alter excipit, qui brachii<text:line-break/>os una cum obductis ei carnibus ad thoracem admovet,<text:line-break/>deorsum vero leviter declinat; ex quibus motibus prior<text:line-break/>ab elatioribus musculi fibris, alter a demissis administra-<text:line-break/>tur. Jam vero alius ipsius tertius succedit secundum<text:line-break/>primi musculi functionem, quem musculum a regionibus<text:line-break/>prope mammas diximus incipere. Ad haec alius quar-<text:line-break/>tus brachii motus existit, quo ipsum ad costas thoracis<text:line-break/>expanditur. Duplex autem hic quoque est; unus, primi<text:line-break/>musculi motum excipiens, ad utramque adhuc partem<text:line-break/>quodammodo vergit, et quasi mixtus quidam ex accessu<text:line-break/>ad pectus et situ prope costas; alter exacte brachium<text:line-break/>ad costas extendit directa linea nusquam inclinante de-<text:line-break/>orsum versus protensa. Utrinque vero ex praedictis pe-<text:line-break/>cu tiaris praeest musculus, uni quidem ipsorum, quem<text:line-break/>utramque in partem vergere dixi, exiguus, fumum fusi<text:line-break/>cute latescens, quem nos invenimus; sed de ipso paulo<text:line-break/>post agetur; alteri vero maximus indidem mulculorunr,</text:p>
      <text:p text:style-name="P2">quem nuper retuli una cum ipso pectoris ossis musculo<text:line-break/>axillae concavum efficere. Sunt autem hi duo musculi<text:line-break/>in gymnasticis potissimum carnosi insigniter ac clare<text:line-break/>conspicui. Ve<text:span text:style-name="Default_20_Paragraph_20_Font"><text:span text:style-name="T1">r</text:span></text:span>um de eo, qui ab imo furium porrigitur,<text:line-break/>sequenti oratione tractabo; nunc ad illos redeo, qui a<text:line-break/>mammis ad brachii caput accedunt, quorum primum<text:line-break/>commemorari a costis .spuriis prope praecordia, non<text:line-break/>procul a mammilla incipientem, qui humilis brachii de-<text:line-break/>ductionis opifex esu Deinde alium magnitudine notabis<text:line-break/>lem, cujus fibrae aliae transversae in alias transeunt,<text:line-break/>qui bipartitus quodammodo est, cujus gratia merito non<text:line-break/>unus, sed duo connexi putandus est r caeterum hic<text:line-break/>musculus in processu sermonis inter eos, qui a pectore<text:line-break/>ad brachium ascendunt, maximus appellatur. Restat<text:line-break/>alius tertius, post dissectionem. praedicti apparens, qui<text:line-break/>ex pectore etiam ducit originem , qua secunda , tertia,<text:line-break/>quarta, quinta et sexta costa cum ipso coarctantur</text:p>
      <text:p text:style-name="P2">ejusqu<text:span text:style-name="T18">e </text:span>beneficio brachium elatius thoraci admovetur.<text:line-break/>Secundum hunc sequitur, qui juxta emiucntiorem sica-<text:line-break/>pularum costam evidenter jam brachium attollit. Quum<text:line-break/>itaque scapulas a thorace animus est separare, quod ini-<text:line-break/>tio propositum est, primus sime venit incidendus, qui a<text:line-break/>spuriis costis sursum usque ad articuli commissu<text:span text:style-name="Default_20_Paragraph_20_Font"><text:span text:style-name="T1">r</text:span></text:span>am por-<text:line-break/>rigitur; deinde magnus, ex toto sterno procedens, cujus<text:line-break/>partem penes axillam camofitm esse diximus; postea ter-<text:line-break/>tius, de quo nunc verba feci, a fecundo occultatus.<text:line-break/>lpsc enim fecundus ex universi, sterno exoritu<text:span text:style-name="Default_20_Paragraph_20_Font"><text:span text:style-name="T1">r; </text:span></text:span>tertius<text:line-break/>autem non ex primae costae a<text:span text:style-name="Default_20_Paragraph_20_Font"><text:span text:style-name="T1">r</text:span></text:span>ticuli junctura, neque ex<text:line-break/>fcptimae, fcd, ut prius est dictum, ex media sterni re-<text:span text:style-name="Default_20_Paragraph_20_Font"><text:span text:style-name="T1">e<text:line-break/></text:span></text:span>gione, qua fecunda, tertia, quarta, quinta et <text:span text:style-name="Default_20_Paragraph_20_Font"><text:span text:style-name="T1">t</text:span></text:span>exta costa<text:line-break/>ei coarctantur. Quapropter fecundus, qui et maximus<text:line-break/>est, toti clavicula<text:span text:style-name="Default_20_Paragraph_20_Font"><text:span text:style-name="T1">e</text:span></text:span> in longum triangularis quodammodo<text:line-break/>existens expanditur: haec namque altissima linea est<text:line-break/>inter eas, quae ipsum definiunt, situ transversa; at a</text:p>
      <text:p text:style-name="P1">pectoris osse exortus, linea recta figurae .triangulae est:<text:line-break/>reliqua vero tertia has . coniungit. Qui sub ipsis muscu-<text:line-break/>Ius est sublimis, etiam ipsa triangulus, sed neque trian-<text:line-break/>gulo rectangulo similis, ut secundus, verum retusiorr p<text:span text:style-name="Default_20_Paragraph_20_Font"><text:span text:style-name="T1">o-<text:line-break/></text:span></text:span>tius; et longe gracilior est secundo. Caeterum omnes<text:line-break/>dicti tres musculi in tendines latos brachio se inse<text:span text:style-name="Default_20_Paragraph_20_Font"><text:span text:style-name="T1">r</text:span></text:span>entes<text:line-break/>desinunt. Sed magni musculi tendo - hmnilius subter bra-<text:line-break/>cuii caput directe secundum ipsius longitudinem inseri-^<text:line-break/>tus; estque is bipartitus musculi totius modo; terminis<text:line-break/>enim pars, quae ab humiliori musculi sede proficiscitur,<text:line-break/>iutus in brachium insertionem obtinet; quae vero ab al-<text:line-break/>floribus ipsius partibus originem ducit , exterius brachio<text:line-break/>innnscitm. Nervosioris Iane primi dicti musculi tendo<text:line-break/><text:span text:style-name="Default_20_Paragraph_20_Font"><text:span text:style-name="T5">i</text:span></text:span><text:span text:style-name="Default_20_Paragraph_20_Font"><text:span text:style-name="T1">n</text:span></text:span> membranulam exilitatem cessans ad ipsum conscendit<text:line-break/>. articulum,. ubi concavitatis supercilia seu eminentiae<text:line-break/>habentur ; quas medium in brachio musculi anterioris ca-<text:line-break/>put occupat. Tertii vero tendo ad altissima brachii ca-</text:p>
      <text:p text:style-name="P2">pisis eme<text:span text:style-name="Default_20_Paragraph_20_Font"><text:span text:style-name="T1">r</text:span></text:span>git, hic praesertim ligamento membraneo , quod<text:line-break/>commissu<text:span text:style-name="Default_20_Paragraph_20_Font"><text:span text:style-name="T1">r</text:span></text:span>am continet, adnatus. Postquam igitur tres<text:line-break/>hosce musculos adusque articuli juncturam dissecueris,<text:line-break/>fcapulac a pectoris partibus separantur. Verum duo ad-<text:line-break/>huc musculi ab imo su<text:span text:style-name="Default_20_Paragraph_20_Font"><text:span text:style-name="T1">r</text:span></text:span>sum procurrentes ipsas ad lito-<text:line-break/>raris latura contin<text:span text:style-name="Default_20_Paragraph_20_Font"><text:span text:style-name="T1">e</text:span></text:span>nt. Quorum alter in superficie tenuis<text:line-break/>ex memb<text:span text:style-name="Default_20_Paragraph_20_Font"><text:span text:style-name="T1">r</text:span></text:span>anis quibusdam generatur ilium cuti connexis,<text:line-break/>quae primam ex lumborum vertebris originem deducunt;<text:line-break/>inde paulatim fibris in camcm degene<text:span text:style-name="Default_20_Paragraph_20_Font"><text:span text:style-name="T1">r</text:span></text:span>antibus musculus<text:line-break/>hic gignitur. Alter vc<text:span text:style-name="Default_20_Paragraph_20_Font"><text:span text:style-name="T1">r</text:span></text:span>o magnus inte<text:span text:style-name="Default_20_Paragraph_20_Font"><text:span text:style-name="T1">r</text:span></text:span> musculos, qui ab<text:line-break/>into sursum sciuntur, i<text:span text:style-name="Default_20_Paragraph_20_Font"><text:span text:style-name="T1">n</text:span></text:span>itium stunens ex spinae verte-<text:line-break/>luis, quibus praecipue spuriae costac c<text:span text:style-name="Default_20_Paragraph_20_Font"><text:span text:style-name="T1">o</text:span></text:span>a<text:span text:style-name="Default_20_Paragraph_20_Font"><text:span text:style-name="T1">r</text:span></text:span>ctantur, cum<text:line-break/>scapularum basi haud mediocre conso<text:span text:style-name="Default_20_Paragraph_20_Font"><text:span text:style-name="T1">r</text:span></text:span>tium obtinet, per<text:line-break/>avulsionem autem dissolvitur; priusquam vero ipsum<text:line-break/>auferre aggrederis, exacte cum musculis inibi continetur<text:line-break/>adeo, ut connatum esse putes. Ac invenire est anatomi-<text:line-break/>cos, qui scribant, ut et nos dicimus, supernatum esse<text:line-break/>hunc mulculmu illi, effi queat dicto nu<text:span text:style-name="Default_20_Paragraph_20_Font"><text:span text:style-name="T1">n</text:span></text:span>c avussiouis modo</text:p>
      <text:p text:style-name="P2">separari. Etenim talis communio genere etiam coalitus<text:line-break/>est: quoniam autem fibrae tenues sunt, tum circum-<text:line-break/>scriptio eorum, quae per avulsionem liberantur, inviolata<text:line-break/>manet, tum exulceratio nulla relinquitur. Secundum<text:line-break/>hanc igitur consuetudinem grandis hic musculus, de quo<text:line-break/>sermonem inpraesentiarum facio, utrisque dicitur con-<text:line-break/>nasci, puta thoraci et scapularum basi, licet ab ipsis<text:line-break/>possit avelli. Ex spina ipse prodit, alteri musculo inter<text:line-break/>scapularum posteriores demissiori contiguus; qua enim<text:line-break/>ille cessat, hic verticem exortus capit, portioni spinalis<text:line-break/>musculi, qui prope ipsum est, iniectus. Itaque p<text:span text:style-name="Default_20_Paragraph_20_Font"><text:span text:style-name="T1">r</text:span></text:span>oposi-<text:line-break/>tos in oratione duos musculos, qui ab imis partibus ad<text:line-break/>brachii os perferuntur, dissecare convenit, ut dictum est,<text:line-break/>deorsum incipientem: verum insecutum adusque insertio-<text:line-break/>nem, quam alter ipsorum grandis per latum tendinem<text:line-break/>in brachii os molitus, ad originem detrahere est melius,<text:line-break/>quo ipsius functionem manifeste -internoscas; num, qui</text:p>
      <text:p text:style-name="P2">paulo infra brachii caput inseritur , deorsum versus<text:line-break/>ipsum ad costas attrahit. Hic itaque musculus ex maxi-<text:line-break/>tnorum numero tendinem quoque habet validum simul<text:line-break/>et magnum , qui prope grandem a sterno musculum ab<text:line-break/>interiore ipsius parte <text:span text:style-name="Default_20_Paragraph_20_Font"><text:span text:style-name="T1">t</text:span></text:span>e inserit Alter vero exiguu<text:span text:style-name="Default_20_Paragraph_20_Font"><text:span text:style-name="T1">s</text:span></text:span> exi-<text:line-break/>lcm tendinem obtinet, qui praedictis terminibus, ubi<text:line-break/>axillae regio habetur, insidet, ac brevissima ansa in<text:line-break/>brachium conseritur. Caelarun<text:span text:style-name="Default_20_Paragraph_20_Font"><text:span text:style-name="T1">t</text:span></text:span> in prima ipsius origine<text:line-break/>ex illis profecta cave, ne membranae inibi divulsae<text:line-break/>tibi, ut his, qui ante me suerunt, imponant, tanquam<text:line-break/>gracilem musculum totum praetereunti.</text:p>
      <text:h text:style-name="Heading_20_2" text:outline-level="2">Cap. li. </text:h>
      <text:p text:style-name="P25">litis vero musculis usque ad brachium dis-<text:line-break/><text:span text:style-name="Default_20_Paragraph_20_Font"><text:span text:style-name="T1">t</text:span></text:span>ectis, quemadmodum est dictum, et scapulae adhuc<text:line-break/>unius sane grandis musculi ipsarum partibus concavis fissi- .<text:line-break/>nati interventu, costis et osse claviculae intercedente sterno<text:line-break/>continentur, connecti potuerint; praeterea et per hunc et<text:line-break/>per alium musculum exiguum ex claviculis ad primam co-</text:p>
      <text:p text:style-name="P2">fiam pertinentem; quem, nisi hoc pacto dissectionem ad-<text:line-break/>ministres , ignorabis et sist, claviculis conditum divelles.<text:line-break/>Primum a navicularum osse musculum- superiorem hu-<text:line-break/>meri partem amplexantem amputato; qui maximo ex<text:line-break/>sterno musculo, qua humeralis vena porrigitur, conti-<text:line-break/>nusis connexusque est adeo, ut utrosque unum esse dice-<text:line-break/>res. Verum fibrarum situs primum discrimen ipsorum<text:line-break/>indicat; post ipsas tendines; deinde musculi in fupe-<text:line-break/>riori humeri parte locati ex scapulis origo ; quippe ela-<text:span text:style-name="Default_20_Paragraph_20_Font"><text:span text:style-name="T1"><text:line-break/></text:span></text:span>tiorem ipsius partem lineae duae rectae finiunt, angulum<text:line-break/>inter se efficientes trianguli vertici persimilem. Licet.<text:line-break/>etiam compositionem ipsorum literae <text:span text:style-name="Default_20_Paragraph_20_Font"><text:span text:style-name="T1">A</text:span></text:span> assimilare ;<text:line-break/>quin etiam ei, quae in certaminibus scribitur, <text:span text:style-name="Default_20_Paragraph_20_Font"><text:span text:style-name="T9">Γ</text:span></text:span><text:span text:style-name="Default_20_Paragraph_20_Font"><text:span text:style-name="T12">, </text:span></text:span>duas et<text:line-break/>ipsa lineas rectas obtinens;. quarum altera tota clavicu-<text:line-break/>larum longitudo est, reliqua scapula<text:span text:style-name="Default_20_Paragraph_20_Font"><text:span text:style-name="T1">r</text:span></text:span>um spina; nam al-<text:line-break/>terunt altiorem humeri partem occupantis musculi caput<text:line-break/>partu humiliore ipfi porrectum est; at, quod veluti<text:line-break/>vertex est duorum laterum , ubi coeunt invicem , sub</text:p>
      <text:p text:style-name="P2">humero summo habetur. Quum igitur alteram musculi<text:line-break/>partem dissecans a claviculis ad humeri summitatem<text:line-break/>perveneris, tunc inde convertens sectionem musculum<text:line-break/>hamulis elevatum praecidito, ac particularum ipsius, quas<text:line-break/>disserueris, co<text:span text:style-name="Default_20_Paragraph_20_Font"><text:span text:style-name="T1">n</text:span></text:span>tinuitatem sequere; nam, si his neglectis<text:line-break/>usque ad scapularum penitiora dissecueris, errorem com-<text:line-break/>mittes. Siquidem alius hic musculus propriam ci<text:span text:style-name="Default_20_Paragraph_20_Font"><text:span text:style-name="T1">r</text:span></text:span>cum-.<text:line-break/>scriptionem continens subjacet, qui avulsione a musculo<text:line-break/>superiorem humeri partem occupante liberatur. Itaque<text:line-break/>hamo attollens valide , quod ex musculo superiorem<text:line-break/>humeri partem occupante continue inciditur, evidenter<text:line-break/>interdum subjacentem musculum peculiariter circum-^<text:line-break/>scriptum contucheris; quem si consecutus semel sueris,<text:line-break/>ex facili jan; dissolves ac separabis musculum lucum- .<text:line-break/>bentcm ah eo, qui scapularum ossi adhaerescit. Item<text:line-break/>alius quidam ipsi juxta scapularum costam connexus<text:line-break/>est; a quo haud aegre ipsum, sed a praedicto exacto<text:line-break/>prius liberatum , secemes. Huic succedit alius insuper</text:p>
      <text:p text:style-name="P2">musculus, ei in brachio adhaerescens, usque dum in<text:line-break/>priores partes inferius, quam est articulus, inferatur;<text:line-break/>est autem recta insertio deorsum versus directo brachii<text:line-break/>tramite porrecta. Porro nihil ad praesentem disputatio-<text:line-break/>nem i<text:span text:style-name="Default_20_Paragraph_20_Font"><text:span text:style-name="T1">n</text:span></text:span>terest, declivem dicas, an rectam ipsam. Jam<text:line-break/>vero magni a sterno orti musculi i<text:span text:style-name="Default_20_Paragraph_20_Font"><text:span text:style-name="T1">n</text:span></text:span>sertio similiter recta<text:line-break/>existit, in brachii lo<text:span text:style-name="Default_20_Paragraph_20_Font"><text:span text:style-name="T1">n</text:span></text:span>gitudinem ab internis ipsius parti-<text:line-break/>bus protensa; verum ille introrsum membrum adigit, su-<text:line-break/>periorem autem humeri partem occupans musculus attole<text:line-break/>lit, nusquam brachium incli<text:span text:style-name="Default_20_Paragraph_20_Font"><text:span text:style-name="T1">n</text:span></text:span>ans, <text:span text:style-name="Default_20_Paragraph_20_Font"><text:span text:style-name="T1">n</text:span></text:span>eque ceu ad clavi-<text:line-break/>culam introrsum , neque ceu ad demissam scapularum<text:line-break/>regionem extrorsum, fed rectam aequalemque ad amuf-<text:line-break/>sim ipsius extensio<text:span text:style-name="Default_20_Paragraph_20_Font"><text:span text:style-name="T1">n</text:span></text:span>em molitur. Atque lue musculus tali<text:line-break/>actionis specie fungitur, quod duplicia habeat capita<text:line-break/>summum humerum ambie<text:span text:style-name="Default_20_Paragraph_20_Font"><text:span text:style-name="T1">n</text:span></text:span>tia: ut, fi ipsorum alterum<text:line-break/>duntaxat te<text:span text:style-name="Default_20_Paragraph_20_Font"><text:span text:style-name="T1">n</text:span></text:span>das, vel ad claviculam lutarius, vel ad sca-<text:line-break/>pularum exteriora brachium deferatur, quum non om-<text:line-break/>nluo directe adhuc attollatur, sed ad latera inclinet</text:p>
      <text:p text:style-name="P2">Hoc autem ipsum per duos scapularum musculos etiam<text:line-break/>accidit, quorum hic elatior, ille demissior ad ipfarmn<text:line-break/>longitudinem expansus est; ac conspicuus uterque, muscu-<text:line-break/>lo superiorem humeri partem amplectente dissecto, quem-<text:line-break/>admodum docuimus , evadit. Caeterum hos ipsus denuo<text:line-break/>incidere aggressus, a partibus ipsitrum juxta basse sitis<text:line-break/>exordire, ubi utriusque ipsorum posticum habentur: inde<text:line-break/>adusque humeri articulum procedito, abscindens eos, qui<text:line-break/>plane ex scapularum osse prodierunt, donec singulos<text:line-break/>utrorumque tendines latus cessare videas explicatius ;<text:line-break/>quorum beneficio brachium movent obliquum auolleutes,<text:line-break/>hic interius ceu ad claviculam, ille exterius, qua scapti-<text:line-break/>Iae dependent huntilius: verum, si utrique simul ten-<text:line-break/>dantur, mediam obliquorum elevationem rectam essi-<text:line-break/>ciuut: quam sime a musculo quoque, qui in superiori<text:line-break/>hunteri parte collocatur, brachium habere dictum esu<text:line-break/>Porro elatior musculus in alterum brachii capitis verti-<text:line-break/>rem inseritur, quem m a jus anterioris in brachium mu-</text:p>
      <text:p text:style-name="P2">sculi caput extrinsecus determinat: caeterum humilior<text:line-break/>musculus continuam sibi ne<text:span text:style-name="Default_20_Paragraph_20_Font"><text:span text:style-name="T1">r</text:span></text:span>vosam propaginem in caput<text:line-break/>brachii paulo jam exterius conjicit. Si igitur ad tutam<text:line-break/>manus dissectionem elivertas, hos quoque musculos statim<text:line-break/>inridere, sicut dictum est, conaberis, atque ipsis proxi-<text:line-break/>mos, prout naturae ordo postulat: sic ad thoracem pro-<text:line-break/>peras, sus, ut habent, relictis, claviculam a sterni osse<text:line-break/>tollitur membranosa circa articulum ligamenta intersa-<text:line-break/>caus; deinde ad summum humerum attollens, ut sensim<text:line-break/>reflectes, amputato alias membranas ac ligamenta, qui-<text:line-break/>bus vicinis clavicula partibus co<text:span text:style-name="Default_20_Paragraph_20_Font"><text:span text:style-name="T1">n</text:span></text:span>nexa est, idque tan-<text:line-break/>tisper facito, dum musculum ab interna iufemaque ipsius<text:line-break/>parte ru .primam costam infertum evideuter conspicias,<text:line-break/>parvum quidem magnitudine, situ vero obliquum. Caput<text:line-break/>ipsius clavicula sursum elata<text:span text:style-name="Default_20_Paragraph_20_Font"><text:span text:style-name="T1">g</text:span></text:span>uxta scapulas habetur; finis<text:line-break/>autem, quo primam costam ingreditur, pars ipsius est,<text:line-break/>quae ad pectoris os spectat.</text:p>
      <text:h text:style-name="P19" text:outline-level="2">Cap. HI. </text:h>
      <text:p text:style-name="P25">Hoc jam a clavicula quoque absccto, pri-<text:line-break/>mae costae adhaerentum musculum serva. Etenim tho-<text:line-break/>race paulo post detecto, si ipsum ceu ad caput suum at-<text:line-break/>tollas, simul interea et primam costam sursum <text:span text:style-name="Default_20_Paragraph_20_Font"><text:span text:style-name="T1">r</text:span></text:span>etrahes.<text:line-break/>Porro claviculam non tantum, ut diri, a sterno, sed<text:line-break/>etiam ab humeri summitate licet separare, intersecando<text:line-break/>. vincula, quae ipsam scapularum spinae connectunt. Aliud<text:line-break/>vero tertium os in simia p<text:span text:style-name="Default_20_Paragraph_20_Font"><text:span text:style-name="T1">r</text:span></text:span>aeter commemorata duo ex-<text:line-break/>trima ne disquirito ; neque enim Hippoc<text:span text:style-name="Default_20_Paragraph_20_Font"><text:span text:style-name="T1">r</text:span></text:span>ates in alio<text:line-break/>quam homine ipsum esse prodidit, additque se<text:span text:style-name="Default_20_Paragraph_20_Font"><text:span text:style-name="T1">r</text:span></text:span>moni<text:line-break/>hanc seriem: <text:span text:style-name="Default_20_Paragraph_20_Font"><text:span text:style-name="T1">Homin</text:span></text:span>i<text:span text:style-name="Default_20_Paragraph_20_Font"><text:span text:style-name="T1">s namque natura hac parte ab aliis<text:line-break/>animantibus diverso exisiit. </text:span></text:span>Si igitur quandoque clavi-<text:line-break/>calam hic abscideris, rursus ipsam ad sturnum reflecti to,<text:line-break/>membranas abscindens , quibus cum vicinis partibus con-<text:line-break/>sinetur; quippe et tunc apparebit primae costae muscu-<text:line-break/>tus; quem abscindens, ut monstratum est, a clavicula,<text:line-break/>vel auseras penitus, vel ad pectus <text:span text:style-name="Default_20_Paragraph_20_Font"><text:span text:style-name="T1">r</text:span></text:span>eflexum dimittas.<text:line-break/>His rite peractis, vufa axillam perrcptantia et nervos</text:p>
      <text:p text:style-name="P2">cum membranis praecidito, ut etiam hac parte manus<text:line-break/>a thorace fejungatur; reliquum enim praeterea nullum<text:line-break/>ipsiun thoraci committit, nisi grandis musculus, quem<text:line-break/>simis scapularum partibus subhaerescere paulo ante com-<text:line-break/>memoravi. Idem musculus ex prima vertebra incipit,<text:line-break/>mox deorsum per totam cervicem defertur et eum fca-<text:line-break/>pilarum partem, ubi elatior costa et scapularum basis<text:line-break/>invicem coeunt; ut et hic in scapularum osse quippiam<text:line-break/>angulo persimile habeatu<text:span text:style-name="Default_20_Paragraph_20_Font"><text:span text:style-name="T1">r. </text:span></text:span>Sed antea quoque insui<text:line-break/>dictum est, gracilem ad hunc locum musculum tendere,<text:line-break/>ex occipitii quidem. osse natum, sid propter scapularum<text:line-break/>dictum angulum musculis ipsius utrinque cohaerescentem.<text:line-break/>Itaque posterior ipsius musculus est, qui inter posteriores<text:line-break/>scapularum musculos eminet; - anterior autem is ipfe, de<text:line-break/>quo nunc fe<text:span text:style-name="Default_20_Paragraph_20_Font"><text:span text:style-name="T1">r</text:span></text:span>ino est; nam ad mitium bafis scapularum<text:line-break/>ossis perveniens huic inseritur, et perpetuo usque ad<text:line-break/>inferius extremum adhaerescit, universae ipsarum parti</text:p>
      <text:p text:style-name="P2">concavae subjectus. Verum hanc alius musculus conrpre-<text:line-break/>hendit, a quo per avulsionem praedictus in oratione<text:line-break/>musculus dissolvitur: hic autem musculus, de quo verba<text:line-break/>facio, foli scapularum basi connexus est Functio autem<text:line-break/>ipsius mediis costarum, qua maxime curvantur, insecti<text:line-break/>est thoracem universum praeter inferiora extrema revela.<text:line-break/>lore, quae septum transversum movere docebimus. Jam<text:line-break/>illa quoque interdum cum supernis in vehementibus mu-<text:line-break/>siculi functionibus nonnihil moventur, quemadmodum et<text:line-break/>nonnulla ex iis, quae septo transverso superstrata sunt,<text:line-break/>obscure solent commoveri. Summa vero ipsius functionis<text:line-break/>in illis potissimum costis est conspicua, in quas conferi-<text:line-break/>tur; hic enim scissus est veluti in quosdam digitos ipsis<text:line-break/>ins<text:span text:style-name="Default_20_Paragraph_20_Font"><text:span text:style-name="T1">e</text:span></text:span>rtos, non contiguum neque individuum inibi extre-<text:line-break/>mum obtinens, quemadmodum plurimi musculi, et us-<text:line-break/>que ad spurias costas pertendit, omnes ipsis superpositas<text:line-break/>rursum versus attrahens. Alii autem musculi utraque ip-<text:line-break/>situs parte singuli continentur: lue in anteriore thoracis</text:p>
      <text:p text:style-name="P2">regione, ille i<text:span text:style-name="Default_20_Paragraph_20_Font"><text:span text:style-name="T1">n</text:span></text:span> posteriore , costas . furium revehentes ; ut<text:line-break/>hi tres thoracis musculi flet elatiores. Ita siquidem ipsos<text:line-break/>nomino, alium posteriorem, alium anteriorem, alium<text:line-break/>medium; est porro medius, de quo nuper disserui, in<text:line-break/>medio amborum collocatus. Ac quunr thorax sclo hoc.<text:line-break/>mediorum musculorum coniugio movetur, abunde satis<text:line-break/>animanti subservit; disces autem administrationem in vi-.<text:line-break/>ventium dissectionibus. Altera anteriorum musculorum<text:line-break/>coniugatio ex secunda cervicis vertebra lucipit; sed ab<text:line-break/>omnibus aliis consequentibus exorta. in quinque priores<text:line-break/>thoracis costas per valida ligamenta se inserit, quemad-.<text:line-break/>modum etiam reliqua tertia coniugatio musculorum mem-.<text:line-break/>branae modo subtilium; etenim hanc quoque appellatio-.<text:line-break/>nem possunt accipere. lucipit quidem a spina extrema-<text:line-break/>rt,m trium cossi vertebrarum et primae simul dorsi,<text:line-break/>membraneum ligamentum, caput uterque ipsarum spina-<text:line-break/>libus musculis i<text:span text:style-name="Default_20_Paragraph_20_Font"><text:span text:style-name="T1">n</text:span></text:span>stratum continens. Ubi vero ipsum se-<text:line-break/>paraveris, primum fibrae tenues ligamento. insertae mu-</text:p>
      <text:p text:style-name="P2">sensum generant, in simiis nimis quum invalidum tenuem-<text:line-break/>que; in aliis animantibus, praesertim suibus et canibus,<text:line-break/>valentiorem ; jam ursis pariter et omnibus serratis denti-<text:line-break/>bus praeditis non paulo validior inest. hic musculus eo,<text:line-break/>qui in simiis visitur. Supernnscitur igitur tertiae costae ;<text:line-break/>in quartam, quintam, sextam et septimam inseritur; et,<text:line-break/>si caput ipsius prehensum in se attraxeris, costas sursum<text:line-break/>convelli uistendique thoracem spectabis; idem et in me-<text:line-break/>dio prioreque musculo molitus , paria ipsorum magnitu-<text:line-break/>dine intervalla thoracis fieri conspicies. Hae igitur tres<text:line-break/>sublimium thoracis musculorum coniugationes sunt respi-<text:line-break/>rationis opifices; quarta deinde in primis costis existit;<text:line-break/>nam ad pristinam sedem ipsos attollens priorum sane<text:line-break/>costarum ossa retrahi sursum ver<text:span text:style-name="Default_20_Paragraph_20_Font"><text:span text:style-name="T1">t</text:span></text:span>us spectabis, partem ve-<text:line-break/><text:span text:style-name="Default_20_Paragraph_20_Font"><text:span text:style-name="T1">r</text:span></text:span>o thoracis, quae lue est, relaxari. Caeterum alia duo^<text:line-break/>musculorum paria, thorace detecto, ut indicatum est,<text:line-break/>juxta longitudinem apparebunt; hoc spinae, illud sterni</text:p>
      <text:p text:style-name="P2">expanfum ; quod juxta spinam est, carnosis in tutum<text:line-break/>partibus constat, omnibus thoracis costis prope spinales<text:line-break/>musculos superpositum; quod autem juxta sternun<text:span text:style-name="Default_20_Paragraph_20_Font"><text:span text:style-name="T1">t</text:span></text:span> habe-<text:line-break/>tur, membranulis, nisi quod superior ipsorum finis car-<text:line-break/>nofus sit, quanquam et hic paucam adeo carnem obti-<text:line-break/>neat. Quod itaque membraneum iplorum est, non pro<text:line-break/>aliarum membranarum robore , sied veluti .ligamentunr<text:line-break/>quoddam vel tendo latus egregie validus albae lineae<text:line-break/>diducta habetur ; qua autem alcen dunt, divisi a recto ab-<text:line-break/>dominis musculo, diductus hic transversus est, et juxta<text:line-break/>os xiphoides cartilagluosae eius loci spuriae costae parti<text:line-break/>est iniectus, partim dextra regione, partim sinistra, in<text:line-break/>utroque musculo unus, cujus etiam antea quodam in lo-<text:line-break/>eo memini, praecipiens in musculorum sterni dissectione<text:line-break/>ab eo abstinendum; sus siquidem subhaerefcit, et cum<text:line-break/>his aufertur, unde etiam anatomicis ignoratur. Caeterum<text:line-break/>tendo lue recto abdominis musculo continuus, ut nixi, est,</text:p>
      <text:p text:style-name="P2">omnibus costarum torminis, qui ad sternunt pertinent, in-<text:line-break/>cumbens. Porro musculus hic in omni animantium ge—<text:line-break/>nere ad primam costam usque pertendit, ubi et carno-<text:line-break/>fus visitur, et latitudinem quampiam tenui carne tenuius<text:line-break/>supernutrita accipit, idque in lateribus potissimum, per<text:line-break/>quae prima costa ad do<text:span text:style-name="Default_20_Paragraph_20_Font"><text:span text:style-name="T1">ct</text:span></text:span>um defertur ab articulo, quo<text:line-break/>pectoris offi ningitur, recedens. Iam vero alius mulcu-<text:line-break/>Ins huic limitem habet functionem, spinali porrectus, ne-<text:line-break/>que sic alteri musculo commixtus, ut alterius cuiusdam<text:line-break/>pars esse putari queat, sicut in sterno situs ejus, qui in<text:line-break/>abdomine habetur; verum simul cum thorace et incipit,<text:line-break/>et cessit peculiari circumscriptione orbiculata magis,<text:line-break/>quam latiore; caeterum sinis ipsius inferior spinae musou-.<text:line-break/>lo obhaerescit, obliquus in posteriora vergens, ut tensus<text:line-break/>costas intro contrahat stringatque. Atqui indigere ipsis<text:line-break/>natura videtur, quoties thoracem vehementer compri-<text:line-break/>mere desideret; quo tempore etiam abdominis musculi<text:line-break/>functionem obire videntur. Sed de his postea agemus.</text:p>
      <text:p text:style-name="P2">Supe<text:span text:style-name="Default_20_Paragraph_20_Font"><text:span text:style-name="T1">r</text:span></text:span>est aliud unum musculorum par extra thoracem bifi-<text:line-break/>dum, quod in extremis costis thoracis inibi finem deorsum.<text:line-break/>ve<text:span text:style-name="Default_20_Paragraph_20_Font"><text:span text:style-name="T1">r</text:span></text:span>sus detrahit; caput quoque huius uni inter abdominis<text:line-break/>musculos admiscetur; de quo clarius, quum illos inci-<text:line-break/>dam, tractabo. lu praesentia tantum dixisse sufficit, quod<text:line-break/>hic musculus extremam thoracis costam deo<text:span text:style-name="Default_20_Paragraph_20_Font"><text:span text:style-name="T1">r</text:span></text:span>sum simul<text:line-break/>cum alia, quae post ipsam habetur, in plurimis animan-<text:line-break/>tibus et maxime serratis detrahit; inte<text:span text:style-name="Default_20_Paragraph_20_Font"><text:span text:style-name="T1">r</text:span></text:span>dum ve<text:span text:style-name="Default_20_Paragraph_20_Font"><text:span text:style-name="T1">r</text:span></text:span>o ad ter-<text:line-break/>tiara quoque excedit. Nomino autem extremam nunc co-<text:line-break/>stam, non parvam illam, revera spuriam, quae ab aliis<text:line-break/>abscedit et carnosae parti scpti transversi obducta est,<text:line-break/>sed ipsi proximam , cui manifesta jam membrana te-<text:line-break/>nuis intus subtenditur, ei continua, quae omnes costas<text:line-break/>succingit. De hoc sane musculo paulo post dilucidius<text:line-break/>agetur.</text:p>
      <text:h text:style-name="Heading_20_2" text:outline-level="2">. Cap. IU</text:h>
      <text:p text:style-name="P25"><text:s/>In praesenti vero oppo<text:span text:style-name="Default_20_Paragraph_20_Font"><text:span text:style-name="T1">r</text:span></text:span>tunum est de mus-<text:line-break/>culis lutercostalibus nominatis sermonem exequi; quorum<text:line-break/>neque ipsorum naturam vel actionem anatomici profer-</text:p>
      <text:p text:style-name="P2">fores cognoverunt, sicut nec omniunr praedictorum, . .<text:line-break/>quibus moveri thoracem retulimus. Tantillum enim in<text:line-break/>musculis intercosudibus scientiae habent, ut fibras ipsi,-<text:line-break/>nun, non ad musculorum longitudinem a spina ad ster-<text:line-break/>num protensas , sid ex alia ad aliam pertinere norint.<text:line-break/>Neque vero, quod obliquum letbeaut situm, neque quod<text:line-break/>bipartitae flet, externis fibris obliquitatem intimis contra-<text:line-break/>riam habentibus, quisquam ipsorum conscripsit. Quoniam<text:line-break/>autem hoc ignorarunt, evidens argumentum est, nec de<text:line-break/>functione quicquam intcllcxisse. Nunc igitur fatis erit<text:line-break/>naturam ipsorum duntaxat cognoscere. At quum de dis-<text:line-break/>fectione thoracis lu animante adhuc vivo celebrata <text:span text:style-name="Default_20_Paragraph_20_Font"><text:span text:style-name="T2">t</text:span></text:span>er-<text:line-break/>nto inibi fuerit, functionem ipsorum peragam ; quamvis<text:line-break/>etiam in opere de respirandi causis omnium jam mufcu-<text:line-break/>lorum thoracem moventium actionem explicuerim. Ve-<text:line-break/>rum in hac enarratione tantum de ipsis dicere suffecerit,<text:line-break/>quod, musculis omnibus, quos percensui, ablatis, situs si-<text:line-break/>bratum manifesto apparet obliquus, si omnes intercosta-</text:p>
      <text:p text:style-name="P2">des musculos respicias. Examen profecto ipsarum a spi-<text:line-break/>nalibus musculis incipies, et duo cujusque fibrae extrema<text:line-break/>contuebere, altius prope spinulas magis situm, demissius<text:line-break/>inde longius remotum, tanquam singulis fibris oblique<text:line-break/>in priora non recto tramite deorsum versus procurrenti-<text:line-break/>bus. Praeterea spinalibus exemptis, fibras quoque fleri-<text:line-break/>litor obliquas ibidem ipsis suspectas spectabis. Verum<text:line-break/>macilentum vetusque animans est, in quo haec inspice-<text:line-break/>re oporteat; quippe lu his praesertim musculorum fibrae<text:line-break/>clarius solent conspici; nam juveuilium pinguimnqua a-<text:line-break/>muralium fibrae tum humiditate, tum carnis copia con-<text:line-break/>teguntur. At, si non modo macilentum vetusque animal<text:line-break/>suerit, sed etiam grande, evidentissime videbis ligamenta<text:line-break/>ex ossibus orta tenuia et fibrosa, quibus caro obducta<text:line-break/>esu Hoc non aliter fieri cernitur, quam in calathis ali-<text:line-break/>isque fiscellis, in quibus lac ha<text:span text:style-name="Default_20_Paragraph_20_Font"><text:span text:style-name="T1">r</text:span></text:span>um rerum periti coagu-<text:line-break/>lauti Finge igitur, fibras exi ossibus orientes (quae liga;</text:p>
      <text:p text:style-name="P2">menta nominavi, eo quod ex ossibus p<text:span text:style-name="Default_20_Paragraph_20_Font"><text:span text:style-name="T1">r</text:span></text:span>oveniant] juncis<text:line-break/>respondere, lacti vero ipsi sanguinem, et caseo carnem<text:line-break/>proportionari; nam, ut ille ex lacte, ita haec ex san-<text:line-break/>guinc nascitur. Auspicatus igitur a spinae partibus , ut<text:line-break/>dixi, fibras sequeris, obliquum uniuscujusque situm con-<text:line-break/>sidcrans. Ex qua <text:span text:style-name="Default_20_Paragraph_20_Font"><text:span text:style-name="T1">r</text:span></text:span>e fiet, ut, dum ipsus inspicis ac ad<text:line-break/>lamum magis semper abscedis, etiam fibrarum situm<text:line-break/>nonnunquam cum costa<text:span text:style-name="Default_20_Paragraph_20_Font"><text:span text:style-name="T1">r</text:span></text:span>um conversione variare cernas.<text:line-break/>Non enim, ut unumquodque costae os a spina prodiit,<text:line-break/>ad sturnum obliquum porrigitur, ab elatioribus animantis<text:line-break/>partibus ad humiliores inclinans, sed, ubi prope firmum<text:line-break/>jam cartilago ossis vice creata appareat, alium obtinet<text:line-break/>situm priori contrarium, oblique rursum ad pectoris os,<text:line-break/>cui coarctatur, pertendens. lu hac igitur ipsa parte, ubi<text:line-break/>cartilago primum gignitur, circulatim quodammodo ma-<text:line-break/>gis, non in angulum, costae flectuntur; fibrae autem<text:line-break/>ex imo sursum obliquius perlatae fubcontrariam obii-</text:p>
      <text:p text:style-name="P2">nent posituram. Etenim id in omnibus ipsis costis cer-<text:line-break/>initur, si illas duntaxat exceperis, quarum extrema sterno<text:line-break/>non committuntur ; uniformis enim harum costarum ab<text:line-break/>initio adusque finem latio existit, nequaquam sterilis, ut<text:line-break/>quae cum pectore coarctantur; atque hac ratione costas<text:line-break/>illas appellant spurias, in notabilem desurentes cartilagi-<text:line-break/>nem, quae exortus septi transversi, ex ipsis principium<text:line-break/>ducentis, veluti propugnaculum quoddam existit. Quippe<text:line-break/>et hic, sicut lu aliis omnibus, providens natura fuit, quae<text:line-break/>septum transversum, neque ab externa singularum costa-<text:line-break/>tum parte, neque ab extremo, sed intrinsecus simul et<text:line-break/>ante finem produxerit. Hae igitur costae fibrarum situm<text:line-break/>superne deorsum oblique declinantem tenent; quae vero<text:line-break/>pectori committuntur, fibras pro lationis varietate com-<text:line-break/>mittunt. Ab externis sane pa<text:span text:style-name="Default_20_Paragraph_20_Font"><text:span text:style-name="T2">r</text:span></text:span>tibus in loreo flatibus fibrae<text:line-break/>hamr naturam sortiuntur ; quae vero in partibus internis<text:line-break/>habentur, contrario modo., juxta X literae figuram, exte-<text:line-break/>riores secant. Porro has quoque, costis a sterno diremp-</text:p>
      <text:p text:style-name="P2">tis, conspicari agg<text:span text:style-name="Default_20_Paragraph_20_Font"><text:span text:style-name="T1">r</text:span></text:span>ediaris ; nam hoc paeto et spatiosa<text:line-break/>tho<text:span text:style-name="Default_20_Paragraph_20_Font"><text:span text:style-name="T1">r</text:span></text:span>acis Iaxitas ex toto iutus, et eum ea fibrarum sigma<text:line-break/>apparebit: ut autem prompte dignoscas, omnes ad spinam<text:line-break/>reflecte. Spuriae- profecto etiam jam ab internis partibus.<text:line-break/>innotescent, toto suo corpore fibrarum speciem externis<text:line-break/>contrariam continentes, ab humiliore costa ad elatiorem<text:line-break/>obliqu<text:span text:style-name="Default_20_Paragraph_20_Font"><text:span text:style-name="T1">o</text:span></text:span> procurrentem ; reliquae vero omnes duplicem, ad<text:line-break/>cartilagines quidem usque, quomodo spuriae, per totum<text:line-break/>ipsarum structuram, iu his autem ad fle<text:span text:style-name="Default_20_Paragraph_20_Font"><text:span text:style-name="T1">t</text:span></text:span>uum usque con-<text:line-break/>trariam.</text:p>
      <text:h text:style-name="Heading_20_2" text:outline-level="2">Cap. V. </text:h>
      <text:p text:style-name="P25">Unus itaque thoracis adhuc musculus su-<text:line-break/>perest haud vilissimus, phrenes appellatae. Septum au-<text:line-break/>tetn transversum ipfias tantum este Plato existimavit dua-<text:line-break/>rum animae partium, appeti trinis et irascibilis. Veruta<text:line-break/>hac non hoc tantum sunt, sed, ut in commentariis de<text:line-break/>respirationis causis demonstratum est, inter omnes quos<text:line-break/>dixi musculos ad respirandi functionem animali sunt u-<text:line-break/>tilissimao. Generatio huic musculo talis est, qualem pau-</text:p>
      <text:p text:style-name="P2">lo ante de iis, qui inter colles sunt, enarrari, ligamenta<text:line-break/>complura tenuiaque ex ossibus prodeunt; caro simplex<text:line-break/>ipsis circumducitur; menia vero pars tutius septi trans-<text:line-break/>versi, ceu grandis circuli , exiguum circa centrum ipsius<text:line-break/>alium circulum exactum obtinet, qui tendo existit, nui-<text:line-break/>lam adhuc carnem retinens, quam prius habebat. Sed<text:line-break/>haecoonspiri in septo ex superioribus partibus possunt,<text:line-break/>costis a pectoris osse diremptis; verum totam ipsius na-<text:line-break/>turam manifesto prius contemplari non licet, quam octo<text:line-break/>abdominis musculos dissecueris , ad quorum dissectionem<text:line-break/>nunc divertendum esu</text:p>
      <text:h text:style-name="Heading_20_2" text:outline-level="2">Cap. VI. </text:h>
      <text:p text:style-name="P25">Atqui commonere vos volo, etsi. mento-<text:line-break/>res eorum , quae subinde a me fiunt. Verum enimvero<text:line-break/>(ut et prius dixi) opus hoc non apud amicos duntaxat<text:line-break/>servatum iri ratio est; sed ad multorum manus peryen-<text:line-break/>turum, ex quibus nonnulli omnia invidere, alii vero op-<text:line-break/>lima quaeque eligere ac discere parati sunt. Convenit</text:p>
      <text:p text:style-name="P2">igitur etiam illorum gratia, quae amici norunt, iir me-<text:line-break/>moriam reducere, ac saepius, quod etiam nunc comme-<text:line-break/>morabo, dicere. Scio omnes abdominis musculos , statim<text:line-break/>atque simia fuerat strangulata, dissecuisse; mox intestina,<text:line-break/>ventrem, jeeur, lienem, renes et vesicam; si autem sue-<text:line-break/>mina animal esset, etiam vulvam. Atque haec primo die<text:line-break/>sula amicis frequenter dissecui, ne videlicet diutiusI asserva-<text:line-break/>ta computrescerent; deinde fecundo die ad alia transgressi<text:line-break/>sus dissecui simul illa, ordine videlicet eo<text:span text:style-name="Default_20_Paragraph_20_Font"><text:span text:style-name="T1">r</text:span></text:span>um, quae. hoc<text:line-break/>in opere initio conscripta sunt Quomodo igitur abdo-<text:line-break/>minis partes aggredi oporteat, quum ah ipsis quis ince-<text:line-break/>perit, paulo posterius exequar; nunc autem disciplinam<text:line-break/>praedictis succedentem <text:span text:style-name="Default_20_Paragraph_20_Font"><text:span text:style-name="T1">t</text:span></text:span>um instituturus. Nam costas a<text:line-break/>sterno liberatas, quas (ut manifesto quae sunt lutus con-<text:line-break/>fpiccrenturj consului reflectere, rursum ad sternuat, ubi<text:line-break/>prior ipsarum situs fuit, reducas oportet, tanquam si ni-<text:line-break/>Lil .omnino fuisset dissectum; destrui quod ex abdominis</text:p>
      <text:p text:style-name="P2">cute adhuc reliquum est, detrahas. Porro dissectionem<text:line-break/>musculorum fub ea latentium a maximo et om<text:span text:style-name="Default_20_Paragraph_20_Font"><text:span text:style-name="T1">n</text:span></text:span>ium ex-<text:line-break/>timo aufpicaberis ; qui a thorace incipiens omnibus in<text:line-break/>abdomine musculis superstratus est, cujus initia, iis quos<text:line-break/>praedixi dissectis , evidenter conspicies , maximos inter<text:line-break/>elatos thoracis musculos confinia,. quem ceu digitis qui-<text:line-break/>busdam fui ipsius terminis in costas inseri diximus. Ubi<text:line-break/>igitur in istis singulae insertiones desinunt, adiacere prin-<text:line-break/>cipia musculi, de quo proposita habetur oratio, c<text:span text:style-name="Default_20_Paragraph_20_Font"><text:span text:style-name="T1">o</text:span></text:span>ntue-<text:line-break/>heris, unius quidem a dextris videlicet partibus, alterius<text:line-break/>a sinistris. At primus exo<text:span text:style-name="Default_20_Paragraph_20_Font"><text:span text:style-name="T1">r</text:span></text:span>tuum prope sextam potissimum-<text:line-break/>costmn- stiti musculi anterioris inter eos, qui thoracem<text:line-break/>movent, subjacet; deinde ex aliis jam omnibus costis<text:line-break/>procedit; quae illis partibus vicinae habentur, ubi pri-<text:line-break/>mum singularum os lu cartilaginem degenerat, sicut pri-<text:line-break/>us declaratum est. At non nihil etiam dictum in versis<text:line-break/>costis flexum priores spuriarum costae referunt; octava<text:line-break/>namque (fi deorsum numeres) ad .mucronatam cartilago.</text:p>
      <text:p text:style-name="P2">nem sursum fertur; reliquae autem majoris minorisve<text:line-break/>ratione disserunt, prout ab ea deficiunt; <text:span text:style-name="Default_20_Paragraph_20_Font"><text:span text:style-name="T1">s</text:span></text:span>emper enim<text:line-break/>lunnilior elatiore brevior esu Attamen ex his quoque<text:line-break/>omnibus prima abdominis musculorum conjugatio ena-<text:line-break/>scitur obliquis fibris ad ventris anteriora protendens ;<text:line-break/>caeterum toti abdominis regioni per ceneonas expandi-<text:line-break/>tur; tum ad ilium ossa, tum ad inguina uterque proee-<text:line-break/>dit, ac pubis ossi per membraneum, fed validum tendi-<text:line-break/>nem ante inguina ortum inferitur. Quin etiam robur<text:line-break/>hujus juxta inguina tendinis nonnunquam laxatur,.. et<text:line-break/>cum eo totus bie locus laxior redditus partes nonnullas<text:line-break/>sibi co<text:span text:style-name="Default_20_Paragraph_20_Font"><text:span text:style-name="T1">r</text:span></text:span>porum fnbjaeentium in fe recipit, veluti intesti-<text:line-break/>no<text:span text:style-name="Default_20_Paragraph_20_Font"><text:span text:style-name="T1">t</text:span></text:span>um vel omenti ; atque hoc jam ramex aut <text:span text:style-name="Default_20_Paragraph_20_Font"><text:span text:style-name="T1">hernia<text:line-break/></text:span></text:span>vocatur; jam hic tendo rnembranofus paulo sup<text:span text:style-name="Default_20_Paragraph_20_Font"><text:span text:style-name="T1">r</text:span></text:span>a ingui-<text:line-break/>na situm obtinet, ut tenuem membranam peritonaeunr<text:line-break/>quidem dictam permeet, ae ea simul, quae ab ipso in-<text:line-break/>cluduntur, de quibus- postea disseremus. Pars autem ho-<text:line-break/>rem musculoruni, quae ad ventris anteriora porrigitur;</text:p>
      <text:p text:style-name="P2">in tenuem exacte tendinem definit , rectis extrinsecus<text:line-break/>musculis superpositum. Pari modo et secundae coniuga-<text:line-break/>tionis musculorum abdominis (qui obliquum fibrarum si-<text:line-break/>tum primis contrarium possident) tendo menrbraneus fa-<text:line-break/>ctus anterioribus muscula insidet. Uterque vero istorum<text:line-break/>ex ilium osse ducit originem carnosum; hinc deinde ob-.<text:line-break/>liqui sursum protrusi musculis transversis insident; post-<text:line-break/>ea quatuor costarum spuriarum extremis carn<text:span text:style-name="Default_20_Paragraph_20_Font"><text:span text:style-name="T1">osio</text:span></text:span>re sub-<text:line-break/>stantia inseruntur. Tendo autem ips<text:span text:style-name="Default_20_Paragraph_20_Font"><text:span text:style-name="T1">o</text:span></text:span>rum tenuis, in<text:line-break/>quem cessare dicti sunt, medius luter rectus musculos et<text:line-break/>praedictorum tendinem procedit; etenim duo ambo<text:span text:style-name="Default_20_Paragraph_20_Font"><text:span text:style-name="T1">r</text:span></text:span>um<text:line-break/>musculorum tendines in unum coire videbuntur ; ob quod<text:line-break/>separare ipsius haud mediocris est negotii, praesertim<text:line-break/>quum ab hisce particulis totius animantis dissectionem<text:line-break/>aufpicamur. In proposita administrati<text:span text:style-name="Default_20_Paragraph_20_Font"><text:span text:style-name="T1">o</text:span></text:span>ne musculos istos<text:line-break/>disiecere aggressis proclive est. tendines utrumque muf-<text:line-break/>culum consequentes secernere; ubi enim primum car<text:span text:style-name="Default_20_Paragraph_20_Font"><text:span text:style-name="T1">n</text:span></text:span>osa<text:line-break/>portio desinit, inde. nimirum tendo processit carni con-</text:p>
      <text:p text:style-name="P2">tiuuus. Hanc igitur propriis finibus circumscriptam in-<text:line-break/>spicieus tendiuem membranulum ex utraque ipsarum<text:line-break/>prodeuntem facile comperies. Insuper ex ea regione ten-<text:line-break/>do hic ducit originem, ubi rectorum musculorum costa<text:line-break/>in latere utriusque habetur, siquidem priore parte. duo<text:line-break/>hi musculi per anteriores costas mutuo se contingunt,<text:line-break/>ex lateribus autem, ut dictum est, membranosi ipsis ten-<text:line-break/>dincs accedunt; substantia ipsorum per totam longitudi-<text:line-break/>nem carne conflet; ab clariore parte ctiaur tendo nus-<text:line-break/>quam est conspicuus, quapropter et in pubis os carnis<text:line-break/>interventu coniiciuntur. Jam vero in hisce partibus ex-<text:line-break/>acte invicem cocunt, atque hoc ipsis primum accidit in-<text:line-break/>ferias, quam animantis umbilicus est; quippe elatior ip-<text:line-break/>forum portio, sicut paulo auto ostcndimus, adiacet qui-.<text:line-break/>dem, non autem adnuitur. Hunc coniugationem octo<text:line-break/>abdominis musculorum tertiam ponito. Reliqua vero<text:line-break/>quarta tum ex recta ilium ossis linea, tum ex lateralibus<text:line-break/>vertebrarum, qui in lumbis visuntur, processibus oritur;.</text:p>
      <text:p text:style-name="P2">verum non statim, simul atque uterque enascitur, musca-<text:line-break/>lus efficitur, sed membranulum ligamentum robustum, ex<text:line-break/>commemoratis ossibus productum; deinde in processu fi-<text:line-break/>luis adauctum transversis in musculi figuram degenerat;<text:line-break/>ad haec partibus internis cujusque spuriae costae finium<text:line-break/>subhaeresciti Quemadmodum vero musculi fibrarum ac-<text:line-break/>cessione facti sunt, ita rursus in priori parte ipsis desti-<text:line-break/>tuti in latum tendinem terminantur. Ac tendo lue, ceu<text:line-break/>etiam complures praedicti, haud paucos melicos latuit,<text:line-break/>ut qui membranosus tenuisque peritonaeo obhaerefcat;<text:line-break/>et ex ambobus una sitis compositus non, ut est, sic etiam<text:line-break/>apparet, sed simplex una membrana esse videtur. Ita-<text:line-break/>que conandum est, qua tendines primum ex carne prod-<text:line-break/>euntes peritonaeum conscendunt, ea maxime unitatem<text:line-break/>servare ; nam si tendo a cerne fuerit avulsus, non pote-<text:line-break/>ris amplius ipsum separare, nisi exercitatus peritusque<text:line-break/>utrorumque naturae. Denique in abdominis suturis, ut vo-</text:p>
      <text:p text:style-name="P2">eant, tanquam peritonaeum attollunt et ex ambobus di-<text:line-break/>ctis compositum consuunt; dico autem ex peritonaeo re-<text:line-break/>vera et musculi membranosi fine . Porro ipsum perito- .<text:line-break/>naeutn latis araneorum telis simillimum est, simplex et<text:line-break/>tenue insigniter, non ut quidam tendiues membranae<text:line-break/>modo extenuati; qui, si clara luce inspiciantur exacte,<text:line-break/>fibras tenues ipsus intercurrentes repraesentanti Sed pe-<text:line-break/>ritonaeum aliter habet; est enim simplex, ut diximus, to-<text:line-break/>tum sibi continuum, unum quoddam ex primis corporibus;<text:line-break/>ad amussim similare. Quin etiam manifesto apparet, qua-<text:line-break/>le natura in imis partibus existat, ubi musculis transver-<text:line-break/>sis ab eo separatis- solum habetur; nam lu commiscentur<text:line-break/>cocttntque rectis inibi musculis a peritonaeo digressis.<text:line-break/>De octo igitur in abdomine musculis abunde satis dispu-<text:line-break/>tatum est, idque sane juxta primam anatomicae ipsorum<text:line-break/>adminisseationis speciem, quam nunc exposui.</text:p>
      <text:h text:style-name="Heading_20_2" text:outline-level="2">Cap. VII. </text:h>
      <text:p text:style-name="P25">Quomodo autem inde quis incipiens ma-</text:p>
      <text:p text:style-name="P2">num probe admetiatur, deinceps venit explicandum. Cu-<text:line-break/>tern ex abdomine detrahis, ex messio ipsius sectionis pri<text:span text:style-name="Default_20_Paragraph_20_Font"><text:span text:style-name="T1">n-<text:line-break/></text:span></text:span>cipium aggressus, ubi mulum est periculum, quippiam ex<text:line-break/>iis, quae subsunt ipsi, vel discindere, vel divellere. Nam<text:line-break/>membrana cuti continua indidem a musculis subjectis di-<text:line-break/>ducta est, ac, quicunque ab ipsa corporum natura veluti<text:line-break/>manu ducitur, is indubie cutem inibi obductam avellere<text:line-break/>idoneus est, ut etiam nihil eorum, quae ipsi subdita sunt,<text:line-break/>vitiet. Procedens autem ad latera prope cosses spurias,<text:line-break/>nisi curam adhibes, veluti caput exigui musculi tlivusse-<text:line-break/>ris, quem ad axillam perfe<text:span text:style-name="Default_20_Paragraph_20_Font"><text:span text:style-name="T1">r</text:span></text:span>ri asseruimus, anatomicis in-<text:line-break/>cognitum. .Nempe membrana cuti continua fibras carno-<text:line-break/>siores per intervalla obtinet, primum majora, deinde mi-<text:line-break/>nora; rursus sibi supemntritas accipit usque ad muscu-<text:line-break/>lnm ibi gracillimunr simul et latum, dum vero ad axil-<text:line-break/>lam rursum porrigitur, fibris ex lata regione in arctiorem<text:line-break/>coactis carnosum angustumque factum. Quod si interius</text:p>
      <text:p text:style-name="P2">ipsius principium latum una cum cute -ademeris, avulsam<text:line-break/>protinus carnem deprehendes; quae axillae partibus in-<text:line-break/>fidet. Hanc, si industrius laboiisque patiens fis, undenam<text:line-break/>avulsa fuerit, discurres; mox, quum nihil ex iis, quae il-<text:line-break/>lic habentur, avulsum dep<text:span text:style-name="Default_20_Paragraph_20_Font"><text:span text:style-name="T1">r</text:span></text:span>ehendis, totus haesitabis, quem-<text:line-break/>-admodum et ego primum.. At si negligentiam ac fe-<text:line-break/>gnis extiteris, quales priores nobis anatomicos in multis<text:line-break/>dissectionibus est invenire, tanquam rem nihili carnem<text:line-break/>hanc vel abfectam vel avulsam a subditis corporibus, qui-<text:line-break/>bul iusidet, esse, humi projicies. Itaque de cute hujus<text:line-break/>loci exactius detrahenda, quomodo dictum est etiam, haec<text:line-break/>sufficient. Porro, tota abdominis regione detecta, mus-<text:line-break/>culos octo sic incidere convenit. Corpus bifariam a dux-<text:line-break/>tra parte et sinistra recta linea sectum est, quae deorsum<text:line-break/>versum per totum thoracem porrigitur; hujus scopos exi-<text:line-break/>dentes nactus, quos ego nunc recensebo, undique utilem<text:line-break/>habiturus es speculationem . Primus scopus erit mucro-<text:line-break/>natae cartilaginis extremum ; inde sursum per melium ster-</text:p>
      <text:p text:style-name="P2">num procedenti postremus sicis sterni vertex est; qui<text:line-break/>locus cavus et a claviculis utrisque, et a musculis utris-<text:line-break/>que, et a musculis .de capite productis ci<text:span text:style-name="Default_20_Paragraph_20_Font"><text:span text:style-name="T1">r</text:span></text:span>cumscribitu<text:span text:style-name="Default_20_Paragraph_20_Font"><text:span text:style-name="T1">r</text:span></text:span>, ut,<text:line-break/>ablata. culo, in, conspectum palam prodeat; . at .deorsum<text:line-break/>versus lineam hanc protendenti postremus finis ..est pu-<text:line-break/>bis ossium commissura; quod vero intercedit, medium um-<text:line-break/>hilica regio<text:span text:style-name="Default_20_Paragraph_20_Font"><text:span text:style-name="T1">n</text:span></text:span>is habetur; hoc ipso loco etiam intervalli me-<text:line-break/>diummst, quo mucronatae cartilaginis cacumen distat a<text:line-break/>commissura ossium pubis. Si igitur abdominis musculos<text:line-break/>omnium primos fecere aggrederis, ablata quidem cute fe-<text:line-break/>ctionem incipe a mucronatae cartilaginis extremo; hinc<text:line-break/>progredere circa mesium umbilicum, in superficie luci-<text:line-break/>dens, quo post primam sectionem linea sublita .candidior<text:line-break/>corporibus . utrinque positis appareat; ex qua maximum<text:line-break/>sunres indicium, probe elissectionem esse adminsstratam.<text:line-break/>Musculi siquidem carnosi, quos rectos- paulo superius no-<text:line-break/>minavi, a linea commemo<text:span text:style-name="Default_20_Paragraph_20_Font"><text:span text:style-name="T1">r</text:span></text:span>ata distinguuntur, quae merito<text:line-break/>ambientibus est candidior, cum nulla ei caro subsit, nant<text:line-break/>tendines membranosi rectos comprehendentes mufculos, quos</text:p>
      <text:p text:style-name="P2">ab obliquis dixi procreari, juxta hujus Ilucae candorem<text:line-break/>in idem coeunt. Rursus igitur ipsam leviter secabis, ut<text:line-break/>nihil eorum, qui subsunt, disseces; sed tendines dumtaxat<text:line-break/>a mutuo contextu secernas: id enim si rite peregeris, ha-<text:line-break/>bessis jam juxta paroemianr dimidium tutius ; quanquam<text:line-break/>parcentia omne principium totius operis dimidium intel-<text:line-break/>ligat, cum multa principia prompte queant peragi. Quod<text:line-break/>vero disscctionis musculorum principiunr ego dixi, re ve-<text:line-break/>ra totius operis dimidium existit; quemadmodum, nisi<text:line-break/>etiam recte ca perfeceris , tota consequens dissectio con-<text:line-break/>funditur turhaturque, sed ea facta, quo dictum est mo-<text:line-break/>dp, .duplicem inde tibi successuram administrationem fui-<text:line-break/>to. Profuerit autem priorem, quae facilior est , exercere ;<text:line-break/>ita namque spes est, ut postea aliquando difficiliorem ag-<text:line-break/>gressus,. ab animi proposito non aberres. Promptior faci-<text:line-break/>liorque administratio est, qua musculum <text:span text:style-name="Default_20_Paragraph_20_Font"><text:span text:style-name="T1">r</text:span></text:span>ectum hamulo<text:line-break/>elevatum vel sinistra manu ad latus actum dissecas, pau-</text:p>
      <text:p text:style-name="P2">Iatim a fubjectis corporibus separans. - Quale vero in<text:line-break/>p<text:span text:style-name="Default_20_Paragraph_20_Font"><text:span text:style-name="T1">r</text:span></text:span>aesenti sectione suristra manu ministerium subieris, e-<text:line-break/>jusmodi dextra secante melius cum altero etiam in pri-<text:line-break/>ma omnium administratione peregeris; commodius enim<text:line-break/>hoc pacto rectam molieris sectionem, a mucronata carti--<text:line-break/>sagine auspicatus. Porro munus ministeriunr esto digitis<text:line-break/>quatuor ad musculi longitudinem iniectis, deinde, quum<text:line-break/>in eo fixi sint, ad latus modice agentibus; si enim hoc in<text:line-break/>utroque musculo probe confeceris, medium ip<text:span text:style-name="Default_20_Paragraph_20_Font"><text:span text:style-name="T1">s</text:span></text:span>orum ma-<text:line-break/>niscstius evadit, qua primam fectionem fieri praecepimus.<text:line-break/>At, quum recte diremcris, vel una manus sufficiet, quae<text:line-break/>musculum incidendum leviter in latus abducat. Idem li-<text:line-break/>celi ut dixi, hamo quoque peragere; eaque administratio<text:line-break/>ad umbilici loca fiet, quoad notabilis musculi pars de-<text:line-break/>tecta cognoscatur: nam peritonaenm ipsi una cum trans-<text:line-break/>ve<text:span text:style-name="Default_20_Paragraph_20_Font"><text:span text:style-name="T1">r</text:span></text:span>sorum musculorum aponeurostbus subjacet, a quibus<text:line-break/>musculi oblongi avelli sole<text:span text:style-name="Default_20_Paragraph_20_Font"><text:span text:style-name="T1">n</text:span></text:span>t. Quapropter ego digitis quo-</text:p>
      <text:p text:style-name="P2">que a subjectis ipfos separo; ve<text:span text:style-name="Default_20_Paragraph_20_Font"><text:span text:style-name="T1">r</text:span></text:span>um id. ab initio, quum<text:line-break/>primum disseras, agendum non est; procedente vero admi-.<text:line-break/>nistiatione, et nranisesto ipsis jam diremptis, quo totum<text:line-break/>negotium maturius absolvatu<text:span text:style-name="Default_20_Paragraph_20_Font"><text:span text:style-name="T1">r, </text:span></text:span>digitis subjectis reliquum<text:line-break/>musculorum a subjectis avellas, opo<text:span text:style-name="Default_20_Paragraph_20_Font"><text:span text:style-name="T1">r</text:span></text:span>tet. Posteaquam<text:line-break/>hoc absolveris, velsuperius ipsorum initium; ubi didu-<text:line-break/>ctum diri existere, abscindens, musculos paululum. defle-<text:line-break/>olere conaberis, quo circumscriptiones ipsorum clarius<text:line-break/>conspiciantur; siquidem extrinsecus tendo obliquorum<text:line-break/>musculorum communis superpositus connexum impedit:<text:line-break/>Si vero capita ipsorum nolis praecidere, sed integra ser-<text:line-break/>vare cupias , tendinem membranulum ipsis iniectum avel-<text:line-break/>lito, qui peculiare horum musculorum operculum parum<text:line-break/>studiose dissonantibus esse putatur, cujus vice .plurimi<text:line-break/>membranas connexas propriasque obtinenti Detrahes<text:line-break/>autem primum ut simplicem, quo rectorum musculorum<text:line-break/>circumscriptio in conspectum veniat; rursus bifariam in-<text:line-break/>rides, distribuens aliam ipsius partem primo maximeque.</text:p>
      <text:p text:style-name="P2">musculorum , ali<text:span text:style-name="Default_20_Paragraph_20_Font"><text:span text:style-name="T1">e</text:span></text:span>m, quae sub ea est, secundo. Atque id-<text:line-break/>eo^etiain vocentur; ut modo narratum es<text:span text:style-name="T16">t, </text:span><text:span text:style-name="Default_20_Paragraph_20_Font"><text:span text:style-name="T17">hi</text:span></text:span><text:span text:style-name="T16"> </text:span>quidem<text:line-break/>partim obliqui musculi; partim vero primi et secundi,<text:line-break/>sub his autem ad longitudinem expaufus tertius; fub quo<text:line-break/>quartus musculus transversus peritonaeo cohaerescens- Ita<text:line-break/>vero coniugationes ipsorum voces licet, primam sane<text:line-break/>maximorum obliquorumque musculorum, qui a sexta tuo-<text:line-break/><text:span text:style-name="Default_20_Paragraph_20_Font"><text:span text:style-name="T1">t</text:span></text:span>acis costa incipiunt.; fecundam his subcontrariorum obli-<text:line-break/>quorum; tertiam recto<text:span text:style-name="Default_20_Paragraph_20_Font"><text:span text:style-name="T1">r</text:span></text:span>um, et quartam transversorum.<text:line-break/>Verum, quum abunde, in quibus dixi; fueris exercitatus;<text:line-break/>aggredere. statim ab initio post rectum dissectionem a re-<text:line-break/>ctis musculis separare primum- quidem superficiarium<text:line-break/>maximi musculi tendinem, deinde vero fecundum ab ip-<text:line-break/>su, qui a fecundo nascitur; ac, ubi utrumque utrique<text:line-break/>connexum ostenderis, rectorum musculorum dissectionem<text:line-break/>aggredere; sic enim totum opusclarunr tibi evadet,- ut ni-<text:line-break/>hil confundatur, musculis simul cum nervosis ipsorum<text:line-break/>extremis distinctis. Quod igitur p<text:span text:style-name="Default_20_Paragraph_20_Font"><text:span text:style-name="T1">r</text:span></text:span>ius feceris , desuper a</text:p>
      <text:p text:style-name="P2">thorace in primo musculorum coniugio incipiens , <text:span text:style-name="Default_20_Paragraph_20_Font"><text:span text:style-name="T5">id<text:line-break/></text:span></text:span>nunc rursus facito, nempe tendinem membranosum. ag-<text:line-break/>gressus ; quo leviter elevato, primum maximumque muscu-<text:line-break/>lum adusque ipsius o<text:span text:style-name="Default_20_Paragraph_20_Font"><text:span text:style-name="T1">r</text:span></text:span>iginem separes. Non tamen lu hac<text:line-break/>administratione usque ad totum pertingere queas, ut cui pe-<text:line-break/>ctoris musculi obhaerescaut. Hunc igitur eatenus incidito,<text:line-break/>quatenus detectus musculi exortum evidenter potest osten-<text:line-break/>dero : reliquos vero tres musculos . amputare licet, etiamsi<text:line-break/>non ex superpositis quippiam nudes. Quemadmodum e-<text:line-break/>nim primum a tendine incipiens usque ad superiorem<text:line-break/>exortum disseruisti, fibrarum continuitatem secutus,. ita<text:line-break/>quoque secundum incidas, a tendine quidem primum ad<text:line-break/>fibras ipsius transgressus, deinde continuitatem istarum us-.<text:line-break/>que ad exortum, quem paulo ante commem<text:span text:style-name="Default_20_Paragraph_20_Font"><text:span text:style-name="T1">o</text:span></text:span>ravi, rescr-<text:line-break/>yans. Quin etiam te<text:span text:style-name="Default_20_Paragraph_20_Font"><text:span text:style-name="T1">r</text:span></text:span>tii musculi. carnosi dissectionem us--<text:line-break/>que ad umbilici regionem emolieris ; illinc vero alterum<text:line-break/>musculorum alteri imis in partibus coeuntem conspicies,</text:p>
      <text:p text:style-name="P2">nec non transversorum coniugationis subjectae infimam<text:line-break/>partem ipsis inibi contextam; nam ea paulatim a perito-<text:line-break/>naeo discedit et solum ipsum nudum relinquit. Haec<text:line-break/>igitur iit praesens de abdominis musculis sussiciunt.</text:p>
      <text:h text:style-name="Heading_20_2" text:outline-level="2">Cap. VIII. </text:h>
      <text:p text:style-name="P25">Repetentes autem de septo transverso<text:line-break/>dicamus, quae de ipsius natura indiscussa dimisimus, quo-<text:line-break/>niam prius apparere non potest, quam abdomen aperta-<text:line-break/>tur. Constat autem omnibus, licere nobis, si non multa<text:line-break/>in tuto animante velimus ostendere, praepositas partes ob-<text:line-break/>iter incidentibus, ad id, quod instituimus, Irequenter di-<text:line-break/>gredi. Quid enim si aliqius de phrenum dumtaxat natu-<text:line-break/>tura voluerit ostendi, vel si etiam de structura ipsarum<text:line-break/>quaestio quaedam fieret administrationis anatomicae indi-<text:line-break/>ga? An non in hujusmodi occasionibus ratio est totum<text:line-break/>quidem abdomen una cum peritonaeo, prout evenerit,<text:line-break/>persecare; caeterum intestinis exemptis primum septi ex<text:line-break/>spuriis costis exortum indic<text:span text:style-name="Default_20_Paragraph_20_Font"><text:span text:style-name="T2">a</text:span></text:span>re, de quo paulo supra egi--</text:p>
      <text:p text:style-name="P2">mus; deinde, quomodo spinae inseratur, patefacere; post-<text:line-break/>ea particulas ipsius distinguere, et non solum substantiis,<text:line-break/>sed etiam situ, actione et usu disserentes^ Etenim me-<text:line-break/>dium ipsarum est musculus, qui in tendinem latum ompi<text:line-break/>ex parte a carnosis comprehensum desinit ; ex utraque au-<text:line-break/>tem ipsius parte, superiore puta et i n seriore, tenuis mem-<text:line-break/>brana obhaerescit, quam accurate, si animum huic accom-<text:line-break/>modes sermoni, deleges. Harum itaque elatior, quae du-<text:line-break/>plex est, totum thoracis cavum sublinit, a dextra parte<text:line-break/>altera, a sinistra quoque altera; non enim una quaedam<text:line-break/>est intra thoracem spatiosa laxitas sibi continua, sed a<text:line-break/>praedictis membranis intercipitur; quae^ recta linea ad<text:line-break/>pectoris longitudinem mutuo sibi cohaerent, nisi quantum<text:line-break/>ea in parte abscedunt distantque, qua cor situm est. Hoc<text:line-break/>enim inter se medium capientes propria inclusum mem-<text:line-break/>brana ipsis crassiore, ita ad mucremalam cartilagiuem us-<text:line-break/>que porriguntur, utrinque comprehendentes , ut dictum</text:p>
      <text:p text:style-name="P1"><text:span text:style-name="Default_20_Paragraph_20_Font"><text:span text:style-name="T5">est, </text:span></text:span>cordis involucrum, sive membranam, sive tunicam tu<text:line-break/>velis nominare. Totam itaque utramque thoracis regio-<text:line-break/>- nem internam membranae fubciugunt, natura simplices,<text:line-break/>telae araneorum modo; vocantur autem in costis succin-<text:line-break/>gentes, ubi vero rectae ad jugulum usque perferuntur,<text:line-break/>interfepientes ; ubi pulmoni circumhaerescunt, hujus ope-<text:line-break/>timentum existunt. Basis ipsarum supernis septi partibus<text:line-break/>objecta est, quemadmodum luferioribus alia quaedam<text:line-break/>membrana huic persimilis substrata, quae peritonaei ver-<text:line-break/>tex optimo jure nuncupatur. Caeterum haec membrana<text:line-break/>- sibi continua totam inferiorem fepti transversi regionem<text:line-break/>fubliuit, ac, ubi illud usus necessarii gratia perforatum<text:line-break/>est, ibi iis ipsis, quae permeant, circumhaeret, fimulque<text:line-break/>expanditur; simili . modo membranae, quae defuper tho-<text:line-break/>racem cingunt, etiam cum vasis ipsas p errep tactibus tum<text:line-break/>extenduntur, tum procedunt lu orbem circumdatae. Duo<text:line-break/>sunt foramlua septi, alterum grande, qua vertebris via</text:p>
      <text:p text:style-name="P2">exhibetur, stomacho et magnae arteriae praeparatum; re-.<text:line-break/>liquum vero minus cavam venam supernis animalis par-<text:line-break/>tibus sanguinem derivantem excipit, et magna cum secu-<text:line-break/>ritate transmittit; etenim haec commissura admodum per-<text:line-break/>tinaciter cohaeret, et membranam simul, quae in dextra<text:line-break/>thoracis habetur, emittit. Porro nullum ex his iulliu-<text:line-break/>meutis quemquam potuerit latere, neque vena cava, ne-.<text:line-break/>que sicmachus, neque arteria, praesertim quunr, ut expo-<text:line-break/>situm est, ima septi transversi pars suerit .detecta. Prius<text:line-break/>autem succurrit diss<text:span text:style-name="Default_20_Paragraph_20_Font"><text:span text:style-name="T1">o</text:span></text:span>nantibus vena cava, ceu lu sublimi.<text:line-break/>suspensa, et nihil mite se continens, musculis sublatis.<text:line-break/>At, si alterum septi foramen exactius voles contueri, bi-<text:line-break/>furiam administrationem aggrederis. Nonnunquam thora-<text:line-break/>cetn in longmn aperis, deinde stomachum ex supernis<text:line-break/>partibus ad septum transversum descendentem sequeris;<text:line-break/>nonnunquam ventriculum attollis simul et retrahis; si-<text:line-break/>quidem orificium ipsius prope septum positum, non tamen</text:p>
      <text:p text:style-name="P2">valide connexum, veluti cava vena, spectatur, sed<text:line-break/>faxis memb<text:span text:style-name="Default_20_Paragraph_20_Font"><text:span text:style-name="T1">r</text:span></text:span>anis inte<text:span text:style-name="Default_20_Paragraph_20_Font"><text:span text:style-name="T1">r</text:span></text:span>ceptum. Est autem hoc septi fora-<text:line-break/>nren non exactu orbiculatum inibi, verum triangulo po-<text:line-break/>tius simile, cui vertex sit sublimior, basis autem do<text:span text:style-name="Default_20_Paragraph_20_Font"><text:span text:style-name="T1">r</text:span></text:span>so in-<text:line-break/>nixa; quid enim aliud, quam quod Hippoc<text:span text:style-name="Default_20_Paragraph_20_Font"><text:span text:style-name="T1">r</text:span></text:span>ates ait? <text:span text:style-name="Default_20_Paragraph_20_Font"><text:span text:style-name="T1">si-<text:line-break/>qu</text:span></text:span>i<text:span text:style-name="Default_20_Paragraph_20_Font"><text:span text:style-name="T1">dem phrene</text:span></text:span>s <text:span text:style-name="Default_20_Paragraph_20_Font"><text:span text:style-name="T1">seu septum h</text:span></text:span>o<text:span text:style-name="Default_20_Paragraph_20_Font"><text:span text:style-name="T1">c in lo</text:span></text:span>r<text:span text:style-name="Default_20_Paragraph_20_Font"><text:span text:style-name="T1">o c</text:span></text:span>o<text:span text:style-name="Default_20_Paragraph_20_Font"><text:span text:style-name="T1">mprehendit ar-<text:line-break/>teriam et si</text:span></text:span>o<text:span text:style-name="Default_20_Paragraph_20_Font"><text:span text:style-name="T1">machum, arteria in</text:span></text:span> ip<text:span text:style-name="Default_20_Paragraph_20_Font"><text:span text:style-name="T1">so m</text:span></text:span>e<text:span text:style-name="Default_20_Paragraph_20_Font"><text:span text:style-name="T1">dia regione spi-<text:line-break/>nae innixa, stomach</text:span></text:span>o <text:span text:style-name="Default_20_Paragraph_20_Font"><text:span text:style-name="T1">in sinisira ipsius parte p</text:span></text:span>o<text:span text:style-name="Default_20_Paragraph_20_Font"><text:span text:style-name="T1">rrecto.<text:line-break/></text:span></text:span>Q<text:span text:style-name="Default_20_Paragraph_20_Font"><text:span text:style-name="T1">uinetiam vena quaedam simul cum ipsis exigua, et n</text:span></text:span>e<text:span text:style-name="Default_20_Paragraph_20_Font"><text:span text:style-name="T1">rvi<text:line-break/>du</text:span></text:span>o <text:span text:style-name="Default_20_Paragraph_20_Font"><text:span text:style-name="T1">permeant;</text:span></text:span> de quibus disserere accuratius praesens<text:line-break/>tempus non postulat. Neque enim de arteria sermo vel.<text:line-break/>stomacho horum ipsorum gratia explicatus est, sed veluti<text:line-break/>appendicis loco propter septi foraminis inibi expositio-<text:line-break/>nem institutam mentio ipforum factu est; iterum tamen<text:line-break/>ruo tempore explicabuntur ab<text:span text:style-name="Default_20_Paragraph_20_Font"><text:span text:style-name="T1">s</text:span></text:span>olutius. Verum septimi<text:line-break/>transversum ob hasce particulas elabentes, imo etiam ob<text:line-break/>lumborum carnes pon spinae vertebris inibi counexum</text:p>
      <text:p text:style-name="P2">-est, etsi requirebat; quippe musculus circularis, ut com-<text:line-break/>prehensum est, habetur, qui supra omnes alios thoracis<text:line-break/>musculos longissimo vitae tempore iunctionem suant obit;<text:line-break/>cujus gratia ossi. cuidam ex iis, quae secure affirmata<text:line-break/>sunt, valido ligamento connecti desiderabat; quia vero<text:line-break/>-relatis instrumentis deorsum ver<text:span text:style-name="Default_20_Paragraph_20_Font"><text:span text:style-name="T1">t</text:span></text:span>us p<text:span text:style-name="Default_20_Paragraph_20_Font"><text:span text:style-name="T1">r</text:span></text:span>otendere necessarium<text:line-break/>erat, lnmborumque carnibus ad phrenibus eminentiora at-<text:line-break/>tolli, ideo septi transversi musculus ad spinam connexu<text:line-break/>privatus esu Praestat autem non sunpliciter dicere, omni<text:line-break/>ipsorum connexu privatus est, sed hujus partis. Natura<text:line-break/>enim ingeniosa, et quae nihil alicubi in animantibus con-<text:line-break/>formandis curae. ac diligentiae omittat, inferiori par-<text:line-break/>te septum transversum vertebris per duo ligamenta va-<text:line-break/>lentissima connexuit. Nam partes illae septi transve<text:span text:style-name="Default_20_Paragraph_20_Font"><text:span text:style-name="T1">rsi,<text:line-break/></text:span></text:span>quae arteriam et stomachum circumprehendunt, super<text:line-break/>vertebras consequentes expanduntur, iu aliis sane quibus-<text:line-break/>dam animantibus longius, quibus totus thorax ct valens<text:line-break/>et robustus .est;..in simiis vero .non tantum .insunt, verum</text:p>
      <text:p text:style-name="P2">.etiam per ligamenta minus.valida, quam in aliis anima-<text:line-break/>libas, habentur. Verum de illorum discrimine iterum dis-<text:line-break/>seremus.</text:p>
      <text:h text:style-name="Heading_20_2" text:outline-level="2">Cap. IX. </text:h>
      <text:p text:style-name="P25">Nunc, quoniam de simia lu primis ferme<text:line-break/>nobis est institutus, hanc tu quoque dissecans septum<text:line-break/>transversum spectabis; necnon musculos stomacho sirbje-<text:line-break/>ctos spectabis, cum ordo dissectiouis eo pervenerit, usque<text:line-break/>ad quartam thoracis vertebram descendentes. Itaque per<text:line-break/>totam Ipiuam , quae intrinsecus musculos obtinet, s<text:span text:style-name="Default_20_Paragraph_20_Font"><text:span text:style-name="T1">o</text:span></text:span>lius<text:line-break/>tho<text:span text:style-name="Default_20_Paragraph_20_Font"><text:span text:style-name="T1">r</text:span></text:span>acis messiae vertebrae nudae prorsus erunt, numero<text:line-break/>senae. Qui igitur superius a capite incipiunt, superio-<text:line-break/>rem totam spinae portionem inflectunt,- lumborum vero<text:line-break/>carnes solam inferio<text:span text:style-name="Default_20_Paragraph_20_Font"><text:span text:style-name="T1">r</text:span></text:span>em ; quae in messio consistunt, simul<text:line-break/>cum iis, quae utrinque sunt, moventur. At detectis ma-<text:line-break/>gna ex parte, quae infra septum habentur, nihil mali sue-<text:line-break/>rit membranam lumborum carnibus snperitratam detrahe-<text:line-break/>re: est autem haec, sicut iterum d<text:span text:style-name="Default_20_Paragraph_20_Font"><text:span text:style-name="T1">o</text:span></text:span>cebitur, peritunaeum<text:line-break/>lumbis obbaerescens. Quo avulso, carnes ipso<text:span text:style-name="Default_20_Paragraph_20_Font"><text:span text:style-name="T1">r</text:span></text:span>um clare</text:p>
      <text:p text:style-name="P2">conspicies singulos utrinque musculos exactos per spinae<text:line-break/>longitudinem mutuo connexos, desuper a quo diri initio<text:line-break/>toti lumborum longitudini expausos ; quum jam prope os<text:line-break/>latum venerint, (vocatur autem hoc, ut novisti, a quib<text:span text:style-name="Default_20_Paragraph_20_Font"><text:span text:style-name="T1">n</text:span></text:span>s-<text:line-break/>.dam sacrum] dirimuntur invicem, internis ilium adhae-<text:line-break/>reticentes. Item aliae ca<text:span text:style-name="Default_20_Paragraph_20_Font"><text:span text:style-name="T1">r</text:span></text:span>nes numerosae inibi simul prod-<text:line-break/>eunt, ex ilium osse natae. Sequens .igitur carnes deor-.<text:line-break/>sum tendentes, quas pluas nominant, tendines duos has<text:line-break/>ex ilium osse adeuntes lu utraque lumborum carne repe-<text:line-break/>vies, quos anatomici aponeuroscis nominare finient: alte<text:span text:style-name="Default_20_Paragraph_20_Font"><text:span text:style-name="T1">r<text:line-break/></text:span></text:span>ipsorum interior, quem etiam ligamentum rectius quam<text:line-break/>terminem appelles, ei maxime parti inseritur, qua pubis<text:line-break/>os cum coxa connectitur ; alter in parvum femoris tro-<text:line-break/>chantera pertinet Prior ex elatiore paete ceruium Ium-<text:line-break/>homm exortum habet per internam regionem procurreu-<text:line-break/>tem; fecundus ex humiliore, quae extrinsecus. ipsi porri-</text:p>
      <text:p text:style-name="P2">grtrtr, imo etiam ex ea parte, quae ab ilium osse tenuit.<text:line-break/>Itaque prius ligamentum longius est; tendo autem, qui ad<text:line-break/>exiguum femoris trochantera pertingit, brevior, quanquam<text:line-break/>uiecipsc quidem sit invalidus; scd hunc ad dissectionem<text:line-break/>musculorum. coxae articulum moventium reserves. Alte-<text:line-break/>rum vero . exquisito intuitus duriorem candidioremque<text:line-break/>quam pro tendi num natura invenies; ceu ex ligamentu-<text:line-break/>rum substantia conflatum; quapropter etiam internae lum-<text:line-break/>borum camis caput magis quam finem ipsum existimare<text:line-break/>oportet. Ita utrumque exteriorum partium caput ex ili-<text:line-break/>um osse processum erigit, mullo quidem interno prino-<text:line-break/>yrem, : .sest eumdem usum subministrantem. Nam praedi-<text:line-break/>ctae duae lumborum carnis partes tensae deorsum fle-<text:line-break/>ctunt .: tum . eamipartem spinae;. quae per lumbos totos<text:line-break/>habetur, tum eam dorsi, quae continua ipsi esu- Pari<text:line-break/>-modo musculi stomacho subjecti; de quibus posterius per-<text:line-break/>-agetur; superiorem spinae .partem iinflectunt-, nec non ex<text:line-break/>- dorsi vertebris aliquid comprehehdunti Verum lumborum.</text:p>
      <text:p text:style-name="P2">carnes in fe ipsis caput obtinent tendinis, qui ad fe-<text:line-break/>moris trochantera pertinet; (quantum autem ex utraque<text:line-break/>harum parte habetur., . finis potius est, quam caput duo-<text:line-break/>rum musculorum fpluam stertentium ; ut videlicet tres<text:line-break/>utriusque lumborum carnis partes existant, una interior,<text:line-break/>superius elatiore orta principio ; altera media, humiliore;<text:line-break/>tertia deinde extrema, demistiorem etiam. media insertio-<text:line-break/>nem carnosum exigens. Verum ligamentum infra hanc ab<text:line-break/>ilium altioribus incipit: quare etiam. longitudine, sicut<text:line-break/>et crassitie, haec pera ab aliis duabus abest. i</text:p>
      <text:h text:style-name="Heading_20_2" text:outline-level="2">Cap. X. </text:h>
      <text:p text:style-name="P25">Jam vero post praeelictos omnes musculos<text:line-break/>fpinalium totorum processus diligenter considera. luci-<text:line-break/>punit etenim ex fecunda cervicis vertebra duo, singuli<text:line-break/>capita invicem disiuncta obtinentes. .Explent autem me-<text:line-break/>dium ipsarum intervallum musculi ab anatomicis praeter-<text:line-break/>missi; de quibus antea abunde disputatum est. Semper<text:line-break/>autem magis ac magis corpulenti evadunt, quamvis a</text:p>
      <text:p text:style-name="P1">tenuibus oriantur capitibus ; nam ex nuaquaque vertebra<text:line-break/>processus aliquis ipsis commiscetur; ac inibi collum per-<text:line-break/>meantes tum magnitudine tum robore insignes fiunt. Et<text:line-break/>primum in colli extremo in idem coeunt musculi, inibi<text:line-break/>utraque spinae parte nati, hic dextra, ille sinistra, ut<text:line-break/>omnia amborum musculorum capita quatuor numerentur.<text:line-break/>Fibrae ipsorum obliquae sunt, quaedam a spina ad priora<text:line-break/>inferioraque decurrentes; nonnullae contra ex lateralibus<text:line-break/>orientes processibus,- quae retro - deorfumque vergant. Cu-<text:line-break/>ram ipsis diligentem adhibe, cum utroque musculo disse-<text:line-break/>cto ad lumbos deveneris. sui siquidem musculi ex liga-<text:line-break/>mento quodam membraneo, quod a spinae locis prodiit,<text:line-break/>gignuntur, .ex ima parte ad postremas thoracis costas sur-<text:line-break/>sum paucatim oblique tendentes, qui quidem lu aliis a-<text:line-break/>niinantib us notandae magnitudinis habentur, in simiis ve-<text:line-break/>ro similes omnibus in thorace exiguis. Hi musculi ex-<text:line-break/>remas c<text:span text:style-name="Default_20_Paragraph_20_Font"><text:span text:style-name="T1">o</text:span></text:span>stas detrahunt;. inferuntur caeteris quidem ani-</text:p>
      <text:p text:style-name="P2">mentibus usque ad tertiam et propemodum quartam, si<text:line-break/>ab. ima parte numeres; simiis usque ad .fecundam terti-<text:line-break/>amve spuriam perveniunt; interdum etiam hunc contiu-<text:line-break/>gunt. Praetermiscrunt autem et hos anatomici, partem<text:line-break/>ipsorum aliquam, .ut coniicio, cum octo in abdomine<text:line-break/>musculis simul amputantes, aliquam vero spinalibus afi-<text:line-break/>fixam relinquentes. . .</text:p>
      <text:h text:style-name="P18" text:outline-level="1"><text:span text:style-name="T18">G</text:span><text:bookmark-start text:name="bookmark10"/>ALENI DE ANATOMICIS ADMINISTRATIONIBVS<text:bookmark-end text:name="bookmark10"/></text:h>
      <text:h text:style-name="Heading_20_1" text:outline-level="1"><text:span text:style-name="Default_20_Paragraph_20_Font">L I B E R VI.</text:span></text:h>
      <text:h text:style-name="Heading_20_2" text:outline-level="2">Cap, I. </text:h>
      <text:p text:style-name="P25">Quoniam satius risum est eodem boe o-<text:line-break/>pus prosequi ordine, quocommentarium de partium usu<text:line-break/>biolvi, lu quo post artuum enarrationem de nutrimenti<text:line-break/>instrumentis agitur, consentaneum suerit nunc quoque de<text:line-break/>his disserere. Itaque manibus pedibusque simia homini<text:line-break/>simillima est, cui neque facies oblonga, neque canini<text:line-break/>dentes magni. Etenim haec pariter aut augescunt, aut<text:line-break/>minuuntur, quemadmodum rectus incessus, cursus velo esu</text:p>
      <text:p text:style-name="P2">tas, magnus in manu digitus, temporum muscuius, et pi- -<text:line-break/>lorum juxta duritiem mollitiemque,- longitudinem et bre-<text:line-break/>vitatem differentia. Verum ex his enumeratis quodlibet<text:line-break/>contemplatus, esta quoque poteris cognoscere; quippe u-<text:line-break/>ni versa haec simul tum i<text:span text:style-name="Default_20_Paragraph_20_Font"><text:span text:style-name="T1">n</text:span></text:span>crescunt, tum mi<text:span text:style-name="Default_20_Paragraph_20_Font"><text:span text:style-name="T1">n</text:span></text:span>uuntur iuvi-<text:line-break/>cem. Si quandoque simiam conspexeris -erectam curren-<text:line-break/>tem, statim e longinquo hanc similem homini existere<text:line-break/>cognosces, ac poteris, omnia lu ea esse, quae ante pau-<text:line-break/>dum enumeravi, praedicere, faciem rotundam, dentes ca-<text:line-break/>ninos exiguos , majorem munus .digitum non adeo exi-<text:line-break/>guum, ut in aliis-simiis proportionalem ; rursus pedis di-<text:line-break/>gitos minores, quam quos reliquae simiae obtinent; tum-<text:line-break/>portam musculos exiguos, fie<text:span text:style-name="Default_20_Paragraph_20_Font"><text:span text:style-name="T1">n</text:span></text:span>t riam eos, qui ex femore<text:line-break/>ad tibiam pertinent, haud in longum procedentes; . ad<text:line-break/>haec os coccygia appellati minutum ; minimeque hirsutam<text:line-break/>esse hanc simium, et pilos habere haud admodum duros<text:line-break/>vel prolixos. Ita si quid ex relatis Pecus habeat, alia</text:p>
      <text:p text:style-name="P2">quoque different. Jam nonnullae ex ipsis proxime ad<text:line-break/>cynocephalos specie accedunt, adeo ut etiarul coccyga Ion-<text:line-break/>gum repraesentent; quaedam .cauda ipsos imitantur; at-<text:line-break/>que hae luter simias fortiores sunt, pilos habent duros -<text:line-break/>rectosque, et nspectu sunt effer atiore. Perlectae vero si-<text:line-break/>miae ufpectu sunt timido; et musculus temporalis perfe-<text:line-break/>ctis simiis plurimum attollitur-; ibi autum cessat, ubi sutu-<text:line-break/>ra coronalis habetur, ut in hominibus est cernere. Si-<text:line-break/>mili modo dentes magnos quidem omnes, . sed caninos<text:line-break/>magis conspicuos, quemadmodum et maxillam longam,<text:line-break/>et pollicem in manu omnes simiae, quae cynocephalos<text:line-break/>imitantur , exiguum admodum habent. Tales musculos<text:line-break/>quoque , qui ex femore lu tibiam descendunt, longissime<text:line-break/>expansos obtinent; atque ideo colligatum, ut ita dixe-<text:line-break/>rim, totum poplitem; cujus caula crura perfecte exten-<text:line-break/>dere ac probe iis consistere nequeunt. Cui vero anima-<text:line-break/>li commode erectum sistere a natura datum non est,<text:line-break/>quomodo veI incedat erectum, vel currat velociter?</text:p>
      <text:p text:style-name="P2">Neque igitur majorem lu pede digitum habent grandem<text:line-break/>.hominum modo,- neque alios exiguos, sed omnes ex ae-<text:line-break/>quo magnos r is minor caeteris est, quem homo habet<text:line-break/>maximum. Porro caudae initium quoddam ipsis mest: .et<text:line-break/>hujusmodi simiae tuto corpore cynocephalos referunt.<text:line-break/>Quemadmodum igitur praestat simiarum homini, quam<text:line-break/>fieri poterit, simillimarum artus dissecare, cum te in ex-<text:line-break/>emplo exercere institues; ita satius est lu talis simiae in-<text:line-break/>opia etiam dissimilium aliquam capere, sicut etiam, si in<text:line-break/>totum simia desideretur, cynocephalum, vel satyrum, veI<text:line-break/>lyncem, summatim ea animantia, quibus artuum extrema<text:line-break/>in digitos quinque discreta sunt. His ipsis et claviculae<text:line-break/>; insunt, et pectoris os minime acutum, coque bipedes i<text:span text:style-name="Default_20_Paragraph_20_Font"><text:span text:style-name="T1">n-<text:line-break/></text:span></text:span>cedunt, hominis claudicantis modo. His vero animanti--<text:line-break/>bus succedunt ursus, leo, et universum omnia, quae fer-<text:line-break/>ratis dentibus esse dicuntur; et ulli pusillum esset reptu--<text:line-break/>lium genus, ut mustelae, feles et mures, conducerent et</text:p>
      <text:p text:style-name="P1">horum artus ad dissectionum exercitia; omnia siquidem<text:line-break/>haec quatuor constant .digitis, magno abolito, nisi quod<text:line-break/>quibusdam ipsorum veluti deliueamentum quoddam in<text:line-break/>radice habetur; sed neque hanc ab inlice multum suere-<text:line-break/>tam, ut in homine, spectabis. Attamen in simia praeexerci-<text:line-break/>satus esiam haec poteris dissecare; nam praeter alia ten-<text:line-break/>do quoque latus ad interiorem cutem summae manus<text:line-break/>procedens his inest animantibus, quemadmodum etiam<text:line-break/>musculi digitorum motores; sic qui brachiale radiumque mo-<text:line-break/>venti Eos vero tum musculos, tum tendines, qui ma-<text:line-break/>gnum digitum movent, haec animantia non habere cuivis<text:line-break/>notum est; verum (ut uno expediam verbo) et ex actio-<text:line-break/>nibus, quas obeunt, et de figura particularum, quam sin-<text:line-break/>gula animantia extrinsecus habere videntur, et de stru-<text:line-break/>. ctura ipsorum <text:span text:style-name="Default_20_Paragraph_20_Font"><text:span text:style-name="T2">n</text:span></text:span>onnulla tibi indicatio desumatur. Nam<text:line-break/>particulae, quae simili munere funguntur et eandem fo-<text:line-break/>ris figuram obtinent, necesse plane est eandem quoque in-<text:line-break/>tersus structuram sortiri: ita vero iis, quae similem actio-</text:p>
      <text:p text:style-name="P2">nem obeunti sinrilemque figuram exteriorem repraesen-<text:line-break/>tant , similis nimirum et interna particularum natura to-<text:line-break/>ta existit. Quippe natura cuique animanti corpus animi<text:line-break/>affectibus idoneum condidit; atque hujus gratia, simul at-<text:line-break/>que nata fuerint, omnia perticulis .utuntur, tanquam a<text:line-break/>magistro edocta. Formicas igitur, culices, pulices talia-<text:line-break/>que id genus minuta animalcula nequaquam dissecare<text:line-break/>unquam sum aggressus, . quae autem repunt, quemadmo-<text:line-break/>dum mustelae et mures; tum quae convolutam serpunt,<text:line-break/>veluti serpens; ad haec multa avium genera et piscium<text:line-break/>sublude incidi , ut firmiter -persuasum. haberem, et unam<text:line-break/>esse mentem, quae haec formet, et moribus animantis<text:line-break/>corpus lu universis esse peculiare. Tali siquidem cogor-<text:line-break/>tio<text:span text:style-name="Default_20_Paragraph_20_Font"><text:span text:style-name="T1">n</text:span></text:span>e fiet, ut intuitus quoddam animal antea non visum<text:line-break/>praenosc<text:span text:style-name="Default_20_Paragraph_20_Font"><text:span text:style-name="T1">e</text:span></text:span>s, qualemnam sub cute structurum habeat; ac<text:line-break/>frequenter ego hoc indicavi, non aliunde, ut dixi, ejus<text:line-break/>cognitionen peritiamque adeptus, quam ex firma pertua-<text:line-break/>sinuo, quod singula animantia corporis structuram animi</text:p>
      <text:p text:style-name="P2">moribus facultatibusque- propriam obtinerent. Nullum<text:line-break/>itaque miraculum est cujusque animantis internam com-<text:line-break/>positiouem ex figura exteriorum clare conspecta praeno-<text:line-break/>fcere ; mullo magis , si functionem obire ipsum videas,<text:line-break/>quemadmodum nuper nixi de iis, quae necte gradum-<text:line-break/>tur. Quin etiam, voce animantis audita, de illius insitu-<text:line-break/>mentis coniecturam aliquam sumere poteris, non ex ma-<text:line-break/>guitudine vocis tantum, fed esta quoque. specie. Verum<text:line-break/>de hoc manifestius agetur, quum ad vocis instrumento-<text:line-break/>rum dissectionem pervenero. lu praefentia autem hoc<text:line-break/>quoque de artubus tractavi uberius, quod structuram ip-<text:line-break/>forum in primis hujus operis commentariis expofueri-<text:line-break/>mus. Quum itaque in eis praeexercitatus sermonem per-<text:line-break/>secuturos sperarem, ceu exempli ipsorum gratia de alio-<text:line-break/>rum animantium simili et eodem percensui; quod tum<text:line-break/>ex functionibus, tum forma animantis universa et parti-<text:line-break/>culari consideres licet. Digitus siquidem, ubicumque fu-<text:line-break/>erit, eandem habet structuram, quatenus digitus est;. ite</text:p>
      <text:p text:style-name="P2">vero, si proprii generis digitus suerit, similem tali generi<text:line-break/>structuram semper obtinet. Eodem modo cubitus, radius<text:line-break/>et alia singula habent. Quatenus enim radius vel cubi-<text:line-break/>tus est, semper eadem constat structura; quatenus autem<text:line-break/><text:span text:style-name="Default_20_Paragraph_20_Font"><text:span text:style-name="T5">sui </text:span></text:span>generis vel radius vel cubitus est, simili quidem in<text:line-break/>similibus, proportionali vero in dissimilibus. Qui igitur<text:line-break/>ratione et dextra natus indole se exercuerit, facile lu-<text:line-break/>venit, quid lu singulis rebus idem sit, quid non idem.<text:line-break/>At, qui nec probae suerit indolis neque exercitatus, for-<text:line-break/>san et hic prae animalium dissectarum copia adduci quan-<text:line-break/>doque potuerit, ut vel obscure ac leviter, intelligat, idem<text:line-break/>non per aecidens , neque prout evenerit, fed ex propria<text:line-break/>substantia cuique speciei suesse ; quod autem non idem,<text:line-break/>a nonnullis, quae particularibus accidunt, . individuas sirb-<text:line-break/>stantias nominere solemus. Quum enim videas, membrum<text:line-break/>non modo extendi flectique, fed etiam in latera circnm-<text:line-break/><text:span text:style-name="Default_20_Paragraph_20_Font"><text:span text:style-name="T5">agi, </text:span></text:span>necessario duo musculorum genera obtinet, alios <text:span text:style-name="Default_20_Paragraph_20_Font"><text:span text:style-name="T5">ex-</text:span></text:span></text:p>
      <text:p text:style-name="P2"><text:span text:style-name="Default_20_Paragraph_20_Font"><text:span text:style-name="T5">te</text:span></text:span><text:span text:style-name="Default_20_Paragraph_20_Font"><text:span text:style-name="T2">n</text:span></text:span>sionis etinflexus, alios ad utramque partem deductio-<text:line-break/>nis auctores. Quum igitur praeterea consideraveris, uno-<text:line-break/>ne osse membrum cousiet, ut in brachio, an duobus,<text:line-break/>quemadmodum in cubitu radioque, uno quidem osse lu-<text:line-break/>vento; musculos in eo -tum rectos tum obliquos quaerito;<text:line-break/>sin autem duo fuerint; ut in cubitu radioque, scito pro-<text:line-break/>tinus , alterum ipsorum. membri extensionem et flexum<text:line-break/>moliri, alterum in latera circumagere. Ad haec non ig-<text:line-break/>norandmu est, etiam ex musculis ea moventibus situ ob-<text:line-break/>liquiores existere, qui obliquos motus subministrant, re-<text:line-break/>chlores autem , qui rectos. Verum omnibus commune<text:line-break/>membris inest, quae eosdem motus sortiuntur. Magnitu-<text:line-break/>do autem musculorum, figura et positura similis in mem-<text:line-break/>bris forma similibus existit, dissimilis in dissimilibus. Ea-<text:line-break/>dem ratione et. in digitis, quamvis animal, quod disseca-<text:line-break/>ior , minutius fuerit, . cujusntodi sunt reptiles isti mures,<text:line-break/>.necesse. est musculos, qui flectunt extenduntque singulos</text:p>
      <text:p text:style-name="P2">digitos, non. aliter, quam in homine, co<text:span text:style-name="Default_20_Paragraph_20_Font"><text:span text:style-name="T2">n</text:span></text:span>spici ; quod. si<text:line-break/>in latera quoque digitus moveri videas, necessitas omnino<text:line-break/>est, et motus ibidem animantis illius. hominibus propor-<text:line-break/>tionari, ut cujusque latio parvum digitum versus ab exte-<text:line-break/>moribus artui impositis et jtendinibus et .musculis fiat,<text:line-break/>ad magnum vero. ab interioribus. Magnum autem ip-<text:line-break/>sum, sicut et parvum, quamplurimunr ab aliis omnibus .<text:line-break/>abducere i<text:span text:style-name="Default_20_Paragraph_20_Font"><text:span text:style-name="T2">n</text:span></text:span> ejus generis animantibus comperies muscu-. -<text:line-break/>sus . similem situm humano: sortitos. Unde dissectio ip-<text:line-break/>surum facilis tibi sutura est, tanquam saepius antea nra-<text:line-break/>num eis admolito. . Proinde, si, quae primo commentario<text:line-break/>de ma<text:span text:style-name="Default_20_Paragraph_20_Font"><text:span text:style-name="T2">n</text:span></text:span>u disputata sunt,. memineris, et prompte, cum au-<text:line-break/>dices, didiceris ea, quae nuper relata sunt, prompte quo-,<text:line-break/>que in animalibus comperies.</text:p>
      <text:h text:style-name="Heading_20_2" text:outline-level="2">Cap. li. </text:h>
      <text:p text:style-name="P25">Quae autem hoc libro de alimenti instrui<text:line-break/>mentis dicere institui , quorum gratia quoque huc usque<text:line-break/>ermonem deduxi, fide cerere forsan primum audita vide-.</text:p>
      <text:p text:style-name="P2">buntur; sed, quum in multis ejusdem speciei et -diver-<text:line-break/>fae -animantibus inspiciundis pones industriam, non am-<text:line-break/>plius a fide aliena tibi apparebunt; attamen miraberis,<text:line-break/>haec unam artem omnium animantium opificem demea-<text:line-break/>Urare, quae partium structurae fcopos ipsarum usus esse<text:line-break/>voluit. Quum enim unus sit usus cunctis animantibus<text:line-break/>communis, cujus gratia alimento indigeant, reperies in-<text:line-break/>strumenta in singulis ipsorum generibus triplicia. Quae-<text:line-break/>dam prima ratione a natura facta ad concipiendum ali-<text:line-break/>mentum conficiendumque et in totum corpus deferen-<text:line-break/>dum. Alia fecunda ratione,- quae excrementorum sunt<text:line-break/>receptacula : -nihil autem refert, superflua dicas, an -ex-<text:line-break/>crementa, ut Aristoteles. Reliquas altas partes tertia ra-<text:line-break/>tione triplices struxit, quae horum excretionibus subseri<text:line-break/>viunt. lu quam itaque partem cibum animantia- recipi-<text:line-break/>unt, ventriculus nominatur. lu hoc levem quandam et<text:line-break/>primam subeunt mutationem ingesta, ac praeparantur je-.<text:line-break/>ciuore; quod maximam alimenti in ipsum permeantis al-</text:p>
      <text:p text:style-name="P2"><text:span text:style-name="Default_20_Paragraph_20_Font"><text:span text:style-name="T2">lev</text:span></text:span>ationem emolitur. Hinc venae consectum ipsum in<text:line-break/>totum corpus deducunt Porro, ut ex jecluore purum<text:line-break/>nulliusque superflui pa<text:span text:style-name="Default_20_Paragraph_20_Font"><text:span text:style-name="T2">r</text:span></text:span>ticeps in universum corpus fera-<text:line-break/>tur, natura instrumenta ad id accommodata condidit, id-<text:line-break/>que fecunda jam ratione, non primaria certe, sicut prio-<text:line-break/>ra, quae commemoravimus. Ex his instrumentis alia,<text:line-break/>quod tenue et leve in eo habetur, expurgant; alia, quod<text:line-break/>te<text:span text:style-name="Default_20_Paragraph_20_Font"><text:span text:style-name="T2">r</text:span></text:span>restre et grave est; alia, quod inter haec duo consistit,<text:line-break/>aquosum scrosumque. . Priora., quod bilem recipiant,<text:line-break/>meatus bilis receptores choledochi a medicis appellantur,<text:line-break/>et vesica similis meatibus choledochis.; quae vero terre-<text:line-break/>stre et grave excrementum continent, ex visceribus lien<text:line-break/>est; ex intestinis ima pars lutestini recti; quae reti-<text:line-break/>quum tertium excipiunt, meatus urinarii, ureteres, renes<text:line-break/>et vesica. Ut autem in arbitrio animantis superfluorum<text:line-break/>sit excretio, musculos natura terminis vasorum ea conti-<text:line-break/>nentium affabricata est; qui turtis jam ratione inter ali-.<text:line-break/>menti instrumenta habentur. Itaque necessario tria haec</text:p>
      <text:p text:style-name="P2">instrumentorum: genera in omnibus animantibus ad ali-<text:line-break/>menti distiibntionem natura condidit, atque hoc est com-<text:line-break/>mune et idem in , universis. Intestina quidem et vehtri-<text:line-break/>culus, venae et jecur ex eorum numero sunt, quae pii-<text:line-break/>ma .ratione facta dicuntur; secretionis autem purgationis- -<text:line-break/>-que recreme<text:span text:style-name="Default_20_Paragraph_20_Font"><text:span text:style-name="T2">n</text:span></text:span>torum gratia condita sunt vasa; quae bilem<text:line-break/>recipiunt, et jecoris vesica; insuper lie<text:span text:style-name="Default_20_Paragraph_20_Font"><text:span text:style-name="T2">n</text:span></text:span> et renes ex fe-<text:line-break/>cundis consistunt ; musculi vero, qui recrementis egeren-<text:line-break/>dis subserviunt,; tertiis annumerantur.</text:p>
      <text:h text:style-name="Heading_20_2" text:outline-level="2">Cap. HI. </text:h>
      <text:p text:style-name="P25">At quoniam <text:span text:style-name="Default_20_Paragraph_20_Font"><text:span text:style-name="T2">n</text:span></text:span>onnulla animantia validis<text:line-break/>aluntur nutrimentis, quaedam imbecillibus, eo natura re—<text:line-break/>spidiens particulares. ventris differentias machinata est.<text:line-break/>Si itaque animans <text:span text:style-name="Default_20_Paragraph_20_Font"><text:span text:style-name="T2">n</text:span></text:span>onnunquam videas sive ex India veI<text:line-break/>etiam Libya, sive Scythia profectum , quod antea non<text:line-break/>conspexeris, alimentum ligneum fpluosumque assumere,<text:line-break/>mag<text:span text:style-name="Default_20_Paragraph_20_Font"><text:span text:style-name="T2">n</text:span></text:span>um huic et asperum noveris constructum esse ven-<text:line-break/>tiiculum; fi autem superiores etiam dentes non habeat,<text:line-break/>ventriculos huic necessario plures existere , ut- in primum</text:p>
      <text:p text:style-name="P2">statim pabulum ingerat; mox ex hoc ruminans ore con-<text:line-break/>finiat;. deinde rursus lu alium ventrem deglutiat; ex hoc<text:line-break/>rursus statim in alium transferat. [Postea ex illa -differentia<text:line-break/>alimenti i<text:span text:style-name="Default_20_Paragraph_20_Font"><text:span text:style-name="T2">n</text:span></text:span>strume<text:span text:style-name="Default_20_Paragraph_20_Font"><text:span text:style-name="T2">n</text:span></text:span>ta primaria ratione facta sunt, ut ven-<text:line-break/>triculus, Iecur, venae, .intestina; fecunda ratione, veluti<text:line-break/>renes;. lien,. .vesica fellis, meatus urinarii p tertia ratione<text:line-break/>musculi sudem pubemque complexi. Quum dico, primum<text:line-break/>locum . obtinent limiae; fecundum sus similia; tertium<text:line-break/>.ursus ; . quartum ferratis dentibus praestita et sues ; quin- -<text:line-break/>tum folipeda; sextum ruminantia: rursus ad aliam diffe-<text:line-break/>rentiam respice.] Ubi enim prius ex spectatis tibi itatu-<text:line-break/>erae- operibus fueris eruditus, artificlum ipsius in aliis<text:line-break/>quoque omnibus idem esse censeto. Sic itaque de honri-<text:line-break/>num artibus etiam pronunciamus ; non sustinentes omnes<text:line-break/>.videre statuas, quas Phialas et Polycletus finxerint, sed<text:line-break/>ex iis, quas jam videre licuit, aliarum quoque judicium -<text:line-break/>fumimus; quare et qui naturae operum peritus suerit,<text:line-break/>.ex vilis jam aliorum quoque aliquam faciet coniecturam.</text:p>
      <text:p text:style-name="P1">Itaque i<text:span text:style-name="Default_20_Paragraph_20_Font"><text:span text:style-name="T2">n</text:span></text:span>strumenta;- quae cibum conficiunt, ipsumque<text:line-break/>praeparant, tantam habere magnitudinem, talemque for-<text:line-break/>mam, qualis maxime alimento ingerendo conveniet, per-<text:line-break/>funsurn est omnibus,,. quicunque in operibus -ipsis magis<text:line-break/>fumus versati.- Ego igitur tibi assero, quoduis animal su-<text:line-break/>potioribus carens dentibus plures ventriculos obtinere, et<text:line-break/>omnino ruminare ; sicut rursus, cui superior dentium<text:line-break/>acies concessa est, hoc .animal nec ruminare posse, nec<text:line-break/>etiam multos habere ventres, sed unum .tantum, et sic. in-<text:line-break/>structum, ut lu carnivoris. . Jam cornigeris supernos den-<text:line-break/>tes magna ex parte abesse novimus; ut quibus terrestre<text:line-break/>capitis partium recrementum lu cornua absumatur. Sed<text:line-break/>non, quia cornigera sunt, ideo plures habent ventriculos,<text:line-break/>vel ruminant; at .quia duro spi<text:span text:style-name="Default_20_Paragraph_20_Font"><text:span text:style-name="T2">n</text:span></text:span>oscque orbo vescuntur,<text:line-break/>non instigent dentibus superioribus; quippe et camelus,<text:line-break/>quanquam cornibus careat, tamen et .ruminat, et multos<text:line-break/>- habet ventres, quoniam spinosum ligneumque alimentum</text:p>
      <text:p text:style-name="P2">depascitur. Hujus autem gratia interior quoque oris<text:line-break/>membrana tota aspera est, et ea,. quae ventribus obducta<text:line-break/>est, similiter. Uberius tibi percenserem, quanto in omni<text:line-break/>animantium genere artificio utatur natura, nisi a propo-<text:line-break/>sito opere esset alienum; sed tantum de eo indicasse Tusi-<text:line-break/>fieret, quantum orationis usus requirebat; nam alimenti<text:line-break/>instrumenta, in quocunque voles animante contemplari,<text:line-break/>ad eum modum deprehendes, ut lu quarto et quinto<text:line-break/>operis de pa<text:span text:style-name="Default_20_Paragraph_20_Font"><text:span text:style-name="T2">r</text:span></text:span>tium usu libro comprehensum esu Exempli<text:line-break/>gratia, omnes venas, quae per intestina, ventriculum, lie-<text:line-break/>nem et praeterea omentum dictum intercurrunt , ad he-<text:line-break/>patis portas porrigi videbis; nam et omentum hoc quod-<text:line-break/>danr ex cibi instrumentis est primaria ratione factis ip-<text:line-break/>fumque cibum conficientibus , veluti operculum conge-<text:line-break/>ultum caloris fovendi gratia praeparatum. Itaque re-<text:line-break/>Iicto in praesenti libro intestinorum et ventriculi diffe-.<text:line-break/>rentiarum examine, omnis, quae dicturus fum, in uni-</text:p>
      <text:p text:style-name="P2">ve<text:span text:style-name="Default_20_Paragraph_20_Font"><text:span text:style-name="T2">r</text:span></text:span>sis animantibus reperies, in quorum etiam dissectioni-<text:line-break/>bus exercitandum te censui. Simias quidem primas col-<text:line-break/>locavi, et maxime ex his ipsis, quae hominum figuram<text:line-break/>p<text:span text:style-name="Default_20_Paragraph_20_Font"><text:span text:style-name="T2">r</text:span></text:span>opius accedunt, sicut paulo ante relatum est; deinde<text:line-break/>quibuscunque animalis nomen competit, haec autem om- .<text:line-break/>nia genere uno comprehenduntur, nominanturque ani-<text:line-break/>malia simiae similia; his succedunt ursi; deinde serratis<text:line-break/>dentibus praedita, mures et folipeda dieta; ad haec om-<text:line-break/>nia sextum quoddam genus ruminantia comp<text:span text:style-name="Default_20_Paragraph_20_Font"><text:span text:style-name="T2">r</text:span></text:span>ehendit.<text:line-break/>Ea siquidem animantium genera veteres mihi innue<text:span text:style-name="Default_20_Paragraph_20_Font"><text:span text:style-name="T2">r</text:span></text:span>e<text:line-break/>videntur, dum crebro praecipiunt libros anatomicos; quos<text:line-break/>ipsi scripserunt, in illis examinari animantibus, quae non<text:line-break/>multum ab hominum natura recedunt. Verum alimenti<text:line-break/>instrumentis non modo ipsa animantia, quae in opere de<text:line-break/>usu particularum e<text:span text:style-name="Default_20_Paragraph_20_Font"><text:span text:style-name="T2">n</text:span></text:span>arravimus, universa fruuntur, sed<text:line-break/>etiam multa alia , quae amplius ab hominum natura<text:line-break/>discrepant. [Interim bifariam alimenti organa licet inci-<text:line-break/>dere, a posterioribus nempe. abdominis musculis, vel a</text:p>
      <text:p text:style-name="P2">prioribus, utpote peritunaeo.] quemadmodum quaecunque<text:line-break/>convolutum scrpuut, repunt et natant. Quid quod ante<text:line-break/>haec in elephantis , camelis, equis Niliacis atque id ge-<text:line-break/>nus aliis? siquidem omnia, quae commemoravi in illo<text:line-break/>opere de vasis alimenti, universa ipsis insunt. Quod-<text:line-break/>cunque igitur ex eis dissecandum habes, duplici modo .<text:line-break/>aggredere., interdum a musculis lu abdomine sitis luci-<text:line-break/>piens, qui- etiam tertii generis instrumentorum, quae nu-<text:line-break/>tritia dicuntur, existunt, alias ab ipsis primis: ab his fa-<text:line-break/>ne, quod dignitate primi sint; ab externis autem mulcu-<text:line-break/>lis, quod ordine primas obtineant.</text:p>
      <text:h text:style-name="Heading_20_2" text:outline-level="2">Cap. IV. </text:h>
      <text:p text:style-name="P25">At ego nunc prius exequar, quae structu-<text:line-break/>rae ratione priora sunt. Itaque musculos inferio<text:span text:style-name="Default_20_Paragraph_20_Font"><text:span text:style-name="T2">r</text:span></text:span>is ven-<text:line-break/>tris universos a mucronata cartilaglue usque ad pubis<text:line-break/>ossa dividens, in corpus quoddam tenue et latae araneo-<text:line-break/><text:span text:style-name="Default_20_Paragraph_20_Font"><text:span text:style-name="T2">t</text:span></text:span>um telae simile incides, cui nomen i<text:span text:style-name="Default_20_Paragraph_20_Font"><text:span text:style-name="T2">n</text:span></text:span>ditum est perito-<text:line-break/>naeo. Verum non tantum absolute sic peritonaeum ap-<text:line-break/>perlabitur, sed a nonnullis haec. lota appellatio luditur,</text:p>
      <text:p text:style-name="P1">peritonaeos membrana; a nonnullis haec integra perito-<text:line-break/>naeos tunica; sunt, qui etiam peritonaeum tegumentum<text:line-break/>ipsum appellent. Caeterum haec pars admodum tenuis<text:line-break/>substantiae .membrana est, ex simplicium et primorum<text:line-break/>corporum numero, quae sane esium similaria nuncupare<text:line-break/>legitime solemus. Profectu peritonaeum inde nomen<text:line-break/>fumpsit, quod praetendatur omnibus tum visceribus, tum<text:line-break/>intestinis, tum valis, quae inter septum transversum et<text:line-break/>crura habentur. Ita vero et aliis, quae his intersecent;<text:line-break/>omnibus obducitur, ex quorum grege est et vulva et ve-.<text:line-break/>sica. Jam vero animal resupinum, in quo dissectionem<text:line-break/>-molimur., intuitus, demissas ipsius paries audies, fecun-<text:line-break/>dum profunditatem sane,. quae prope spicam consistunt;<text:line-break/>fecundum longitudinem vero, quae juxta os latum di-<text:line-break/>ctum usque ad isdrion et pectinis ossa habentur. e con-<text:line-break/>. trario altas partes, fecundum profunditatem certe, quae<text:line-break/>ci<text:span text:style-name="Default_20_Paragraph_20_Font"><text:span text:style-name="T2">r</text:span></text:span>ca umbilicum et cutem ei continuam visuntur; fe-<text:line-break/>cundum longitudinem autem, quae prope praecordia con-</text:p>
      <text:p text:style-name="P2">sistunt. His itaque universis, et praeterea. ipsorum late-<text:line-break/>ribus ,. quae dictorum intermedia sunt, membrana quae-<text:line-break/>dam tenuissima obtenditur, quam citra divulsionem, . prae-<text:line-break/>fertim septi : et musculorum duorum abdominis eam at-<text:line-break/>tingentium, singulorum quidem lu utraque .parte, sinistra.<text:line-break/>et dextra, haud proclive est detrahere. Ubi enim lu latum<text:line-break/>tenuem que tendinem, puta aponemosin, ex ipsis .edide-,<text:line-break/>rint, peritonaeos membrana solutu contumax eis cohae-<text:line-break/>rescit; ut etiam abdominis suturam , i quam possibile est<text:line-break/>folius peritonaei facere, cum aponeurosi dicta administra-<text:line-break/>ri norimus. Attamen, ubi feorsim peritonaeum absque<text:line-break/>omnibus iis, quae id contingunt , poteris. inspicere, circu-<text:line-break/>lum quendam referre videbitur, qui in quibusdam ejus<text:line-break/>partibus laxos processus, in quibusdam foramina tantum<text:line-break/>obtineat. Por<text:span text:style-name="Default_20_Paragraph_20_Font"><text:span text:style-name="T1">t</text:span></text:span>o separare ipsum incipis, postquam inve-<text:line-break/>nisti, ubi privatim consistat nulli musculorum incumbenti-<text:line-break/>um adhaerescens; unus autem hic locus est non multo<text:line-break/>post umbilici regionem ubi primum a transversis secer-</text:p>
      <text:p text:style-name="P2">niturmusculis, et fusum relinquitur. Quemadmodum i-<text:line-break/>gitur in lusce ipfum regionibus prompte conservabis su-<text:line-break/>tum lab universis ambientibus detectum, ita et labor est<text:line-break/>servare, quum primum. conscendens in transversos mus-<text:line-break/>culos incideris. Quin etiam substantiam ipsius manifesto<text:line-break/>cognosces . in quibus partibus solum derexeris , exacte<text:line-break/>contemplatus. Insuper deprehendes male rem intellexit-;<text:line-break/>fe, qui ipsum cum aponeurosi lu abdominis vulnere<text:line-break/>sarciendo ceu peritonaeum solum consuebant; nam in<text:line-break/>ascensu palam conspicitur, cum propius umbilici regionem<text:line-break/>accesserit, tenui transversorum musculorum tendini con-<text:line-break/>iiexum , a quibus ipsum haud mediocri negotio , quin ali-<text:line-break/>qua parte dilanietur, liberari diximus: At quum grande<text:line-break/>fatis animal fuerit; rem propositam licet assequi, et pe-<text:line-break/>ritonaeum fibi continuum ad costas spurias ufque confer-<text:line-break/>vare; ubi transversis musculis desinentibus alius excipit<text:line-break/>musculus, ipsum videlicet feptum. Etenim hujus quoque<text:line-break/>substantia musculus exactus figura circularis existit; quod</text:p>
      <text:p text:style-name="P1">in medio ipsius habetur, totum nervosum est ; quod autum<text:line-break/>lu orbem hoc ambit, universum usque ad- primos procos-<text:line-break/>Ius carnosum. est; de. quibus ... uberius. in proprio ipsius<text:line-break/>sermone percensemus; praestans autem, quantum ad peri-<text:line-break/>tunaei communionem . opus erat, jam explicatus esu Ces-<text:line-break/>fantibus enim transversis musculis peritonaeos membrana<text:line-break/>carnosae septi particulae oboritur; a qua eodem modo<text:line-break/>detrahere ipsum convenit, quo et a reliquis musculis<text:line-break/>avulsa fuerit;; verum in illis quidem juxta animalis lon-<text:line-break/>gitudinem ceu ad thoracem nscendebas ; nunc ad prosim-<text:line-break/>diora descendere usque ad spinam oportebit, quoniam<text:line-break/>septum huic co<text:span text:style-name="Default_20_Paragraph_20_Font"><text:span text:style-name="T1">n</text:span></text:span>nectitur. -Non tamen.peritunaei ad car-<text:line-break/>nolam ipsius ..partem consortium admodum aegre solvitur,<text:line-break/>quemadmodum id, quod cum nervosa init: attamen stu-<text:line-break/>diosp operi incumbentibus liberatur, quousque ad cavam<text:line-break/>venam perventum sit, prope quam gibba jecinoris septo<text:line-break/>transverso adjacent et connectuntur. Quod autem phre-<text:line-break/>nas vel septum transversum dicere nihil interest, quis<text:line-break/>ignorat? Insuper ab hoc connexu ad sinistrum perito-</text:p>
      <text:p text:style-name="P1">naeum alter humilior cum ventriculi initio coit, quod<text:line-break/>jam etiam os ipsius appestant, stomacho juxta has phre-<text:line-break/>nas cessante. Ibidem igitur peritonaeum expanditur, pri-<text:line-break/>mum orificio ventriculi, deinde tuti capacitati, crassius<text:line-break/>se ipso factum, ut labor non sit ipsum a ventre detra-<text:line-break/>here. Quanto autem inibi crassius est, tanto tenuius je-<text:line-break/>cori obtenditur, omnesque ipsius particulas ceu tunica<text:line-break/>quaedam peculiaris contegit. Cujus nimirum gratia non-<text:line-break/>nulli peritonaeum ipsum . tunicam appellant, quoniam<text:line-break/>.ventriculi, jecoris, lienis, renum, intestinorum, vesicae<text:line-break/>et vulvae involucrum est. Porro nihil affert discriminis,<text:line-break/>involucrum dicas an tunicam. Itaque jecore interea re-<text:line-break/>licto, .peritonaeum ventriculo obtunsum sequere, donec. ad<text:line-break/>extuberantiorem ipsius partem avellendo. perveneris, qua.<text:line-break/>magnam venam toti longitudini ventriculi sublimius lusi-<text:line-break/>dentem conspicis ; item numerosum quandam tenuium<text:line-break/>.venarum seriem a fublimi . illa vena . ni ventriculum</text:p>
      <text:p text:style-name="P4">propagari, aliam post alium, uno ordine utraque linea;,<text:line-break/>quae, ut diximus, pars ventris extuberantissima existit.<text:line-break/>Quum igitur peritenaeum ipsi obtrusum venis insertis<text:line-break/>occmsarit, - rectum ipsis statim cohaerescens sursum ad<text:line-break/>magnum usque venam, a qua ipsae nuscuntur, pertendit,<text:line-break/>et involucrum, vallum firmamentumque eisdem efficitur:<text:line-break/>siquidem et duplex inibi habetur, quod videlicet ventri-<text:line-break/>culum inorbem ambiens totum ipsum contegat. Quum<text:line-break/>vero in tali. circuitu ad priorem ipsius partem necesse-<text:line-break/>rit, inde rursus ad eminentiorem pergens in vasta ipfa<text:line-break/>ibidem incidit, quibus etiam ex alto descendens occuria-<text:line-break/>bat. Itaque similiter ipfa comprehendit, et quod a ma-<text:line-break/>jori vena sursum fertur, firmat; et in hac duarum peri-<text:line-break/>tonaei partium intercapedine ventris vasa consistunt; ni-<text:line-break/>hilominus tamen ipsis interiacet. .elatius vas magnum,<text:line-break/>cui arteria quaedam sit apposita unaque in ramos simi-<text:line-break/>lesdiffundatur.</text:p>
      <text:h text:style-name="P19" text:outline-level="2">Cap. v. </text:h>
      <text:p text:style-name="P25">At, quemadmodum exiguae grandium va-<text:line-break/>forum propagines in ve<text:span text:style-name="Default_20_Paragraph_20_Font"><text:span text:style-name="T2">n</text:span></text:span>triculum demerguntur, ita in<text:line-break/>pronum, ceu ad umbilicum, aliae parvae magnorum so-<text:line-break/>boles ex alto deferuntur, duabus peritonaei partibus<text:line-break/>comprehensae, Et hoc ipsum corpus tum ex duabus pe-<text:line-break/>rrtonaei ceu plicis, tum ex vasis, quae media intra ipsas<text:line-break/>plicas continentur, compositum, in quibusdam quidem<text:line-break/>animalibus. haud mullo infra, quam umbilicus est, lu qui-<text:line-break/>liusdam .vero ad pubis usque ossa procedit. (omentum<text:line-break/>Latini , . veteres Graeci. bifariam vocant, epiploon et<text:line-break/>epiplun.) Maximum id habent inter animantia homines<text:line-break/>et simiae; et inde plerique homines saepe dicuntur epi-<text:line-break/>ploocomistae, quasi dicas omenti gestores. Vocant enim<text:line-break/>sic horulam, num omentum meatui ad scrotum defcen-<text:line-break/>denti incidit; quod mox dicturus sum. Ex reliquis aui-<text:line-break/>mantibus nullum praeter simiam hujusmodi affectu ten-<text:line-break/>. fatur. Sed omentum hoc ab ipsis epiploi nomen forti-<text:line-break/>tum est, quoniam nulli lutestinorum connnscitur, nisi</text:p>
      <text:p text:style-name="P2">quod quibusdam pauculis ligamentis in dextra parte .la-<text:line-break/>xiori intestino, quod colon appellant, connectitur. Ela-<text:line-break/>tior itaque omenti pars qualemnam generationem habeat,<text:line-break/>exposuimus. De caeteris ejus partibus deinceps agen-<text:line-break/>dum. Quum ad amussim venas inspexeris, quae sub du-<text:line-break/>plica peritonaeo comprehensae ex gibbo ventris deorsum<text:line-break/>versus procurrunt, non cessandum est ab inspectione,<text:line-break/>verum utrobique venam gibbum ipsius intercurrentem-<text:line-break/>persequi oportet Siquidem per dextram a<text:span text:style-name="Default_20_Paragraph_20_Font"><text:span text:style-name="T2">n</text:span></text:span>imantis per-<text:line-break/>tem deducet ad duodenum, quo tenue intestinum ex ven-<text:line-break/>triculo oritur; altera parte ad lienis concava; cujus vi-<text:line-break/>fceris in <text:span text:style-name="Default_20_Paragraph_20_Font"><text:span text:style-name="T2">sin</text:span></text:span>istra positi gibba ipsius pars ad extrema co-<text:line-break/>darum, quas spurias appellavi, conversa est, et quicquid<text:line-break/>his ad sinistra ilia contiguum est, concava autem ad<text:line-break/>dextram partem inclinat contra jecur et partes inibi<text:line-break/>sitas. Proinde vena, quae a ventriculi gibbo ad lienis<text:line-break/>concavum porrigitur, eodem modo lieni inferitur, quo</text:p>
      <text:p text:style-name="P2">etiam ventriculo sublimis, duplici fulta. peritonaeo<text:span text:style-name="Default_20_Paragraph_20_Font"><text:span text:style-name="T1">i</text:span></text:span> Porro.<text:line-break/>mittit de fe ramos. quosdam , ut in ventriculo, numero<text:line-break/>sane complures, magnitudine vero exiguos, partim lu lie-<text:line-break/>nem, partim lu omentum; non tamen vas in lienem ab-<text:line-break/>fumitirr; sed, qu<text:span text:style-name="Default_20_Paragraph_20_Font"><text:span text:style-name="T1">o</text:span></text:span>d ex eo restat, una cum arteriae Ubi<text:line-break/>junctae reliquo deorsum verius per sinistra ilia pertendit,<text:line-break/>quod generationis initium ei omento, quod in hac parte<text:line-break/>est, fit, et simul cum vasis procedit, eatenus crescens,<text:line-break/>quoad illa fuerint absumpta ramorum iusiar in surculos<text:line-break/>germinaque diffusmum. Eodem modo in dextris illis<text:line-break/>omenti portio descendit cum illius Ioci vasis, quae in<text:line-break/>ventris gibbo fe contingunt; quapropter ..et lue illud. qui-<text:line-break/>dem tanquam indicem secutus ad amussim ipsius origi-<text:line-break/>nem conspicies. Hae igitur prope ilia partes situm ha- ;<text:line-break/>bent inter regionem superiorem , quam ex ventris gibbo<text:line-break/>prodere dixi, et inferiorem, quam nundum sermone ex- .</text:p>
      <text:p text:style-name="P2">plicui ; utraque vero ex his ipsis ilium fedi continua esu<text:line-break/>Atqui non hoc solo momine disserunt,- quod altera super-<text:line-break/>posita, altera subdita su; -immo etiam non parvo diseris<text:line-break/>mine, puta vasorum magnitudine, ever<text:span text:style-name="Default_20_Paragraph_20_Font"><text:span text:style-name="T1">t</text:span></text:span>ant. Nam subje-<text:line-break/>eta omenti portio pauciores venas et numero .et magni-<text:line-break/>tudine obtinet; enascitur autem ex ventris simis, unde<text:line-break/>et: vasa habet ex iis , quae . in ventrem inibi propagantur,<text:line-break/>reliquias quasdani .simul ipsi deorsum versus abducentia.<text:line-break/>omnes hae particulae - sibi mutuo continuae sunt, ac cor-<text:line-break/>pus unum, omentum videlicet, constituunt, figura maxime<text:line-break/>marsupii et sacculi et perae; quod orificium quidem ex<text:line-break/>ventriculo exortum superius et inferius obtinet, totum<text:line-break/>vero ejus. spatium adusque fundum, quatenus ex dictis cone<text:line-break/>sistit principiis,. deorsum versus procedit. Id autem ha-<text:line-break/>here sic evidentius deprehendes , ss ipsum inibi abscisi-<text:line-break/>sum et nulla alia parte vel perforatum vel divulsum<text:line-break/>inpias adimplere aut liquida aut solida .substantis :</text:p>
      <text:p text:style-name="P2">ab ea siquidem totumj si integrum sit et sibi.continuum,<text:line-break/>marsupiorum modo replebitur.. Jam facile est etiam per-<text:line-break/>secte animali id eximere; nempe breves adhuc connexus<text:line-break/>supersunt ad lienem colonque ipsum; postquam a primis<text:line-break/>exortibus totum suerit separatum. Adnnscitur itaque non-<text:line-break/>nunquam, sed raro etiam jecinoris lobo, . alias alii, et<text:line-break/>spuriae cuidam costae; neque huic .uni perpetuo, sed ut<text:line-break/>evenerit. caeterum fere semper ab aliis omnibus .libe-<text:line-break/>ratur scjunctumque est; praeterquam his tribus, ventri-<text:line-break/>culo, liene et nolo, quibus semper connexum est.- Qua-<text:line-break/>lenam igitur .sit omentum ipsum, let unde oriatur, si ad<text:line-break/>dictum modum sectionem aggrediaris , haud aegre visive-<text:line-break/>uses. Porro reliquis omnibus , quae ipsius sunt,- sublatis,<text:line-break/>peritonaeum detrahes , a gibbo quidem ventriestlf iterum<text:line-break/>incipiens usque ad pylorum et intestinorum originem,<text:line-break/>ab inferiori autum extremo (ubi.dolum- ipsum esse 1 dixi<text:line-break/>citra nervosam transversorum- musculorum extremitatem]</text:p>
      <text:p text:style-name="P2">ad pubis ossa accedens; hluc enim ipsum vesicae et vuI-<text:line-break/>vae obtendi conspicies, et, si iterum elatius per demissas<text:line-break/>in imo partes conscendas (ubi mesenterium est, quod et<text:line-break/>mesaraeon vocatus) lumborum etiam partibus universi,<text:line-break/>obducitur, in quibus et renes habentur. Adibis haec<text:line-break/>etiam, si superne descenderis; sicut enim dixi initio, pe-<text:line-break/>ritonaeunr, cum unum existat sibi continuum, tum priore<text:line-break/>ventris parte omnibus cibi instrumentis obductum est,<text:line-break/>tum spinae suffultum pariter et circumdatum. .Non ta-<text:line-break/>men aequalis ipsi crassities lu omnibus,. quibus obtendi-<text:line-break/><text:span text:style-name="Default_20_Paragraph_20_Font"><text:span text:style-name="T1">tur, </text:span></text:span>ut retuli, inesse apparet, sed in quibusdam se ipso<text:line-break/>crassiore constat substantia, in nonnullis tenuiore: in je-<text:line-break/>core quidem , . veluti et prius expositum est, tenuissimum<text:line-break/>visitur: ita quoque in liene; minus autem in renibus;<text:line-break/>crassius in ventriculo est, intestluis, vesica et (vulva.<text:line-break/>Quere quibusdam imposuit, tanquam peculiaris pars esset<text:line-break/>eurum, quas modo commemoravimus. Tale autem meri-<text:line-break/>tu nimirum cirea instrumenta creatum est, quae aliquam-</text:p>
      <text:p text:style-name="P2">do repleta. in tumorem attolluntur; melius enim erat,.<text:line-break/>ut ipsum cmn his simul extenderetur ; quod, si admodum<text:line-break/>esset tenue , non citra. offensam . sustineret. Haec autem<text:line-break/>omnia peritonaeo contegi , si praedicta ratione ipsum de-<text:line-break/>trahas, addisces., lofuper mesenterium quomodo ex eo,<text:line-break/>nascatur, cognoveris, primum fi, quae circa pyloron et<text:line-break/>primum intestinum (ecphvfin) habentur, denudaveris, de-<text:line-break/>inde per continuum jejunum et tenue intestinum totum,<text:line-break/>postea crassam; haec enim omnia peritonaeum orbicula-<text:line-break/>tim comprehendit. At quum permulti in eis.. sint anfra-<text:line-break/>ctus, necessario pars ipsorum anfractuum altera gibba ,. ale<text:line-break/>tera concava est, in quum sane vasa, quae per me<text:span text:style-name="Default_20_Paragraph_20_Font"><text:span text:style-name="T2">t</text:span></text:span>ente-.<text:line-break/>rium ad unumquodque intestinum excurrunt , inseruntur ;<text:line-break/>per gibbam vero tenue vas aliquod intestinis immittititr,<text:line-break/>neque alius quidam connexus est vel ad aliud insitu-.<text:line-break/>mentum;, vel invicem. in. his igitur partibus non fine<text:line-break/>ratione omnia facile separantur a peritonaeo deteguntur-<text:line-break/>que : in concava parte avelli magis quam separari vasis</text:p>
      <text:p text:style-name="P5">necessarium esu Ac . ideo , i<text:span text:style-name="Default_20_Paragraph_20_Font"><text:span text:style-name="T1">n</text:span></text:span> quibus animantibus fanguis<text:line-break/>natura humidus est, et aer calidus, et mors non multo<text:line-break/>dute praecessit, sanguis, simul ac -animal fuerit jugulatum,<text:line-break/>ex vasorum, quae abrumpuntur, oris profluit. Sin autem<text:line-break/>multo aule animal fit mortuum vel jugulatum, vel crassi<text:line-break/>succi , quemadmodum canis et leo , vel etiam aer frigidus,<text:line-break/>fanguis ex vasis non effunditur.</text:p>
      <text:h text:style-name="Heading_20_2" text:outline-level="2"><text:span text:style-name="Default_20_Paragraph_20_Font"><text:span text:style-name="T1">i. </text:span></text:span>Cap. VI.</text:h>
      <text:p text:style-name="P26">Porro necessarium tibi est dicto. modo<text:line-break/>administrationem obeunti omnia intesti<text:span text:style-name="Default_20_Paragraph_20_Font"><text:span text:style-name="T1">n</text:span></text:span>a eximere, me-<text:line-break/>fenterio in animali relicto, quod etiam mefaraeon appel-<text:line-break/>dant, utroque nomine ab accidentibus ipsi indito;. mesen-<text:line-break/>terio quidem a situ, mesaraeo autem a peculiari substan-<text:line-break/>tia, nam. et medium luter intestina - situm efl, et omnes<text:line-break/>venas ex jecore in ipsum descendentes una cum vicinis<text:line-break/>arteriis et nervis in orbem complectitur, quemadmodum<text:line-break/>intestina singula. Ubi igitur vasis et intestinis obtendi-<text:line-break/>ter, simplex est; ubi vero ipsis medium intersecet, non</text:p>
      <text:p text:style-name="P2">amplius indumenti usum, sed copulae exhibet, duplex<text:line-break/>enim esu Atque hoc tibi licet, vel citra omnem comme-<text:line-break/>morulam dissectionis consequentiam , mox ubi ventrem<text:line-break/>imum divisuris, tuo Marte cognoscas f atque alteri etiam<text:line-break/>indices. Nam acutiore scalpello partem cujuscunque an-<text:line-break/>fractus intestini magis gibbam mediocriter incidens, ut<text:line-break/>exteriorem quidem, sive membranam libeat dicere, sive<text:line-break/>tunicam, dividas, interiorem vero illaesam ferves, ipsum<text:line-break/>utroque <text:span text:style-name="Default_20_Paragraph_20_Font"><text:span text:style-name="T2">s</text:span></text:span>ectionis labro detrahere molieris, donec ad par-<text:line-break/>tem magis simam illius orbis perveneris; ubi maxime<text:line-break/>diligentia adhibita alterutram partem detegendam feque-<text:line-break/>re. Hinc enim accidet, ut, quum primum utrisque luci—<text:line-break/>deris, ne alteram quidem ipsarum .cessare rideas: [fecun-<text:line-break/>do in ipsis ex duobus quibusdam constant corporibus; ter-<text:line-break/>tio ex quinque, quoniam vesica vulvaque uno constant<text:line-break/>corpore, tunica est peritonaeum.] hic enim mutuo fe con-<text:line-break/>frendunt et duplex efficiunt corpus , menium inter fingu-<text:line-break/>las venas positum, quae in anfractum deferuntur; his</text:p>
      <text:p text:style-name="P2">praeterea. arteriam quandam nervumque admodum exi-<text:line-break/>guum esse adstructum diximus. Quemadmodum igitur<text:line-break/>singula i<text:span text:style-name="Default_20_Paragraph_20_Font"><text:span text:style-name="T1">n</text:span></text:span>testina a peritonaeo circulatim tote comprehen-<text:line-break/>sa extrinsecus conteguntur; sic et composita ex tribus.<text:line-break/>instrumentis, arteria, vena et nervo, tanquam unum.<text:line-break/>quoddam corpus a peritonaeo obducuntur. Quum au.-<text:line-break/>tem multae sint coniugationes ex arteria, vena et nervo<text:line-break/>lu singulis orbibus ; insuper multa luter eas spatia, in<text:line-break/>quibus duplex habetur peritonaeum ; mefaraei substantia,<text:line-break/><text:span text:style-name="Default_20_Paragraph_20_Font"><text:span text:style-name="T5">ex </text:span></text:span>eis consuitur, aequalem omento substantiam habens;<text:line-break/>etenim et illud, qua arteriam recipit et venam nervum-<text:line-break/>que, tanquam unum corpus orbiculatim induit. Quod<text:line-break/>vero in horum medio consistit., nihil aliud quam perito-.<text:line-break/>naeunr duplex est, non tamen substantiae similitudo evi-;<text:line-break/>dentur apparet, praestat autem dicere, eadem essentia<text:line-break/>omenti et peritunaei , propter pi<text:span text:style-name="Default_20_Paragraph_20_Font"><text:span text:style-name="T1">n</text:span></text:span>guitudinis coplam,<text:line-break/>quam tutum omentum inter vasorum regiones amplectitur.<text:line-break/>Quod si obesum animal abunde fit, in tantum augeri pin-</text:p>
      <text:p text:style-name="P2">guedinem accidit, ut interdum v<text:span text:style-name="Default_20_Paragraph_20_Font"><text:span text:style-name="T2">a</text:span></text:span>sa conscendat: quan-.<text:line-break/>quam in hujusmodi animantibus etiam alias plerasque<text:line-break/>perilonaei partes pinguedinem habere conspiciamus, prae-<text:line-break/>serlitn in quibus non grandia vasa habentur et viscera<text:line-break/>Iougius absunt; quippe a calore liquescere, a scigiditate<text:line-break/>conservari videtur; atque hujus rei gratla semper in ner-<text:line-break/>vosis partibus consistit, et iis, qui otiosam vitam agunt,<text:line-break/>abundat. Talis sane peritonaei et eorum, quae ex eo<text:line-break/>gignuntur, natura est. Porro quae in mesenterio sunt ar-<text:line-break/>teriae ac venae, quae veluti r<text:span text:style-name="Default_20_Paragraph_20_Font"><text:span text:style-name="T2">a</text:span></text:span>dices in concavam an Ira-<text:line-break/>otuum partem inseruntur, invicem coeuntes, ceu in arbo-<text:line-break/>ribus radices, ad unum omnes principium disseruntur ac<text:line-break/>perveniunt. Itaque venas omnes, quae ad iecoris portas<text:line-break/>in unum colliguntur, ex facili comperies; arterias autem<text:line-break/>non ita Iacite, ut quae magis exungues sint, et cralltori<text:line-break/>tunsi a subductae principium habe<text:span text:style-name="Default_20_Paragraph_20_Font"><text:span text:style-name="T2">a</text:span></text:span>nt exangui corpori con-<text:line-break/>tignum, in quo totum mesenterium cum intestinis habe-<text:line-break/>tur; quod sane etiam mesenterii <text:span text:style-name="Default_20_Paragraph_20_Font"><text:span text:style-name="T2">a</text:span></text:span>ppendiculum nominant,</text:p>
      <text:p text:style-name="P1">ligamenti naturam habens. Sursum autem hoc tendit, ad-<text:line-break/>jaceirtes sibi habens arterias ad eam partem spinae, quae<text:line-break/>inter scptum transver<text:span text:style-name="Default_20_Paragraph_20_Font"><text:span text:style-name="T1">t</text:span></text:span>unt et renes habetur. Huc autem<text:line-break/>pertinet etiam mefenterii arteriarum principium , quod<text:line-break/>aliquando ex una radice statim bipartitur; aliquando vero<text:line-break/>statim ali initio duplex apparet; sest hujusmodi in vaso-<text:line-break/>tum dissectione accuratius exequemur.</text:p>
      <text:h text:style-name="Heading_20_2" text:outline-level="2">Cap. VII. </text:h>
      <text:p text:style-name="P25">Jam vero, exemptis omnibus intestinis,<text:line-break/>ventriculi totius, jecoris, lienis, renum, - vesicae et vulvae<text:line-break/>ini foeminis natura consideranda esu Licet etiam iute-<text:line-break/><text:span text:style-name="Default_20_Paragraph_20_Font"><text:span text:style-name="T1">- t</text:span></text:span>rinorum ipsorum substantiam, qualisnam fit, a<text:span text:style-name="Default_20_Paragraph_20_Font"><text:span text:style-name="T1">g</text:span></text:span>mini stran-<text:line-break/>do disicere. Ac praestat hujusmodi per se ex tofo corpo-<text:line-break/>re exempta inspicere ; nam ad lucem ipsa , prout libeat,<text:line-break/>poteris vertere, et multifariam alias in aliam figuram<text:line-break/>tra<text:span text:style-name="Default_20_Paragraph_20_Font"><text:span text:style-name="T1">n</text:span></text:span>sferens omnium in ipsis particularum discretionem<text:line-break/>exactam tenere.- -Satius forsan. erit ipsis propositis me-</text:p>
      <text:p text:style-name="P2">fenterii glandulas inspicere; ad quas vesta quaedam ab<text:line-break/>fis, quae ad intestina feruntur, porrigi manifesto licet in-<text:line-break/>tueri. Nec non integrum est. post exempta quoque iute-<text:line-break/>stina ipsas in mescnterio una cum propriis vasis conspi-.<text:line-break/>cere;- de quorum natura lu dissectione glandularum di-<text:line-break/>cenrus. Quae igitur libris de usu partium sunt compre-.<text:line-break/>heufa, omnia vera deprehendes in ve<text:span text:style-name="Default_20_Paragraph_20_Font"><text:span text:style-name="T2">n</text:span></text:span>triculo, intestinis<text:line-break/>et aliis instrumentis, quae ad cibi distributionem natura<text:line-break/>condidit; verbi gratia, duas esse ventriculi singulorumque<text:line-break/>intestinorum tunicas; sic enim nominant complexus, nu-<text:line-break/>de cousiunt, adque nun admodum proprie, nam operi-<text:line-break/>mentum tegumentumque tunicae . vocabulo. significatur ;<text:line-break/>unam autem vesicae, sicut et vulvae; quam enim nonnulli<text:line-break/>fecundam in his , tertiam vero in ventriculo et intestinis<text:line-break/>arbitrantur, peritonaeum est ipsis obtunsum, ut praemo-<text:line-break/>nui, tunicaque re vera esu At ventriculus ipse ex duo-<text:line-break/>bus latis tenuibusque corporibus constat, ceu plexibm</text:p>
      <text:p text:style-name="P6">sibi invicem coniunctis. Habet autem interior ipsius pars<text:line-break/>fibras rectas, exterior orbiculares, quum peritonaeum<text:line-break/>nullas obtineat, sicut nec alia quaevis membrana; simplex<text:line-break/>enim omnino corpus est totum, haud tamen araneorum<text:line-break/>telae modo necdum contextae. Atqui intestinis pleraeque<text:line-break/>circulares insunt fibrae, quibus pauculae .rectae ipsis su-<text:line-break/>perpolitae sunt.</text:p>
      <text:h text:style-name="Heading_20_2" text:outline-level="2">Cap. VIR. </text:h>
      <text:p text:style-name="P25">omnia igitur haec cunctis sanguineis,<text:line-break/>non modosux generibus animantium, inesse consumamus.<text:line-break/>ltem eisdem omnibus et jecur inest. Quae vero jecur<text:line-break/>habent, iis et lien omni<text:span text:style-name="Default_20_Paragraph_20_Font"><text:span text:style-name="T2">n</text:span></text:span>o inest, et meatus bilis. rece-:<text:line-break/>p tores; etsi vesicam, quae amaram bilem colligit, haud<text:line-break/>omnibus ideo concesserit natura. Non tamen- vera di-<text:line-break/>cunt, qui de omnibus ea carentibus scripsere, quemad-<text:line-break/>modum et Mnesitheus de elephanto prodidit; huic siqui-<text:line-break/>dem et vesica in jecore inest, proportionalem tuti visce-<text:line-break/>ri magnitudinem obtinens. At situs idem ipsam surtitis<text:line-break/>animalibus in maximo l<text:span text:style-name="Default_20_Paragraph_20_Font"><text:span text:style-name="T2">a</text:span></text:span>borum jecoris perpetuo. esu<text:line-break/>Non tamen jecoris lobi pares numero in cunctis animam:</text:p>
      <text:p text:style-name="P2">tibus, vel genere; vel specie habentur ; quemadmodum<text:line-break/>nemus magnitudo est aequalis tum labo<text:span text:style-name="Default_20_Paragraph_20_Font"><text:span text:style-name="T1">r</text:span></text:span>um, tum totius<text:line-break/>visceris. -Gulosis quidem et timidis inest magnum jecur<text:line-break/>et multifidusu, contrariis vero diversum. Quibus autem<text:line-break/>magnum est, i<text:span text:style-name="Default_20_Paragraph_20_Font"><text:span text:style-name="T1">n</text:span></text:span> plures majoresque lobos . quam homini-<text:line-break/>bus fissum est, quanquam in ipsis hominibus universis<text:line-break/>nec magnitudo , nec loliorum numerus similis visatur.<text:line-break/>Accuratissime igitur de ipso scribens^ Herophilus hunc in<text:line-break/>modum disseruit. <text:span text:style-name="Default_20_Paragraph_20_Font"><text:span text:style-name="T1">Jecur humanum, si ad alia quaedam<text:line-break/>animantia ejusdem cum homine magnitudinis conferas,<text:line-break/>perquam magnum est; et qua septum transversum attin-<text:line-break/>git, gibbum -est et laeve, qua v</text:span></text:span>e<text:span text:style-name="Default_20_Paragraph_20_Font"><text:span text:style-name="T1">ro ventriculum et ip-<text:line-break/>siu</text:span></text:span>s <text:span text:style-name="Default_20_Paragraph_20_Font"><text:span text:style-name="T1">gibbum, cavum ese et inaequale. Porro assimilatur<text:line-break/>cu</text:span></text:span>i<text:span text:style-name="Default_20_Paragraph_20_Font"><text:span text:style-name="T1">dam rupium intervall</text:span></text:span>o, - <text:span text:style-name="Default_20_Paragraph_20_Font"><text:span text:style-name="T1">qua et fu</text:span></text:span>s<text:span text:style-name="Default_20_Paragraph_20_Font"><text:span text:style-name="T1">tibu</text:span></text:span>s <text:span text:style-name="Default_20_Paragraph_20_Font"><text:span text:style-name="T1">ex umbilico<text:line-break/>vena in</text:span></text:span> i<text:span text:style-name="Default_20_Paragraph_20_Font"><text:span text:style-name="T1">psum innascitur. rerum</text:span></text:span> i<text:span text:style-name="Default_20_Paragraph_20_Font"><text:span text:style-name="T1">n</text:span></text:span> o<text:span text:style-name="Default_20_Paragraph_20_Font"><text:span text:style-name="T1">mnibu</text:span></text:span>s <text:span text:style-name="Default_20_Paragraph_20_Font"><text:span text:style-name="T1">non est<text:line-break/>simile, sed latitudine, l</text:span></text:span>o<text:span text:style-name="Default_20_Paragraph_20_Font"><text:span text:style-name="T1">ngitudin</text:span></text:span>e, <text:span text:style-name="Default_20_Paragraph_20_Font"><text:span text:style-name="T1">crassitie, altitudine,<text:line-break/>sil</text:span></text:span>v<text:span text:style-name="Default_20_Paragraph_20_Font"><text:span text:style-name="T1">arum n</text:span></text:span>u<text:span text:style-name="Default_20_Paragraph_20_Font"><text:span text:style-name="T1">mero, inaequabilitate ex anteri</text:span></text:span>o<text:span text:style-name="Default_20_Paragraph_20_Font"><text:span text:style-name="T1">ri parte, qua,</text:span></text:span></text:p>
      <text:p text:style-name="P2"><text:span text:style-name="Default_20_Paragraph_20_Font"><text:span text:style-name="T1">crassissimum ese, et summitate orbiculari, qua extenuatur,<text:line-break/>ab aliis diversum ese;</text:span></text:span> i <text:span text:style-name="Default_20_Paragraph_20_Font"><text:span text:style-name="T1">etenim in quibusdam n</text:span></text:span>e <text:span text:style-name="Default_20_Paragraph_20_Font"><text:span text:style-name="T1">fibras<text:line-break/>quidem habet, sed ex t</text:span></text:span>o<text:span text:style-name="Default_20_Paragraph_20_Font"><text:span text:style-name="T1">t</text:span></text:span>o <text:span text:style-name="Default_20_Paragraph_20_Font"><text:span text:style-name="T1">rotundum est, minu</text:span></text:span>s<text:span text:style-name="Default_20_Paragraph_20_Font"><text:span text:style-name="T1">que re-<text:line-break/>ctum, quibusdam duas, aliis plures, multis et quatu</text:span></text:span>o<text:span text:style-name="Default_20_Paragraph_20_Font"><text:span text:style-name="T1">r<text:line-break/></text:span></text:span>o<text:span text:style-name="Default_20_Paragraph_20_Font"><text:span text:style-name="T1">btinet. </text:span></text:span>Haec itaque Herophilus recte. Praeterea- lini-<text:line-break/>stram ipsum occupare partem paucis in hominibus, non<text:line-break/>in paucis aliis animantibus, vere prodidit in hoc ipso<text:line-break/>libro secundo de dissectionibus. Solius quidem leporis<text:line-break/>ipse mentionem faciens , nobis de aliis animantibus con-<text:line-break/>Iiderandum reliquit, quae procedenti commentario ena.r-<text:line-break/>rare decrevi. In prae<text:span text:style-name="Default_20_Paragraph_20_Font"><text:span text:style-name="T1">s</text:span></text:span>entia enim, quantum ad commenta—<text:line-break/>rios de usu partium conduxerit, duntaxat exequar. [Quod<text:line-break/>vena superficiaria , et caudicis nomine stelecluaea ap-<text:line-break/>pellata, unde omnes aliae venae sanguineis ac pedestri-.<text:line-break/>bus animantibus procedunt, . utilium cognitionem prae-<text:line-break/>bet.] obiter vero non paucas differentias commemora<text:span text:style-name="Default_20_Paragraph_20_Font"><text:span text:style-name="T1">r</text:span></text:span>e<text:line-break/>cogor , sicut prosectu et nunc in facinore , cujus maxima<text:line-break/>portio in omni animantium genere dextram fellem ocq</text:p>
      <text:p text:style-name="P2">cupat; quanquam et sinistrae portionem, scd non aeque<text:line-break/>in omnibus comprehendit, verum (ur Heropliilus scripsit];<text:line-break/>in lepore plurimum.- Ego vero. et cunctis reptilibus, et<text:line-break/>quibus id est maximum, ut timidis et gulosis, assero.</text:p>
      <text:h text:style-name="Heading_20_2" text:outline-level="2">Cap. IX. </text:h>
      <text:p text:style-name="P25">Jam vero intestinorum natura, quatenus<text:line-break/>intestina sunt, omnium eadem habetur; magnitudine an-.<text:line-break/>tem et numero orbium feu anfractuum diversa est, ut<text:line-break/>omnibus jam conflare arbitror. Elephanto siquidem in-<text:line-break/>testinum est latissimum; equo simillimum; sui lu multus<text:line-break/>convolutum orbes et longissimum; quod etiam haud me-<text:line-break/>diceres in particulis differentias fortiter; easdem in ho-<text:line-break/>mine et simia obtinet. Primum itaque totus exortus feu<text:line-break/>ecphyfis, quem ex pyloro intestinum excipit, talibus val—<text:line-break/>de est angustus. Ab hoc, quod a duodecim digitorum<text:line-break/>longitudine duodenum appellant,. ut Herophilus vere pro-<text:line-break/>didit; multifariam convolvitur in orbes., vasorum comptu-<text:line-break/>rium serie contextos, quod jejunum nominant, quia sum-.<text:line-break/>per cibo vacuum invenitur. Inde tenue ileon intesti-<text:line-break/>nunr est, substantia huic simile: differt autem, quod</text:p>
      <text:p text:style-name="P2">neque vacuum reperiatur, neque tot vasis scateat. De-<text:line-break/>inde caecum appellatum. Postea colon. Ab hoc lu ex-<text:line-break/>tremo rectum appellatum intestinum ad sedem usque<text:line-break/>porrectum esu</text:p>
      <text:h text:style-name="Heading_20_2" text:outline-level="2">t Cap. x </text:h>
      <text:p text:style-name="P26">Sic et lien in sinistra parte consistit, con-<text:line-break/>cavo ipsius lu dextram converso. Atque vena quaedam<text:line-break/>ex jecluore ad ipsum pertinet; cujus processus in ventri-<text:line-break/>culum derivat. Postquam ergo omnibus lienis partibus<text:line-break/>propagines sunt transmissae , quaedam pars hujus venae<text:line-break/><text:span text:style-name="Default_20_Paragraph_20_Font"><text:span text:style-name="T5">ad </text:span></text:span>gibbum ventri cusi sursum . emergit, quaedam lu sini-<text:line-break/>stram omenti regionem divaricatur. Etenim et haec in<text:line-break/>omnibus sanguineis animantibus communia . sunt. Non<text:line-break/>tamen lienis magnitudo, neque color idem omnibus mest;<text:line-break/>quippe leo, canis omniaque fortia et calida animalia<text:line-break/>nigrum affatim obtinent; sus autem humidioraque et fri-<text:line-break/>gidiora alhicantem magis, Omnes igitur ejusmodi ani-<text:line-break/>m<text:span text:style-name="Default_20_Paragraph_20_Font"><text:span text:style-name="T1">e</text:span></text:span>ntium differentias proximo commentario explicare eo-<text:line-break/>nabor, quo absolutam naturae operum peritiam compti-</text:p>
      <text:p text:style-name="P2">rat, quicunque in hanc rem incumbit. Nunc, ut initio<text:line-break/>institui, digrediar ad id, quod ex cibi instrumentorum<text:line-break/>dissectione restat. Ubi enim peritonaeunr , ut dictum est,<text:line-break/>detraxeris, et, quod hoc cum omnibus juxta septum in-<text:line-break/>stiumentis et illa invicem consortium habeant, inspexeris<text:line-break/>evidenter, sutgula incidito, iniicie<text:span text:style-name="Default_20_Paragraph_20_Font"><text:span text:style-name="T1">n</text:span></text:span>s laminam aeream, aut<text:line-break/>ferream, aut argenteam, aut ligneam. Solent autem ana-<text:line-break/>tomrci laminas appellare communi vocabulo hujusmodi<text:line-break/>instrumenta, scalpella-, fpathornelas, amphismelas, specilla,<text:line-break/>orio claria, quibus similia ex.. ligno deusiori licet conficere,<text:line-break/>sicut nobis sunt ex buxo, quae huc magis conferunt, ne<text:line-break/>scalpellum quandoque confringatur. Porro utor eis, ut<text:line-break/>dixi, vasorum oris immittens, m faci<text:span text:style-name="Default_20_Paragraph_20_Font"><text:span text:style-name="T1">n</text:span></text:span>ore quidem venae<text:line-break/>ad pintam silae, quam recentiores anatomici, quod alia-<text:line-break/>rum veluti caudex sit; stelechiaeam nominant, et duplici<text:line-break/>gibbae ipsius partis ve<text:span text:style-name="Default_20_Paragraph_20_Font"><text:span text:style-name="T1">n</text:span></text:span>ae,. quae sursum deorsumque por-<text:line-break/>rigitur; in renibus autem per granulum vasorum spluam</text:p>
      <text:p text:style-name="P7">occupantium processus ad meatus urinarios; tum in aliis,<text:line-break/>ut dicturus sum.</text:p>
      <text:h text:style-name="Heading_20_2" text:outline-level="2">Cap. XI.</text:h>
      <text:p text:style-name="P25">Verum prius de jecinore sermonem ab-<text:line-break/>solvam.. Hoc namque viscus venas ex mefenterio ad con-<text:line-break/>cavam ipsius-partem pertinentes excipit; vocant autem<text:line-break/>hunc locum, in quem omnes venae colliguntur, portas;<text:line-break/>jecinoris.. Hic ilaque reperies.maximum venae os in om-<text:line-break/>albus sanguine .p<text:span text:style-name="Default_20_Paragraph_20_Font"><text:span text:style-name="T2">r</text:span></text:span>aestitis animantibus; in quod una ex<text:line-break/>praeparatis laminis demissa (sint autem plures, hae te-<text:line-break/>tutiores, illae crassiores, ut ea, quae maxime congruat,<text:line-break/>utaris) per singulas fibras leviter ipsam propellens, iubstan-<text:line-break/>tiam incumbentem scalpello praecides , donec ad hanc ve-<text:line-break/>nam perveneris, in qua- instrumentum per portas -intra<text:line-break/>viscus demissum continetur Hoc autem sub tenui tunica<text:line-break/>traulmiftnm evidenter apparet. Mos enim est anatomicis<text:line-break/>et valorum corpora tunicas appellare , sicut . paulo ante<text:line-break/>in ventriculo dictum est; cujus duas esse tunicas retuli,</text:p>
      <text:p text:style-name="P1">re<text:span text:style-name="Default_20_Paragraph_20_Font"><text:span text:style-name="T2">n</text:span></text:span> plerus quosdam mutuo sibi incumbentes. Caeterum<text:line-break/>uniuscujusque jecinoris venae tunica admodum tenuis est,<text:line-break/>qualis nulla in foto animante alia.. Hac autem detecta<text:line-break/>sic, utnon dissecuerit, carnem visceri circumdatam, valli<text:line-break/>inde procedentibus intermediam, adimito, siquidem a portis<text:line-break/>in singulas -fibras, quotquot suerint, venam u<text:span text:style-name="Default_20_Paragraph_20_Font"><text:span text:style-name="T2">n</text:span></text:span>am grandem<text:line-break/>porrigi deprehendes; qua in multas exiles diffusa, tan-<text:line-break/>quam caudice lu ramos, delude rursus de illis ceu in<text:line-break/>surculos quosdam discissis , postea illis veluti in germina<text:line-break/>quaedam tenuia desurentibus; quantum vnsa inter jacet,.<text:line-break/>totum visceris carne repletum esu Eam vocant Erafistrati<text:line-break/>sectatores parenchyma. Hanc igitur substantiam, sive car-<text:line-break/>nem mavis appellare, sive parenchyma, stipatiouis modo<text:line-break/>omnibus inter vasa sitisse regionibus expositam, tuismet<text:line-break/>digitis poteris eximere, ut vufa, unam illam fibram, cui<text:line-break/>prius instrumentum praeparatum indideris, amplexa, nuda<text:line-break/>.c Relinquantur. Quod enim in una tibi fibra conspectum</text:p>
      <text:p text:style-name="P2">fuerit, id in omnibus comperies. Itaque si animal am- t<text:line-break/>plae magnitudinis extiterit, una cum. venis et meatus,<text:line-break/>qui bilem recipiunt, et arterias ipsius; dum in jecore,<text:line-break/>sicut ostensum est, detegis, conservare erit integrum. Sin<text:line-break/>autem parvum fuerit, non adeo ad fibrae cujusque extre-<text:line-break/>mum tria vasorum genera poteris salva relinquere. Prae- .<text:line-break/>stat igitur in aliis animantibus ejusmodi dissectiones .ad-<text:line-break/>ministiare ; in quibus , etiamsi jecur telo corpore sit ex-<text:line-break/>empturn, manifesto propter portas et arteria et vas bi-<text:line-break/>liosum conspiciuntur, ut etiam ante, quam sit exemptum,<text:line-break/>juxta venam. porrecta. At in minutis animalibus illo<text:line-break/>quidem exempto nihil omnino apparet; nondum vero<text:line-break/>exempto primam in ipsum arteriae productionem palam<text:line-break/>est intueri ; etenim arteriae vas magis, quam vena,<text:line-break/>candicat.</text:p>
      <text:h text:style-name="Heading_20_2" text:outline-level="2">Cap. Xlli </text:h>
      <text:p text:style-name="P25">Verum sequi ipsam in ramos abolitam<text:line-break/>adusque extremum non amplius poteris; sed mox, si ex-.<text:line-break/>acte .portarum regio<text:span text:style-name="Default_20_Paragraph_20_Font"><text:span text:style-name="T2">n</text:span></text:span>em sequaris, spectabis etiam meatum</text:p>
      <text:p text:style-name="P2">ex bilis vesica ad intestinorum productionis initirmr per-<text:line-break/>venientem non multo inferius, quum pyloros habetur.<text:line-break/>Talem vero pylorunr. in nonnullis anima<text:span text:style-name="Default_20_Paragraph_20_Font"><text:span text:style-name="T1">n</text:span></text:span>tibus conspicies,<text:line-break/>qui crassam propria circumscriptione ventris substantiam <text:span text:style-name="Default_20_Paragraph_20_Font"><text:span text:style-name="T1">r<text:line-break/></text:span></text:span>obtineat, ubi - temne intestinum ex .ipso primo oritur.<text:line-break/>Quidam non prius id vocare intestinum dignantur, quam<text:line-break/>id orbes aulractusque convolvatur; atque ideo alii sunpli-<text:line-break/>citer ecphyfin , alii cum appendice duodenum appellant.<text:line-break/>Interdum meatus biliosus, qua huic inseritur, exiguum de<text:line-break/>fe .ramum stupra pylorum emittit. Quin et - particulam<text:line-break/>admodum parvam simulcum vena, quae ad viscus sur-<text:line-break/>fum pertendit, in membranam extrinsecus ambientem de-<text:line-break/>ferri spectabis, praeterquam quod profundius cum ea diva-<text:line-break/>ricetur. omnia itaque haec accurate intuitus ,- deinde;<text:line-break/>qua jecur maxime gibbum est, accedes, illam ipsius fibram<text:line-break/>incidens, cujus. concava in. parte venas detexeris; quippe<text:line-break/>venas. similiter in gibba sine arteriis propagari comes<text:span text:style-name="Default_20_Paragraph_20_Font"><text:span text:style-name="T1">i</text:span></text:span></text:p>
      <text:p text:style-name="P1">At multo minus fellei meatus appellati lu hac parte visce-<text:line-break/>ris habentur ; quos non ita solum vocant, sed etiam cbo-<text:line-break/>ledochos, vel per o literam , vel per <text:span text:style-name="Default_20_Paragraph_20_Font"><text:span text:style-name="T9">η </text:span></text:span>fecundam syllabam<text:line-break/>proferentes, sicut et ipsam lu majore jecoris fibra vesicam<text:line-break/>nominant Venas autem oontueberis hic quoque .tenues<text:line-break/>simul et nudas quolibet indumento membraueo, quale me-<text:line-break/>scutarii universis mest; quas etiam hujus gratia nonnulli<text:line-break/>. duas habere .tunicas arbitrantur.: linque venam omnem.</text:p>
      <text:p text:style-name="Normal">fibras varie infans intertexentes ; tunicam ve<text:span text:style-name="Default_20_Paragraph_20_Font"><text:span text:style-name="T2">r</text:span></text:span>o unam Ira-<text:line-break/>bere novimus ; atque eam peculia<text:span text:style-name="Default_20_Paragraph_20_Font"><text:span text:style-name="T2">r</text:span></text:span>em semper, nisi sicubi<text:line-break/>fublimrs et non affixa procurrat, membranas quasdam<text:line-break/>vice tegumentorum simul et firmamentorum desiderans.<text:line-break/>De arteriarum voro tunicis in cornis dissectione libro sc<text:span text:style-name="Default_20_Paragraph_20_Font"><text:span text:style-name="T2">i<text:line-break/></text:span></text:span>quenti persequar.</text:p>
      <text:h text:style-name="Heading_20_2" text:outline-level="2">Cap. Xlll. </text:h>
      <text:p text:style-name="P25">Nunc autem ad <text:span text:style-name="Default_20_Paragraph_20_Font"><text:span text:style-name="T2">r</text:span></text:span>enes ire tempestivum<text:line-break/>est, quorum dexter in omnibus animantibus eminet ala-<text:line-break/>tior, nonnunquam grandem jecoris fibram attingens. Pori.<text:line-break/>ro a fipluae vasis, arteria nempe et vena, inseruntur in</text:p>
      <text:p text:style-name="P2">eos haud exiguae magnitudinis vasa, simiis quidem si<text:span text:style-name="Default_20_Paragraph_20_Font"><text:span text:style-name="T2">n</text:span></text:span>gu-<text:line-break/>la utrinque, aliis autem quibusdam animantibus, ut rur-<text:line-break/>ftrs dicetur, bina. Insuper concava in sese conversa ob-<text:line-break/>tinent, gibba vero ad animantis latera adversa. .At in<text:line-break/>animalibus non magnis laminam demittere usque ad con-<text:line-break/>cavam maxime utriusque partem poteris , haud tamen in<text:line-break/>eundem ipsorum ventriculum immittere. In maximis ve-<text:line-break/>ro, si post mortem statim i<text:span text:style-name="Default_20_Paragraph_20_Font"><text:span text:style-name="T2">n</text:span></text:span>dideris, ma<text:span text:style-name="Default_20_Paragraph_20_Font"><text:span text:style-name="T2">n</text:span></text:span>ifesto in renis<text:line-break/>sinum permeantem conspicies; item, qua utrumque vas<text:line-break/>inferitur, in plures palam ramos diffundi. Eri dentur ta-<text:line-break/>men renis sicum cernes, etsi animal grande non sumit,<text:line-break/>corpore quodam membraneo circumdatum; aliqua ve<text:span text:style-name="Default_20_Paragraph_20_Font"><text:span text:style-name="T2">r</text:span></text:span>o<text:line-break/>ipsius parte non procul a valorum insertione alterum<text:line-break/>quoddam corpus obtinet concavum et oblongum, quod<text:line-break/>nonnulli juxta communem omnium concavorum et ob—<text:line-break/>longorum corporum appellationem vas nominant; qui-<text:line-break/>danr meatum;. alii arteriam; sunt, qui venam nuncupent. .</text:p>
      <text:p text:style-name="P2">Tu autem, si mihi et Platoni auscultas, nominibus fena-<text:line-break/>per neglectis ad rerum scientiam primum et praecipue<text:line-break/>: incumbes; delude, quum alterum quendam doces, perspi-<text:line-break/>cuitati studebis, cujus et Platonem et nos pro virili cu-^<text:line-break/>ram habere rides. Caeterum os hujus meatus sensui ex-<text:line-break/>politum est, licet animans non adeo grande suerit. Ac<text:line-break/>duplici via ipsi poteris immittere aliquod ex praeparatis<text:line-break/>instrumentis tenue , sive- amphimelon , sive specillum li-<text:line-break/>beat appellasse; sin autem tenuiori opus suerit, etiam<text:line-break/>melotidem. Interim ex sinu renis, cum ipsum patefece-<text:line-break/>ris, ceu ad meatum, rursus de meatu per os in renem<text:line-break/>demittis. Nominatur autem meatus iste uretur, cui unica<text:line-break/>peculiaris tunica adest, quae similiter aliis omnibus,<text:line-break/>quaecunque peritonaeo suspensa sunt, .obducta est. Fru-<text:line-break/>stra autem de hoc meatu urinario contendunt quidam ex<text:line-break/>anatomicis, meliusne sit ipsum arteriam appellare, an<text:line-break/>venam: constat enim una tunica, quemadmodum venae,</text:p>
      <text:p text:style-name="P2">non tamen ita gracili, sicut illae. Porro fi, exteriore ipsa<text:line-break/>membrana ablata, libeat juxta longitudinem dissecare. ad<text:line-break/>vesicam usque, tum vesicae substantiae . similis apparebit,<text:line-break/>exempto videlicet et illius tegmine , .tum meatus in ea.<text:line-break/>naturam inspicies, qui obliquus sunul ad ipsam pertinet,<text:line-break/>et hujusmodi internae ipfius regionis operculum sortitur,<text:line-break/>quale in columbariis scyphones appellati. Atqui hoc<text:line-break/>operculum non a vesicae substantia diversum est, feli<text:line-break/>corporis ipfius una quaedam portio, simul cum ejus forma<text:line-break/>tam prudenter concinnata, ut ab iis solis adaperiatur,<text:line-break/>quae per meatum deferuntur. Mox autem. deprehendes,<text:line-break/>cum. meatus urinarios peritonaeo nudaveris, et arterias,<text:line-break/>et venas similiter suspensas ad peritonaer foramina obii-<text:line-break/>quas deduci. lncipiuut itaque ab ima regione, ubi p eri v<text:line-break/>tonaemn magnis valis .obtenditur. Porro, quae ad testes<text:line-break/>feruntur, ab exortu fede lumborum relicta, ad inguinum</text:p>
      <text:p text:style-name="P2">principia semper elatius procedentia ^peritonaeum -ipsis<text:line-break/>.porrectum in orbem comprehendit,. transmittens eadem<text:line-break/>adusque. sublimes sui partes, ubi utrinque soramine per-<text:line-break/>vium est; etenim, quae cum valis mirus procedit, longa<text:line-break/>propagatio. est. Caeterum, in quibus dixi partibus, per-<text:line-break/>f oratum .est grande peritonaeum, quod sphaerae cujus-<text:line-break/>.dam modo constructum esse diximus. Itaque meatus ad<text:line-break/>.testem pertinens exigua magni in abdomine peritonaei<text:line-break/>suboles esu Qui autem ambit arterias venasque ad te-<text:line-break/>fticulos procurrentes , non sane ab altero magno in sum-<text:line-break/>bis peritonaeo procedit, vasa quidem testes alentia, ut<text:line-break/>dictum est, complectens, caeterum cum ipsis per mea-<text:line-break/>tum deorsum c<text:span text:style-name="Default_20_Paragraph_20_Font"><text:span text:style-name="T1">e.</text:span></text:span>nmeans. Proinde duplex ibidem perito-<text:line-break/>naei propago efficitur, altera ad meatus . generationem,<text:line-break/>ac si vas nullum esset , deductura ; altera vero , ut sit<text:line-break/>indumentum vasorum, quae testem nutriunt, tanquam si<text:line-break/>ea- per meatum aliquem non efferrentur. Haec igitur</text:p>
      <text:p text:style-name="P2">propter operitonaei communionem dicta mihi sunt, etsi<text:line-break/>ad institutum sermonem non pertineant.</text:p>
      <text:h text:style-name="Heading_20_2" text:outline-level="2">Cap. XIU </text:h>
      <text:p text:style-name="P25">Superest autem, ut tertiam cibi instru-<text:line-break/>mentorum differentiam commemorem, quae nimirum<text:line-break/>musculi fiunt : alii in abdomine, qui non ad excremen-<text:line-break/>torum tantum egestionem, sed ad elllationes quoque et<text:line-break/>voces- edendas haud parum afferunt virtutis ; alii in sc-<text:line-break/>de ad stringendum claudendum que meatus extremum ac-<text:line-break/>commodati; rursus, quum in dejactionibus eductusfue-<text:line-break/>rit, revellentcs; vesicae vero, ut claudant solum, appo-<text:line-break/>siti. Proinde in . abdomine sitos statim in prima animan-<text:line-break/>tium dissectione satius est administrare, siquidem omnino<text:line-break/>ipsos in animante discreturus es. Qui. vere in sede ha-<text:line-break/>lientur, nisi . prrus intestina eximas dtiimasque pubis<text:line-break/>ossa, clare conspici non possunt. Quomodo igitur id fa-<text:line-break/>mas, mihi quidem iam dicendi., tibi vero audiendi tem-<text:line-break/>pus est. Quoniam pubis ossa cartilaginis interventu in<text:line-break/>priore parte invicem coeunt, lineam commissurae inve-</text:p>
      <text:p text:style-name="P2">nire diligenter conaberis; si enim secundum illam va-<text:line-break/>lens et grande scalpellum adegeris, facile ipfa inter fe<text:line-break/>diriores. Quo factu mox etiam cutem basi ipsorum fub-<text:line-break/>ditam alacriter separabis, idque .citra senis tlissectio-<text:line-break/>nem ; deinde, utroque osse prehenso , quod ilium dicitur,<text:line-break/>in exteriora detorquebis, donec et haec a commissura<text:line-break/>lati ossis, quod etiam sacrum appellatur, fuerint soluta;<text:line-break/>quippe sic omnia in illa regione erunt conspicua, quam<text:line-break/>et latum et pubis ossa comprehendunt Haec igitur om-<text:line-break/>nium instrumentorum, quae inibi situm habent, coma<text:line-break/>munis. est administratio. Nam fi arterias, aut venas,<text:line-break/>aut nervos libeat inspicere; aut vesicam,. aut vulvam,<text:line-break/>aut musculos ad grandem femoris trochantera porrectos,<text:line-break/>prius pubis ossa invicem sexiuges; mox in exteriorem<text:line-break/>partem utrumque ilium os torquebis, a commissura, qua<text:line-break/>cum latu osse coarctantur, superans. Verum ad id,<text:line-break/>quod institutum erat, veniendum est. Utrique sane pu-</text:p>
      <text:p text:style-name="P2">bis ossi ab interna parte- multam superpositam carnem<text:line-break/>spectabis, .quae membranuso ex ipsis ossibus profecto li.-<text:line-break/>gamento orbiculatim contegitur. Quantum vero ex ea<text:line-break/>facri ollis regioni continuum est, id ligamentum habet ex<text:line-break/>illo simul procedens, jam dicto contiguum. Hoc igitur<text:line-break/>modo quodlibet ligamentum, tum -quod ex lato osse, tum<text:line-break/>quod . ex pectine oritur, unum musculi caput efficitur,<text:line-break/>non magus quidem, sed membranosi. lati que, ad sedis<text:line-break/>utramque partem producti; quem si integrum omnino<text:line-break/>praeferres, actio ex ipso situ innotescet; multo magis,<text:line-break/>si, ut ostensum est, detecto a vicinis toto musculo et<text:line-break/>fede, mox capite, quod retuli, prehenso, ad illud sesi<text:line-break/>dem per musculum attrahas, quomodo revellatur, vide-<text:line-break/>bis. Nullus autem alius musculus e regione collocatus<text:line-break/>ipsum detrahit, ut in plurimis partibus habere certum<text:line-break/>est; fessa musculis in abdomine sitis, qui una cum septo<text:line-break/>transverso intestina premunt, et per illos,. quodcunque<text:line-break/>in. ipsis. continetur,- tum sedem propelli contingit,: tum</text:p>
      <text:p text:style-name="P2">frequenter adeo extrudi, ut ne a duobus quidem relatis<text:line-break/>musculis prompte queat retrahi. Eo igitur tempore, quo<text:line-break/>unimus alvum exonerat, octo abdominis musculi pariter-<text:line-break/>cum septo pro communi.-emuium musculorum functione<text:line-break/>tenduntur , orbiculari musculo relaxate , qui circulatim<text:line-break/>sudem complectitur ; reliquo .omni tempore circularis hic<text:line-break/>musculus co<text:span text:style-name="Default_20_Paragraph_20_Font"><text:span text:style-name="T2">n</text:span></text:span>strictus sessis os claudit, quem et ipsum fa-<text:line-break/>cilo spectabis, cute tuta, quae hisce loris obducitur, pri-<text:line-break/>mum amputata. Post hoc autem et membraneo<text:span text:style-name="Default_20_Paragraph_20_Font"><text:span text:style-name="T2">r</text:span></text:span>um cor-<text:line-break/>porum cum coccyge commissuram cuti mixtam fedis ex-<text:line-break/>tremum gignit, quantum extra circularem musculum<text:line-break/>eminet. Idem - vero hic musculus coccygia principium<text:line-break/>sibi subjectum ex posteriore parte continet; priore al-<text:line-break/>terius musculi interventu peni connexus est, de quo in<text:line-break/>generantium instrumentorum dissectione speculabimur.<text:line-break/>Nunc autem, quum vesicae termini musculum, ubi pri-<text:line-break/>mum vocata cervix ipsius oritur, - de texeris, maniscsto</text:p>
      <text:p text:style-name="P2">jam similem esse orbiculari festis tum sunctione tum<text:line-break/>usu . cernes ; quippe et hic , sicut- ille , orificium , cui<text:line-break/>est praepolle<text:span text:style-name="Default_20_Paragraph_20_Font"><text:span text:style-name="T2">n</text:span></text:span>s, constringit; unde etiam appellant, uti<text:line-break/>illum, sic hunc nonuulli splnncterem sin strictorem.<text:line-break/>Restant autem octo musculi , - totam inseriorem fepti rb-<text:line-break/>gionem tenentes, qui cibi potius quam spiritus insitu--<text:line-break/>mentis a natura conditi fiunt; de. quibus nihil praeterea-<text:line-break/>dicere opus est, ut quos prius in externarum partium<text:line-break/>dissectione libro superiore retulerimus.</text:p>
      <text:h text:style-name="P18" text:outline-level="1"><text:bookmark-start text:name="bookmark12"/>GALENI DE ANATOMICIS ADMINISTRATIONIBVS<text:bookmark-end text:name="bookmark12"/></text:h>
      <text:h text:style-name="Heading_20_1" text:outline-level="1"><text:span text:style-name="Default_20_Paragraph_20_Font">L I B E R VII.</text:span></text:h>
      <text:h text:style-name="Heading_20_2" text:outline-level="2">Cap. L </text:h>
      <text:p text:style-name="P25">Hoc libro, quomodo spiritalium instrumen-,<text:line-break/>torum dissectionem administres, explicare proposui. Quum<text:line-break/>vero communis illius quoque sermo existat, quemfupe-<text:line-break/>rioris libri initio de alimenti vasis prosecutus sina, non<text:line-break/>convenit mihi ipsum repetere ; . surgatis autem , qui haec<text:line-break/>legunt, commeminisse est necessarium. Pulmo igitur,<text:line-break/>cor et thorax principalissima spiritus instrumenta fiant.</text:p>
      <text:p text:style-name="P2">Iox arteriarum genus duplex; unum quidem a sinistro<text:line-break/>cordis ventriculo in totum corpus propagatum, quae om-<text:line-break/>nes eodem rhythmo cum corde pulsant: (porro omnium<text:line-break/>ipsarum unus communis veluti caudex aliquis existit ar-<text:line-break/>feria maxima, quam nonnulli hoc ip<text:span text:style-name="Default_20_Paragraph_20_Font"><text:span text:style-name="T1">s</text:span></text:span>o nomine vocant<text:line-break/>maximam, alii simpliciter magnam, alii crassam, aliqui<text:line-break/>ortham seu arrectum:) alterum autem genus arteriarum<text:line-break/>est, quas nominant asperas; in cervice quidem una<text:line-break/>maxima, per pulmonem autem universum multae hujus<text:line-break/>feries ramorum. Superiori dictae In collo grandis arte-<text:line-break/>riae extremo veluti caput quoddam incumbit particula<text:line-break/>htrynx appellata; dicitur autem haec etiam a recentiori-<text:line-break/>bus anatomicis bronchi caput, eo quod et ipsam totam<text:line-break/>alperam arteriam non ita solum, sed bronchum quoque<text:line-break/>nuncupant. Haec itaque universa ratione primaria na-<text:line-break/>tnra condidit, quaedam necessarii ad vitam ipsam ufus<text:line-break/>gratia, quaedam utilia, non tamen animantibus necessaria.</text:p>
      <text:p text:style-name="P2">Verum de. his in opere de partium usu libro texto et<text:line-break/>septimo definitum esu</text:p>
      <text:h text:style-name="Heading_20_2" text:outline-level="2">C ap. li. </text:h>
      <text:p text:style-name="P25">Jam vero alsam quandam construxit partiou-<text:line-break/>lam, quae et substantiam peritonaeo similem habet, et eun-<text:line-break/>dem usum omnibus spiritus lustrumentis, veluti illud cibi,<text:line-break/>exhibet. Praeterea, ut peritonaeum illud dicitur, quod<text:line-break/>alimenti vesta praetendatur, ita haec succingens, quia co-<text:line-break/>stas totas intrinsecus succingat. Ad haec similiter illi alias<text:line-break/>quoque duas sortitur appellationes, ab his membrana, ab<text:line-break/>illis tunica nomi<text:span text:style-name="Default_20_Paragraph_20_Font"><text:span text:style-name="T2">n</text:span></text:span>ata; membrana quidem ab essentia-;<text:line-break/>tunica vero ab usu; quippe araneae modo praetenuis-, ac<text:line-break/>ex toto sibi similis costas succingit; indumentum. vero<text:line-break/>est, ceu tunica quaedam, omnium spirationis .instiumen—<text:line-break/>turum. Itaque et peritunaernn absolute membrana est;<text:line-break/>quemadmodum praecedenti libro expositum .est; aulolum<text:line-break/>queque haec -succingens nominata ; absolute etiam tenuis<text:line-break/>meninx; ad haec, quae ossa ambiunt periostia; et nru-<text:line-break/>fculorum- ipsorum peculiares;. postremo cordis involo-</text:p>
      <text:p text:style-name="P2">erum. Atqui corpora membranosa plerisque i<text:span text:style-name="Default_20_Paragraph_20_Font"><text:span text:style-name="T1">n</text:span></text:span> locis ci-<text:line-break/>tra haec consistunt, quaedam ex ossibus ^ligamentorum<text:line-break/>substantiae instar procedentia ; quaedam^ ex musculorum<text:line-break/>aponeurosi tendinunr modo generantur. Verum succrn-<text:line-break/>gens haec membrana omnibus lutra thoracem instrunren-<text:line-break/>tis obducitur, quemadmodum peritonaeum vasis, quae<text:line-break/>infra <text:span text:style-name="Default_20_Paragraph_20_Font"><text:span text:style-name="T1">s</text:span></text:span>eptum habentur, obtendi dictum est demonstra-.<text:line-break/>suntque. Ex ipsa autem membranae thoracem interfe-<text:line-break/>pieutes nuscuntur; atque hac sola re structura ipsius a<text:line-break/>peritonaeo differt, quod videlicet duplex omnino sit, non<text:line-break/>una, quemadmodum illud. Porro naturam ipsius accu-<text:line-break/>rate perdisces, si anterius thoracis os, quod anatomici<text:line-break/>ster<text:span text:style-name="Default_20_Paragraph_20_Font"><text:span text:style-name="T1">n</text:span></text:span>unt appella<text:span text:style-name="Default_20_Paragraph_20_Font"><text:span text:style-name="T1">n</text:span></text:span>t, menium disserueris. Ad hoc autem per-<text:line-break/>agendum cultri excisorii validi simul et acuti sint adapta-<text:line-break/>ti. Simul atque vero opus aggrederis, prius corpora, quae<text:line-break/>videlicet sternunt totum circumeunt, auferantur; hoc<text:line-break/>siquidem detecto messiam lineam exquisitius coniectabis;<text:line-break/>cui mentem adhibens os pectoris totum ad mncrenatam</text:p>
      <text:p text:style-name="P2">usque cartilaginem in duas partes dirimas, et penitius ad<text:line-break/>spluam descendes, membranas invicem sejungens. Prom-<text:line-break/>prius id perfeceris , si utramque pectoralis ollis partem lu<text:line-break/>exteriora deducas leviter reflectendo. Atque ideo in<text:line-break/>hoc conatu reliquae tibi partes universae facile obtempe-<text:line-break/>rabunt; in. cornis autem regione non similiter; etenim<text:line-break/>pericardion dicta membrana tunicare (licet namque et<text:line-break/>huic duo nomina indere, membranae a substantia, tuus-<text:line-break/>eae ab usuj sterno connexa est, qua maxime ipsius ver-<text:line-break/>tusi et quaedam utrinque verticis partes habentur. Ete-<text:line-break/>urna tunc in conspectum haec prodit, cum sternunt disse-<text:line-break/>cueris; maxime vero et postea, cum membranas, quae<text:line-break/>totum thoracem interfepiunt, invicem dirimis. Optimum<text:line-break/>igitur est integrum ipsum conservare et nou.vulneratum;<text:line-break/>quamvis, si convulneretur, institutum in hac dissectione<text:line-break/>non offenderit. Si enim cor non appereat, ne sic quia<text:line-break/>dem spatiosae thoracis laxitates convuluerabuntur. Quippe</text:p>
      <text:p text:style-name="P2">crebro vivente animali sponte totum cor nudamus, id-<text:line-break/>que ita , ut neec.aliquod latum thoracis spatium , perfo-<text:line-break/>retur; verum debilia elissectione paulo post dicetur. De<text:line-break/>praesenti autem repetito sermone dicamus , enitendum<text:line-break/>esse, si liceat, ne .pericardium vulneremus; si autem vul-<text:line-break/>neretur, membranae thoracem. interiepi entes ab effectu<text:line-break/>immunes permanent : huc autem in praesenti dissectione<text:line-break/>institutum dirigimus. Utraque siquidem membrana omni<text:line-break/>ex parte sibi continua apparebit, tum quae in dextra<text:line-break/>thoracis parte, tum .quae in sinistra ; omnem internam co-<text:line-break/>ftartun regionem sublluit, ad haec tuam universam, quae<text:line-break/>ab ipsa supra septum habetur p insuper pulmoni quoque<text:line-break/>obducitur, quemadmodum peritonaeum omnibus infra se-<text:line-break/>ptum porrigi commemoratum jam esu Praeterea, sicut ll-<text:line-break/>Jud sublimia vasa, ita haec quoque orbiculatim compre-<text:line-break/>frendit, tum obtenditur iis, quae i<text:span text:style-name="Default_20_Paragraph_20_Font"><text:span text:style-name="T1">n</text:span></text:span> spina habentur,<text:line-break/>similiter illi, maxime arteriarum inibi subjectao, et ve-<text:line-break/>nae ibidem- porrectae, quae superiora thoracis alit, neo</text:p>
      <text:p text:style-name="P2">non stomacho. lude vero membrana ad sternun<text:span text:style-name="Default_20_Paragraph_20_Font"><text:span text:style-name="T2">t</text:span></text:span> usque.<text:line-break/>ascendens duplici textura, ut retuli; procedit.</text:p>
      <text:h text:style-name="Heading_20_2" text:outline-level="2">Cap. Ili. </text:h>
      <text:p text:style-name="P25">Atqui cordis tunica peculiaris pericardios<text:line-break/>nomine diversa ab utraque harum existit, in. messio am-<text:line-break/>barum sita , utrinque similiter ab ipsis comprehensa. Id<text:line-break/>accurate spectabis, hac, quam modo refero,.- dissectione su<text:line-break/>mortuo animante celebrata. Etenim in superioribus par-<text:line-break/>tibus, quaecunque ad claviculas ascendunt, membranas<text:line-break/>interfepientes contuebere mutuo libi contiguas; ubi vero<text:line-break/>batis cornis habetur, quam nonnulli caput visceris no<text:span text:style-name="Default_20_Paragraph_20_Font"><text:span text:style-name="T2">n</text:span></text:span>i- -<text:line-break/>nant., pericardio tunicae occursantes huic circumnectun:-<text:line-break/>tur , fimulque procedunt- ad verticem ipsius , figura turbis.<text:line-break/>natum., quemadmodum cor. ltaque basis ipsius circularis .<text:line-break/>cordis basim coronae modo ambit; et vertex turbinis jux-<text:line-break/>ta cordis verticem situs lufernae pectoris . ossis regioni co.-<text:line-break/>haerefcit , cujus in extremo mucronata cartilago consi-<text:line-break/>stiti N.on tamen ipsi cordis corpori pericardios haec</text:p>
      <text:p text:style-name="P8">tunica connexa est; . verum in aliis omnibus haud parva<text:line-break/>quaedam regio intermedia est, motui cornis. accommoda-<text:line-break/>ta ; ad basim vero sui ipsius, quae, ut est expositum, cirum—<text:line-break/>Ius est, prodeuntibus ex ea vasis est connexa; quae cla-<text:line-break/>rius perceperis , quum vel totum thoracem omni ex par-<text:line-break/>te aperueris, vel cor inde exemptum seorsum per siein-<text:line-break/>cideris.</text:p>
      <text:h text:style-name="Heading_20_2" text:outline-level="2">Cap. IU </text:h>
      <text:p text:style-name="P25">Porro, quo ferino fiat perspicuus, singula<text:line-break/>prius nomina, quibus uti est necessarium, recensebo huic<text:line-break/>exorsirs. Quemadmodum pulsans aptum viscus cor omnes<text:line-break/>appellant, sic etiam vasa singula pulsantia arterias nuncu-<text:line-break/>pant. Verum alias quidem omnes arterias , quotquot to-<text:line-break/>to insunt corpore, . quod pulsent, sensu dignoscere nui-<text:line-break/>Iius est negotii, et omnium ipsarum cum majore arteria<text:line-break/>continuitas idem hoc indicat: quae vero in pulmone<text:line-break/>sunt, quod pulsent, sensu admodum evidenter deprehen-<text:line-break/>dere nemo potest, verum inde. quod sinistro ventriculo</text:p>
      <text:p text:style-name="P2">sint continuae, coniecturam aliquis feceris; etsi quidam<text:line-break/>non .coniecturam fotum vel probabilem spem, feli cer-<text:line-break/>tam functionis ipsarum scientiam habere arbitrantur; non<text:line-break/>tamen eodem modo utrique, quoniam ne ab eisdem qui-<text:line-break/>dem dogmatibus. omnino auspicantur. Nounulli siquidem<text:line-break/>Erafistrati <text:span text:style-name="Default_20_Paragraph_20_Font"><text:span text:style-name="T1">s</text:span></text:span>ectatores vacuas sanguine, quemadmodum alias<text:line-break/>arterias, ita. et pulmonis statuentes, in unaquaque cordis<text:line-break/>diastole spiritum per eas ex pulmone trans asserunt, et<text:line-break/>hujus transitu fieri pulsum ei, qui toto corpore per omv<text:line-break/>nes arterias editur.,.. analogum; etenim et illarum pul-<text:line-break/>fum non corporis ipsarum functione peragi, ut in corde,<text:line-break/>crediderunt, sed spiritus transnreantis copia, cor enim<text:line-break/>contractum ipsis transmlltere affirmanti Quidam vero<text:line-break/>eadem co<text:span text:style-name="Default_20_Paragraph_20_Font"><text:span text:style-name="T1">r</text:span></text:span>dis facultate reliquas arterias et eas , quas<text:line-break/>pulmo continet, contrahi dilatarique arbitrantur. Hoc<text:line-break/>autem discriminis dicunt intercedere, quod nativa cor-<text:line-break/>di insit facultas, arteriis autem .ex illo influens. Itaque</text:p>
      <text:p text:style-name="P2">secundum priorum sententiam , Ii vel dextris omnibus<text:line-break/>totius thoracis costis vel sinistris statam vivo adhuc ani-.<text:line-break/>mante ad longitudinem dissectis inspicere pulmonis parti-<text:line-break/>cusas volueris, quoad ex asperis arteriis laeves spiritum<text:line-break/>e corde transumunt, pulsus quidam in eis erit; <text:span text:style-name="Default_20_Paragraph_20_Font"><text:span text:style-name="T1">q</text:span></text:span>uum<text:line-break/>autem inanes suerint, omnino non erit. Secundum al-<text:line-break/>teram sectam non solum arteriae in ea parte pulmonis,<text:line-break/>quae movetur, pulsantes, dum vivit animal, permanent,<text:line-break/>sed nihilominus, quae in detecta parte habentur. Quid<text:line-break/>igitur ob virorum dogmata eveniat, dictum jam est.<text:line-break/>Quoniam vero praesenti opere de iis, quae ex dilsectio-<text:line-break/>ne apparent, sermo, non de dogmatum verit<text:span text:style-name="Default_20_Paragraph_20_Font"><text:span text:style-name="T1">a</text:span></text:span>te explo-<text:line-break/>randa, institutus est, ad illa te deducere aggrediar.<text:line-break/>Linea recta ad longitudinem superne deorsum versus<text:line-break/>ducitur in iis maxime partibus, ubi costarum ossa c<text:span text:style-name="Default_20_Paragraph_20_Font"><text:span text:style-name="T1">a</text:span></text:span>tLi-<text:line-break/>laginea visuntur; nam uno grandis scalpelli iniectu om-<text:line-break/>ncs ipsas dirimere poteris, quaecunque post primam tu-<text:line-break/>itam existunt. Ab hac attum sesi m abstineto sanguinis</text:p>
      <text:p text:style-name="P2">profluvii metu, quod ex cuiusdam vasis ipsi subiecti vul-<text:line-break/>nere accidere periculum est Sin autem hoc tibi recte<text:line-break/>successerit, pulmonis membrana quam celerrime detracta,<text:line-break/>deinde carne vasorum intermedia tuisutet digitis avulsa,<text:line-break/>detectisque ipsis visu tac inque explorato, num aliquod<text:line-break/>in eo vas pulsum edat. <text:span text:style-name="Default_20_Paragraph_20_Font"><text:span text:style-name="T1">Q</text:span></text:span>uodcunque autem ptdsare de-<text:line-break/>prehendes, arteriam illud vocato. At prius, quam mo-<text:line-break/>tus ipsarum evidenter tibi innotescat, non necesse esu vet<text:line-break/>quod ex sinistro cordis ventriculo oritttr, vel quod ex<text:line-break/>dextro, sic pronunciare, quemadmodum nonnulli anato-<text:line-break/>m i corum lectitarunt; qui etiam in hisce appellationibus<text:line-break/>inter se discrepatnnt; attamen quidam ipsorum, quod ex<text:line-break/>suilstro sinu vas procedit, arteriam aut venam asserunt,<text:line-break/>nonnulli , quod ex dextro. Rectius autem ii , qui neu-<text:line-break/>trum ipsorum absolute nominarunt arteriam aut venam,<text:line-break/>sed appendice quadam pronunciati praecipitantiam cm-<text:line-break/>rexerunl, vel arsertosam vertam dicentes, vel arter<text:span text:style-name="Default_20_Paragraph_20_Font"><text:span text:style-name="T1">i</text:span></text:span>am</text:p>
      <text:p text:style-name="P2">venosam; quatuor siquidem nomina. duobus vesta anatomici<text:line-break/>indiderunt Nos auteui eos ceu rectius sentientes secuti su-<text:line-break/>mus , qui vas ex sinistro cordis ventriculo procedens arte-<text:line-break/>riam venosam appellarunt, quod ex dextro, venam arterio-<text:line-break/>sam; melius esse rati, ut, quoniam ipsapulsu parum evidenter<text:line-break/>cognoscimus , vas spiritale vocemus arteriam, sed, quia ve-<text:line-break/>nae tunica vestitur, venosam adiiciamus ; rursus autem alte--<text:line-break/>rum venae nomine ab.usu nuncupemus, quoniam vero et<text:line-break/>hoc arteriae corpus est, arteriosam addamus. Nam opti-<text:line-break/>mum quidem (ut dixi] fuerit pulsus motu et quietu ea dis-<text:line-break/>cerni;. verum, quum hoc seusibus non adeo clare queat<text:line-break/>distingui, a communione, quam cum utroque cordis ren-<text:line-break/>triculo habent, indi nomen debet, appe<text:span text:style-name="Default_20_Paragraph_20_Font"><text:span text:style-name="T1">n</text:span></text:span>dix vero a cor-<text:line-break/>porea substantia fieri. Porro ex iis, qui circa appendi-<text:line-break/>cem ipsam nominarunt, quidam certe soli corporis substan-<text:line-break/>tiae, quidam vero usui attenderunt. Itaque juxta corpo-<text:line-break/>ream substantiam arteria vas est, quod ex dextro cordis</text:p>
      <text:p text:style-name="P2">sinu oritur, vena autem, quod ex sinistro; contra usus<text:line-break/>ratione, quod ex -sinistro. prodit; arteria est; .quod ex<text:line-break/>dextro, vena.</text:p>
      <text:h text:style-name="Heading_20_2" text:outline-level="2">Cap. v </text:h>
      <text:p text:style-name="P25">At quae corporea valorum substantia exi-<text:line-break/>stat, opportunum jam est dicere, .hinc sermonis sumpto<text:line-break/>exordio.- Venae tutius corporis ex peculiari una conflent<text:line-break/>tunica; nam exterior membrana ipsis nonnunquam .ob-<text:line-break/>haerescens, ubi colligari quibusdam aut fulciri ac con-<text:line-break/>tegi desiderant, illuc stilum accedit. Arteriae vero duae<text:line-break/>peculiares tunicae existunt, exterior sane, qualis venae<text:line-break/>est, interior autem crassitie hujus fere mrintupla, insu-<text:line-break/>per durior, in transversas fibras dissoluta; exterum. au-<text:line-break/>tem, quam etiam venae obtinent, rectis fibris et quibus-<text:line-break/>dam medioeriter obliquis, transversis nullis contexta^ est..<text:line-break/>Interior arteriae tunica crassa duraque ceu cutem quan-<text:line-break/>dam interna superficie continet, telae araneorum mani-<text:line-break/>festo persimilem, in magnis quidem a<text:span text:style-name="Default_20_Paragraph_20_Font"><text:span text:style-name="T1">r</text:span></text:span>teriis perspicuam,<text:line-break/>quam nonnulli tertiam arteriae tunicam statuunt; quarta</text:p>
      <text:p text:style-name="P2">vero alia peculiaris ei nulla est, sed, veluti quibusdam<text:line-break/>venarum, ita quoque arteriis alicubi obhaerescit et .cin-<text:line-break/>cumtenditur membrana tenuis contegens,. aut .affirmans<text:line-break/>aut co<text:span text:style-name="Default_20_Paragraph_20_Font"><text:span text:style-name="T1">n</text:span></text:span>nectens ipsas vicinis particulis. Atque. id maxime<text:line-break/>arteriis . venisque accidit in ima. scpti regione a perito-<text:line-break/>naeo, sicut prius est narratum; in superiore intra thora-<text:line-break/>cera a membrana costas succingente. Quales igitur toto<text:line-break/>cor;,ore existunt arteriae, tale vas ex dextro cordi- sinu<text:line-break/>procedens in . totum pulmo<text:span text:style-name="Default_20_Paragraph_20_Font"><text:span text:style-name="T1">n</text:span></text:span>em ramorum ferie dissuit di-<text:line-break/>tur; quales autem venae, tale ex sinistro n. ut ex tribus<text:line-break/>vasis pulmonem intexentibus, quod a sinistro cordis ven-<text:line-break/>triculo proficiscitur, arteria venosa nuncupetur, .quod a<text:line-break/>dextre, arleriosa vena, tertium arteria aspera, ex carti- .<text:line-break/>laginibus, quae liturae <text:span text:style-name="Default_20_Paragraph_20_Font"><text:span text:style-name="T1">C</text:span></text:span> imaginem.referunt, constructa.<text:line-break/>Itaque .circulares .cartilagines tum . in grandi arteria, quae<text:line-break/>in collo caudicis rationem . obtinet , si .ad pulmonis arte-<text:line-break/>rias conferas, .tum in illis ipsis, ceu ramis quibusdam</text:p>
      <text:p text:style-name="P2">ab ea productis, lu priore parte situm habent, in collo qui-<text:line-break/>dem gulae adhaerentes, in pulmone autem venae, quam<text:line-break/>paulo aule vocavimus arleriosum. Porro valorum interca-<text:line-break/>pedines peculiari pulmonis substantia replentur, quam Era-<text:line-break/>listratus vocat parenchyrna. Hunc certe thorace exemptum,<text:line-break/>.sicut et cor ipsum, licet incidere; non tamen ita societatem<text:line-break/>iptorum,- quam dum membranis ineunt, est cognoscere,<text:line-break/>sed eo, quo. nuper dixi, modo. Ut enim membranas,<text:line-break/>quae tutum thoracem interscpiunt, a mutue coitu sepa-<text:line-break/>res, pectoris os in mortuo animante longa linea divi-<text:line-break/>dcndum est, deinde utraque pars in latera inflectenda.</text:p>
      <text:h text:style-name="Heading_20_2" text:outline-level="2">- Cap. VI.</text:h>
      <text:p text:style-name="P25">Ut autem cordis involucrum ad amussim<text:line-break/>perdisces , tutum -pectoris os tali modo excidere oportet.<text:line-break/>Cartilaginis mucronatae extremum -vel tuis ipsius digiti^<text:line-break/>vel hamulo vehementer attollens reflectensque omnia in<text:line-break/>orbem circumdata, per. quae vicinis particulis continetur,</text:p>
      <text:p text:style-name="P2">incides. Quum autem ad. eum modum in sterni extre-<text:line-break/>mum incideris, etiam in hoc similiter administrationem<text:line-break/>obibis , utriusque ipsius lateris partem ampliter praecis<text:line-break/>dens, membranam vero cor involventem leniter a sub-<text:line-break/>jectis deradens, atque sic agens altius, .donec inferiori<text:line-break/>glandis, quam thymum appellant, extremo occurras; hoc<text:line-break/>superius pergens in vasa incides.<text:span text:style-name="Default_20_Paragraph_20_Font"><text:span text:style-name="T1">r</text:span></text:span> Quare, animali- multo<text:line-break/>jam antea mortuo, si aliquod hujus partis vas dissecueris,<text:line-break/>haud magnum sanguinis profluvium excitabis ; multo mi-<text:line-break/>nus., si nec aliter quam jugulatum interierit. Sin autem<text:line-break/>-vel recens vel multi. sanguinis compos fuerit, .nonnihil<text:line-break/>etiam sanguinis ad cordis panniculi radicem ex vasis con-<text:line-break/>vulneratis defluet; quamobrem, ipso etiam spongia detur-<text:line-break/>fo, rem propositam poteris inspicere. At ultra sangui-<text:line-break/>nem munus obire ratius est, quippe tum alia manifestius<text:line-break/>licet contueri, tum cordis involucri radicem, non .ex<text:line-break/>ipfio cordis corpore oriam, .sed ex vasis inde procedenti-<text:line-break/>pus; quorum alterum .est maxima arteriarum, sinistra vi-</text:p>
      <text:p text:style-name="P2">delicet parte sita, alterum vena a iecinore fur<text:span text:style-name="Default_20_Paragraph_20_Font"><text:span text:style-name="T2">t</text:span></text:span>um ver<text:span text:style-name="Default_20_Paragraph_20_Font"><text:span text:style-name="T2">c<text:line-break/></text:span></text:span>Tum tendens , quae dextram regionem sortitur. Alia vero<text:line-break/>duo , de quibus nuper dixi , quorum alterum arteriam<text:line-break/>venosam, alterum venam arteriosarn appello, jam haec<text:line-break/>-clare etiam prius spectabis, -quam cor tunica derexeris;<text:line-break/>-clarius autem adhuc. ubi derexeris. Hac enim ratione<text:line-break/>et ossium dictorum natirram speculabere, quae evidenter<text:line-break/>quidem corde animali exempto in conspectum- prodit,<text:line-break/>quanquam et insito adhuc ipso palam cernatur.</text:p>
      <text:h text:style-name="Heading_20_2" text:outline-level="2">Cap. Ull. </text:h>
      <text:p text:style-name="P25">Praeterea in tali admluistratione praeter<text:line-break/>jam commemo<text:span text:style-name="Default_20_Paragraph_20_Font"><text:span text:style-name="T2">r</text:span></text:span>ata hoc conspicies, nempe cor lutor utra-<text:line-break/>que thoracis spatia medium -consistere. Motus autem<text:line-break/>ipsius indicat, quasi in parte sinistra potius collocatum<text:line-break/>sit, duplici de causa, <text:span text:style-name="Default_20_Paragraph_20_Font"><text:span text:style-name="T2">primum</text:span></text:span> quia spiritus conceptam^-.<text:line-break/>Iunr ceu ventriculus hic consistit, deinde quia lotum<text:line-break/>ad ha<text:span text:style-name="Default_20_Paragraph_20_Font"><text:span text:style-name="T2">n</text:span></text:span>c magis inclinat. Non enim, al basis ipsiusmelia<text:line-break/>exacte thoracis laevum dextramque regionem interja-.<text:line-break/>cet, sic etiam vertex; quoniam neque declive omnino der</text:p>
      <text:p text:style-name="P2">propria basi ad inseritis extremum porrectum est, sed ad<text:line-break/>sinistram, ut diri, .regio nem deflectit. Ac ideo in relata<text:line-break/>administratione singula haec fieri tibi apparent, . verum<text:line-break/>multo evidentius , si. non solum sternitur , sed etiam co<text:span text:style-name="Default_20_Paragraph_20_Font"><text:span text:style-name="T1">r<text:line-break/></text:span></text:span>Barum cartilaginea exscindes. Caeterum ad hoc munus<text:line-break/>valens magnumque scalpellum habeto, ut omnes ipsas<text:line-break/>insequentes uno. ictu perscindas, illuc potissimum fectio-<text:line-break/>nem dirigens, ubi primum ossea cujusque costae substau-<text:line-break/>tia desinit, cartilaginosa autum generatur; quam quum<text:line-break/>in alio animante praenoveris, in quanam costarum par-<text:line-break/>te habetur, in alio functionem obibis; nam verbis ipsam<text:line-break/>exacte interpretari difficillimum esu Quomodo autem .<text:line-break/>sermonis indicio ad experientiam promptius pervenias,<text:line-break/>jam .tibi recensebo. Costae singulae deorsum versus<text:line-break/>simul et pronum obliquae feruntur juxta spinam habentes<text:line-break/>prinnipimn; duplicibus inibi articulis cum unaquaque<text:line-break/>dorsi vertebra .committuntur Quum vero -hunc in mo-<text:line-break/>dum tendentes obliquae. simul et in extersis superficie</text:p>
      <text:p text:style-name="P2">gibbae; quicquid thoracis foris gibbissimnm apparet, to-<text:line-break/>tum confecerint, lude quodam modo inflectuntur, non .<text:line-break/>amplius, ut ab luitio prodierunt, deorsum versus tendens<text:line-break/>tes,- ut quae ad sternunt obliquae attollantur.. Ibidem<text:line-break/>igitur cartilago . osti<text:span text:style-name="Default_20_Paragraph_20_Font"><text:span text:style-name="T1">i</text:span></text:span> alce generata diversam quoque na-<text:line-break/>turam obtinet, et facile acuto. fimus .et valenti .scalpello<text:line-break/>potest secari. Talia vero in .tabellis veteribus , a capito<text:line-break/>dictis cephalicis, habentur; insuper equorum medici ejus..<text:line-break/>mosti scalpra usurpant; quare etiam tibi. .hujusmodi car-<text:line-break/>tilagini secandae ad manum sint, quemadmodum vides<text:line-break/>mihi quoque praeparata. Ac thoracem, veluti comp<text:span text:style-name="Default_20_Paragraph_20_Font"><text:span text:style-name="T1">t</text:span></text:span>e- ..<text:line-break/>lienium nunc est, dissecato, reliquas autem singulas par-<text:line-break/>ticulas proportione, ut. antea de pubis ossibus docui, et<text:line-break/>sermone inseque<text:span text:style-name="Default_20_Paragraph_20_Font"><text:span text:style-name="T1">n</text:span></text:span>ti rursus de aliis dicetur. Rectam igi-<text:line-break/>tur utraque parte lineam deorsum versus per totius tho-<text:line-break/>raris . regionem incidens eam thoracis partem attollas,<text:line-break/>quam utrinque ductae sectiones definiunt; sed administra-<text:line-break/>tionem, ut paulo aule perdocui, a mucronata cartilagine</text:p>
      <text:p text:style-name="P2">exordiri praecipimus. Atqui multo evidentior omnium,<text:line-break/>quae intra thoracem habentur, situs in mortuo videlicet<text:line-break/>animante evaserit , si, postquam partem ipsius sterni vicinam<text:line-break/>in totum una cum cartilagineiscostarum particulis excideris,<text:line-break/>costarum partes vertebris continuas vehementer reflexeris;<text:line-break/>quandoquidem et me tanta vi id agentem conspicis, ut ple-<text:line-break/>mmque aut ossium nonnulla perfringantur , aut vincula <text:span text:style-name="Default_20_Paragraph_20_Font"><text:span text:style-name="T9">ιρ-<text:line-break/></text:span></text:span>forum ad spinam seta divellantur. Quod li tu quoque limi-<text:line-break/>liter peregeris, omnes thoracis particulas palam intueri<text:line-break/>queas; multo magis, septo a c<text:span text:style-name="Default_20_Paragraph_20_Font"><text:span text:style-name="T1">o</text:span></text:span>stis abscisso; insuper hoc ma-<text:line-break/>gis adhuc, si, duabus costis invicem diremptis, omnem carnem<text:line-break/>intermedium praecidas. Verum hoc usu tibi omnino ve-<text:line-break/><text:span text:style-name="Default_20_Paragraph_20_Font"><text:span text:style-name="T1">I</text:span></text:span>sset, cum thoracis ipsius particulas amputaveris. Ad cordis<text:line-break/>autem partes, de quibus <text:span text:style-name="Default_20_Paragraph_20_Font"><text:span text:style-name="T1">s</text:span></text:span>ermo habetur, nondum talis<text:line-break/>sectio requiritur; quippe salis est, si pectoris os solum<text:line-break/>pariter cum partibus costarum ei appositis exfcindatur ;<text:line-break/>quod cartilaginosum esit et contrarium osseis situm obtinet.</text:p>
      <text:p text:style-name="P2">Ilia siquidem a spina in priorem inferioremque regio-<text:line-break/>nem obliqua deferuntur; haec autem exor<text:span text:style-name="Default_20_Paragraph_20_Font"><text:span text:style-name="T1">s</text:span></text:span>a, quo indi-<text:line-break/>cavi modo, ad sternum obliqua porriguntur.</text:p>
      <text:h text:style-name="Heading_20_2" text:outline-level="2">Cap. VIII. </text:h>
      <text:p text:style-name="P25">Itaque et cavam venam manifesto ad<text:line-break/>iugulum usque recto tramite procurrentem spectabis, et<text:line-break/>cordis processus, quos aures nominant, peculiarem naturae<text:line-break/>substantiam sortientes, quae in alia nulli particula habea-<text:line-break/>tur , quemadmodum profecto et cordis ipsius essentiam.<text:line-break/>Quaedam enim ex bis, quas partes similares vocant, sibi<text:line-break/>invicem respondent, substantia vero haud ex amussi<text:line-break/>eadem, sed singulis ipsis inest quaedam proprietas, quam<text:line-break/>verbis queas describere, evidenter autem manifestare ne-<text:line-break/>quaquam. Quae enim visu tantum aut tactu manisesto<text:line-break/>dignoscuntur, ea verbis doceri accurate non possunt; du-<text:line-break/>cere vero aliquem ad exquisitiorem ipsorum inspectionem<text:line-break/><text:span text:style-name="Default_20_Paragraph_20_Font"><text:span text:style-name="T5">est </text:span></text:span>possibile, veluti si quis dicat, cor ex fibris situ diversis<text:line-break/>conflari, sed carne simplici singulis ipsis circumhaerente ;<text:line-break/>quippe commune est hoc musculis omnibus, ventri, iute-</text:p>
      <text:p text:style-name="P2">stillis, vesicae et vulvae. Neque vero fibrae aequate ro-<text:line-break/>bur ac crassitiem in omnibus continent, neque caro<text:line-break/>eandem omnino formam , sed musculorum rubicundior est<text:line-break/>ac mollior ea, quae in ventriculo, vulv<text:span text:style-name="Default_20_Paragraph_20_Font"><text:span text:style-name="T1">a, </text:span></text:span>vesica tota-<text:line-break/>que intestinorum substantia habetur, cordis autem durior<text:line-break/>simul et fibris magis evadat. Siquidem musculi libras<text:line-break/>positu simplices obtinent; cor autem non simplices, quem-<text:line-break/>admodum neque peculiaris vulvae tunica , neque vesicae.<text:line-break/>At qui negligentius inspicit, is musculi cordisque sub-<text:line-break/>Ilantiam, sicut nervi, ligamenti et tendinis, nihil dilcre-<text:line-break/>pare putabit. Sed de simplicium primariarumque par-<text:line-break/>tium dillerentia dictum jam est alibi, diceturque, si res<text:line-break/>postulet, etiam in praesenti commentario iterum. Porro<text:line-break/>quod corporea cordis substantia permultum a musculo<text:line-break/>disserat, abunde monstratum est, ut <text:span text:style-name="Default_20_Paragraph_20_Font"><text:span text:style-name="T1">c</text:span></text:span>ujus actio illius<text:line-break/>testimonium perhibeat. Etenim cordis motus non arsi—<text:line-break/>Iratius est, nec cessat, quoad animal vita seni tur; musc<text:span text:style-name="Default_20_Paragraph_20_Font"><text:span text:style-name="T1">o-</text:span></text:span></text:p>
      <text:p text:style-name="P2">forum autem subinde quiescit ac rursus excitatur ani-<text:line-break/>mantis arbitrio subserviens. Atque sane omnes periti na-<text:line-break/>turae interpretes; tum philosophi p tum medici, fatentur<text:line-break/>actiones substantiae proprietatem imitari. Hujus rei gratia,<text:line-break/>quae quidem partus eandem substantiae speciem possident,<text:line-break/>similiter operanturpetssdiversis: permultae ausint amman-<text:line-break/>tibus; quae vero non habent, diversa harum est functio,<text:line-break/>quamvis unius animantis . existant .partus.. Cor namque<text:line-break/>omne similem cordi omni functionem obit, et. thorax<text:line-break/>thoraci, et pulmo pulmoni; renes autem et vesica neque<text:line-break/>horum alicui similem., neque jecinori et ventriculo.<text:line-break/>Quapropter neque musculi. eandem cum corde functio<text:span text:style-name="Default_20_Paragraph_20_Font"><text:span text:style-name="T1">n</text:span></text:span>em<text:line-break/>habent, quoniam neque substantiam; Certe, siquis cor et<text:line-break/>musculum quemlibet paritur .coctum utrumque gustare vo-<text:line-break/>Iuerit, haud mediocrem ipsorum gustu differentiam depre-<text:line-break/>frendet,.quemadmodum si lienem, vel renes .vel prtlmo-<text:line-break/>nem, vel ventriculum, vel jecur et linguam, vel aliam<text:line-break/>quampiam partem gustaverit, omnia enim, ut tactu exi</text:p>
      <text:p text:style-name="P2">visu duritie et mollitie, densitate et coloris disse-<text:line-break/>rentiis, ita vero et gustu evertant. Qui vero pro-<text:line-break/>pterea cor non eandem cum musculis functionem<text:line-break/>habere dicunt , quod nervorum moventium compos<text:line-break/>non sit, verum [ut illi arbitrantur ) sensoriorum, multa<text:line-break/>simul in oratione delinquunt; primum sane in ipsa sub-<text:line-break/>stantiae inscitia; etenim cor quovis musculo durius est,<text:line-break/>et fibrarum varietate, sicut et colore, palam discrepat;<text:line-break/>ad haec multo adhuc magis gustu etiam , nam et hoo<text:line-break/>maxima substantiarum disserentiae nota est. Sed mihi<text:line-break/>videntur nunquam cor elixum esitasse; alioqui certe no—<text:line-break/>vissent, quantum a carnibus evertet; nisi sorte et haec<text:line-break/>quoque ignorant, puta carnes universas musculorum esse<text:line-break/>p<text:span text:style-name="Default_20_Paragraph_20_Font"><text:span text:style-name="T1">a</text:span></text:span>rticulas. Haec itaque in cordis substantia delinquunt,<text:line-break/>quae ipso sensu potest innotescere. Praeter haec omnia<text:line-break/>alios in nervorum natura errores committunt, quod ce-<text:line-break/>rebrum sibi universis ex partibus simile arbitrentur, nisi .<text:line-break/>quod .molles nonnulli ipsorum magis, alii minus existant.</text:p>
      <text:p text:style-name="P2">Per alios sane nervos vim sensorium parilibus infra caput<text:line-break/>sitis transmittit; per alios autem omnem motum arbitra-<text:line-break/>rium. Omnes autem nervos utramque habere facultatem<text:line-break/>ratio est; verum molles ad sensum aptiores, duri ad motum<text:line-break/>existunt. Nam ab eadem radice in plures discissa apparent<text:line-break/>quidam nervi in musculos, alii in alias partes inseri; quem-<text:line-break/><text:span text:style-name="Default_20_Paragraph_20_Font"><text:span text:style-name="T1">t</text:span></text:span>tdmodum et in tertia ipsorum coniugatione et sexta nihilo-.<text:line-break/>minus habere novimus, a qua cor exilem quendam ner-<text:line-break/>vum accipit; ab hac enim non modo cor, pulmo, iecur, ven-<text:line-break/>triculus et mesentertum insuper totum una ct<text:span text:style-name="Default_20_Paragraph_20_Font"><text:span text:style-name="T1">i</text:span></text:span>m intestinis,<text:line-break/>sed etiam universi laryngis musculi ac alii quidam pro-<text:line-break/>pagines recipiunt. Sed nihil intelligunt , qui cor muscu^<text:line-break/>Ium esse dicunt; neque quoniam nervis (ut ipsi autu-<text:line-break/>tuantj motoriis caret, ideo quidem motu voluntario de-<text:line-break/>stitntum est, pulsantem tamen acquisivit; oportet enim<text:line-break/>aliquam et hujus functionis esse causam. Vel sane ex<text:line-break/>nervorum substantia ipsam suppeditari dicent necessario</text:p>
      <text:p text:style-name="P1">ver nativam visceri existere; atqui ex nervorum essentia<text:line-break/><text:span text:style-name="Default_20_Paragraph_20_Font"><text:span text:style-name="T1">p</text:span></text:span>on est, omnia namque ejus participarent, quibus et ner-<text:line-break/>vi communicantur, ac praecisis ipsis cordis pulsus cessa-<text:line-break/>ret; sed neutrum fieri conspicimus; quare superest vim<text:line-break/>pulsantem ex ipsius cordis corpore oriri; non autem ori-<text:line-break/>retur, si viscus eandem cum totius corporis mufcuIis na-<text:line-break/>turam obtineret. At, quod cor thorace exemptum diu mo-<text:line-break/>veri videtur, haud mediocre argumentum est, ipsum ni-<text:line-break/>hil nervis ad blatit functionem obeundam indigere. Ho-<text:line-break/>rtun igitur ignari nobis videntur, qui cor musctilum esse<text:line-break/>existimant, non intelligentes, actionis ipsius excellentiam<text:line-break/>ex sua visceri substantia necessario inesse. Quapropter<text:line-break/>maxime errant, qui cor musculum esse censent; minus<text:line-break/>autem, qui ventriculi stomachum ex simili plane musc<text:span text:style-name="Default_20_Paragraph_20_Font"><text:span text:style-name="T1">a-<text:line-break/></text:span></text:span>lis substantia constare opinantur; propius enim ad sub-<text:line-break/><text:span text:style-name="Default_20_Paragraph_20_Font"><text:span text:style-name="T1">fla</text:span></text:span>ntium ipsorum accedit tunica exterior^ tr<text:span text:style-name="Default_20_Paragraph_20_Font"><text:span text:style-name="T1">a</text:span></text:span>nsversis con-<text:line-break/>spxla fibris; nec tamen haec exactus musculus existit.</text:p>
      <text:p text:style-name="P2">Porro, si ex nervis cor pulsandi actionem haberet, et sto-<text:line-break/>maesium eandem obtinuisse conveniebat; nunc autem is<text:line-break/>deglutientibus i letat m que vomentibus contrahi Videtur,<text:line-break/>(quod et ventriculo et intestinis accidit, quandoquidem<text:line-break/>et haec ad ea, quae ipsis insunt, contrahuntur,) non ta-<text:line-break/>nten pulsantem motum edit. In illo igitur hallucinati<text:line-break/>Iunt insigniter, ut qui nescirent omnino tum musculo-<text:line-break/>runr tum cordis munus et sacultatem. Mihi vero, quod<text:line-break/>irascibilis lacunatis cor sit initium , et nativi caloris vel-<text:line-break/>uti sons quidam, in commenlarils de Hippocratis et<text:line-break/>Platonis placitis demonstratum est</text:p>
      <text:h text:style-name="Heading_20_2" text:outline-level="2">Cap. IX </text:h>
      <text:p text:style-name="P25">Nunc autem ad propositi operis peculia-<text:line-break/>rla digrediamur ab auribus cordis auspicati: quas ad<text:line-break/>similitudinem quandam aurium proprie dictarum maiores<text:line-break/>vocaverunt. Ut enim iilae capiti utriuque annexae sunt,<text:line-break/>ita et hae cordi , et nervosiores ac magis cuticulares ipso<text:line-break/>cordis corpore mantsesto apparent, hactenus enim ideam</text:p>
      <text:p text:style-name="P2">ipsarum descripseris; quanquam setina Git dixi) Iuret ta-<text:line-break/>Ita visui tactuique committere, quibus solis colorem sub-<text:line-break/>stautiamque corporis est discernere. Porro hae particu-<text:line-break/>lac et colore nigriores sunt, et appendicibus cuticularr-<text:line-break/>bus manifesto son it es, sinus cuiusdam ante cor eIficiundi<text:line-break/>gratia, ob quam rem ipsas natura et concavas et cuti-<text:line-break/>culares condidit; concavas quidem, ut sinus producerent,<text:line-break/>cuti cusores autem, ut cordis motum prompte seqtteren-<text:line-break/>tur, quemadmodum in libris de usu partium declaratum<text:line-break/>est. Duae vero hae sunt, in utroque vasorum materiam<text:line-break/>invehentium singulae; iit dextra quidem parte, qua vena<text:line-break/>in cordis surum inibi inseritur, in sinisteriore vero, qua<text:line-break/><text:span text:style-name="Default_20_Paragraph_20_Font"><text:span text:style-name="T1">i</text:span></text:span>ntersa venosa. Has aures cum aperueris, tum ipsum<text:line-break/>cordis corpus in conIpccut erit, tum ex dictis orificiis<text:line-break/>utrumque; deinde membranae insertioni ipsorum incum-<text:line-break/>bentes, tres quidem in sum dextro, duae vero in sini-<text:line-break/>Ileo; quarum structurae figura simi sis telorum cuspidi est,</text:p>
      <text:p text:style-name="P2">ideoque et trisulcas (trigloclnnas nonnulli <text:span text:style-name="Default_20_Paragraph_20_Font"><text:span text:style-name="T1">a</text:span></text:span>natomicorum<text:line-break/>ipsas nominarunt. Sed haec quidem et corde thoraci<text:line-break/>exempto accurate sicet intueri, sicut etiam reliqua duo<text:line-break/>orificia vasorum, quae materias educunt, ex dextro qui-<text:line-break/>stem ventriculo in pulmonem venae arteriosae, ex sini-.<text:line-break/>suo autem in totum animantis corpus grandis arteriae;<text:line-break/>in quibus iterum tres utrinque membranas ad C literae<text:line-break/>similitudiuem saetas conspicies, extra cor tendentes, vel-<text:line-break/>nti trisulcas intro. Priusquam vero cor ex animante au-<text:line-break/>seras, cavae venae ramos omnino considera, de quibus<text:line-break/>iterum in vasorum dissectione dicemus ; ad haec glan-<text:line-break/>dium magnum, cui thymus nomen, -item cordis panni-<text:line-break/>culi radicem. Insuper examina, quo modo a dextro Iiuu<text:line-break/>vena quaedam ad spinam pertendat , quintam dorsi ver-<text:line-break/>tebmm conscendens; praeterea quod eadem vena ad<text:line-break/>hunc perpetuo locum in omnibus animantibus porrina..<text:line-break/>tur, in quorum dissectionibus te exercitari consuluimus:</text:p>
      <text:p text:style-name="P2">non tamen in omnibus a dextra cordis auricula, fed in<text:line-break/>quibusdam cum vena cava hanc permeans ad Iugulum<text:line-break/>attollitur. His- animantibus et simiae annumerantur.</text:p>
      <text:h text:style-name="Heading_20_2" text:outline-level="2">Cap. x. </text:h>
      <text:p text:style-name="P25">Quae vero cor ipsum enutriunt vasa si .per-.<text:line-break/>petuo in omnibus animantibus ex sinu illo prodeunt;..ac<text:line-break/>vocant ea cor involventia , quoniam bina numero tutum<text:line-break/>ipsum circumreptant, quemadmodum -a laeva partu duae<text:line-break/>arteriae; majoris suboles, post primum extra membranas<text:line-break/>exortum in ipsum cordis corpus perveniunt. Quae, ut<text:line-break/>retuli, melius corde animali exempto inspiciuntur, ac<text:line-break/>magis m animali grandiore ; omnibus enim similiter in-<text:line-break/>est, quum nulla ob magnitudinem in ipsis sit differentia,<text:line-break/>ut Aristoteles autumat; sesti clarior lu magnis cordibus<text:line-break/>est speculatio, quoniam et ipsius os, quod magnis inesse<text:line-break/>animalibus arbitrantur, atque his non omnibus, etiam<text:line-break/>alus omnibus inest, haud tamen os universis exactum,</text:p>
      <text:p text:style-name="P2">Ied cartilago. Sic enim in totum se habet in cuncti<text:span text:style-name="Default_20_Paragraph_20_Font"><text:span text:style-name="T1">s<text:line-break/></text:span></text:span>animantibus; et membranae, quas trisulcas diximus ap-<text:line-break/>pellari , et arterialium valorum radix substantiae durae<text:line-break/>omnino appensa est, sed non in omnibus aeque durae,<text:line-break/>quoniam in minutis leviter cartilaginosa est, in gr.tndio-<text:line-break/>ribns exactu cartilago, in valde grandibus cartilago of-<text:line-break/>Iea; et quanto animantis genus corporis mole vastius<text:line-break/>suerit, tanto plus osseae substantiae cartilago tonata est.<text:line-break/>Et in maximis, ubi plus osseae substantiae gignitur, con-<text:line-break/>venit ipsam tunc appellare os c<text:span text:style-name="Default_20_Paragraph_20_Font"><text:span text:style-name="T1">s</text:span></text:span>rtilagineum , non tnr-<text:line-break/>tilaginem osseam ; quod enim su his animalibus produ-<text:line-break/>citurla non cartilaginis adhuc exactae naturam, sed ner-<text:line-break/>vocartilagineum corpus. Nullum vero miraculum est, in<text:line-break/>minutis ipsum animantibus dissectionum r<text:span text:style-name="Default_20_Paragraph_20_Font"><text:span text:style-name="T1">u</text:span></text:span>des penitus<text:line-break/>ignorare, quum in grandioribus seequenter ipsos lateat..<text:line-break/>At quid dico in grandioribus? Nuper elephante maximo<text:line-break/>Romae iugulato, plerique medici ad ipsius dissectionem<text:line-break/>convenerant discendi gratia, duosne cor haberet vert—</text:p>
      <text:p text:style-name="P2">ces, an unum, et ventrsculosne duos, an tres. Ego<text:line-break/>autem et ante ipsius dissectionem asserebam, eandem cor-<text:line-break/>dis structuram cum aliis omnibus animalium aerem fpi-<text:line-break/>rantium inventum iri; quae etiam ipso diviso apparue-<text:line-break/>runt. Item os ipsius sine negotio reperi una cum fa-<text:line-break/>miliaribus digitos admolitus; at inexercitati sperantes<text:line-break/>id, quod in aliis animantibus apparet, ita in magno fe<text:line-break/>inventuros, ne elephanti quidem cor os habere putabant.<text:line-break/>Ego autem ostensurus ipsis eram, nisi familiares risissent,<text:line-break/>quod attonitos illos ac sensus expertes propter IOci<text:line-break/>ignorantiam conspicerent; et, quum adhortarentur , ne in-<text:line-break/>dicarem, subticui. Corde vero a Caesaris coquis exem-<text:line-break/>pto, misi aliquem ex familiaribus in hujusmodi exercita-<text:line-break/>tis rogatum coquos, ut os ipsius eximi sinerent; atque<text:line-break/>sic factum esu, Servatur idem apud nos etiam hodie,<text:line-break/>eximiae adeo magnitudinis, ut ab iis, qui intuentur,<text:line-break/>nullo modo credi queat, tantum os medicos latuisse. Ita</text:p>
      <text:p text:style-name="P2">sa<text:span text:style-name="Default_20_Paragraph_20_Font"><text:span text:style-name="T1">n</text:span></text:span>e et maximae in animantibus partes inexercitatis igno-<text:line-break/>rantur, Ac miri nihil est, si etiam in. aliis mustia (quod<text:line-break/>ad anatumen spectat] Aristoteles erraverit, qui triplicem<text:line-break/>surum cor habere in magnis animalibus existimat.. .Quod<text:line-break/>igitur in dissectionibus non exerritatus circa partium in- i<text:line-break/>ventiouem erro<text:span text:style-name="Default_20_Paragraph_20_Font"><text:span text:style-name="T1">r</text:span></text:span>em commiserit, - neque mirandum est, et<text:line-break/>condonare homini convenit. Ubi enim, qui totam suam .<text:line-break/>vitam huic speculationi dedicarunt; quemadmodum Ma-<text:line-break/>rinus, in plerisque fulsi sunt, quid existimandum est iis<text:line-break/>accide<text:span text:style-name="Default_20_Paragraph_20_Font"><text:span text:style-name="T1">r</text:span></text:span>e,. qur repente, ceu heri aut nudiuste<text:span text:style-name="Default_20_Paragraph_20_Font"><text:span text:style-name="T1">r</text:span></text:span>tius <text:span text:style-name="Default_20_Paragraph_20_Font"><text:span text:style-name="T1">y</text:span></text:span> ipsam<text:line-break/>audierint, persuasi ea, quae prius non viderunt, ita ut<text:line-break/>denuo inspicere non aggrediantur? Ego itaque dees om-<text:line-break/>nes jnro, multa, quae prius. nequaquam mihi erant visa;<text:line-break/>deinde aliquando <text:span text:style-name="Default_20_Paragraph_20_Font"><text:span text:style-name="T5">pie </text:span></text:span>animadvertisse; atque inter haec<text:line-break/>cordis os existit, quod neque ubisubditum sit,sueque<text:line-break/>an omnibus infit animantibus, a p<text:span text:style-name="Default_20_Paragraph_20_Font"><text:span text:style-name="T1">r</text:span></text:span>aeceptoribus edoctus,<text:line-break/>non dubitavi ipsum i<text:span text:style-name="Default_20_Paragraph_20_Font"><text:span text:style-name="T1">n</text:span></text:span>venire, visce<text:span text:style-name="Default_20_Paragraph_20_Font"><text:span text:style-name="T1">r</text:span></text:span>e in minutas par--<text:line-break/>tus conciso ; haec siquidem tutissima inquirend<text:span text:style-name="Default_20_Paragraph_20_Font"><text:span text:style-name="T1">i</text:span></text:span> ratio</text:p>
      <text:p text:style-name="P2">videbatur. Postquam vero semet offendi suspensas ibidem<text:line-break/>membranarum radices ec arterialium vasorum exortus;<text:line-break/>primum equidem animum induxi, necesse esse in omni-<text:line-break/>bus animantibus naturam artificiosam hunc scopum con-<text:line-break/>jectatam fuisse; deinde per ipsam quoque experientiam<text:line-break/>factus certior, primos partium dictarum exortus seqne-<text:line-break/>bar. Procedente autem tempore, quum suffice in rebus<text:line-break/>versarer, momento, omni corde proposito, apium citra<text:line-break/>negotium reperi, et -familiarium haud pauci situs ossis<text:line-break/>in corde regionem quam promptissime inveniunt. At, qui<text:line-break/>me administrantem - non vidit , sed libris edoctus ad disi-<text:line-break/>sectionem accessit, detecto quidem sinistro sinu, aperto<text:line-break/>autem in longum toto aeriae processu; sus, inquam, ritu<text:line-break/>factis; si studiose radices adriae sequatur et membrana-<text:line-break/>tum , ex facili ipsum reperiet ;i etenim hujus radix et.<text:line-break/>venae arteriosae, insuper -membranarum, quae sunt in<text:line-break/>ipsis , ini cordis osse habetur. u Haec igitur omnia, ut</text:p>
      <text:p text:style-name="P2">dixi, extracto animantis corde inspici possunt; ac prae-<text:line-break/>terea veluti Ioveae in utroque sinu penitius proceden-<text:line-break/>tes; quod si recenti in animali diligenter sectionem mo-<text:line-break/>haris, exacte comperies. Quin etiam licet vasa cor in-<text:line-break/>volventia cernere numerosa ramorum serie invice<text:span text:style-name="Default_20_Paragraph_20_Font"><text:span text:style-name="T2">m<text:line-break/></text:span></text:span>juncla in id dissundi, totum autem veluti iter occupare,<text:line-break/>qua fimus committuntur.</text:p>
      <text:h text:style-name="Heading_20_2" text:outline-level="2">C a p. XI. </text:h>
      <text:p text:style-name="P25">At tuto corde nudato , videbis prosectu,<text:line-break/>sutisteriorem ipsius ventriculum ad summum verticem<text:line-break/>ascendere, dextrum insertus multo cessare et circum-<text:line-break/>scriptionem subinde propriam habere, idque magis in<text:line-break/>magnis animalibus, ut equis, bobus et camelis, multo<text:line-break/>magis in elephantis, nonnunquam vero in minutis etiam.<text:line-break/>Nam gallum quispiam diis sacrificans cor invenit duobus<text:line-break/>sastigiatum verticibus; deinde ratus, id esse augurium,<text:line-break/>hujus interpretes disquirebat. Casu autem in me inci-<text:line-break/>dens duo in uno animante corda, cum diis sacrificaret,</text:p>
      <text:p text:style-name="P2">su invenisse dixit; - atqui duo non erant, ut arbitrabatur,<text:line-break/>sed .dextri vertex circumscriptionem peculiarem habebat.<text:line-break/>-Nam sciendum tibi probe est, animal. vel elephante gran-<text:line-break/>-dius, vel alauda minutius , quod aerem spiret, fimllem<text:line-break/>.cordis structuram obtinere; praestat autem non simile di-<text:line-break/>.cere, sed specie eandem. Quale autem piscibus, vel in<text:line-break/>totum iis, quae in aqua vivunt, <text:span text:style-name="Default_20_Paragraph_20_Font"><text:span text:style-name="T1">r</text:span></text:span>eor ausit, procedenti<text:line-break/>.commentario docebimus : in praesentia autem prius de<text:line-break/>animalibus aerem spirantibus examen constituemus. lta-<text:line-break/>que horum omnium eandem cordis structuram invenies,<text:line-break/>similiter et puhnonis; qualem paulo superius .enarravi.<text:line-break/>.Unum vero in ipsis reliquum adhuc. esse ridetur; quod<text:line-break/>in nervorum dissectione explicabitur, tum de hoc vifee-<text:line-break/>re, tum de corde. Ad haec cordis auriculas extra ven-.<text:line-break/>triculos ipsius, consistere dicemus; verum si quis amiculas<text:line-break/>partes ipsius .cornis ponens, fient Herophilus, ampliorem<text:line-break/>orisiciorunr nuinerunr producat, etiam hoc ab Erafistrati</text:p>
      <text:p text:style-name="P2">nostraque <text:span text:style-name="Default_20_Paragraph_20_Font"><text:span text:style-name="T1">s</text:span></text:span>ententia discrepare videbitur, nant omnia<text:line-break/>quatuor valorum cordis orificia quatuor esse diximus.-<text:line-break/>Quomodo autem exacte - discernas , ex commentariis de<text:line-break/>dissensione anatomica conscriptis perdisces; nam et in<text:line-break/>sus quatuor apparentibus anatomici inter fe discordant,<text:line-break/>quae primo volumine de. ip<text:span text:style-name="Default_20_Paragraph_20_Font"><text:span text:style-name="T1">s</text:span></text:span>orum -placitis pertracto. Si-<text:line-break/>quidem unum yenosae arteriae os in sinistro ventriculo<text:line-break/>habetur, in. quo etiam - membranae suris intro nutant,<text:line-break/>non tum en unum diutius permanet, sed. statim ima in-.<text:line-break/>tercap edine. in quatuor partes discissum est, quarum sin-<text:line-break/>gulae in singulas pulmonis fibras porriguntur. <text:span text:style-name="Default_20_Paragraph_20_Font"><text:span text:style-name="T13">Quod au-<text:line-break/></text:span></text:span>tem pulmonis fibrae non impares numero, ut jecinoris; -<text:line-break/>existunt, fed in omnibus animantibus, de quibus verba<text:line-break/>fecimus, duae in dextra ipsius parte habentur, duae ve- <text:line-break/>ro in finistra, apud omnes in confesso esu Insuper con-<text:line-break/>venit, si non luter omnes, certe luter eos, qui exactius<text:line-break/>dissecant, in dextra thoracis. parte quintam quandam ,<text:line-break/>fibram exiguam, veluti alterutrius subolem, consistere.</text:p>
      <text:p text:style-name="P2">Facillime ap<text:span text:style-name="Default_20_Paragraph_20_Font"><text:span text:style-name="T1">t</text:span></text:span>am competis ad venam cavam animum di-<text:line-break/>rigens, illi siquidem subjacet, qua primum in thoracem,<text:line-break/>relicui septo, incidit. Nonnunquam et cavitatem quan-<text:line-break/>dam. in superficie manifesto est .conspicere, cui vena,<text:line-break/>dum vivit adhuc animal, affirmatur; nam post .obitum<text:line-break/>palmo semper collapsus et exiguus apparet, haud pau-<text:line-break/>ca ipsius et thoracis facta intercapedine, contra quam<text:line-break/>vivo animali habebat. Ac de hoc in sequentibus agetur,<text:line-break/>ubi totum de corde sermonem absclverimus; etenim su-<text:line-break/>perest dicendum, quomodo ipsum, vivente adhuc .annuali,<text:line-break/>ultra thoracis surdum convulnerationem detegas.</text:p>
      <text:h text:style-name="Heading_20_2" text:outline-level="2">C ap. Xll. </text:h>
      <text:p text:style-name="P25">Itaque, si paulo antedicta de pericardli tu-<text:line-break/>nicae in sterno connexu. lu memoriam revocaveris, haud<text:line-break/>difficile, quo pacto cor detegendum fit, comperies. Pla-<text:line-break/>num namque est, neque aliter, quam in mortuo amman-<text:line-break/>te, nudanduin, veluti praediximus. Sed melius est for-<text:line-break/>rau totum sermonem perspicuitatis gratia repetere. Sit</text:p>
      <text:p text:style-name="P2">igitur iuvenile adhuc animal , ut scalpello sectionem sine<text:line-break/>cultris peragas excisoriis. Figuretur resupinum in assere,<text:line-break/>quales permultos mihi praeparatos vides, et parvos, etgran-<text:line-break/>diores, quo unus aliquis animali, quod supra ipsum exten-<text:line-break/>ditur, proportionalis semper reperiatur- Hic asser fora-<text:line-break/>mina habebit, per quae non solum funiculus, imo etiam<text:line-break/>crassius aliquod corpus facillime queat trajici. Docebitur<text:line-break/>aliquis ex famulis, quum resupinum asseri inclinat ani-<text:line-break/>mal, vincula et quatuor circumdare, singulis cruribus<text:line-break/>unum, et vinculorum extrema deorsum trajicere, invi-<text:line-break/>cemque illic colligare. Pili, si grandiores in pectere<text:line-break/>animal habeat, et hi auferentur. Haec quidem dissecan-<text:line-break/>di animantis praeparatio est. Tu vero, ut dictum est, ;<text:line-break/>prope ipsum pectus recta superne deorsum versus sectio-<text:line-break/>ne adusque mucronatam cartilaginem grandi scalpello fe-<text:line-break/>cato; mox -inde conversus, et scalpello adactu,trau sver-<text:line-break/>sa sectione sternam a subiacentibus separa, utro libeat<text:line-break/>modo , sive cum mucronata cartilagines sive etiam solum ;</text:p>
      <text:p text:style-name="P2">inde remotam, ut habes, eodem scalpelli ictu adibis;;<text:line-break/>similiter secans a sterno . ad illam usque partem, qda<text:line-break/>mortuo animante pericardimn ipsi. subhaerescens con-<text:line-break/>fpexeras. Haec itaque in mortuo etiam animali facere<text:line-break/>tibi praecipiebam. . In vivo autem idem sane administra-<text:line-break/>tiouis modus est,- quantum ad sectionem pertinet; verum<text:line-break/>nonnihil praeterea accedit, sie quo iis, qui me dissecan-<text:line-break/>tem viderunt, longis sermonibus non. opus est; Qui au-<text:line-break/>tem non viderunt, illis exponere necesse est, quod ex<text:line-break/>thorace arteriae et venae ad praecordia elabuntur prope<text:line-break/>mucro natae cartilaginis radicem, singula utrinque paria;<text:line-break/>quibus dissectis, necessario in dicta dissectione sanguinis<text:line-break/>profluvium accidit, et praesertim ex arteriis. Nihil au-<text:line-break/>tem adeo universum manus operationem in animantis<text:line-break/>corpore solet perturbare ac sanguinis profluvium. . Quod<text:line-break/>praefciens tu, quatenus primum erumpentem ex arteria;<text:line-break/>sanguinem videris, finita jam declivi sectione, quam ci-<text:line-break/>tissime scalpellum in transversae sectionis figuram detur-</text:p>
      <text:p text:style-name="P1">quebis , sicuti est explication<text:span text:style-name="Default_20_Paragraph_20_Font"><text:span text:style-name="T1">i</text:span></text:span> Sluistrae vero manus dr-<text:line-break/>gitis duobus, indice puta et magno, illam sterni par-.<text:line-break/>tem comprehendes, qua arteria. sanguinem profundens<text:line-break/>apparet, ut simul alter digitus orificii sit operculum,<text:line-break/>simul ex ambobus tuta offis totius fiat ^apprehensio. Por- -<text:line-break/>ro conaberis duo haec munia uno subire tempore, scal-<text:line-break/>pello quidem si<text:span text:style-name="Default_20_Paragraph_20_Font"><text:span text:style-name="T1">c</text:span></text:span>care quam celerrime, declivis lineae .ter-<text:line-break/>mino priorem transversam connectens ,. deinde acclivem,<text:line-break/>digitis autem sternunt semper reflectere. Nam, hoc primo<text:line-break/>revulfo, haemorrhagiae caulam sisti statim accidit, sectio-<text:line-break/>ne videlicet prope alterum orificium a chirurgo rete<text:span text:style-name="Default_20_Paragraph_20_Font"><text:span text:style-name="T1">n</text:span></text:span>ta,<text:line-break/>videturque pericardii connexus , - qui ad sectionis .finem<text:line-break/>te veluti manu deducit. Nam, sterno reflexo,..ima pars<text:line-break/>, alta evadit, et sanguinis fluor tali figura imminuitur; ad<text:line-break/>haec vasorum, quae in superna regione simul cum ster-<text:line-break/>no flectuntur, et non statim in pronum vergunt, situs<text:line-break/>transmutatur, quoniam ab interna parte duo grandium</text:p>
      <text:p text:style-name="P2">arteriarum venarumque coniugia sterno subdita sunt, quas<text:line-break/>ad radicem mucronatae cartilaginis ad praecordia ala-<text:line-break/>hentes in hac munus administratione praecidi diximus.<text:line-break/>In. alia vere<text:span text:style-name="Default_20_Paragraph_20_Font"><text:span text:style-name="T1">i</text:span></text:span> administratione, qua costarum flexus volui<text:line-break/>divideres, .ubi primum ex osse in cartilaginem degene-<text:line-break/>rant, nullus .sanguinis profluvii ob valorum parvitatem<text:line-break/>metus esu. Commode. vero sectio illa per alteram par-<text:line-break/>tum. ducitur ei,.L qui pulmonis adhuc rivi arterias volet<text:line-break/>inspicere. At, quae hic mihi proposita est, ad alia. con-<text:line-break/>duxit, de quibus deinceps dicetur; caeterum illaesas<text:line-break/>utrasque thoraeis caritates servato. Iam vero alia quae-<text:line-break/>dam tertia administratio est, quae quidem vivo adhuc<text:line-break/>animante celebratur; sed a priore dicta variat, quod in<text:line-break/>utraque thoracis parte similis sectio ducatur. Hujus igi-<text:line-break/>tur .usum paulo post audies. Primae vero usum abunde -<text:line-break/>jam satis didicistis proinde .opportunum est, de modo<text:line-break/>proposita. inaudias; quam optime obibis, corde quidem</text:p>
      <text:p text:style-name="P2">detecto, sinibus autem thoracis inviolatis. Nonnunquam<text:line-break/>igitur dicta jam administratione cordis panniculus divi<text:span text:style-name="Default_20_Paragraph_20_Font"><text:span text:style-name="T2">tus<text:line-break/></text:span></text:span>est, subinde vero illaesus permanet. Po<text:span text:style-name="Default_20_Paragraph_20_Font"><text:span text:style-name="T2">r</text:span></text:span>ro utrisque com-<text:line-break/>mune est, ut dividas ipsum, quoad cor delegatur, nec<text:line-break/>membranas,. quae thoracem luteriepiunt, couvulneres;<text:line-break/>nam , qualibet ipsarum vulnerata, animal in illa fympto-<text:line-break/>mata incidat necesse est, quae in sequenti sermone, tho-<text:line-break/>race confosso, evenire dicentur. At, corde denudato, om-<text:line-break/>nes ipsius functiones incolumes servare tibi propositum<text:line-break/>est, quemadmodum etiam servantur; siquidem et respi-<text:line-break/>rare similiter .et clamare animal vides, ac, si a vinculis<text:line-break/>ipfirm liberes, currere, sicut prius consuevit. At, si<text:line-break/>vulnus vinculis adhuc comprimas, etiam ribum assume-<text:line-break/>re, si esuriat, conspicis, et bibere, si sitiat. Et quid<text:line-break/>miri est ? cum Marylli Mimographi puer curatus sit<text:line-break/>vivatque adhuc , etsi cor aliquando ipsi fuerit de-<text:line-break/>suctum. Verisimilius. est igitur, animat rationis .expers,</text:p>
      <text:p text:style-name="P9">quanto minus homine afficitur, nihil ab hujusmodi vul-<text:line-break/><text:span text:style-name="Default_20_Paragraph_20_Font"><text:span text:style-name="T1">p</text:span></text:span>ere pati.</text:p>
      <text:h text:style-name="Heading_20_2" text:outline-level="2">Cap. XIII. </text:h>
      <text:p text:style-name="P25">Quoniam vero semel curati pueri men-<text:line-break/>tionem Ieci, nihil mali suerit omnia, quae ipsi eventi-<text:line-break/>runt, percensere. Nam propter historiae utilitatem, etiamsi<text:line-break/>ad praesens opus nihil attineat, non abs re suerit ea<text:line-break/>commemorare. Ictus puer ille iti sterno in palaestra, ne-<text:line-break/>glectus primum est, deinde parum probe curatus. Post<text:line-break/>menses quatuor pus in parte percussa apparuit; hoc au-<text:line-break/>ferre cogitans medicus puerum incidit, et [ut putab<text:span text:style-name="Default_20_Paragraph_20_Font"><text:span text:style-name="T1">a</text:span></text:span>t)<text:line-break/>subito ad cicatricem vulnus perduxit; postea rursus in-<text:line-break/>flammatio oborta est, mox quoque abscessus ; iterum se-<text:line-break/>ctus puer est, nec amplius cicatrix obduci potuit. Qua-.<text:line-break/>propter herus ipsius, pluribus medicis ^convocatis, inter<text:line-break/>quos ego quoque eram , deliberare super curatione pueri<text:line-break/>jussit. Quum autem siderati^ seu sphacelus sterni asse-<text:line-break/>clus videretur omnibus, appareret autem et cordis a sinti—<text:line-break/>stra Ipsius parte motus, nemo allectum <text:span text:style-name="Default_20_Paragraph_20_Font"><text:span text:style-name="T1">o</text:span></text:span>s excidere aude-</text:p>
      <text:p text:style-name="P2">bat; quippe arbitrabantur thoracis perforationem necessa-<text:line-break/>rio suturam. Ego autem citra vocatam proprie a medi-.<text:line-break/>cis perforationem adhibitam pollicitus sum me excisurum ;<text:line-break/>de absoluta vero curatione nihil promisi, quum incertum<text:line-break/>esset, itum aliquid ex iis, quae sterno subiacent, fuerit<text:line-break/>assertum, et quatenus allectum. Itaque, regione detecta,<text:line-break/>amplius nihil in sterno laesum apparuit, quam quod ab<text:line-break/>initio statim videbamus; quare etiam magis ad manus<text:line-break/>operationem venire sum ausus, tuta jam fines, quibus<text:line-break/>arteriae et venae subhaereleunl , utrinque illaesi occur-<text:line-break/>rillent. Quum vero allectum <text:span text:style-name="Default_20_Paragraph_20_Font"><text:span text:style-name="T1">o</text:span></text:span>s ab eo potissimum loco<text:line-break/>excidissem , in quo talis pericardir vertex adnascitur,<text:line-break/>quumque nudum cor appareret, quippe pericardium.<text:line-break/>Computruerat ob hoc quidem haud bonam statim spem<text:line-break/>de puero habebam , attamen iit totum brevi temporis<text:line-break/>spatio persanatus est; quod non accidisset, si nemo ase<text:line-break/>sectum os abscindere ausus sitisset; nemo autem tentaf-<text:line-break/>set, nili in administrationibus anatomicis praeexercilatus.</text:p>
      <text:p text:style-name="P2">Alius quidam eodem tempore, putridum tumorem ex humo-<text:line-break/>rum decubitn in brachio secans, insignem arteriam situs par-<text:line-break/>tium ignorantia secuit, Iubitoque ob sanguinis profluvium<text:line-break/>conturbatus est, et quum vix ipsam excipere posset, ut<text:line-break/>laqueo interciperet Ierat enim profundior), repente qui..<text:line-break/>dem ex sanguinis fluore periculum repulit, sed alia ra-<text:line-break/>tione hominem iugulavit, gangraena videlicet propter la-<text:line-break/>queum occupante arteriam maxime et primum, deinde<text:line-break/>omnia ipsi circumdata. Haec igitur ex multis pauca obi-<text:line-break/>ter dicta suntsi quae cordatis lectoribus praesentis cotn-<text:line-break/>menlarii utilitatem indic<text:span text:style-name="Default_20_Paragraph_20_Font"><text:span text:style-name="T1">a</text:span></text:span>nt.</text:p>
      <text:h text:style-name="Heading_20_2" text:outline-level="2">Cap. N1V. </text:h>
      <text:p text:style-name="P25">Sed iterum ad propositum initio sermo-<text:line-break/>nem revertor: in quo tria administrationis genera vivo<text:line-break/>animante celebrari dicebam , partim habentia inter se<text:line-break/>quid commune; partim proprium. Vel enim arteriis<text:line-break/>pulmonum inspiciundis una satisfacit sectio ad costarum<text:line-break/>stextts deducta^ vd etiam praeter hanc alia quaedam in</text:p>
      <text:p text:style-name="P2">reliqua thoracis parte facta, cujus utilitatem mox dicturus<text:line-break/>sum. His succedit tertia administratio, qua cor quidem<text:line-break/>detegitur, thorax autem non perforatur. Nullum siquidem<text:line-break/>miraculum est, vulnus thoracis quoddam fieri, perforationem<text:line-break/>non fieri ; siquidem sectionem , quae in spatiosam pulmonis<text:line-break/>sedis capacitatem penetrat, nominant perIorationem ; rdi-<text:line-break/>qtta vero omnis divisio ipsius vulneratio quidem dicitur,<text:line-break/>persoratio non item. <text:span text:style-name="Default_20_Paragraph_20_Font"><text:span text:style-name="T1">Q</text:span></text:span>uorsum igitur cor sic denudare con-<text:line-break/>ducit? Primum, ut, quali modo pulset, clare conspiciamus;<text:line-break/>et num in diastole thoracem feriat, ad sterni regionem ac-<text:line-break/>cedens, au quo tempore fystoleu efficiat. Secundum est, ut,<text:line-break/>magna in animali arteria detecta , [ sicut me illam , quae<text:line-break/>apud inguina habetur ; nudare conspexistis) exacte consi-<text:line-break/>deremus, utrum; quando cor dilatatur, arteria contraba-.<text:line-break/>sensu et quando cor demittitur, ipsa attollatur, an ambo<text:line-break/>eodem tempore et contrahantur et dilatentur. Tertium,<text:line-break/>ut digitis vel etiaml forcipe cor excipientes quemadi.ntus</text:p>
      <text:p text:style-name="P1">dum .ego factitare consuevi, quod facile ipsum digitis<text:line-break/>exiliret,) intueamur, qualinam symptoma te animans. cor-<text:line-break/>r (piatur. .Adhaec .ut eos; qui dicunt, si laqueo exor-<text:line-break/>tum grandis arteriae. vel (ut quidam alii ajunt) venosas:<text:line-break/>intercipias, quae in pulmones defertur, hujusmodi- sum-<text:line-break/>ptomata animali evenire (dicunt autem non eadem om—<text:line-break/>nes) ,- mendaces ostendamus.; quoniam neque laqueus ali-<text:line-break/>quis, ussi thorace perforato, circumdari potest, neque, si<text:line-break/>circumdetur, stringere adeo arctim radicem arteriae; ut<text:line-break/>orificium ipsius obstruat. Haec autem dicere femper eos<text:line-break/>expertus sum,. qui neque nudare cor sine perforatione<text:line-break/>possunt. Sed, si quis etiam eos cogeret ad hanc admini-<text:line-break/>strationem perficiendam, statim ubi thoracem perforarlut,<text:line-break/>hocassequi dicunt esse difficile; eoque administrationem<text:line-break/>hanc in posterum disserunt.- Quippe, si prospere detectio<text:line-break/>successisset, laqueo utique circumposito osteuelisient mani-<text:line-break/>festo, quae erant polliciti. Nos igitur sucus ac illi, quae</text:p>
      <text:p text:style-name="Normal">- pollicemur, etiam re comprobamus. Nam, corde ex fa-.</text:p>
      <text:p text:style-name="P2">nili detecte. citra. alicujus membranarum, quae thoracis e<text:line-break/>capacitatem confepiunt, vulnerationem, .hortamur ipsus<text:line-break/>laqueum vasis a corde exorientibus circumdare... Hi vero<text:line-break/>eatenus, verum sine profectu, urgentur; donec membra- i<text:line-break/>nam aliquam divellant -faciantque perforationem, .tunc<text:line-break/>enim ne manum quidem admoliri. amplius oportere di-<text:line-break/>cunt. Nos. autem protinus in alio iterum animante . con<text:line-break/>denudatum ipsis exhibemus,- cogimusque. denuo aggredi, <text:span text:style-name="Default_20_Paragraph_20_Font"><text:span text:style-name="T1">i<text:line-break/></text:span></text:span>quoad fe . turpiter in iis gesserint; quae superbe jactita-<text:line-break/>banti Etenim valorum exortum fune excipere non pof-<text:line-break/>sis, cornis autem basim pollis; verum animal statim<text:line-break/>commoritur. Tale quid etiam ei accidit, qui dicebat,<text:line-break/>venosa arteria fune intercepta, ubi cor citra thoracis.<text:line-break/>perforationem fuerit denudatum, pulmones semper nu- -<text:line-break/>nere dilatatos, multis .testibus a .quodam ex familiaribus-.<text:line-break/>nostris reprehenso. Tanta quidam arrogantia simul et ..<text:line-break/>audacia de iis, quae ignorant, apud indoctos pronum-</text:p>
      <text:p text:style-name="P1">ciant, et praesertim quum de venosa arteria disserunt,<text:line-break/>quae intra cornis auriculam quoque drscinelitur. Alii au-<text:line-break/>tem, tanquam singularis ipsa oriatur, laqueo iniecto duo<text:line-break/>haec animali accidisse ajunt, nempe ut omnes quidem<text:line-break/>arteriae toto corpore redderentur immobiles , tanquam<text:line-break/>suppeditatione spiritus ipsas replentis destitutae, pulmo an-<text:line-break/>tem pari intervallo persisteret, corde nihil interim ab ipso<text:line-break/>trahente. Alii vero produnt, laqueo asperae arteriae cir-<text:line-break/>mundato, pulmonem moveri se ostendisse, non adiicien-<text:line-break/>tes praeterea iis, quae. dicunt aut perscribunt, (nam<text:line-break/>haec quoque a nonnullis memoriae prodita sunt,] quo<text:line-break/>modo pulmonem .submitti conspexerint, utrum sine thora-.<text:line-break/>eis perforatione, an eo perforato ; .nam utrumque abfui-<text:line-break/>dum est. Perforato quidem,. omnia, quae .ad respiratio-<text:line-break/>nem ministrant, destruuntur; .antequam vero perforatus<text:line-break/>sit, nequaquam ipsum queas intueri, nisi forte, dosta ex-<text:line-break/><text:span text:style-name="Default_20_Paragraph_20_Font"><text:span text:style-name="T1">r nisa; su</text:span></text:span>ccingentem membranam conserves integram ; quam-<text:line-break/>quam ne hoc quidem dicant, qui hujusmodi nugantur.</text:p>
      <text:p text:style-name="P2">Verum de his iturum in propria thoracis dissectione per-<text:line-break/>agemus ; ad ea autem, quae lu corde denudato apparent,<text:line-break/>revertimur.</text:p>
      <text:h text:style-name="Heading_20_2" text:outline-level="2">Cap. .XV: </text:h>
      <text:p text:style-name="P25">Restabat enim tertius administrationis<text:line-break/>modus, quo thoracis prope costarum flexus sectiones<text:line-break/>sumti -Notum vere est, animal in tali operatione suffoca-<text:line-break/>tum emori, respiratione ipsi pereunte. Atque haec sunt,<text:line-break/>quae circa cor- apparent. Prius autem sermone repetito<text:line-break/>administrationem, quae manu fit, exequar, ne vel mirtus<text:line-break/>mnm relinquatur indiscussum obscurumque. Cognitis<text:line-break/>jam exacte in- mortuo animante flexurum locis,. quibus<text:line-break/>singulae costae flectuntur, memoriaeque mandatis, ani-<text:line-break/>mal aggredere, . ubi resupinum prius ipsum, quo docui<text:line-break/>modo , figuraveris ; administratio autem erit talis. Pili<text:line-break/>ex illis tho<text:span text:style-name="Default_20_Paragraph_20_Font"><text:span text:style-name="T1">r</text:span></text:span>acis senibus auferuntur, quas incisur<text:span text:style-name="Default_20_Paragraph_20_Font"><text:span text:style-name="T1">a</text:span></text:span>s es;<text:line-break/>duas sectiones ad animalis longitudinem ducis, costarum-<text:line-break/>que flexus-, sicuti est expolitum, dirimis p delude aliam</text:p>
      <text:p text:style-name="P2">rursus transversam lineam te<text:span text:style-name="Default_20_Paragraph_20_Font"><text:span text:style-name="T1">r</text:span></text:span>tiam per mucronatam car-<text:line-break/>tilagineuif ncidis ; ubi videlicet arteriae et venae occat-<text:line-break/>ru.nt<text:span text:style-name="Default_20_Paragraph_20_Font"><text:span text:style-name="T1">c</text:span></text:span> Sed in praesentia non est, quod sangui<text:span text:style-name="Default_20_Paragraph_20_Font"><text:span text:style-name="T1">n</text:span></text:span>is fluorem<text:line-break/>magnopere extimescas; quippe non. statuis nunc vivum<text:line-break/>conservare animus Tamen, ut nuper dixi, toto sterno<text:line-break/>furium reflexo, sub eo post tres nominatas sectionem du-<text:line-break/>ces, pericardium a sterno libe<text:span text:style-name="Default_20_Paragraph_20_Font"><text:span text:style-name="T1">r</text:span></text:span>ans. Quod fi etiam .vul-<text:line-break/>neraveris et totum quomodocunque pertuderis, fine.<text:line-break/>cordis tamen laesione , nihil sis ad praesentia sollicitus ;<text:line-break/>quoniam in tali anatome proponis utrosque co<text:span text:style-name="Default_20_Paragraph_20_Font"><text:span text:style-name="T1">r</text:span></text:span>nis sinus<text:line-break/>aeque pulsantes contemplari , non (ut quidam censent]<text:line-break/>solum finisseriorem. Caeterum ex abundanti evidentius<text:line-break/>adhuc, quam- antea, ^videbis arterias aut vicissim aut<text:line-break/>eodem tempore et <text:span text:style-name="Default_20_Paragraph_20_Font"><text:span text:style-name="T1">r</text:span></text:span>hythmo^ pe<text:span text:style-name="Default_20_Paragraph_20_Font"><text:span text:style-name="T1">r</text:span></text:span> totum animal diastolen<text:line-break/>etfyftolen efficere. Haec igitur confestim, ipso detecto,<text:line-break/>. inndtescunt; procedenti vero tempore breves utriusque 7<text:line-break/>ventriculi. motus longis quietibus intercipiuntur. lam<text:line-break/>vero dextri sinus diastole peculiari ipsius natura perfici-</text:p>
      <text:p text:style-name="P10">tur; et hujusmodi spectabis potissimum, ubi. prope im-<text:line-break/>mobiles evaserint. Primum etenim utraque ipso<text:span text:style-name="Default_20_Paragraph_20_Font"><text:span text:style-name="T1">r</text:span></text:span>um,<text:line-break/>quae ad verticem consistunt, moveri cessant; mox quae<text:line-break/>his proxima sunt; atque hoc fit perpetuo , donec solae<text:line-break/>bases moveri relluquantur.. Et his demum cessantibus<text:line-break/>languidus brevisque motus ex longis intervallis in cor-<text:line-break/>dis auribus apparet. Proinde hujus .rei .evidentis quae-<text:line-break/>nam .sit caula,. lu otio. disquirendum censeo:; non enim<text:line-break/><text:span text:style-name="Default_20_Paragraph_20_Font"><text:span text:style-name="T1">r</text:span></text:span>atio est, quod appendices diutius ipso cornis corpore<text:line-break/>moveri videantur. .Atqui nobis non iirstitutum est hoc<text:line-break/>opere causas pe<text:span text:style-name="Default_20_Paragraph_20_Font"><text:span text:style-name="T1">r</text:span></text:span>scrutari, sed ea duntaxat, quae nu dis-<text:line-break/>fectiouibus apparenti.</text:p>
      <text:h text:style-name="Heading_20_2" text:outline-level="2">Cap. XVI. </text:h>
      <text:p text:style-name="P25">Quae igitur necessaria utiliaque scitu<text:line-break/>in corde habentur, vivo adhuc animali administrantibus,<text:line-break/>dicta propemodum sunt . omnia , et satius soret ad ca,<text:line-break/>quae in thorace et pulmone visuntur, digredi., Quo<text:span text:style-name="Default_20_Paragraph_20_Font"><text:span text:style-name="T1">r<text:line-break/></text:span></text:span>luam vero nonnulli eorum, qui se arteriam sanguinis</text:p>
      <text:p text:style-name="P1">inanem <text:span text:style-name="Default_20_Paragraph_20_Font"><text:span text:style-name="T9">. </text:span></text:span>evidenter ostensuros promittunt; inverecunde nu-<text:line-break/>gantur, alius alium de iis, quae ex dissectione viden-<text:line-break/>tur, mendacii arguentes, horum causa .etiam lue diu-<text:line-break/>tius subsistere oportebit. Quum igitur unus aliquis pro-<text:line-break/>mitteret semper magnam arteriam sanguinis vacuam se<text:line-break/>ostensurum,- nunquam autem ostenderet, etsi juvenes<text:line-break/>laudis cupidiores animalia ipsi afferrent hortarenturque,<text:line-break/>ut indicaret, no<text:span text:style-name="Default_20_Paragraph_20_Font"><text:span text:style-name="T1">n</text:span></text:span> sine praemio facturum fe respondit.<text:line-break/>Mox, cum illi mille denarios lu medium deposuissent,<text:line-break/>ut, si ostenderet, -mercedis loco acciperet, multa quidem<text:line-break/>haesitabundus cunctandi diverticuia quaerebat. At quum<text:line-break/>omnes; qui aderant, eum urgerent; ausus est, sumptu lu<text:line-break/>manus scalpello, sinistram thoracis partem inridere, ubi<text:line-break/>potissimum facta perforatione magnam sibi arteriam evi-<text:line-break/>denter apparere putabat. Porro tam exercitatus in ana-<text:line-break/>tomis repertus est, ut super os sectionem duceret. Alius<text:line-break/>ex hoc grege intercostale persecuit, sed cousestim prima<text:line-break/>lectione tum arteriam tum .venam pertulit. Itaque ir-<text:line-break/>ridentes ipsum adolescentuli, qui nulle denarios apud</text:p>
      <text:p text:style-name="P2">spectatores deposuerunt, ipsi pollicita illius explorant,..<text:line-break/>nempe dissecuerunt, sicuti apud me didicerant, intensi<text:line-break/>costale,. sed ita, ut nullum vas convulnerarent; funicu-<text:line-break/>los autem duos celeriter circumdederunt, unum quidem<text:line-break/>post exortum statim ex cer<text:span text:style-name="Default_20_Paragraph_20_Font"><text:span text:style-name="T1">it</text:span></text:span>e, alterum, qua arteria spi-<text:line-break/>nam conscendit, ut (quemadmodum jactabundi illi pro-<text:line-break/>mittebant], animante mortuo, quantumarteriae in funium<text:line-break/>intercapedine habetur, sanguinis vacuum ostenderetur;<text:line-break/>ubi vero sanguine vacuum non inveniretur, intercidens<text:line-break/>fiam in ipsam tunc esse factam licerent, quando funes<text:line-break/>circumdarentur; tanquam alius quidem, no<text:span text:style-name="Default_20_Paragraph_20_Font"><text:span text:style-name="T1">n</text:span></text:span> illi ipsi hu-,<text:line-break/>jusmodi administrationem promisissent , neque unquam<text:line-break/>ipsam prae aliis experti; aut oeyus ipsi laqueos ciccum—<text:line-break/>dare. valentes ; quibus ne id.quidem erat cognitum,. quod<text:line-break/>juxta. lulemam ossium costarunr regionem et arteria et<text:line-break/>ve<text:span text:style-name="Default_20_Paragraph_20_Font"><text:span text:style-name="T1">n</text:span></text:span>a porrigitur. Talis est, qui securim quadruplici arie<text:line-break/>excogitavit, deinde neque eandem unquam praeparavit,:<text:line-break/>neque expertus est,. pon tamen verebatur per hanc ipsam</text:p>
      <text:p text:style-name="P2">polliceri arteriam sanguinis expertem <text:span text:style-name="Default_20_Paragraph_20_Font"><text:span text:style-name="T1">t</text:span></text:span>e ostensurum.<text:line-break/>Erat porro hujusmodi aliquod ipsius scmnium. Secu-<text:line-break/>rim quadruplici aere- censebat quadrangula sigma ad<text:line-break/>unum verticem tendente faciundam; deinde in . vertice<text:line-break/>ipsius manubrium trajiciendum, quale ligones, fecuresque<text:line-break/>possident; postea prono extensi, animali .cuidam securim<text:line-break/>juxta spinam ipsius vehementer impingendam , ut uno ictu<text:line-break/>quadrangula quaedam sigma spinae incideretur peculiari<text:line-break/>circumscriptione ,- in qua quod magnae arteriae compre-<text:line-break/>henderetur, vacuum sanguine inventum iri asserebat. Sed<text:line-break/>hoc ridiculorum mimos scribentibus ad risum excitan-<text:line-break/>dum dimittamus, ac aliam -administrationem commemoro-<text:line-break/>mus, qua- senex quidam septuagenarius, admodum gravis,<text:line-break/>arteriam sanguinis. t vacuam ostensurum se praedicabat.<text:line-break/>Nam. animal unum quoddam esse volebat ex iis, . quae<text:line-break/>excoriabilia nominantur, exempli gratia vel ovem, vel<text:line-break/>bovem, vel capram, dividi vero .in quadam particula, ubi<text:line-break/>magna post cutem statim arteria existit; hanc . autem ex-<text:line-break/>coriari ac.. detegis vicinis .corporibus., ut..nulli. cohaereat;</text:p>
      <text:p text:style-name="P2">postea lectione cusis per cutem servata, diebus sex aut<text:line-break/>septem insecutis , labra ulceris dirimentes, funes duos ar-<text:line-break/>teriae circumdare, quam fieri potest plurimum invicem<text:line-break/>distantes, deinde medium ipsorum excindere; inane siqui-<text:line-break/>dent repertum iri. Itaque septuagenarius ille administra-<text:line-break/>Donem hanc nunquam ausus est experiri. Nos autem,<text:line-break/>ubi primum hoc audivimus . eam aggressi sumus, Iactoque<text:line-break/>ipsius experimento, capram et ovem sic ante praepara-<text:line-break/>tam seni attulimus, admonentes, expergesactus tandem<text:line-break/>videret, vel semel reprehensus, quae ipsi in somno ap-<text:line-break/>paruerint. Insuper ergo et alitis quidam non multo ante<text:line-break/>administrationem , quam in libro tradidi , cui titulus est,<text:line-break/>An Ianguis secundum naturam insit arteriis, alio modo<text:line-break/>narrabat, quam ipsa res se haberet. Demirantes igitur<text:line-break/>ipsius audaciam, qui administrationem apud me spectave-<text:line-break/>rant, quaerebant, num ipse unquam eam obierit, an re-<text:line-break/>latu alicuius didicerit; hic autem saepissime se obivtsse</text:p>
      <text:p text:style-name="P2">respondit. Allata igitur ipsi capra ostendere cogebant;<text:line-break/>cmn autem nollet, quod nimirum ignoraret, ostenderunt<text:line-break/>praesentibus, aliter se habere rei evidentiam; ita lu peti<text:line-break/>-sternor modestiorem reddiderunt. Administratio talis esu<text:line-break/>Una .ex grandioribus arteriis, quae incute extant,- cu-<text:line-break/>jusmodi juxta inguina est, nudatur maxime, siquidem in<text:line-break/>illa dissectionem hanc facere. consuevi; funiculus altiori<text:line-break/>ipsius parti circumdatur; deinde sinistrae manus digitis,<text:line-break/>quam fleri potest longissime a suniculo, arteria stringitur,<text:line-break/>priusquam vero grandem ramum de fe miscuit, recta<text:line-break/>linea ad longitudinem dissecatur tantum, ut cavum ali-<text:line-break/>quod corpus luter laqueum et digitos queas insereret<text:line-break/>itaque praeparetur calamus .praetenuis ex eorum .numero,<text:line-break/>quibus scribimus, aut aereum aliquod ejusmodi -de indui-<text:line-break/>sula factum, quod digiti unius longitudinem habere fusi-<text:line-break/>finit. Unde manifestum. evadit, hac in administratione<text:line-break/>nullum .sanguinis fluorem ex arteria divisa- accidere; elati</text:p>
      <text:p text:style-name="P2">tiori quidem parte, unde sanguis defluit, sune intercepta,<text:line-break/>demissiori vero ob funem non amplius. pulsante et a dixi<text:line-break/>nitis constricta. <text:span text:style-name="Default_20_Paragraph_20_Font"><text:span text:style-name="T1">t</text:span></text:span> Multo igitur- otio . corpus concavum,<text:line-break/>quod in arteriam demittitur, licet tibi divisae tunicae<text:line-break/>ipfius parti sublinere; delude lino tenui arteriam simul<text:line-break/>cum calamo orbiculatim comprehendere, curantem, ne<text:line-break/>ulla pars calami .arteriae sectionem erumpat. Sit autem<text:line-break/>calamus tali crassitudine, ficut dixi, ut lu arteriae tunica<text:line-break/>nihil laxum haereat, volumus namque in loco ipsum per-<text:line-break/>sistere, neque altius-, quam arteriae divido est, elatum,<text:line-break/>neque demissius, Quo factu laqueum solves et digitos,<text:line-break/>quibus arteriam- securitatis gratia constringebas , si libeat,<text:line-break/>ad partem ipfius transpones, quae calamo corrsinrs est.<text:line-break/>Sin autem , ut retuli ; impactus fuerit calamus ligatusque,<text:line-break/>diligenter, non magis tenere te opus erit, fed otiosus ita-.<text:line-break/>poteris conspicere, superiorem quidem calamo arteriae<text:line-break/>partem etiamnum pulsare, sicut antea, .inferiorem autem</text:p>
      <text:p text:style-name="P2">pulsu omnino destitutam. Igitur quod re vera apparet,<text:line-break/>ita habere dicimus. Verum Erasistratus aliter de ipso vi-<text:line-break/>detur sentire, nempe imam calami portionem moveri.<text:line-break/>Talis est quorundam audacia, qui temere de rebus nun-<text:line-break/>quam visis sententiam proferunt. Quare, si in adinini-<text:line-break/>strutione nullum voles sanguinis effluxum arteria secta<text:line-break/>fieri, integrum est non modo supernis, sed imis quoque<text:line-break/>partibus funem circumdare, quem videlicet postea refolves,<text:line-break/>ubi calamum imposueris. Atqui ego non circumdo, cu-<text:line-break/>piens arteriae corpus ab illisu et contusione liberum<text:line-break/>conservare., lam vero nonnulli alias quoque administra-<text:line-break/>tiones recensent, quibus arteriam sanguine vacantem<text:line-break/>ostensuros se pollicentur, tanquam aut facere quippiam fa-<text:line-break/>pientius, aut melius administrare Eraliftrato pollent<text:span text:style-name="Default_20_Paragraph_20_Font"><text:span text:style-name="T1">i</text:span></text:span> Nam<text:line-break/>ille prorsus, st quis plane administrationis modus esset,<text:line-break/>qui abunde satis arteriam inanem queat ostendere, prior<text:line-break/>excogitasset, quemadmodum quem in hoedis nuper lucten-<text:line-break/>tibus scripsit, scd ilium quoque ipsum experientia verum.</text:p>
      <text:p text:style-name="P2">non esse comperies. Porro non solum in hoedis, sed<text:line-break/>etiam alio quolibet animante, quod liquidam in ventri-<text:line-break/>culo substantiam contineat, sumes experimentum; et, quo<text:line-break/>subtilior fuerit , hoc facilius in arterias resumetur. luitio<text:line-break/>igitur ajunt , simul ac mesenterium denudatum suerit , ar-<text:line-break/>terias aeri similes apparere , . postea lacte repletas conspi-<text:line-break/>ci. Si igitur aeris specie occurrunt, tibi cousiderandum<text:line-break/>relinquatur ; effi multi de ea re lu utramque partem fru- . -<text:line-break/>sua contendant. Quod autem eas laete repleri dicitur,<text:line-break/>(in hoc enim falsitas sermonis continetur, ut dictum est:,)<text:line-break/>licet quoque experiare in omnibus animantibus, nedum<text:line-break/>hoedis, non modo lacte ventriculum repletum esse,- fed<text:line-break/>qualibet humiditate; neque enim, si lac, ideo statim<text:line-break/>transmittitur, verum propter humiditatem facile oris ar-<text:line-break/>teriarum ad ventriculum pertinentium incidit; quia vero<text:line-break/>evacuatum sub<text:span text:style-name="Default_20_Paragraph_20_Font"><text:span text:style-name="T1">s</text:span></text:span>equitur, ut. ille ait, protinus attrahitur;</text:p>
      <text:p text:style-name="P2">quapropter, quanto humiditas lacte sit tenuior, tanto<text:line-break/>promptius resumetur. Verum, ut retuli, ne in .uno qui-<text:line-break/>dem unquam vidimus ipsum resumi , neque alius quis-<text:line-break/>quam visurus est, si experimentum ejus facere statuerit.</text:p>
      <text:h text:style-name="P18" text:outline-level="1"><text:bookmark-start text:name="bookmark14"/>GALENI DE ANATOMICIS ADMINISTRA.<text:line-break/>TIONIBVS<text:line-break/>LIBER vm.<text:bookmark-end text:name="bookmark14"/></text:h>
      <text:h text:style-name="Heading_20_2" text:outline-level="2">Cap. I. </text:h>
      <text:p text:style-name="P27">Praeterea hic quoque liber de spiritus in-<text:line-break/>strumentis anatomicas administrationes edocet, quas saepe<text:line-break/>demonstrari conspexistis. At quia non vobis solum, qui-<text:line-break/>bus liber visorum commentarius est, me accommodare<text:line-break/>proposui, quemadmodum et prius dixi, fed aliorum<text:line-break/>quoque omnium, qui dissectionibus incumbunt, rationem<text:line-break/>habere necessarium est, ita ipsum conscribam, ut etiam<text:line-break/>iis, qui nunquam eas spectarunt, quam fieri potest claris-</text:p>
      <text:p text:style-name="P2">simae evadant. Quae igitur in corde et pulmonibus tum<text:line-break/>mortu<text:span text:style-name="Default_20_Paragraph_20_Font"><text:span text:style-name="T1">o</text:span></text:span> tum vivo adhuc animante contueri oportet,<text:line-break/>prope universa libro fuperIore dicta sunt; item de fpi-<text:line-break/>randi instrumentorum membranis omnibus. Proximum<text:line-break/>iis est, ut totius thoracis structuram prius <text:span text:style-name="Default_20_Paragraph_20_Font"><text:span text:style-name="T1">s</text:span></text:span>ermone inter-<text:line-break/>preter; mox ea, quae in vivi adhuc animantis dissectio-<text:line-break/>ne apparent. Quemadmodum igitur, qui loci naturam<text:line-break/>enarrant, ostensis prius sinibus ipsum circumscribentibus,<text:line-break/>deinde ad partis hujus disciplinam accedunt; ita ego<text:line-break/>quoque sines, qui thoracem circumscribunt, prius deda-<text:line-break/>rubo. Ut igitur brevi sermone totum complectar, thura-<text:line-break/>cem nominant, quod a costis comprehenditur. Sunt au-<text:line-break/>tem hae omnibus, quae prius retuli, animantibus in<text:line-break/>duodenum numerum porrectae; rarissime siquidem deci-<text:line-break/>nIatertia costa Visitur , atque haC adhuc rarius undecima ;<text:line-break/>atque haeo ita rara sunt, ut inter mille vix unum tali<text:line-break/>costarum numero invenias ; in totum vero Omnibus uni-</text:p>
      <text:p text:style-name="P2">malibus, de quibus in hoc opere verba facimus, duode-<text:line-break/>cim insunt costae. Et praeterea in iis, quae claviculas<text:line-break/>obtinent, elatior thoracis finis claviculae existunt, quem-<text:line-break/>admodum demissior omni animantium generi <text:span text:style-name="Default_20_Paragraph_20_Font"><text:span text:style-name="T1">s</text:span></text:span>eptum<text:line-break/>transversum, quod phrenas et diaphragma nominant. Se-<text:line-break/>des omnibus costis duplex, anterior sternunt, posterior<text:line-break/>vertebrae sunt, quae totidem numero plane , quot et eo-<text:line-break/>Hae habentur. Sternunt unum quidem os apparet ob ha r-<text:line-break/>moniae perfectionem , quam ipsius partes in contextu<text:line-break/>sortiuntur; membranis autem derasis, quod et plura ossa<text:line-break/>sint, et numero totidem, quot cum eo costae coarticulan-<text:line-break/>tur, palam innote<text:span text:style-name="Default_20_Paragraph_20_Font"><text:span text:style-name="T1">s</text:span></text:span>cit. Nam anterius cujusque costae ex-<text:line-break/>tremum inferiori ossium singulorum sternum compouen-<text:line-break/>tium extremo coarticulatur , et costae finis attenuatus in<text:line-break/>mediam sterni ossium harmoniae restionem demergitur.<text:line-break/>ut in quibusdam animantibus non magis elatiorum ossium<text:line-break/>extremo, quam humiliorum capitibus, sed utrisque pari</text:p>
      <text:p text:style-name="P2">modo costae coarritnrlentm. Septem itaque priores tho-<text:line-break/>raris costae in hunc modum coarticuiantur. octava ad<text:line-break/>radicem cartilaginis xiphoidis consistit. Reliquae vero<text:line-break/>quatuor in thoracis latera desinunt, tantum priori parte<text:line-break/>deficientes, quanto etiam aliis breviores sunt. Minima<text:line-break/>inter ipsas est, quae postiema. habetur, aliae enim singu-<text:line-break/>lae pro situs o<text:span text:style-name="Default_20_Paragraph_20_Font"><text:span text:style-name="T2">r</text:span></text:span>dine; quantum longitudine vincuntur ab<text:line-break/>elatiore, tantum humiliorem ruperant. euntes igitur<text:line-break/>retro cum dorsi vertebris per diarthrosin committuntur,<text:line-break/>idque duplici articulo, altiori quidem ad ipsum verte-<text:line-break/>brae corpus, humiliori ad lateralem ipsarum processum<text:line-break/>declivem. Hinc autem in anteriorem infemamque re,-<text:line-break/>gionem longius obliquae procurrunt, et quum jam ante-<text:line-break/>rius fuerint, ab hac latione cessant. Desinunt etiam hic<text:line-break/>osseae esse , ac reliqua ipsarum pars in minutioribus na-<text:line-break/>tura animantibus cartilago prorsus efficitur, lu majoribns<text:line-break/>autem si osi eam cartilaginem ipsam dixeris, nihil erit<text:line-break/>peccatu Et haec cartilago, non ut ab initio costae ex</text:p>
      <text:p text:style-name="P1">toto porrectae sunt deorsum versus oblique, sic et ipsa<text:line-break/>defertur; ifed contia illa versu sursum ad sternum per-<text:line-break/>tenuit nonnullis quidem animantibus magis in orbem,<text:line-break/>aliis veluti ab angulo trianguli. At quae ad sternum<text:line-break/>non pertingunt, nothae appellantur, totae autem cartila-<text:line-break/>gineae admodum existunt; multo magis ipsarum suris non<text:line-break/>cartilagiueus , sest cartilago exquisita censetur. Ex hujus<text:line-break/>autem cartilaginis partibus intimis septima transversum<text:line-break/>ducit originem; elatior autem anteriorque ipsius pars ipsi<text:line-break/>mucronatae cartilagini subnascitur; quemadmodum poste-<text:line-break/>rior et demissior spinae adhaerescit; iit medio maxime,<text:line-break/>qua fiedem vertebrarum anteriorem conscendit, simul ex- .<text:line-break/>panditur deorsum ver<text:span text:style-name="Default_20_Paragraph_20_Font"><text:span text:style-name="T1">tus, </text:span></text:span>per duo ligamenta valida imis<text:line-break/>vertebris insertum. .Quae ligamenta, si animal grandi<text:line-break/>voce praeditum suerit, aut musculis natura ne<text:span text:style-name="Default_20_Paragraph_20_Font"><text:span text:style-name="T1">r</text:span></text:span>veis, va-<text:line-break/>lentissima fiunt ac longissime procedunt, verum desinunt<text:line-break/>inibi circiter . vigefimam fecundam ( deorsum versus si nu-</text:p>
      <text:p text:style-name="P1">meres j vertebra<text:span text:style-name="Default_20_Paragraph_20_Font"><text:span text:style-name="T1">t</text:span></text:span>o , in iis, quae exilem vocem et mufcu-<text:line-break/>los thoracis imbecilles obtinent, cujusmodi .et simia est,<text:line-break/>neque crassa, neque valida. Verum superior sterni finis<text:line-break/>cum prima semper costa coarticulatur , quemadmodum et</text:p>
      <text:p text:style-name="P11">reliquis; ex abundanti quoque in iis, quae claviculas ha-<text:line-break/>bent, etiam illis per diartlirosin committitur. Non ta-<text:line-break/>men haec articulatio ad thoracis motum subministrat; ve-<text:line-break/>rum motus thoracis ad anteriora costarum extrema ob-<text:line-break/>scurantur, nam ibidem sterno coarticulantur, manifesti<text:line-break/>autem posterioribus, qua per articulos ipsas cum vertc-</text:p>
      <text:p text:style-name="P11">litis dearticulant . diximus. Atqui non omnes musculi,<text:line-break/>qui thoraci quocunque modo coalescunt; .motus ipsius<text:line-break/>gratia creati sunt; verum, ut quinto libro traditum est,<text:line-break/>quidam a pectore et costarum spuriarum sedibus sursum<text:line-break/>tendentes humeri articulo subserviunt,- quidam ad abito- <text:span text:style-name="Default_20_Paragraph_20_Font"><text:span text:style-name="T1">r<text:line-break/></text:span></text:span>men descendentes suos usus habent et thoracem paula-<text:line-break/>sum detrahunt,- quemadmodum qui costarum extremis a</text:p>
      <text:p text:style-name="P2">foris objecti juxta sternunt antrorsum et vertebras re-<text:line-break/>trorfum, coaruiculationes constringunt et thoracem leri-.<text:line-break/>ter comprimunt.</text:p>
      <text:h text:style-name="Heading_20_2" text:outline-level="2">Cap. II.</text:h>
      <text:p text:style-name="P27"><text:s/>Porro fotum ipsius motum manifeste guber-<text:line-break/>nat inferius septum ipsum transve<text:span text:style-name="Default_20_Paragraph_20_Font"><text:span text:style-name="T1">r</text:span></text:span>sum, dum intenditur<text:line-break/>laxaturque. vicissim, dilatam comprimensque indidem termi-<text:line-break/>num ac attrahens ab ima quidem parte per mucronatam<text:line-break/>cartilaginem sternunt, costas autem spurias sursum leviter eti<text:line-break/>antrorsum. Jam vero respirationem,. quae naturale opus,<text:line-break/>non animale, esse putatur (siquidem ima thoracis pars una<text:line-break/>cum hypochondriis in hac videtur manifeste move<text:span text:style-name="Default_20_Paragraph_20_Font"><text:span text:style-name="T1">r</text:span></text:span>i, fupe-<text:line-break/>rior interdum prorsus nihil, interdum obscmej septum trans--..<text:line-break/>versum . duntaxat suppeditat, quod non modo substantia,<text:line-break/>sed usu quoque musculus est. Verum praeceptores no-<text:line-break/>far non recte censuerunt, solum septum movere thoracem in<text:line-break/>respirationibus , attollens quidem, quum tenditur, collabi<text:line-break/>autem. in .sese permittens, quando <text:span text:style-name="Default_20_Paragraph_20_Font"><text:span text:style-name="T1">r</text:span></text:span>elaxatur: quomodo<text:line-break/>autem largiter ac. .universim efflamus aut vocem emit-</text:p>
      <text:p text:style-name="P2">tantus , ne conati quidem sunt dicere. Ceterum et latos<text:line-break/>thoracis motus, quos in cursibus ridemus, ac omnibus,<text:line-break/>qui fe acriter quomodocunque exercent, septi functione -<text:line-break/>perfici existimabant. lirtercostalium autem musculorum,<text:line-break/>tanquam frustra procreati sint, nullam plane mentionem<text:line-break/>fecerunt, . quemadmodum neque fex illorum, qui a collo<text:line-break/>deferuntur, quorum maximi scapularum concavis subhae-<text:line-break/>rescunt; hos sequuntur magnitudine anteriores; mluimi<text:line-break/>vero ex spi<text:span text:style-name="Default_20_Paragraph_20_Font"><text:span text:style-name="T1">n</text:span></text:span>ae vertebris prodierunt. Insuper nec eorum<text:line-break/>meminerunt, qui costas sursum attrahunt, nec eorum,<text:line-break/>qui extremas detrahunt. Verum lictum est prius libro<text:line-break/>quinto, quomodo optime lu ipsis exercearis; nec non de<text:line-break/>scapularum posterioribus musculis verba fecimus, qui cum..<text:line-break/>thorace quidem, quatenus etiam cum metaphreno, socie-<text:line-break/>tatem ineunt, motum autem nullum ipsi praebent. Sicut<text:line-break/>neque de spinalibus quicquam prodiderunt, qui thoracis<text:line-break/>vertebris .subhaerent et adhaerent; insuper nihil de iis,<text:line-break/>qui in superiori spinae partu stomacho substrati sunt, ut</text:p>
      <text:p text:style-name="P2">nec de lumborum carnibus inferiorem spinae partem con-,<text:line-break/>tingentibus, qui spinam sane flectunt, nullam autem re-<text:line-break/>spirationis partem adjuvant, quemadmodum qui thoracem<text:line-break/>attollunt vel deprimunt; ale quibus in respirationis can-<text:line-break/>sis dictum est. Quare haec nunc perstringere propositum<text:line-break/>misti non est, quae probe in illis commonstravimus , ve-.<text:line-break/>rum docere duntaxat, quomodo congrue aggrediaris ea<text:line-break/>ostendere, quae in opere illo diximus circa thoracem ap—<text:line-break/>parere symptomata. Quin etiam in libris de thoracis<text:line-break/>et pulmonis motu haud pauca ex eis, quae in dissectio-<text:line-break/>nibus visuntur ,. explicuimus ; de quorum administratione<text:line-break/>non nihil etiam nunc dicere convenit. Porro dictum est<text:line-break/>et in commentariis de .respirationis causis, libros tres de<text:line-break/>thoracis pulmonisque motu a me esse compositus, quum<text:line-break/>nihil adhuc mentione dignum proprio Marte invenissem,<text:line-break/>et amico traditos praeter annui mei sententiam exci-:<text:line-break/>drsse, quemadmodum et pleraque alia. Aequum namque<text:line-break/>putavi jam inde ab adolescentia, ut, qui novum - aliquod<text:line-break/>invenissent, hoc dolum in commentarios redigerent; ac</text:p>
      <text:p text:style-name="P13">ideo , quae a nrajoribus. dictu sunt , no<text:span text:style-name="Default_20_Paragraph_20_Font"><text:span text:style-name="T1">n</text:span></text:span> eram tanquam<text:line-break/>mea scriptirrus; exercitamenta tamen unumquemque sua<text:line-break/>scribere non modo a culpa remotum, sed etiam utilissi<text:span text:style-name="Default_20_Paragraph_20_Font"><text:span text:style-name="T1">t.-<text:line-break/></text:span></text:span>mum .existimavi, sicut et amico roganti gratificari. Cum<text:line-break/>igitur praeceptores nostri (erant autem lu inter Quinti<text:line-break/>et Numefiani discipulos praestantissimi j pulmones, quo-<text:line-break/>modo Erafisttratus scriptum f aliquit, a thorace moveri de-<text:line-break/>monstrassent et docuissent, nos duobus primis limis de sto-<text:line-break/>vacis et pulmonis motu demonstrationes prodidimus, et ea,<text:line-break/>quae in dissectionibus apparent, unde ad demonstrationes ar-.<text:line-break/>gumenta suppetunt; tertius ipsorum qualisnam thoracis mo-<text:line-break/>tus existat, edocet, ex praeceptorum sententia et hic compo-<text:line-break/>situs. ;At, quae me auctore de thoracis motu adinventa sunt,<text:line-break/>alid iudicavi opere, cui de respirationis causis titulum<text:line-break/>indidi. . Eodem bipartitam singulorum intercostalium<text:line-break/>musculorum .productionem expositi, qualis natula su, et<text:line-break/>quot .numero sint tusum thoracem. moventes <text:span text:style-name="Default_20_Paragraph_20_Font"><text:span text:style-name="T1">p</text:span></text:span> et- nervo-<text:line-break/>rum ipsos ingredientium principia.</text:p>
      <text:h text:style-name="P19" text:outline-level="2"><text:span text:style-name="Default_20_Paragraph_20_Font"><text:span text:style-name="T9">- .... </text:span></text:span>cap. Ill.</text:h>
      <text:p text:style-name="P28">Quemadmodum igitur omnia quis lu opere<text:line-break/>illo tradita demonstrare posset, jam explicabimus,; a<text:line-break/>primis intercostalibus musculis exorsi, quorum fibras su-<text:line-break/>periiciarias ab elatiore costa ad humiliorem leviter oblique<text:line-break/>in anteriora . pertinentes conspicies. Paulatim vero has<text:line-break/>dissecans in animali commortuo, (praestat enim in ca-<text:line-break/>dav ere. prius esse exercitatum,]. tunc ad internas accedes<text:line-break/>situ. his adversas, ut ambo ad X literae similitudinem<text:line-break/>habitum inter se exigant, quem usque ad cartilaginosus<text:line-break/>singularum costarum. partes conservari videbis, in istis<text:line-break/>autem eva<text:span text:style-name="Default_20_Paragraph_20_Font"><text:span text:style-name="T1">s</text:span></text:span>tari.. Etenim exteriores fibrae talem indubie<text:line-break/>situm occupant, qualem interiores sortitae sunt, contra<text:line-break/>.anteriores, , qualem exteriores possidenti At lu musculis<text:line-break/>costarum, quas . nothas,. id est. spurias, appellant, ad<text:line-break/>finem usque ipsorum eadem fibrarum natura consistit,<text:line-break/>quoniam. hae nullo flexu incurvantur. . Maxime vero evi-<text:line-break/>dens in hisce musculis fibrarum inspectio est animali jam-</text:p>
      <text:p text:style-name="P1">vetulo simul et extenuato, Itaque exercitatus in cada-<text:line-break/>vere superficiariis fibris ab altioribus fiecemendis , idem<text:line-break/>rursus in rivo animante hoc. pacto emoli aris, atque tunc<text:line-break/>nos in symptomatum, quae ob fibrarum sectionem ob-<text:line-break/>tingunt, enumeratione vera praedicare dices. Porro<text:line-break/>. tractavimus de his iampridem in commentariis de rnspi-<text:line-break/>randi causis, nihilo tamen minus etiam nunc agemus.<text:line-break/>Quo autem ferino evadat dilucidior, nihil mali fuerit<text:line-break/>aliud ipsi initium statuere in eum modum. Primum in<text:line-break/>mortuo animali te velim singulorum, quae dicentur, si-<text:line-break/>tum ex amussi cognoscendo assuescere , ut in vivo cele-<text:line-break/>rius ipsa citra sanguinis lusionem, quatenus fieri licet,<text:line-break/>detegas. Quare i<text:span text:style-name="Default_20_Paragraph_20_Font"><text:span text:style-name="T1">n</text:span></text:span> musculis intercostalibus proxime os<text:line-break/>costae arteriam, - venam et nervum in ima cujusque<text:line-break/>ipsorum parte comperies, propius autem nisum nervum.<text:line-break/>Proinde quum in mortuo animante superficiales fibras in-<text:line-break/>crdis, prius te exerceas ab humiliore costa auspicatus,<text:line-break/>ac dissolvens earumdem consortium paulatim adusque</text:p>
      <text:p text:style-name="P2">altiorem dissecato, nulla ex parte veritus aut vas,<text:line-break/>aut musculum , aut nervum incidere , donec prope eo-<text:line-break/>fiam superpofitam pervenias. Hic autem diligentiam ad-<text:line-break/>subeas oportet corporibus, quae fibris incidendis subja-<text:line-break/>cent;- nam haec tria mutuo se contingere videbuntur,<text:line-break/>nempe arteria, vena et nervus; ac medio inter sum-<text:line-break/>mas altasque fibras fitu nervum icern es, si fibras ad<text:line-break/>amussim sequaris. Plures tamen superficiariae fibrae iis,<text:line-break/>quae in alto habentur, esse apparebunt, quoniam et re<text:line-break/>ipsa plures sunt, et profundiores juxta nervi situm ma-<text:line-break/>gis attenuantur. Vt autem lu animante rivo vel ex-<text:line-break/>seriores fibras sine internis dividas , vel etiam inter<text:span text:style-name="Default_20_Paragraph_20_Font"><text:span text:style-name="T1">n</text:span></text:span>as<text:line-break/>eum ipsis citra membranam costas fuccingentem , satius<text:line-break/>est prius in fue exercearis ; etenim animal amplissima<text:line-break/>praestitum voce aptissimum est ad dissertiones , in quibus -<text:line-break/>et vox quaedam offenditur. Hoc merito praeceptores<text:line-break/>nostri ignorarunt , ut qui relatam anatomen nunquam<text:line-break/>suerint experti. Verum, utrisque fibris dissectis, vocem</text:p>
      <text:p text:style-name="P2">sunul, et . quam nos appellamus effiationem animantis,<text:line-break/>interire, res ipsa tibi persuadebit. Praestat igitur in hu-<text:line-break/>jusmodi administratione sitem magnum adhiberi , valens<text:line-break/>enim ei membrana costas succingens inest; cui diligentia<text:line-break/>adhibenda, ne perseces; hac enim secta., dum thorax<text:line-break/>attollitur, .non parum aeris extrinsecus ambientis in me-<text:line-break/>diain thoracis puhnonisque regionem trahitur, dum au-<text:line-break/>tem submittitur, hoc ipsum rursus per vulnus egredi-.<text:line-break/>tur. Notum vero est, inspiratione per animantis os facta,<text:line-break/>tantum necessario ob vulnus perire, quantum ipsius cir-<text:line-break/>cumflui <text:span text:style-name="Default_20_Paragraph_20_Font"><text:span text:style-name="T1">d</text:span></text:span>eris in vicem ipsius thoraci extrinsecus influit,<text:line-break/>quanto autem minus per os ad necessarium sibi usum in-<text:line-break/>spiraverit, tanto minus efflare , quanto autem efflatio<text:line-break/>deereverit, tanto vocem sequi breviorem necesse est ;<text:line-break/>nam hoc quoque in commentariis de voce ostensum esu<text:line-break/>Atqui in hoc opere causas eorum, . quae animantibus in<text:line-break/>anatomicis accidunt:, interpretari superfluum est, ut</text:p>
      <text:p text:style-name="P2">quas suis .locis explicuerimus. In praesentia vero non de<text:line-break/>nervorum functione demonstrationem quampiam produ-<text:line-break/>cere statui, sed quae illis in libris ex anatome appa-<text:line-break/>rentia meminimus , eorum administrationes sermone<text:line-break/>interpretari, quas .jam plerique saepius conspexerunt,<text:line-break/>et ne pauci quidem obire queunt. Hoc igitur solum in<text:line-break/>sequentibus libris ageuius , dicemusque iterum prius,<text:line-break/>quae etiam veteres analomici cognoverunt. Incisa num-<text:line-break/>que linea notabili per membranam costas succingentem<text:line-break/>in quocunque intercostali, animal semispirans protinus et<text:line-break/>semivocale redditur; sin artem in .altera thoracis parte<text:line-break/>aeque .secta fuerit, spiratio et vox. aboletur, quem-<text:line-break/>admodum etiam, si in contractione thoracis inaniri per<text:line-break/>sectiones aere extrinsecus illapso eas obturaveris , re-<text:line-break/>spirabit confestim animal vocemque emittet Proclive<text:line-break/>autem est ipsas; obserari labris sectionum simul contractis,<text:line-break/>simulque manu, quae ipsa contrahat, in ope<text:span text:style-name="Default_20_Paragraph_20_Font"><text:span text:style-name="T2">r</text:span></text:span>culum<text:line-break/>non obturati adhibita. Sed haec quidem, sicut dixi,</text:p>
      <text:p text:style-name="P1">evidentia omnes noverunt, qui lu anatomis industriam<text:line-break/>collocarunt. Quod autem utrisque fibris sectis in om<text:span text:style-name="Default_20_Paragraph_20_Font"><text:span text:style-name="T1">n</text:span></text:span>ibus<text:line-break/>musculis intercostalibus non vox modo., sed efflatio quo-<text:line-break/>que interit, nostrum inventum est, quemadmodum etiam,<text:line-break/>cum solis nervis praeter dorsi medullam sectis inoffensae<text:line-break/>quidem musculorum fibrae servantur, actio autem suo-<text:line-break/>Ietur; ac potior est haec administratio, quod symptoma<text:line-break/>animantibus obveniens accuratius indicet. Etenim fibra-<text:line-break/>rum in musculis sectio, dum per costarum longitudinem<text:line-break/>.. a dorso usque ad sternunt ducenda est, in omnibus qui-<text:line-break/>dem costis, quae insertus quam elati thoracis musculi<text:line-break/>habentur, quos ex collo ad ipsas pertinere diximus,<text:line-break/>promptius efficitur, et nullum ex musculis thoracem<text:line-break/>moventibus actione enervat, - sed ipsos duntaxat, qui<text:line-break/>inciduntur; quae autem in supernis intercostalibus, etiam<text:line-break/>illos cogit incidere, praeterquam quod scapulas integras<text:line-break/>auferat.</text:p>
      <text:h text:style-name="P19" text:outline-level="2">Cap. IU. </text:h>
      <text:p text:style-name="P29">Itaque melior est administratio, quae<text:line-break/>nervorum sectione constat, intercostales musculos resol-<text:line-break/>vena. Perages autem ea- parte, qua primum spinales<text:line-break/>musculi circumscribuntur., nempe in vertebrarumlateri-<text:line-break/>bus. Licet- autem, hos quoque disseces, at per camem<text:line-break/>altam nervo detecto haud facile hamulurn subdideris,<text:line-break/>quali potissimum in varicum operationibus utimur-: - exi-<text:line-break/>guns quidem longitudlue omni ex parte - ibidem nervo<text:line-break/>detecto subiicietur, ne membranam fuccingentern persc-<text:line-break/>r et,. acutus vero admodum etiam convulnera vexit inter-<text:line-break/>dum, retusus extreme vix corpora nervo subdita pene-<text:line-break/>trat. Proinde nec acu tum quidem omnino , ut nec ex-<text:line-break/>treme: obtusum, esse eum convenit, sed eatenus in ex-<text:line-break/>tremo attenuatum, ne subditus nervo a subjectis musca-<text:line-break/>Ii fibris retineatur, omnes autem ipsas prompte permeet.<text:line-break/>Postquam .igitur tali hamulo. nervum totum elevaveris;<text:line-break/>statim, ut habes, ei hamum ordluale subiicito, .ut. si</text:p>
      <text:p text:style-name="P1">specillum vel ejusmodi quippiam cuique resolvendum<text:line-break/>subjeceris, super ipsum elatius nervus vehatur. Dei<text:span text:style-name="Default_20_Paragraph_20_Font"><text:span text:style-name="T2">n</text:span></text:span>de<text:line-break/>prehensum digitis a principio, quod lu dorso spinalis<text:line-break/>est medulla, detrahas, idque ceu ad costarum longius-<text:line-break/>dinem, juxta situm, quem prius obtinebat. At dum<text:line-break/>nervum vehementer adeo tendis, fit interim, ut a me-<text:line-break/>dulla fpinali abrumpatur; et ad intercostalis musculi sun-<text:line-break/>ctionem evertendam nihilo fit deterior, alteri vero cui-<text:line-break/>siam mox. licendo noxam affert: ne itaque eo tundas,<text:line-break/>.uti nervi radix avellatur. Ubi tetenderis, acum obli-<text:line-break/>. quam linum habentem ei submittes; qua sub nervum<text:line-break/>trajecta linum ipsi subditum habebis ; quo digitis - pre-<text:line-break/>lienso laqueum inde nervo circumdes, spinalem medul-<text:line-break/>lam, quam fieri potest, proxime. Vis enim nimirum<text:line-break/>totum juxta eam musculum resolvere; quod statim om-<text:line-break/>nino assequeris, si nervum prius resolveris: id ipsum<text:line-break/>proclive est, . si prope ipsius radicem laqueum cireunide-<text:line-break/>deris. Licet et citra acum hamulo perforato opus admi-</text:p>
      <text:p text:style-name="P2">nisseare, sicut in nervis juxta arterias carotides fieri con-<text:line-break/>fuerit. Idem tibi facere integrum ^est, etiamsi tecum<text:line-break/>aliquando. solus examines , qualinam animal affectu ob<text:line-break/>nervos sic interceptus corripiatur. At quum ostendis,<text:line-break/>satius est linum nervis omnibus subjectum fine vluculo<text:line-break/>praeparare; clamat enim sic percussum, deinde subitu<text:line-break/>obmutescens ob nervos lino constrictos spectato<text:span text:style-name="Default_20_Paragraph_20_Font"><text:span text:style-name="T1">r</text:span></text:span>es <text:span text:style-name="Default_20_Paragraph_20_Font"><text:span text:style-name="T1">A</text:span></text:span>ed-<text:line-break/>drt attonitos; nam miraculum esse ridetur, nervis exiguis<text:line-break/>in dorso laqueo interceptis, vocem perire-- Porro com-<text:line-break/>plures in hujusmodi indicationibus tibi subserviant, ut<text:line-break/>laquei subitu omnibus nervis circumponantur. Si igi-<text:line-break/>tur non amplius eos solvere velis, quomodocunque li-<text:line-break/>beat, ita constringito; at ubi voles confestim solvere,<text:line-break/>et animal rursus vocale reddi ostendere (sic enim magis<text:line-break/>spectatores mirantur), ansas ad laqueos inlicito, et<text:line-break/>mediocriter stringito; nam ut solvas ocyus, ansa tibi<text:line-break/>conducet; nam caccum vinculum appellatum admodum</text:p>
      <text:p text:style-name="P1">aegre solvitur; ut autem vocem subito animal edat,<text:line-break/>mediocris proderit constrictio , nam nervi vehementius<text:line-break/>a circumdatis laqueis stricti, si durum sit linum, contun-<text:line-break/>. dantur , . sin tenue , intersecantur incidunturque ; fio<text:line-break/>autem affecti actionem in posterum vinculis ablatis obice<text:line-break/>nun poterunt ; quod sane observans ego (ut novistis j sub-<text:line-break/>inde chordulis validis aut filis ex lana utus sur<text:span text:style-name="Default_20_Paragraph_20_Font"><text:span text:style-name="T1">a. </text:span></text:span>Qui-<text:line-break/>dant vero nervi modice contusi statim quidem munere<text:line-break/>suo, laqueis ademptis, non funguntur; paulo autem post<text:line-break/>proprium habitum recuperant. . Quod igitur nuper uice-<text:line-break/>hamus, fi nervum tendendo rumpas, dissectio noxam<text:line-break/>aliquam percipiet, hoc est id, quod nunc dictum est;<text:line-break/>neque enim protinus ex vocali animante mutum evadet,<text:line-break/>-neque rursus, sublatis laqueis, statim vocem edet; .quo-<text:line-break/>nianr , ut certior .sis de symptomate ipsum occupante,<text:line-break/>quo modo nervum laedas, nihil interest Verum in<text:line-break/>dicta functione. et haec te scire operiet, primum,<text:line-break/>quod in elatioribus costis nervus ipsis porrectus altius</text:p>
      <text:p text:style-name="P2">inuestiatur; recedens autem paululum ad imam regionem<text:line-break/>in humilioribus; quare etiam facilius est in lusce sub-<text:line-break/>jicere ei hamulum. Deinde vero et magnitudo offensae<text:line-break/>haud aequalis in totum omnibus obvenit intercostalibus,<text:line-break/>sed iis, qui costas spurias attingunt, tanto .minor, quan-<text:line-break/>tu musculus earunr elatioribus minutior est. . . Ita . primi<text:line-break/>intercostalis musculus actione infirmatus minimam asseri<text:line-break/>offensam; secundi vero jam majorem; aliorum muscu-<text:line-break/>lorum- singulatim resolutio multo grandiorem offensam<text:line-break/>quandam excitat, hoc est tertii intercostalis, quarti,<text:line-break/>sexti, et praeterea septimi. Nam insequentia quatuor<text:line-break/>intercostalia ad spurias pertinent, eatennsque noxae ma-<text:line-break/>guitudiuem imminuunt, ut omnium postremum ne veI<text:line-break/>sensibilem .. offensam aliquam afferat , interim et pri-<text:line-break/>mum omnium obscurissimam ; proinde ego frequenter,<text:line-break/>uti novistis, in demousirationibus ipsum consuevi relin-<text:line-break/>quere, quo citius administratio absolveretur. . Caeterum<text:line-break/>intercostale in extrema situm regione exempto promptis-</text:p>
      <text:p text:style-name="P2">simum est; quod in prima .difficillimum, tum quod mul-<text:line-break/>taproposita sunt corpora, tum quod nervus .ipse ui-<text:line-break/>mis quam sit exiguus, sicut et totum lutercostale. Mi-<text:line-break/>ulmum itaque est postremum omnium iutereostale uni-<text:line-break/>versum , at nervus ipse non item ; nam in spuriarum<text:line-break/>costarum regionibus nervorum magnitudo dignitatem in-<text:line-break/>tercostalium excedit, quatenus ipsi non istic solutu Misse-<text:line-break/>mi<text:span text:style-name="Default_20_Paragraph_20_Font"><text:span text:style-name="T1">n</text:span></text:span>entur, sed extra thoracem in praecordia elabantur;<text:line-break/>at primi intercostalis nervus in solum ipsi peculiarem<text:line-break/>musculum portione minimum dispensatur. Caetera igi-<text:line-break/>tur novem. intercostalia supersunt, quae.dictam dissectlo-<text:line-break/>nem desiderent. Ac fieri potest, ut, dum aliis common-<text:line-break/>stres, quemadmodum et me conspexistis, thorace ali-<text:line-break/>quando ad dissectionem proposito, ipse statim ostendenda<text:line-break/>percenseas, aliis vero praecipias,; ut interea , dum ner-<text:line-break/>vos eximunt, privatim- praesentibus commonstrent Sin<text:line-break/>autem seorsum pauculis discendi cupidis anatomen ex-<text:line-break/>lribes, perspicuum vel me tacente esse puto, primum</text:p>
      <text:p text:style-name="P2">domum lucidam deligi opo<text:span text:style-name="Default_20_Paragraph_20_Font"><text:span text:style-name="T1">r</text:span></text:span>tere; deinde scalpellum quam<text:line-break/>licet acutissimum haberi, nam tale prius docui ad exqui-<text:line-break/>sitam factio<text:span text:style-name="Default_20_Paragraph_20_Font"><text:span text:style-name="T1">n</text:span></text:span>em esse accommodatissimum. Uti vero con-<text:line-break/>venit maxime curva scalpelli similiter utrinque fabricati<text:line-break/>parte, ut lineas utrasque locantes utrinque curvas ha-<text:line-break/>beat, fed altera sit concava, huic vero opposita gibba.<text:line-break/>At locare potissimunr te velim, primum te ipsum ad<text:line-break/>quem dixi modum scortum exercendo; possea secus, ut<text:line-break/>ulterius exponam, ubi modum praescriptum prius tibi<text:line-break/>in memoriam reduxero , quo musculi sectio<text:span text:style-name="Default_20_Paragraph_20_Font"><text:span text:style-name="T1">n</text:span></text:span>em in me-<text:line-break/>dia intercostalis regione sic fieri debere censebam, non<text:line-break/>autem propter elatiorem costam, sed in alta humilioris<text:line-break/>regione. Nam ipsius fibris continuis hic dissolutis , pau-<text:line-break/>latim ipsas poteris adusque elatiorem. detegere, donec-<text:line-break/>vena in superficie extans occurrat; deinde arteria et<text:line-break/>nervus per totam costam por<text:span text:style-name="Default_20_Paragraph_20_Font"><text:span text:style-name="T1">r</text:span></text:span>ecta, paullo autem propius<text:line-break/>nervo consistente. Iam vero sic exercitus, sistis. ipsarum</text:p>
      <text:p text:style-name="P2">exacte in cadavere spectandi prius gratia, iterum ad costas<text:line-break/>mortui animalis reversus in eo consuescas imam elatioris<text:line-break/>costae partem uno conatu nudare ita, ut fibras -quidem<text:line-break/>incumbentes dividas , nervum autem inviolatum conser-<text:line-break/>ves ; cui rei aptissimum est myrteum scalpellum iucur-<text:line-break/>vtun. Quo ego utens,. sicut novistis, fibras ipsius inse-<text:line-break/>rioris, deinde surgularum costarum incidens, nounun..<text:line-break/>quam primo aggressu nervum detego ; aliquando, mediocri-<text:line-break/>talem non assecutus , secundo . quod convenit peregi.<text:line-break/>Te vero, si ter quaterve manum. admolitus primum nu-<text:line-break/>flaveris, non oportet meliora despondere, scd Hippo-<text:line-break/>cralem audire,. cujus haec sunt .verba: Q<text:span text:style-name="Default_20_Paragraph_20_Font"><text:span text:style-name="T1">uae manu</text:span></text:span> I<text:span text:style-name="Default_20_Paragraph_20_Font"><text:span text:style-name="T1">ra-<text:line-break/>c</text:span></text:span>l<text:span text:style-name="Default_20_Paragraph_20_Font"><text:span text:style-name="T1">are</text:span></text:span> c<text:span text:style-name="Default_20_Paragraph_20_Font"><text:span text:style-name="T1">onvenit, pr</text:span></text:span>i<text:span text:style-name="Default_20_Paragraph_20_Font"><text:span text:style-name="T1">us iis asse</text:span></text:span>i<text:span text:style-name="Default_20_Paragraph_20_Font"><text:span text:style-name="T1">eseendt</text:span></text:span>i<text:span text:style-name="Default_20_Paragraph_20_Font"><text:span text:style-name="T1">m est, ac perpetuo<text:line-break/>manuum exercitus incumbendum. </text:span></text:span>Assequeris enim postea.<text:line-break/>aliquando animi propositum, ac uno conatu nervum nu-<text:line-break/>dabis.. Mox autem, dum hunc detegis,. ne hamum ei<text:line-break/>.pulchre subdere negligas, sed, quantum fieri licet, ca-<text:line-break/>v.ebir,. ne convulneres vel divellas arteriam aut venam.</text:p>
      <text:p text:style-name="P2">Caeterum ob nervos, ut dictum est, laesus animali non<text:line-break/>folum vocis- abolitio; verum alia ante ipsam duo acci-<text:line-break/>dunt, quae in tractatione de voce subsequi demonstravi-<text:line-break/>mus: unum quidem et primum, quod aliorum duorum<text:line-break/>consequentium caula est, musculorum intercostalium ima<text:line-break/>mobilitas ; alterum deinde secundum , quo velox spiritus<text:line-break/>extra delatio obliteratur. Voco autem effiationem, citra<text:line-break/>quam vox non potest fieri , uti ostendimus. Atque ideo<text:line-break/>tertium ipsa comitatur vocis abolitio. Insuper quartus<text:line-break/>alius quidam lu - tali administratione . assectus oboritur;<text:line-break/>qui ut manifestior evadat, privatim explicari desiderat,<text:line-break/>quod in ipsis dissectionibus evidenter hoc libro cognosces.</text:p>
      <text:h text:style-name="Heading_20_2" text:outline-level="2">Cap. U</text:h>
      <text:p text:style-name="P27"><text:s/>Nervi. auteui prope arterias, quas caroti-, ,<text:line-break/>das nominant, praeceptoribus nostris cogniti, si noxa<text:line-break/>aliqua elis, quas paulo ante recensui, afficiantur, a<text:span text:style-name="Default_20_Paragraph_20_Font"><text:span text:style-name="T1">n</text:span></text:span>imal<text:line-break/>reddunt mutum, non autem iis similiter, qui intereo-<text:line-break/>stalia excurrunt, - quippe -raucus quidam in iis strepitus<text:line-break/>relinquitur, qualis stertentibus in somne fleri apparet.</text:p>
      <text:p text:style-name="P2">Hic strepitus, mufcnlis intercostalibus resolutis, obliterator;<text:line-break/>verum resolvuntur consestim, aut fibris ipsorum, ut rela-<text:line-break/>tum est, fiectis, aut costis excisis, aut nervo ad radicem<text:line-break/>vitiato; aut tota spinali medulla prope dorsi initium inci-<text:line-break/>fa, qua administratione potissimum raucus strepitus abo-<text:line-break/>Ietur. Ac ea sectione omnes fimul inferiores partes re-<text:line-break/>solvuntur, nempe intercostalium musculi, et inlu ventris<text:line-break/>vel abdomluis, vel quomodocunque appellasse libeat.<text:line-break/>Porro de his in quinto hujus operis volumine transactum<text:line-break/>est, ubi enarramus, quomodo ipsos octonos numero opti- .<text:line-break/>me segregaveris. Jam Vero cum his sedis musculi, pu-<text:line-break/>deciorum, vesicae et crurum resolvuntur. Verum dia-<text:line-break/>phragma, licet infra musculos lutereostales habeatur, non<text:line-break/>resolvitur, quod videlicet ipfius nervorum origo tuto sto-<text:line-break/>raee sit elatior. Neque etiam musculi sex, qui ex cervi-<text:line-break/>ce descendunt thoracem attollentes , praesertim supremam<text:line-break/>ipsius partem, ostenduntur; etenim et his nervi de me-</text:p>
      <text:p text:style-name="P2">dulia spinali^ cervicis deferuntur. Quin etiam id ostendi<text:line-break/>publice conspexisses, quando, thorace lu dissectionem pro-<text:line-break/>posito, diebus multis insecutis necesse misti fuit et ex-<text:line-break/>plicare fimus. et indicere ipsius structuram. lu principio<text:line-break/>siquidem thoracis, quod inter has duas vertebras, fepti-<text:line-break/>manr.et octavam, medium habetur, tota spinali medulla<text:line-break/>discissa, animal in latus concidit, itaque jacuit, imis suo-<text:line-break/>racis partibus duntaxat a diap magmate motis. Quippe<text:line-break/>hoc solo quoduis animal in parvis respirationibus utitur; .<text:line-break/>quuin vero majoris respirationis usus quidam ipsi obori-<text:line-break/>tur, aut exercitio., aut febri, aut vehementi aeris calore,<text:line-break/>aut alio quodam affectu digesto, . necessitas est diaphragma-<text:line-break/>tis functio<text:span text:style-name="Default_20_Paragraph_20_Font"><text:span text:style-name="T1">n</text:span></text:span>i intercostales subvenire; sic autem magis usus<text:line-break/>respirandi increverit, etiam elatioribus musculis actionem<text:line-break/>obit. - Vidistis enim , animal illud ob spinalis medullae<text:line-break/>sectionem initio dorsi factam protinus collapsum in la-<text:line-break/>tuaque decumbens voce destitui, reliquosque thoracis per-</text:p>
      <text:p text:style-name="P2">tes reddi immobiles praeter imas duntaxat, quae, dia-,<text:line-break/>phragmate functionem suam obeunte, movebuntur. At<text:line-break/>quod thoracis partium motus, tota cute, quae circumda-<text:line-break/>tur, ablata, manifestius - conspectui oblinitur, ipsi vidistis.<text:line-break/>Namque omnes musculi intercostales in totum reddebau-<text:line-break/>tur immobiles; ima vero thoracis dilatabantur, motu quo-<text:line-break/>dam obscuriore supernis - distiibuto. Quum itaque animal<text:line-break/>sic affectum in manus sumpsissem , rursus dissecui nervom<text:line-break/>rum ad diaphragma pertinentium principia , quorum fe-<text:line-break/>etio nis .causa protinus inferior thoracis pars moveri de-<text:line-break/>stitit, elatiores autem musculi sunctionem obice coacti<text:line-break/>sunt, a quibus superior thoracis regio perspicue videba-<text:line-break/>tur attolli. Altero deinde animali capto , in collo ipsius<text:line-break/>radicibus nervorum ad diaphragma procur<text:span text:style-name="Default_20_Paragraph_20_Font"><text:span text:style-name="T1">r</text:span></text:span>entium diffisa<text:line-break/>ctis, imum thoracis statim reddidi immobile , iutercosta-<text:line-break/>libus actionem obeuntibus, Porro medulla spinae incisa<text:line-break/>ad dorsi principium, animal subito in latus procubuit,</text:p>
      <text:p text:style-name="P2">utrasque thoracis partus,- et altas et imas, commovens;<text:line-break/>Quoniam enim majori respiratione opus erat, diaphragma<text:line-break/>solum ipsi satisfacere non potuit Quum .igitur superio-<text:line-break/>vibus musculis.animal respiraverit,- motus evidente; per<text:line-break/>scapulas totas adusque etiam summum humerum apparet,<text:line-break/>ubi solo diapluagmate lu respirationibus attolluntur hfa<text:line-break/>pochondria, in expirationibus comprimuntur, iis, qui in<text:line-break/>scapulis confidunt, immotis; quum vero intercostalibus solis<text:line-break/>musculis operatur animal,: scapulae quidem sunt innnobi-<text:line-break/>Ies, hypochondria vero, contra quam in diaphragmatis sim- .<text:line-break/>cilone, comprimuntur quidem inspirautibus , attolluntur<text:line-break/>autem expirantibus. At; si scapularum musculos cogitas<text:line-break/>resolvere, bifariam id .efficies, interdum transversa ipsos<text:line-break/>fecans linea, rursus autum nervorum offensa. Commune<text:line-break/>siquidem hoc det omnibus musculis sciendum est, quod;<text:line-break/>sive nervos ipsorum laeseris, sicuti declaratum est, sive<text:line-break/>fibras omnes transversas amputaveris , -totos statim mus-<text:line-break/>culos motu privabis. Quare necessarium tibi fuerit prine</text:p>
      <text:p text:style-name="P2">cipis nervorum, qui in ipsos distribuuntur, et libratum<text:line-break/>situm pernoscere. t Nonnullae siquidem superne deorsum.<text:line-break/>versus procurrunt, quemadmodum fibrae auteriortun me- .<text:line-break/>diorumque thoracis musculorum, quaedam in latus incli-<text:line-break/>nant, sicut posteriorum, aliquae rursus toti musculorum<text:line-break/>longitudlui proportionantur, veluti fibrae aliorum omnium;<text:line-break/>ut ea dicendi sormula utar, sunt quae focus habeant; ut<text:line-break/>intercostalium. -Quum igitur elatiores susum musculos in<text:line-break/>quem dixi modum resolveris intercostalium musculorum;<text:line-break/>si usus postulet, functionem adjungunt. -Itaque caeteri<text:line-break/>affectus, in quibus majorem inspirationem animal deside-<text:line-break/>rat, expositi sunt propemodum . universi, verum accedit<text:line-break/>ipsis interim nullus quidem animantis .affectus, fed ingens<text:line-break/>quidam vocis emittendae appetitus. Quemadmodum igi-<text:line-break/>tur praecones aliquid pronuncraturi plurimum aeris. in-<text:line-break/>fpirant, materiam voci copiosam praeparantes; sic etiam<text:line-break/>animalium, quae inciduntur, nonnulla aliquando facere<text:line-break/>ridentur. Quorum utique memoria vobis est necessaria,<text:line-break/>et omnium; quae ea consequuntur, eni quibus nonnulla</text:p>
      <text:p text:style-name="P2">percensere satius esse jndico, -et potissimum quae praedi-:<text:line-break/>clarum admluistrationum. sunt partes.</text:p>
      <text:h text:style-name="Heading_20_2" text:outline-level="2">Cap. VI. </text:h>
      <text:p text:style-name="P27">lntercostalium sane musculorum dissectio<text:line-break/>hoc modo incipienda est.os cujusque costae .juxta inferio-<text:line-break/>rem ipsam circumferentiam, ut dixi,- nudare oportet.<text:line-break/>Ubi jam nervus apparuerit., una cum eo venit inspiciens<text:line-break/>da vena atque arteria, quae in superficie magis quam<text:line-break/>nervi extant; humilius autem paulatim litae sunt. Quere<text:line-break/>si ah elatiore parte prope costae circumferentiam hamu-<text:line-break/>lum exiguum subdideris,. quatenus licet -experienti, ner-<text:line-break/>vum fine vasis adjacentib us et praescrtim. arteria ex-<text:line-break/>cipe; quoniam ea vehementiore sanguinis profluvio<text:line-break/>nervum contegit. Si vero ipsam- quandoque vulneres,<text:line-break/>scalpello statim prehenso transversam totam disseca; haec<text:line-break/>namque communis est omnium vasorum sanguinem. emit-<text:line-break/>lentium retentio; quoniam utraque ipsius pars ad quau-<text:line-break/>dam sibi continuam retrusi consuevit; quae si copiosa<text:line-break/>carne occultetur, illam ipsam operculi loco retinet, sui</text:p>
      <text:p text:style-name="P2">autem nuda fuerit, .parvam sectio utilitatem asserti At<text:line-break/>uonicarne vacans cujusque intercostalis vasa; quamob-<text:line-break/>rem et secta, quo dixi pactu; statim cessant.- Hoc 1gi-<text:line-break/><text:span text:style-name="Default_20_Paragraph_20_Font"><text:span text:style-name="T1">tur</text:span></text:span> praedictis proprium relinquebatur, ad haec spinalis<text:line-break/>medullae dissectio; quam, ut novistis, molior in majoribus<text:line-break/>quidem animalibus vertebras prius excidens; in minutis<text:line-break/>vero , cuiusmodi sunt ante diem unum aut. alterum aut<text:line-break/>certe tres generati porculi , instrumento quodam lu mo-<text:line-break/>dum scolopomachaerii appellati a me fabricato. Id au-<text:line-break/>tum fiet ex ferro optimo , quale in Normis habetur, ne<text:line-break/>subitu hebescat , neque reflectatur aut confringatur. Quin<text:line-break/>etiam crassius o<text:span text:style-name="Default_20_Paragraph_20_Font"><text:span text:style-name="T1">r</text:span></text:span>ganum scolopomachaeriis conveniet, ut<text:line-break/>vertebrarum compagines illidens opus p<text:span text:style-name="Default_20_Paragraph_20_Font"><text:span text:style-name="T1">r</text:span></text:span>ompte conficias-<text:line-break/>Interdum igitur , sicuti vobis notum est , cute scalpello<text:line-break/>divisa, et post ipsam corporibus, adusque vertebrarum.<text:line-break/>commissuram intmdimus cultellum oblongum, sic enim<text:line-break/>ipfum nomino, quod latera duo acuta habeat in extremo</text:p>
      <text:p text:style-name="P2">ad unum verticem coeuntia. Aliquando posteriores pro-<text:line-break/>cestus. prius excinde si vel etiam vertebrarum ipsarum to-<text:line-break/>tam posteriorem extuberantiam., lusuper a spinalibus<text:line-break/>musculis subinde aufero, quod inter spinam et horum.<text:line-break/>lateralium. processuum terminos medium consistit; quo<text:line-break/>vertebrarum compagines ad amussim in uspectus notitiam<text:line-break/>veniant. Maxime vero attendendum. eculeo processibus,<text:line-break/>qui spinam . efficiunt, quum declives leviter existant,. ut<text:line-break/>videlicet prior statim scalpelli ictus- sursum versus oblia<text:line-break/>quior deducatur., ceu fecundus..exactu transversus. Porro<text:line-break/>spinalem medullam transversim tutam incides; nihil ex<text:line-break/>ea lutegrum relinquens.,- praeterquam^ si nonnunquam- de<text:line-break/>industria dimidium ipsius voles -refulvere. Etenim hoc<text:line-break/>quoque ipsum ad tutius substantiae et naturae ipsius, de<text:line-break/>qua hujus operis volumine decimo quarto. agemus, oegni-<text:line-break/>tionem erit utilissimum; ad illa vero, quae proposuimus,<text:line-break/>-invenienda haec profuerit. cognoscere. Spinalis medulla<text:line-break/>quum juxta. longitudinem superne deorsum -versus per</text:p>
      <text:p text:style-name="P14">mellium recta Iluea dissecatur, nullum ex intercostalium<text:line-break/>nervis resolvit, neque eos ;. qui in dextra parte aut alle-<text:line-break/>ra habentur, neque eos,. qui lu lumbis vel c<text:span text:style-name="Default_20_Paragraph_20_Font"><text:span text:style-name="T1">r</text:span></text:span>uribus ex-<text:line-break/>istum; transversa autem, cum dimidia duntaxat pars ipfa<text:line-break/>divisa suerit, sive. sinistra, sive dextra, omnes ordine<text:line-break/>juxta rectum incisae partis tramitem nervi resolvuntur.<text:line-break/>Quum. itaque semivocale animal voles reddere , in hunc<text:line-break/>secabis modum, sin autem mutum subito , totam spinae<text:line-break/>medullam transversam nixi des.</text:p>
      <text:h text:style-name="Heading_20_2" text:outline-level="2">Cap. VII. </text:h>
      <text:p text:style-name="P27">Quoniam vero costis etiam excisis tum ef-<text:line-break/>stationem tum vocem animalis laedi, quemadmodum ex mu-<text:line-break/>scutorum nervorumque sectione, diximus, quomodo costas<text:line-break/>excidere conveniat, jam dicamus. Auimum.te velim advec-<text:line-break/>tere,. quum animal clamaverit, costarum positurae : num, in-<text:line-break/>tercostalibus musculis vehementer hoc in tempore contia-<text:line-break/>ctrs, maniscsto costae extuberant, adque magis, si animal ex-<text:line-break/>istat macilentum, in quo etiam dissentiones hujusmodi ob-<text:line-break/>-ire lilii consuluerim. Postquam igitur accusate suum fue-</text:p>
      <text:p text:style-name="P2">ris contemplatus ejus costae, . quam excidere aggredi eris,<text:line-break/>seca, dunt animal vocem edit, simul cum cute totum quod<text:line-break/>ipsi costae corpori carnosum sublucet, usus epicopo (<text:span text:style-name="Default_20_Paragraph_20_Font"><text:span text:style-name="T1">inci-<text:line-break/>seri</text:span></text:span>o j ; quid enim mali est ita vocasse similiter anatomicis.<text:line-break/>chirnrgisque corporum sectioni subiecturum fulcimen?<text:line-break/>Quod si totum, ut par..est, primo ictu sectum non sue-<text:line-break/>rit, saltem secundo vel certe tertio incidetur. Quippe<text:line-break/>tutius est primo. reverenter dissecare; interdum namque<text:line-break/>accidit circa hujusmoeli inexercitatis, qui per totam co-^<text:line-break/>stae longitudinem .sectionem ducunt, scalpello a curva-<text:line-break/>parte lapso atque deorsum intercostale versus deductu,<text:line-break/>corporum,. quae inibi sunt, aliquod attingere. Porro di-<text:line-break/>erum est, iuleriori singularum costarum circumferentiae<text:line-break/>non modo nervum, sed arteriam quoque et venam por-<text:line-break/>rigi. jltaque su prima exercitus, quum fieri potest pluri-<text:line-break/>mum ad costae longitudinem incidendo usque ad mem-<text:line-break/>branam os ambientem, celerrime simul et optime opus</text:p>
      <text:p text:style-name="P2">abfolves. Etenim singulae costae parte sui curva et or-<text:line-break/>biculari membrana circumdantur, caeteris omnibus, quae<text:line-break/>os ambiunt, simillima. Hunc igitur ipsam; ubi ad costae<text:line-break/>longitudinem ferireris, ab osse deradito, myrtaeo utrin-<text:line-break/>quo incurvo ute<text:span text:style-name="Default_20_Paragraph_20_Font"><text:span text:style-name="T1">n</text:span></text:span>s. Ubi suerit delecta, ut -costae os la-<text:line-break/>tius appereat, tenuem (<text:span text:style-name="Default_20_Paragraph_20_Font"><text:span text:style-name="T1">membranae custodem</text:span></text:span>) meningophy-<text:line-break/>facem immines aut spathomelam latam inter utraque<text:line-break/>corpo<text:span text:style-name="Default_20_Paragraph_20_Font"><text:span text:style-name="T1">r</text:span></text:span>a, membranam puta, quantus ambit, nudatam et<text:line-break/>ipsum costae os, cavens diligenter , ne memb<text:span text:style-name="Default_20_Paragraph_20_Font"><text:span text:style-name="T1">r</text:span></text:span>anam co-<text:line-break/>stas fuccingentem aut divellas, aut- perfores; quo probe<text:line-break/>peracto , os costae abfciudes cultris duobus exriforiis mu-<text:line-break/>tuo sibi oppositis , ut moris- esu Quod si a<text:span text:style-name="Default_20_Paragraph_20_Font"><text:span text:style-name="T1">n</text:span></text:span>imal recens<text:line-break/>natum fuerit, etiam una divisio transversa per costae<text:line-break/>cartilagineum deducta sufficit, siquidem, membrana, quae<text:line-break/>os ambit,. accurate prius derasa, facillimum est, prehensa<text:line-break/>digitis., reflectere sensim partes costae divisae ad conti—<text:line-break/>rurum ipsius utrumque terminum , retro quidem verte-<text:line-break/>brae per diarthrofin commissum, anteriore vero parte</text:p>
      <text:p text:style-name="P2">pecteris ossi per synarthrosin. Non igitur .ossa thoracis,<text:line-break/>quae intra scapulas habentur, excidas;, quae vero sub<text:line-break/>scapulis existunt, .illarum . ablationem desiderant. Unde,<text:line-break/>sicut rntercostalium musculorum sublimium, ut prius di- .<text:line-break/>cebam, sectiones, ita et costarum excifiones hac in re-<text:line-break/>gione sunt difficillimae. At hac de causa nervorum. af-<text:line-break/>fectorum administratio est praesta<text:span text:style-name="Default_20_Paragraph_20_Font"><text:span text:style-name="T1">n</text:span></text:span>tior. Verum, ut vo-<text:line-break/>cem effiationemque ab intercostalium musculorum refolu-<text:line-break/>tione vitiari habeas persuasum.; satis. est vel eos solum<text:line-break/>afficere, qui subter scapulas habentur,. alias fibris ipsi,-<text:line-break/>rutu (ut prius explicatum est) inrisis, alias osse quodam<text:line-break/>exciso. Tanta siquidem pars totius naturalis effiationis vo-<text:line-break/>cisque perire videtur, quanta et musculorum intercosta-<text:line-break/>dium portio est resoluta. Idque similiter ipsis accidit in<text:line-break/>omnibus, quae resulvu<text:span text:style-name="Default_20_Paragraph_20_Font"><text:span text:style-name="T1">n</text:span></text:span>t, administrationibus; .numero<text:line-break/>quaternis , uti est expositum , una sane , quae costis sit ex-<text:line-break/>risis, altera sectione spinalis medullae, tertia nervorum,</text:p>
      <text:p text:style-name="P2">et quarta fibrarum. Quod si igitur musculi alterutra lir<text:line-break/>parte, aut dextra aut. sinistra, resolutionem fuerint ex-<text:line-break/>perti, dimidiata elationis. ac vocis portio. aboletur ; sur<text:line-break/>autem alterutrius dimidiata, tunc .ambarum <text:span text:style-name="Default_20_Paragraph_20_Font"><text:span text:style-name="T1">fra</text:span></text:span>ctionum<text:line-break/>para. quarta vitiabitur.. Nam .et pro musculorum, qui re-<text:line-break/>solvuntur, numero semper voci noxa oboritur, si vide-<text:line-break/>licet musculorum magnitudinem simul expendamus. SE<text:line-break/>enim solos . utrinque vel maximos veI minimos <text:span text:style-name="Default_20_Paragraph_20_Font"><text:span text:style-name="T1">r</text:span></text:span>esolveris,<text:line-break/>inaequalem effiatiours vocisque laesionem excitabis , etsi<text:line-break/>parem ipsorum numerum vitiaveris, majores siquidem<text:line-break/>fecundum . noxam . a minoribus differunt. Ac diximus,.<text:line-break/>etiam vocem efllationemque ob spinalis medullae sectio-<text:line-break/>nes absolutius interire. Porro, fibris musculorum inter-<text:line-break/>c<text:span text:style-name="Default_20_Paragraph_20_Font"><text:span text:style-name="T1">a</text:span></text:span>stalium sectis vel costarum ossibus excisis , musculi<text:line-break/>quidem relinquuntur ex iis,. qui thoracem contrahunt,<text:line-break/>tum qui costarum extremis porriguntur, tum .omnium,<text:line-break/>qui imo ventre sunt, primum .tertiumque oonjugium.</text:p>
      <text:p text:style-name="P2">Quum autum thorax modice ab his comprimatur, modica<text:line-break/>etiam efflatio gignitur, cui et vox- proportionatum. Quare<text:line-break/>praedictis administrationibus animal interdum mussitan-<text:line-break/>tiunr modo exiguum adeo quippiam <text:span text:style-name="Default_20_Paragraph_20_Font"><text:span text:style-name="T1">t</text:span></text:span>onat et obscurum.<text:line-break/>Nervorum vero sectionem aequalis propemodum noxa<text:line-break/>comitatur, vel paulo minor, quantum ex spinalis medul-<text:line-break/>lae dissectione colligebatur, propterea quod musculi no-<text:line-break/>minati ab intereostalibus nervis propagines assumunt; Et-<text:line-break/>enim si quae post praecordia partes primae tertiaeque<text:line-break/>coniugationis musculorum aliunde motum obturent, ce<text:span text:style-name="Default_20_Paragraph_20_Font"><text:span text:style-name="T1">r</text:span></text:span>te<text:line-break/>partis ipsorum juxta .thoracem iunctionem interire ne-<text:line-break/>cesse est, ut cum reliquo inferiori ipsa mota nullam<text:line-break/>sensibilem vel effiationis vel vocis noxam faciat Quod<text:line-break/>autem accidentium ratione in talibus vox aboletur, prius<text:line-break/>autem efflatio , in libris de voce comprehensum est. At,<text:line-break/>quia rursus efflatio subita quaedam est. expiratio et ve-<text:line-break/>hemens, ideo nunc quoque res postulabat in respirandi<text:line-break/>instrumentorum sermone hujusmodi administrationum fieri</text:p>
      <text:p text:style-name="P2">mentionem ; quanquam iterum de ipsis in vocis i<text:span text:style-name="Default_20_Paragraph_20_Font"><text:span text:style-name="T1">n</text:span></text:span>stru-<text:line-break/>mentorum dissectione erit dice<text:span text:style-name="Default_20_Paragraph_20_Font"><text:span text:style-name="T1">n</text:span></text:span>dum.</text:p>
      <text:h text:style-name="Heading_20_2" text:outline-level="2">Cap. VIII. </text:h>
      <text:p text:style-name="P27">At rationi consentaneum fuerit percen-<text:line-break/>sere, quomodo totum .thoracem reddas immobilem, fotis<text:line-break/>nervis, qui musculos ipsius movent, laqueo circumdatis,<text:line-break/>quod mt non tantum privatim , fed etiam publice vobis<text:line-break/>indicantem multoties conspexistis. Certe intercostales<text:line-break/>musculos per nervos de spinali medulla ad ipsus prod-<text:line-break/>euntes motu destitues, in quem dixi modum; - dia-<text:line-break/>phragma vero , ubi hujus nervorum principia similiter uf-<text:line-break/>feceris.- In suibus potissimum omnia id genus indicantem<text:line-break/>rue crebro spectastis , tum privatim , tum publice , eo<text:line-break/>quod neque simia amplius quippiam in hujusmodi disi-<text:line-break/>sectionibus obtineat, et spectaculum sit odiosum. ltaque<text:line-break/>verbis regionem exprimere manifesto nequeas, ubi in-<text:line-break/>dicare clarius oportet Nam tum ad memoriam eo-<text:line-break/>rum, quae yideris, tum ad eorum, qui nihil unquam<text:line-break/>spectarunt tale, institutionem enarratio erit utilis,</text:p>
      <text:p text:style-name="P2">P<text:span text:style-name="Default_20_Paragraph_20_Font"><text:span text:style-name="T2">r</text:span></text:span>oinde quum animal supluum, ut paulo ante docui, in assere<text:line-break/>figuraveris vinculis illigatum , .non quatuor duntaxat artus,<text:line-break/>sed etiam caput totum una cum cervice, . in ilia potissi-<text:line-break/>mum regione nervos fubjectos invenies, ubi anteriorum<text:line-break/>artuum mitium subsistit. Ac statius tibi suerit totam ejus<text:line-break/>loci cutem in primis adimere, . quo venas duas grandes<text:line-break/>conspicias, quarum altera ad cervicem obliquio<text:span text:style-name="Default_20_Paragraph_20_Font"><text:span text:style-name="T2">r</text:span></text:span> perlen-<text:line-break/>dit, altera transversa magis ad anterioris membri prin-<text:line-break/>cipium; fiquidem luter has membranis digitis avulsis<text:line-break/>nervos spectabis per cervicis latera deorsum versus obli-<text:line-break/>quos ad thoracem procurrentes, qui musculis collo. sub-<text:line-break/>ditis inhaerescunt, et, ubi in idem coierint, primam<text:line-break/>costam attingunt. Quod fi semel locum accurate per- <text:span text:style-name="Default_20_Paragraph_20_Font"><text:span text:style-name="T2">c<text:line-break/></text:span></text:span>spexeris , cutem a nervorum sede . divisione simplici de-<text:line-break/>trahere aggrediaris ; . ac id exercenti una qua<text:span text:style-name="Default_20_Paragraph_20_Font"><text:span text:style-name="T2">n</text:span></text:span>doque<text:line-break/>suctione diaphragmatis nervos nudare licebit, tres quidem</text:p>
      <text:p text:style-name="P2">utraque ex parte, qui plerumque in suibus habentur, in<text:line-break/>simiis vero ut plurimum duo; tertius autem raro lu his<text:line-break/>videtur,. ut in suibus quartus. origo ip<text:span text:style-name="Default_20_Paragraph_20_Font"><text:span text:style-name="T1">s</text:span></text:span>orum omnium<text:line-break/>est cervicis .spinae medulla: . ex quartae sane et quintae<text:line-break/>vertebrae intervallo . prima coniugatio procedit; ex quin-<text:line-break/>tae. et <text:span text:style-name="Default_20_Paragraph_20_Font"><text:span text:style-name="T1">t</text:span></text:span>extae spatio fecunda; ex regione post <text:span text:style-name="Default_20_Paragraph_20_Font"><text:span text:style-name="T1">t</text:span></text:span>extam<text:line-break/>vertebram tertia ,. quae etiam exigua admodum est ;<text:line-break/>quemadmodum, si -quarta quandoque accedat, ejus con-<text:line-break/>fugationis, quae post septimam vertebram est, propago^<text:line-break/>nimis quam parva est. Porro, omnibus ipsis incisu, dia-<text:line-break/>phragma motus fit expers. Pari modo, si musculorum:<text:line-break/>singulorum. ex cervice ad thoracem descendentium, qui<text:line-break/>sex numero habentur, nervos affeceris, actionem vitias.<text:line-break/>Assectus autem,. ut perdocui, duplex quidem est, veh<text:line-break/>dum secantur, vel dum lutercipiuntur. Verum quia<text:line-break/>neque musculi;- neque i. multo magis nervi, cute dun-<text:line-break/>taxat detracta, in conspectum veniunt, musculos primum<text:line-break/>disseces^ oportet, qui sursum a pectore ad humeri arni-</text:p>
      <text:p text:style-name="P1">culum perferuntur. Itaque homini inexperto res videtur<text:line-break/>ardua; atque. is forte opinabitur, ne<text:span text:style-name="Default_20_Paragraph_20_Font"><text:span text:style-name="T1">r</text:span></text:span>animal quidem<text:line-break/>imum ad omnes dissertiones sufficere , quas admiui-<text:line-break/>strare citra nervorum laesionem , quae totum thoracem<text:line-break/>efficit immobilem; est necessarium- Verum si crebrius<text:line-break/>me- id factitantem conspicatus: suerit,. ipsa functione po-.<text:line-break/>test persuaderi , praedictam anatumen posse administrari;<text:line-break/>nam imaginatio<text:span text:style-name="Default_20_Paragraph_20_Font"><text:span text:style-name="T1">n</text:span></text:span>e potius, quam sua ipsius virtute., im-<text:line-break/>peritos molesta ridetur deterrere. Non igitur deterreri<text:line-break/>quis debet,. sed experientia audere , .primum quidem<text:line-break/>totam cutem a pectore auferens; fit e<text:span text:style-name="Default_20_Paragraph_20_Font"><text:span text:style-name="T4">nim</text:span></text:span> hoc ultra<text:line-break/>sanguinis prosufionem, . deinde musculos ad humeri arti--<text:line-break/>. culum pervenientes- adimens quippe hoc etiam sine sauli<text:line-break/>guinis fluore fieri solet, tertio post haec. totas scapulas<text:line-break/>a musculis, qui ipsis concava parte subhaerescunt, .fecer<text:span text:style-name="Default_20_Paragraph_20_Font"><text:span text:style-name="T1">e.<text:line-break/></text:span></text:span>nens simul. com musculis; qui ab imo sursum versus ad<text:line-break/>humeri articulum feruntur, itum cum magno, qui <text:span text:style-name="Default_20_Paragraph_20_Font"><text:span text:style-name="T4">ali</text:span></text:span>-</text:p>
      <text:p text:style-name="P1">tam efficit, <text:span text:style-name="Default_20_Paragraph_20_Font"><text:span text:style-name="T1">r</text:span></text:span> insuper parvo ad humerum situ, quem ego<text:line-break/>inveni. His enim peractis duo elatiorum thoracis mulcu-<text:line-break/>.. -lorum coniugia apparebunt, ut et nervos alterius maioris<text:line-break/>coniugii musculis evidenter superstratus infidentesque vi-<text:line-break/>deas ; alterius autem minoris , , quod et situm habet an-<text:line-break/>ferior em ; nervi . difficilius quidem inveniuntur, verum<text:line-break/>exercitato prius lu cadavere non itidem aegre. Atque<text:line-break/>circa scapularum simul cum musculis commemoratis de-<text:line-break/>lectionem licet in musculis, qui thoracem movent, ner-<text:line-break/>votum initia in utriusque conjugri- capita coniici repe-<text:line-break/>rias. Uerum de ipsis in dissectione nervorum dicetur<text:line-break/>tam luculenter; ut aliquis studiosus et laborum amans<text:line-break/>ipse suo Marte exercitatus. anatomen nuper relatam. abso- .<text:line-break/>lete queat aliquando obire. Quoniam vero tertium quod-<text:line-break/>dam par est musculorum, qui- thoracem -movent, gra-<text:line-break/>nile et exiguum,. de ligamento tenui et membranoso<text:line-break/>post scapulas incipiens, quod nec ipsum cute adempta<text:line-break/>protinus hpparet, nisi musculis scapularum propriis dis-</text:p>
      <text:p text:style-name="P2">Iectis, de .his quoque musculis .sciendum est, cum pro-:<text:line-break/>prios utrarumque scapularum musculos incideris, et par<text:line-break/>mulculorum membraneorum detexeris, ne sic quidem<text:line-break/>expeditum esse,. quemadmodum in anterioribus, ut ex r<text:line-break/>nervorum laesione ipsos reddas immobiles, quum recon-<text:line-break/>diti simul et tenuissimi nervi sim ipsorum motores.<text:line-break/>Quin et capita ipsorum, quae membranea sunt ligamen-<text:line-break/>ta, dum incidis, promptum est musculos resolvere. ,<text:line-break/>Hoc enim jam lu universum de omnibus musculis rntel-<text:line-break/>liges; quod, dissecto ipsorum capite; non amplius fun-<text:line-break/>ctionem obeunt. Itaque, fi musculus capite fimplici uno-.<text:line-break/>que constat, facillimum est illud secantem motu ipsum<text:line-break/>privare,. sin autem pluribus,. omnia ipsa incidere opor- .<text:line-break/>tet. At in quibusdam musculis .capitum numerus ne depre- ..<text:line-break/>hendi quidem potest, quum ex pluribus ossium procef-<text:line-break/>fibus lucipiat, quemadmodum in his ipsis duabus prae- .<text:line-break/>dictis thoracis coniugationibus , et magis lu priore lutbe-<text:line-break/>re, .novimus. Tutius igitur est illic ipscs Tecerq,</text:p>
      <text:p text:style-name="P1">ubi capita lu idem primum congregantur. Hoc vero sa-<text:line-break/>ne <text:span text:style-name="Default_20_Paragraph_20_Font"><text:span text:style-name="T2">t</text:span></text:span> lu. anterioribus quoque musculis factitare consuevi,<text:line-break/>quum non ob nervorum noxam, sed musculorum ipfo-<text:line-break/>rum sectionem paralysin moliri statuero. Itaque pro-<text:line-break/>fm ta in his sectione opus est , ut qui penitiorem- situm<text:line-break/>occupant, ubi capita ipsorum coierint. Porro in posse-<text:line-break/>rioribus expeditissima est divisio , ut vel unguibus possit<text:line-break/>administrari. Certe de musculis thoraci peculiaribus et<text:line-break/>haec dixisse sufficiat.</text:p>
      <text:h text:style-name="Heading_20_2" text:outline-level="2">-o Cap. IX. </text:h>
      <text:p text:style-name="P27">Caeterum de spinalis medullae sectione<text:line-break/>... dicetur quidem et postea, quum ad ipsam pervenero,<text:line-break/>nunc tamen retulisse satis. est, quantum. ad praesentia<text:line-break/>conducit. Si in media tertiae et quartae vertebrae<text:line-break/>regione totam ipsam persecueris, spiratio<text:span text:style-name="Default_20_Paragraph_20_Font"><text:span text:style-name="T2">n</text:span></text:span>e confessum<text:line-break/>animal destituitur, non solum thorace, verum etiam<text:line-break/>infra sectionem tote corpore factu immobili. Atqui<text:line-break/>perspicuum est, quod, si post secundam aut primam<text:line-break/>vertebra m aut in .ipso. spinalis medullae principio</text:p>
      <text:p text:style-name="P1">sectionem ducas , repente animal corrumpitur ; verum si .<text:line-break/>post sextam vertebrato . medullam spinae totam se-<text:line-break/>oneris transve<text:span text:style-name="Default_20_Paragraph_20_Font"><text:span text:style-name="T2">r</text:span></text:span>sam, (semper enim id subaudiendum est) V<text:line-break/>tuti quidem thoracis musculi statim motum amittunt, fo-<text:line-break/>lius autem diaphragmatis beneficio animans respirat; in-<text:line-break/>seriores vero hac vertebra lectiones spinalis medullae<text:line-break/>permultis ipsius al artibus thoracem moveri concedunt,<text:line-break/>. num maxima sublimium ipsius musculorum coniugatio,<text:line-break/>duplicem utro<text:span text:style-name="Default_20_Paragraph_20_Font"><text:span text:style-name="T2">r</text:span></text:span>umque nervorum originem sortita, pro-<text:line-break/>cessum alterius conjugii majoris plurimum post. sextam<text:line-break/>vertebram exigit. Etenim hujus gratia post septimam t,<text:line-break/>vertebrato splualis sectiones utraque musculorum conju-.<text:line-break/>gia iunctionem obice non impediunt; his magis lectio—<text:line-break/>nes post octavam aut nonam factae , siquidem et alia<text:line-break/>nervorum principia. assumunt , et musculorum . membra-<text:line-break/>neorum actionem retrorsum adsciscunt, atque inspirare<text:line-break/>animal violetur ambabus thoracis partibus, superiore<text:line-break/>et inferiore, praeterquam si parva respiratione indigeat,</text:p>
      <text:p text:style-name="P1">nam tunc etiam diapluagma polum ei sufficit. Caeterum,-<text:line-break/>quanto magis ad humiliores vertebras processeris, tanto<text:line-break/>plures thoracis musculos actionem obeuntes habebis ; non<text:line-break/>tame<text:span text:style-name="Default_20_Paragraph_20_Font"><text:span text:style-name="T1">n</text:span></text:span> sexta nervorum a cerebro coniugatio respirationis<text:line-break/>muneri .submi<text:span text:style-name="Default_20_Paragraph_20_Font"><text:span text:style-name="T1">n</text:span></text:span>istrare videtur, quia ne vel particula<text:line-break/>quaepiam . ipsius in ullum thoracis musculum propagatus.<text:line-break/>Quapropter , quum alia nervorum principia dissecta<text:line-break/>fuerint . omnia , hoc autem solum praeservetur integrum,<text:line-break/>animal repente respiratione privatur nihil ex ipso adju-<text:line-break/>tum. Non tamen nervorum coniugio ad septum tendenti<text:line-break/>eadem accidunt ; omnibus siquidem aliis nervis oblaefis<text:line-break/>sclo diaphragmate animal respirat, motu lu thoracis parti-<text:line-break/>bus evidenti edito.</text:p>
      <text:h text:style-name="Heading_20_2" text:outline-level="2">Cap. .x. </text:h>
      <text:p text:style-name="P27">At, quia de. spiritus transitu in mediam<text:line-break/>thoracis pulmonisque regionem quaestiones anatomica<text:line-break/>agitabunt, dissectiones quoque huic rei commodas jam<text:line-break/>opportunum est exponere. Costae profectu excisae .sub-<text:line-break/>datio vetus. quaedam est, obscuramobtinens dign<text:span text:style-name="Default_20_Paragraph_20_Font"><text:span text:style-name="T1">a</text:span></text:span>tionem;</text:p>
      <text:p text:style-name="P1">nam aliqui pulmonem thoraci punctum ridere su asserunt;.<text:line-break/>alii disjunctum; atque hoc propte<text:span text:style-name="Default_20_Paragraph_20_Font"><text:span text:style-name="T1">r</text:span></text:span> membranarum subter<text:line-break/>costas,. quae exciduntur, crassitudinem accidit. Verum<text:line-break/>nos hanc inspectionem magis evidentem fecimus , uon-<text:line-break/>costae fotum extractione cessantes, sed una cum ipfa<text:line-break/>alteram membranarum eximentes, quae prius, quam illa.<text:line-break/>excideretur, ossei <text:span text:style-name="Default_20_Paragraph_20_Font"><text:span text:style-name="T1">ambibat</text:span></text:span> periostios dicta; etenim, hac<text:line-break/>sublata ; succingens -simplex sula relinquitur , quae ma-<text:line-break/>nifestam fui inspectionem efficit ; ut omnes fateantur,-<text:line-break/>pulmonem thoraci esse Iunctum, evidenter cernere. At<text:line-break/>manifestior adhuc hujus rei inspectio fiet per diapluag-<text:line-break/>ma nudatum, quum perrlonaei vertex avellitur. Admi-<text:line-break/>nistrationem in hunc -modum obire convenit Animali<text:line-break/>resupino omnes abdominis musculi prope spuriarum<text:line-break/>costarum extrema secantur, peritonaeum non attingi-<text:line-break/>tur. Dictum vero est superius; quartae inibi musculo-<text:line-break/>rum coniugationis aponeuroscs peritonaeo esse adunitas.<text:span text:style-name="Default_20_Paragraph_20_Font"><text:span text:style-name="T1">r</text:span></text:span></text:p>
      <text:p text:style-name="P1">Dum itaque fectionem in illis .non sectis finieris, deinde:<text:line-break/>peritonaeum a lecto subtrahatur, aponeurofibus nequaquam.<text:line-break/>hic cum eo porrectis. Caeterum facile- hoc manibus citra<text:line-break/>scalpellum expeditur; et multo quidem magis animali<text:line-break/>vivo quam mortuo opus peragitur, siquidem frigefacta<text:line-break/>post mortem corpora,. quae invicem avuffione. possunt<text:line-break/>separari, secretioni minus obtemperanti. Tunc autem,.<text:line-break/>quum a ncryosa septi transversi parte peritonaeum avus-.<text:line-break/>feris., ventrem . quidem detrahes ; quaecunque vero ex<text:line-break/>utraque ipsius. parte sunt, in latera, ubi diaphragma<text:line-break/>carnosum. est, abduces. Insuper si, quae prope mucro-<text:line-break/>natam. cartilaginem habentur, sursum extuleris , quae<text:line-break/>vero ad ultimas costas sunt, lu latus . tetenderis ; item<text:line-break/>si, quum opus fuerit, transversas abdominis musculorum<text:line-break/>sectiones per utraque ilia. censereris; admodum conspi-<text:line-break/>cuam diaphragmatis partem nervosam reddes., ut om<text:span text:style-name="Default_20_Paragraph_20_Font"><text:span text:style-name="T1">n</text:span></text:span>es<text:line-break/>palam confiteantur pulmonem hac .parte thoraci appuli—</text:p>
      <text:p text:style-name="P2">tum, nu<text:span text:style-name="Default_20_Paragraph_20_Font"><text:span text:style-name="T1">n</text:span></text:span>quam distantem, verum semper in utrisque re-<text:line-break/>spiratiouis partibus adiectum) sive inspiret animal, sive<text:line-break/>expiret. Haec itaque . apparentia Erasistrati opinionem<text:line-break/>corroborant, qui putabat, nullum ex pulmo<text:span text:style-name="Default_20_Paragraph_20_Font"><text:span text:style-name="T1">n</text:span></text:span>e spiritum<text:line-break/>profluere ; verum ei , quod dicendum est , repugnat.<text:line-break/>Nam diapluagmate sic. de<text:span text:style-name="Default_20_Paragraph_20_Font"><text:span text:style-name="T1">n</text:span></text:span>udato , si obtruncaveris ani- .<text:line-break/>mal, pulmo a septo statim videtur abscedere. Porro<text:line-break/>quum varii mortis sint- modi animantibus , quomodocun-<text:line-break/>que ipsum occideris , pulmonem a septo plurimum fe-<text:line-break/>junctum spectaveris. Nos itaque interdum in aqua fuf-<text:line-break/>fucantes, interdum laqueo, vel sectione spluali medul-<text:line-break/>lae prope primas vertebras impressa, aliquando grandes<text:line-break/>arterias aut ve<text:span text:style-name="Default_20_Paragraph_20_Font"><text:span text:style-name="T1">n</text:span></text:span>as persecantes , pulmonem sensim <text:span text:style-name="Default_20_Paragraph_20_Font"><text:span text:style-name="T5">a<text:line-break/></text:span></text:span>diaphragmate. discedentem, moriente animali, spectavimus.<text:line-break/>Idem hoc apparet etiam in costa excidenda; et eviden- -<text:line-break/>tius sane illi, qui vivo adhuc animali pulmonem sto-<text:line-break/>raci propinquum inspexit ; a- morie vero plurimum di-</text:p>
      <text:p text:style-name="P1">stare ridetur, manifesto ostendens, spiritum in ipso<text:line-break/>contentum in regionem ipsius et tho<text:span text:style-name="Default_20_Paragraph_20_Font"><text:span text:style-name="T2">r</text:span></text:span>acis mediam eva-<text:line-break/>cuari. Quin. etiam vivo adhuc animante juxta loliorum<text:line-break/>extrema regio quaedam inter instrumenta utraque vi-<text:line-break/>deatur inanis, et praesertim cum largius respirat; nam<text:line-break/>in. exiguis. respirationibus quibusdam nihil prorsus scn-<text:line-break/>sibile, aliis vero exiguum plane apparet, costae videli-<text:line-break/>cet osse prius excisi,. Si ve<text:span text:style-name="Default_20_Paragraph_20_Font"><text:span text:style-name="T2">r</text:span></text:span>o magis voles apparere va-<text:line-break/>cuum, animal coges ante dissectionem curre<text:span text:style-name="Default_20_Paragraph_20_Font"><text:span text:style-name="T2">r</text:span></text:span>e, ut an-<text:line-break/>helanti costa excludatur; nam cum <text:span text:style-name="Default_20_Paragraph_20_Font"><text:span text:style-name="T2">r</text:span></text:span>espirationis magni-<text:line-break/>tudine etiam loci. inanis capacitas semper augetur. Am-<text:line-break/>plior veroypost celerem cursum apparuerit, si diaphragma<text:line-break/>ipsum nervorum peculiarium sectione resolvas ; tunc<text:line-break/>enim inte<text:span text:style-name="Default_20_Paragraph_20_Font"><text:span text:style-name="T2">r</text:span></text:span>costalibus musculis respirare cogitur, ac in<text:line-break/>ampliore intervallo thorax moveri apparet Jam vero<text:line-break/>alia.quaedam- est administratio, quae videtur -ostendere,</text:p>
      <text:p text:style-name="P1">spiritus aliquid ex pulmone in thoracem permeare. Por-<text:line-break/>ro vesicam mediocri donatam orificio antea praeparare<text:line-break/>convenit; delude, cute costarum orbiculatim excisi, ut<text:line-break/>sectionis labri circulus vesicae orificio fit aequalis, pri-^<text:line-break/>urum costae os excludere, uti retulimus, mox vesicam<text:line-break/>cum ulceris labro consuere; subiicientem circulatim ip-<text:line-break/>sum vesicae orificium, ut cutis sit extrinsecus, postea<text:line-break/>foramina ab acu in eis factu illinere, per quae linum<text:line-break/>traiectum -est, medicamine quodam emplastico seu glu-<text:line-break/>tinario, cuiusmodi est quod parygron dicitur; vel ex<text:line-break/>liquidis ceratis aliquod. - Maxime igitur ne sensibile qui-<text:line-break/>dem luter linunt et cutem spatium accidit; verum,<text:line-break/>quod sensum effugit, cerato tutius est illinere, ne ex<text:line-break/>ambiente aere spiritus quidam intro penetret, neque<text:line-break/>ab internis extra; deinde, perforata in fundo vesica,<text:line-break/>intro perscramdn mittere scalpellum, quod manubrio-</text:p>
      <text:p text:style-name="P2">sum rotundum habeat, ut lino vesicae extrinsecus cir-.<text:line-break/>cumpofito circa scalpelli manubrium vesicae tunica strin-<text:line-break/>gafur, quo nihil inter ipsam vel ex aere circumfluo<text:line-break/>in vesicam permeet, veI ex illa. foras mittatur. Cuius<text:line-break/>rei causa cerato uti, quemadmodum diximus, conveniet,<text:line-break/>deinde membranam costas fucci<text:span text:style-name="Default_20_Paragraph_20_Font"><text:span text:style-name="T1">n</text:span></text:span>gentenr scalpello incide-<text:line-break/>re et speculari, quo modo spiritus quidam per fectio-<text:line-break/>nem ex thorace in vesicam expirationis tempore excerna-<text:line-break/>tur. Hunc autem ipsum rursus inspirationis tempore vi-<text:line-break/>debis, quum thorax attollitur, per lectionem intra tho-<text:line-break/>racem trans; (deinde rursus, dum expirat animal, in<text:line-break/>Vesicam pe<text:span text:style-name="Default_20_Paragraph_20_Font"><text:span text:style-name="T1">r</text:span></text:span>venire; postea illinc rursus ad thoracem; at-<text:line-break/>que copiosiorem singulis spirationibus fieri spiritum con-<text:line-break/>tuebere, ac vesicam prorsus eo repleri. . Verum ad hujus<text:line-break/>quoque rei evidentiam bifariam licet contradicas, vel ,<text:line-break/>averseris, aeris copiosioris quippiam foris intra, dum fit<text:line-break/>inspiratio, juxta linum penetrare, pauciorem vero ab</text:p>
      <text:p text:style-name="P2">i orionibus foras, dum expleamus , vel etiam mem-<text:line-break/>branam pulmoni ci<text:span text:style-name="Default_20_Paragraph_20_Font"><text:span text:style-name="T1">r</text:span></text:span>cumdatam cum ea, quae costas<text:line-break/>cingit , dividi. Id igitur sic nonnunquam accidit.<text:line-break/>Difficile siquidem est pulmone thoraci semper contiguo<text:line-break/>alterum instrumentum perfurere , alterum ipsorum in-<text:line-break/>tegrum retinere; et id deprehendes post mortem ani-<text:line-break/>mantis pulmone nudato. Porro de aeris .circumflui<text:line-break/>inter li<text:span text:style-name="Default_20_Paragraph_20_Font"><text:span text:style-name="T1">n</text:span></text:span>um et cutem in vesicam transitu disputatio<text:line-break/>contentionis plena est, et pluribus verbis refutari de-<text:line-break/>siderat. - Uerum superfluum est talibus uti, quum res<text:line-break/>ex aliis evidenter apparentibus demo<text:span text:style-name="Default_20_Paragraph_20_Font"><text:span text:style-name="T1">n</text:span></text:span>stretur. Quate .<text:line-break/>ad propositae speculationis demonstrationem tali admi--<text:line-break/>mitrati duis modo prorsus utendum non est,. quum<text:line-break/>paulo ante dictus manifesto innuat, spiritum puhnones<text:line-break/>quempiam permeare. omnino enim animalibus quo-<text:line-break/>modocunque mortuis , sive , . ut dixi , costa excisa,,<text:line-break/>sive diaph<text:span text:style-name="Default_20_Paragraph_20_Font"><text:span text:style-name="T1">r</text:span></text:span>agmate . nudato , pulmo a thorace distare</text:p>
      <text:p text:style-name="P2">ridetur,. quod fieri non potest , nisi etiam spiritus<text:line-break/>aliquid ex pulmone -in amplam thoracis capacitatem<text:line-break/>pertranseat.</text:p>
      <text:h text:style-name="P18" text:outline-level="1"><text:bookmark-start text:name="bookmark16"/>GALENI DE ANATOMICIS ADMINISTRA-<text:line-break/>TIONIBVS<text:line-break/>LIBER IX.<text:bookmark-end text:name="bookmark16"/></text:h>
      <text:h text:style-name="Heading_20_2" text:outline-level="2">Cap. I. </text:h>
      <text:p text:style-name="P27">Quonam pacto ea, quae in cerebro et<text:line-break/>fpinali medulla per dissectionem apparent, optime queas<text:line-break/>intueri, tum mortuo ,. tum vivo adhuc animante, hoc<text:line-break/>libro indicabimus. lu cadavere siquidem anatome cele-<text:line-break/>brata cujusque partis situm, numerum, substantiae pro-<text:line-break/>prietatem , magnitudinem , figuram et compositionem edo-<text:line-break/>cet; in rivo autem dissectio interdum functionem ipsam<text:line-break/>manifesto offendit, luterdum ad hujus inventionem r a-</text:p>
      <text:p text:style-name="P2">tiocinationes exhibet. Nulli igitur obscurum est oportere,<text:line-break/><text:span text:style-name="Default_20_Paragraph_20_Font"><text:span text:style-name="T5">uti </text:span></text:span>mortui animantis dissectio eam praecedat, quae in<text:line-break/>nivo administratur. Quum vere ipsa duplex existat<text:line-break/>(quoniam et parte toti. corpori et adiacente, et ablata^<text:line-break/>fieri potest], priorem cerebri anatomes administrationem<text:line-break/>percensebo, quae fit ossibus calvariae exemptis, mem-<text:line-break/>bruna, quae cerebrum in orbem contegit, inviolata;<text:line-break/>quam sive crassam (quemadmodum ego nunc protuli] , sive<text:line-break/>duram, sive cuticularem appellasse malis, nihil lutere-<text:line-break/>rit; quemadmodum, si etiam alteram sub ea tenuem,<text:line-break/>mollem . membraneamque nuncupes; . nihil. speculatio-<text:line-break/>nem anatomicam vel juvabis , vel offendes. Etenim uti-<text:line-break/>litas in naturae partium scientia, non in appellationi.-<text:line-break/>bus sita.est dissectoribus. Porro cerebra bubula. in magnis<text:line-break/>civitatibus in totum parata venduntur, plurimis calva-:<text:line-break/>riae partibus nuda: et si plura, quum oporteat, ossa in<text:line-break/>lateribus adiacere aliquando putaveris, lanio vendenti<text:line-break/>jubebis ea adimere; qui si non adsit, ipse munus obeas,.</text:p>
      <text:p text:style-name="P2">valentibus utens exciscriis , aut fabrorum asciis , quas<text:line-break/>mihi quoque praeparatas conspexistis. Sed potius ex fer-<text:line-break/>ro duro hujusmodi conficientur; nam ex i<text:span text:style-name="Default_20_Paragraph_20_Font"><text:span text:style-name="T1">n</text:span></text:span>firmiore fa-<text:line-break/>bricatae multis ictibus parum quid proficiunt. Quan-<text:line-break/>quam vehementer feriri calvariam saepe nolumus ; quip-<text:line-break/>pe hujusmodi ictus cerebrum natura tenerum valide con-<text:line-break/>cutiunt, dissolvunt divelluntque. oportet autem ipsum<text:line-break/>ad speculationem parare nihil horum perpessum, ut om-<text:line-break/>nes quidem nervorum exortus plane in couspectum ve-<text:line-break/>urunt, nec non omnes arteriae et venae in ipso, item<text:line-break/>septum, quod anterio<text:span text:style-name="Default_20_Paragraph_20_Font"><text:span text:style-name="T1">r</text:span></text:span>es ventriculos uiscemit; adhaec<text:line-break/>quae circa pyelon seu scyphonem aut insundibulum ha-<text:line-break/>be<text:span text:style-name="Default_20_Paragraph_20_Font"><text:span text:style-name="T1">a</text:span></text:span>tur, atque id genus alia. Itaque particula commosse<text:line-break/>praeparata membranam duram inspicies .juxta mediam<text:line-break/>ipfius longitudinem multo se ipsa crassiorem quam pri-<text:line-break/>mum apparentem, atque ita aliquousque descendentem,<text:line-break/>qua potissimum parte calvariae futurarum media habetur.<text:line-break/>Pari modo subsutura lambdoide crassam membranam</text:p>
      <text:p text:style-name="P30">duplici structam plexu,- simuh et cerebrum aliquatenus<text:line-break/>ingredientem, inspicies. Venae porro per ipsam utria-.<text:line-break/>que singulam juxta suturae lambdoidis latera exurgen-<text:line-break/>tes tibi apparebunt. Ubi vero hae in idem mutuo con-<text:line-break/>venerint; altissimus is fere locus est eorum, qui in or-<text:line-break/>hem circum jacent.; non ..autem aequalis ab eo tum<text:line-break/>prior tum posterior cerebri .pars existit, sed anterior<text:line-break/>multo major. Uerum adid, quod elatissim<text:span text:style-name="Default_20_Paragraph_20_Font"><text:span text:style-name="T1">a</text:span></text:span>m habetur,<text:line-break/>altera etiam crassae membranae duplicatio accedit, sit<text:line-break/>aliarum omnium ipsius. partium, quae . cerebrum orbicn-<text:line-break/>latim comprehendunt, erassitie quadrupla esse appareat,<text:line-break/>Ad haec tertia. quaedam . alia.. vena praeter duas prae-:<text:line-break/>dictas ad . longitudinem<text:tab/>porrigitur ,- in anteriora</text:p>
      <text:p text:style-name="Normal">excurrens ; quid enim aliud , quam venam ejus-<text:line-break/>modi vas appellaveris,.. in quo fanguis contineri vide-<text:line-break/>titr? vivo .itaque animante cerebrum su suerit denuda-<text:line-break/>tum, quemadmodum in habentibus fracturam perforare<text:line-break/>calvariam consuevimus, sanguinem su enumeratis cavita-</text:p>
      <text:p text:style-name="P2">tibus contineri spectabis , mortuo autem grumum , ipsas<text:line-break/>vero cavitates non habere venae tunicam, quae simul.<text:line-break/>per capitis ossa afccndat, sed, ubi primum vena calva-<text:line-break/>riam attingat, crassam meningem ibidem duplicari, nec<text:line-break/>non internam regionem fistulae modo sinuatam in pe-<text:line-break/>ordiare vas sanguinem recipere et conservare, qualem<text:line-break/>acceperit. Ut igitur ad amussim id videas, corpus habe-<text:line-break/>bis praeparatum tenue et oblongum, cujusmodi fiunt dipy-<text:line-break/>rena ^<text:span text:style-name="Default_20_Paragraph_20_Font"><text:span text:style-name="T1">specilla utrinque capitulata</text:span></text:span>); erit autem ex mate-<text:line-break/>rie lignea , nempe buxea aut aliqua tam solida : et<text:line-break/>hoc in membranae sinus demissum prorsus conaberis pro-<text:line-break/>pellere, qua cedit, et ipsum membranae corpus secare,<text:line-break/>quoad in lignum incidas. Sin autem hoc specillum non<text:line-break/>assuerit, vel scalpellum, Vel spathomelam per alterum</text:p>
      <text:p text:style-name="Normal">extremum,. in quo specillum circulare habetur, demit-<text:line-break/>Lens in membranae cavitatem in anteriora propelle,<text:line-break/>ipsamque per latus seca, utrinque instrumentum demis-<text:line-break/>fum ad alteram partem declinans, ut neque scalpellum</text:p>
      <text:p text:style-name="P2">confringas ei occurrens et cavitatem assequaris. Dum.<text:line-break/>igitur membra<text:span text:style-name="Default_20_Paragraph_20_Font"><text:span text:style-name="T2">n</text:span></text:span>ae cerebri duplicatio<text:span text:style-name="Default_20_Paragraph_20_Font"><text:span text:style-name="T2">n</text:span></text:span>es ossibus, quae<text:line-break/>ambiunt;: nudabis, subinde quippiam abrumpitur di-<text:line-break/>velliturque: ac ita quoddam ex praedictis instrumentis<text:line-break/>in. sanguinis ventriculum demittere. incipies ; sic autem<text:line-break/>non divellatur, acutiore <text:span text:style-name="Default_20_Paragraph_20_Font"><text:span text:style-name="T2">s</text:span></text:span>calpello utrumque latus du-<text:line-break/>plicatae membranae parte inferiore aggredieris , qua pri-<text:line-break/>mum in calvarium elabitur. Deinde et illic per. fectio-<text:line-break/>nem scalpellum iniiciens sursum adigere conaberis ad-<text:line-break/>usqueverticem<text:span text:style-name="Default_20_Paragraph_20_Font"><text:span text:style-name="T2">q</text:span></text:span> ubi venae duae invicem congrediuntur;<text:line-break/>quam regionem Herophilus nominat lenon (torcular]. Est<text:line-break/>autum ipsa, quam ille sic appellat, profunda magis ;<text:line-break/>in superficie verei alius venarum exilium leno] ineunt ec<text:line-break/>bentium congressus est, isque prope crassam membranam<text:line-break/>similiter factus est; fed nondum ipsarum coitus specil-<text:line-break/>sum spathomelae ob angustiam excipit; . cujus gratia -- in<text:line-break/>minutis leerebris velobscure , -vel nequaquam apparet;:.<text:line-break/>ex reliquis igitur specillis pyrenis veli melotidrbus ali-.</text:p>
      <text:p text:style-name="P2">quod inferes ; et prope ipsum lectionem duces. Caele-<text:line-break/>vum praedictus: tenuis membranae processus superficia-<text:line-break/>ruis in illa parte oritur, ubi futura lambdoides squamatis<text:line-break/>ossibus connectitur. Quapropter venas has superficiarias<text:line-break/>prius secabis ad- torcular usque, quod in superficie est.<text:line-break/>Dum autem secas, primum evacuabis; si grumus<text:line-break/>quispiam in ipsis coaluerit; delude internum membranae<text:line-break/>superficiem intueberis , quomodo substantiae speciem , et-<text:line-break/>si non tenuitatem, venis habeat simillimam. Ac nihil<text:line-break/>miri est naturam non requirere tunicam venae, quae<text:line-break/>sanguinem crassae membranae ventriculis suppeditet , cum<text:line-break/>similis utraque corpora substantiae existant.</text:p>
      <text:h text:style-name="Heading_20_2" text:outline-level="2">Cap. II.</text:h>
      <text:p text:style-name="P27"><text:s/>Inde tenues venas ab utraque lenonum<text:line-break/>parte orientes spectabis; nonnullas quidem admodum gra-<text:line-break/>ciles et solum pilum demissum excipientes, quasdam<text:line-break/>vero ampliores. Cernes autem, has quidem a parva leno,<text:line-break/>quae .superficiaria est; in propinquas cerebri particulas su-<text:line-break/>perficiaris disseniluari; illas Vero lab altitudine -magna,</text:p>
      <text:p text:style-name="P2">tum in posteriorem totam cerebri partem (quae a non-:<text:line-break/>nullis cerebellum appellatur) tum in . priorem propagari;<text:line-break/>quas et prius, quam ipsum cerebri corpus subea<text:span text:style-name="Default_20_Paragraph_20_Font"><text:span text:style-name="T2">n</text:span></text:span>t, ex<text:line-break/>membranae. venis elabentes manifesto conspicaberis , nisi<text:line-break/>ipsas divulseris. Caeterum, posterius. cerebrum vocesne<text:line-break/>cerebellum, encrauium vel parencephalidem, nihil interest.<text:line-break/>Huic igitur venae se inferentes et ab. iis, quae per su-<text:line-break/>utrae lambdoidis latera in .lenum perveniunt, et ab ip<text:span text:style-name="Default_20_Paragraph_20_Font"><text:span text:style-name="T2">t</text:span></text:span>a<text:line-break/>leno exactam venae tunicam habent, talem potissimum<text:line-break/>specie, qualis omnibus in toto animante existit. Porro:<text:line-break/>in ipsum cerebrum, quod nonnulli anterius cerebrum<text:line-break/>appellant, . per crassam membranam mediam exacte sitam<text:line-break/>iecantemque cerebrum in partes duas aequales sanguis-<text:line-break/>derivatur: Caeterum et hinc venae frequentes omnino<text:line-break/>per totam longitudinem in utramque . cerebri partem dis-.<text:line-break/>tribuuntur, sinistram et dexteriorem, .omnes exiguae,<text:line-break/>praeterquam duae, una quidem per lenum in anteriora</text:p>
      <text:p text:style-name="P2">penitius procedente ad totius capitis longitudinem (quo-<text:line-break/>modo autem invenire ipsam oporteat., paulo .posterius<text:line-break/>explicabo], .altera vero multo majore neque propinqua<text:line-break/>admodum leni regioni,, neque remota, in messio praese<text:span text:style-name="Default_20_Paragraph_20_Font"><text:span text:style-name="T1">s-<text:line-break/></text:span></text:span>tim tutius cerebri; appello autem sic, quod ex utriusque<text:line-break/>partibus conflatur , posteriore scilicet. et anteriore. Haec<text:line-break/>vena in altum declivis descendit,. unde. et multifariam<text:line-break/>propagatur; non tamen ipsi hoc accidit post productio-<text:line-break/>nem ex membrana, sed aliquousque non longius; pro-<text:line-break/>gressae. Haec igitur omnia. spectabis prius, quam cere-<text:line-break/>brum aliqua ex parte divisuris, in .sola membrana crasse.<text:line-break/>Nudabis autem quam tribus in locis, quoniam et tri-<text:line-break/>plici duplicatione totitm cerebrum secuit; deinde juxta<text:line-break/>sueti opes tursmet digitis attolles seorsum partem ipsius<text:line-break/>sinistram , seorsum vero dextram, quibus cerebrum ante-<text:line-break/>mus contegebat, seorsum rursus reliquam , qua posterius<text:line-break/>omnesque venarum processus lu .tres totius cerebri pa<text:span text:style-name="Default_20_Paragraph_20_Font"><text:span text:style-name="T1">r</text:span></text:span>tes<text:line-break/>disseminari conspicies; nonnullas quidem tam superficia-</text:p>
      <text:p text:style-name="P2">rias, ut ipsarum rami in conspectum prodeant, quasdam<text:line-break/>vero alte penetrantes , omnemque tenuem membranam,<text:line-break/>quae enumeratas venas colligat et cerebro extrinsecus cir-<text:line-break/>cumdatur, cum venis in ventriculum ipsius descendentem.<text:line-break/>Hanc membranam tenuem meningem - appellant veteri<text:line-break/>quadam consuetudine, -nunc (haud noni quonam pactu)<text:line-break/>siclis ce<text:span text:style-name="Default_20_Paragraph_20_Font"><text:span text:style-name="T1">r</text:span></text:span>ebri membranis nuncupatione conservata; nam<text:line-break/>vetares non has solum membranas;. sed etiam omnes<text:line-break/>meningas vocitabant; qu<text:span text:style-name="Default_20_Paragraph_20_Font"><text:span text:style-name="T1">o</text:span></text:span>d dlscas licet tum ex multis<text:line-break/>aliis commentariis, quae ab illis scripta sunt, tum<text:line-break/>maxime ex Hippocratis et Dicetis monumentis., quorum<text:line-break/>et Marinus in opere anatomico fecit mentionem.^ Ita-.<text:line-break/>que tenuis membrana cerebro circumnata eodem modo<text:line-break/>etiam in profundo conjuncta- solet apparere. Porro erasi-<text:line-break/>sum plurimum ab eo distare videbis; et quanto interval--<text:line-break/>lot, condisces , fi in singulis tribus partibus, in quas<text:line-break/>lotum cerebrum secuit, parvo facto foramineindideris</text:p>
      <text:p text:style-name="P2">ei exiguae cujusdam tubae initium, qualia mihi p<text:span text:style-name="Default_20_Paragraph_20_Font"><text:span text:style-name="T1">r</text:span></text:span>ae-:<text:line-break/>parata videtis, aurificum follibus perfimilia; sic autem<text:line-break/>nominant, ut novistis,. per quos ipfi, dum ignem ac-<text:line-break/>cendunt, aerem iusiare solent. Si igitur, initio tubae<text:line-break/>parti divisae impolito ac meninge orbiculatim con-<text:line-break/>stricta , per ipsum inflareris , regionem ei subditam<text:line-break/>haud modico impleri aere conspicies; siquidem haec me-<text:line-break/>ninx crassa calvariam succingit; .cerebrum vero, dum<text:line-break/>attollitur et submittitur, accedit et recedit pro inanis<text:line-break/>loci, qui intermedius est, ratione. Verum de hoc pau-<text:line-break/>lo posterius in animalium vivorum administratione. tracta-<text:line-break/>bitur; nunc autem;-. quae superioribus proxima sunt,<text:line-break/>exequamur.</text:p>
      <text:h text:style-name="Heading_20_2" text:outline-level="2">Cap. HI. </text:h>
      <text:p text:style-name="P27">Nam ubi ea sueris lutuitus, quae cere-.<text:line-break/>brum ambiunt, opportunum jam erit cerebrum ipsum<text:line-break/>dissecare , auatumen ipfius exorso a meninge bifariam<text:line-break/>anteriorem pa<text:span text:style-name="Default_20_Paragraph_20_Font"><text:span text:style-name="T1">r</text:span></text:span>tem fecante ; a qua absectis vel avulsis<text:line-break/>venarum exortibus, .qui in latus procedunt, auspicatus</text:p>
      <text:p text:style-name="P12">s a termino priori , sursum tuis ipsius digitis attollito,<text:line-break/>donec ad grandem venam perveneris ex ea procedentem;<text:line-break/>quam in penitiora ferri declivem retulimus-; atque hic<text:line-break/>rursus in altum sublatam alteri tenendam dabis; mox<text:line-break/>ipse juxta longitudinem dissolve<text:span text:style-name="Default_20_Paragraph_20_Font"><text:span text:style-name="T2">n</text:span></text:span>s , utramque cerebri par-<text:line-break/>tem a mutuo connexu leviter tuis. digitis sccemes , - quo-<text:line-break/>usque ad venam in longum inibi porrectam veneris,<text:line-break/>quam prius magnitudinis esse notandae commemoravimus.<text:line-break/>Postquam vero declivem venam, de qua facta est men-<text:line-break/>tio, ad longitudinem extensam videris atque ipsius usum<text:line-break/>simul inspectione derexeris, (nam tenues utrinque ramos .<text:line-break/>in cerebrum inspersos mittere videtur,] tu quidem venam<text:line-break/>ipsam a corporibus subjectis adimens, vel totam adus-<text:line-break/>que leni regionem excludito, veli, quod extuberat,- sur-<text:line-break/>fum elevans ,in illis ipsis deponito. Caeterum regio-<text:line-break/>nem, quam detexeris., .<text:span text:style-name="Default_20_Paragraph_20_Font"><text:span text:style-name="T2">e</text:span></text:span> diligenter inspicito callosam<text:line-break/>quodammodo esse, . ut naturalis quaedam inibi concavi-<text:line-break/>tas esse videatur, quae ex superiacentibus et circum-.</text:p>
      <text:p text:style-name="P2">datis corporibus portionem alimenti non perlecte elabo-<text:line-break/>rati (recrementa proprie appellant] recipit; quin etiam<text:line-break/>nos hoc uti vocabulo nihil prohibet. Caeterum avellere<text:line-break/>pergens leniter etiam meatuum tenuium, qui ad me-<text:line-break/>dium usque cerebri ventriculum perveniunt, effigies in-<text:line-break/>venis. Leniter autem dixi hanc regionem segregandam<text:line-break/>propter septi verticem huc pertingentem, qui priores<text:line-break/>cerebri ventriculos intercipit. Iusuper spectare . tibi hoc<text:line-break/>tempus est rectas lineas utraque messiae regionis parte<text:line-break/>ad ima usque secanti, donec ventriculi occurrant No-<text:line-break/>titiam autem ipsorum adipisceris, callosam illam portio-<text:line-break/>nem conspicatus quae manifestam adeo differentiam<text:line-break/>dissectis cerebri. particulis obtinet. . Cernes autem in his<text:line-break/>etiam plerus secundarum modo efformatus , .unde cho-<text:line-break/>roides vocanti At Herophili sectatores <text:span text:style-name="Default_20_Paragraph_20_Font"><text:span text:style-name="T1">n</text:span></text:span>ominant ipsas<text:line-break/>convolutiones secundarum instar effigiatas, nomlue vi-<text:line-break/>delicet a chortis membranis deducto, quae foetus .ex-<text:line-break/>trinfecus in orbem .ambiunt, venarum et .arteria<text:span text:style-name="Default_20_Paragraph_20_Font"><text:span text:style-name="T1">r</text:span></text:span>um<text:line-break/>existentes plexus, .quae .tenuibus continentur membranis.</text:p>
      <text:p text:style-name="P1">Sic namque et cerebrum ex venis arteriisque implexum<text:line-break/>est tenui membranae illigatis, quae eandem cum aliis<text:line-break/>tenuibus membranis substantiam obtinet, tum iis ipsis,<text:line-break/>quae in secundis habentur, tum membrana costas suo-<text:line-break/>cingente, tum peritonaeo, atque id genus aliis. Prae-<text:line-break/>terea leviter tuis distendens manibus, ne plexum per-<text:line-break/>rumpas, intueberis, venas quidem ex sublimi regione de-<text:line-break/>fcendentes in ramorum seriem diffundi, arterias autem<text:line-break/>a subsecta partu humili similiter et has emergentes in<text:line-break/>ramos propagari. Ac plexus hos inviolatos servare co-<text:line-break/>traheris, quo videlicet consequens paulo post, eum par-<text:line-break/>tieulas ipsas deleges , manifesto venas in ventriculis fi-<text:line-break/>alas speculeris,. propagatas omnes ab ea, - quae prius ad<text:line-break/>cerebrum declivis pervenire commemorata est, arterias<text:line-break/>autem a duabus aliis arteriis, quae ab imo sursum ferun-<text:line-break/>tur. Has itaque accuratius procedente administratione in-<text:line-break/>fpicies. lu prima vero utriusque ventriculi sectione plexuum</text:p>
      <text:p text:style-name="P2">chorordum et corporis in cerebro callosi aspectus in-<text:line-break/>dex tibi sit. Mox vero coneris corpus dextrum ventri-<text:line-break/>culum a sinistro determi<text:span text:style-name="Default_20_Paragraph_20_Font"><text:span text:style-name="T1">n</text:span></text:span>ans inspicere, quod- ea<text:span text:style-name="Default_20_Paragraph_20_Font"><text:span text:style-name="T1">n</text:span></text:span>dem<text:line-break/>cum -tuto cerebro substantiam obtinet, atque hoc jam<text:line-break/>facile abrumpitur, si vehementius extendatur. - Est au-<text:line-break/>tem adeo tenue, ut, quum in clara luce dissectionem<text:line-break/>quis administrat, -quemadmodum certet etiam convenit,<text:line-break/>splendor ipsius polluceat similiter lapidibus lusce specu-<text:line-break/>laribus., . quos lu te<text:span text:style-name="Default_20_Paragraph_20_Font"><text:span text:style-name="T1">n</text:span></text:span>uia secantes fenestris imponunt :<text:line-break/>quere non vehementer elevandum est, nam divellitur,<text:line-break/>attamen manifesto videre nisi elevatum ipsum non licet.<text:line-break/>Quum autem superiora ipsius extrema fecundis corpori-<text:line-break/>bus sint connata, quid dico connata? imo unita, ipsis<text:line-break/>incisis, convenit prehensa illa ad alterum ventriculum<text:line-break/>leviter reflectere fastigio fepti , quod ventriculos dister-<text:line-break/>minat, imponentem: sic enim ventriculus nudatus ma-<text:line-break/>nifestior evadet et feptum modicam habebit elevatio-<text:line-break/>nem, qua potissimum indigemus. Priusquam enim in</text:p>
      <text:p text:style-name="P15">lotum extendatur, laxum est et rugosum,. neque relu-<text:line-break/>cere neque continuitatem suam potest evidenter osten-<text:line-break/>dere; furium autem attractum eatenus, ut totum sit<text:line-break/>tensum, non tamen jam divulsum, cl<text:span text:style-name="T20">ar</text:span><text:span text:style-name="Default_20_Paragraph_20_Font"><text:span text:style-name="T21">issim</text:span></text:span><text:span text:style-name="T20">e.</text:span> apparebit.<text:line-break/>At si hinc quoque totum ipsum simul cum unitis parti—<text:line-break/>culis ad sectiones usque sustuleris ,- et ventriculos evi-<text:line-break/>densius conspicies, et vena declivis circa corpus quod-<text:line-break/>dam conos<text:span text:style-name="Default_20_Paragraph_20_Font"><text:span text:style-name="T1">t</text:span></text:span>des (<text:span text:style-name="Default_20_Paragraph_20_Font"><text:span text:style-name="T1">turbinatu</text:span></text:span>mj scissa apparebit, membra<text:line-break/>na vero , quemadmodum alias venas , sic et scissas te- .<text:line-break/>unis con<text:span text:style-name="Default_20_Paragraph_20_Font"><text:span text:style-name="T1">n</text:span></text:span>ectit, quae a membrana subtili nec substantia<text:line-break/>nec continuitate evariat. Atque huius membranae inter-<text:line-break/>ventu corpus conosides absconditur; neque fieri potest,<text:line-break/>ut prius ipsum videas , quam membranam aliquatenus<text:line-break/>divulseris: nam veluti firmamentum quoddam venis a<text:line-break/>magna declini propagatis adiacet, quae praedicto corpo-<text:line-break/>ri infidentes descendunt, et statim demerguntur occu-<text:line-break/>lunturque latu quodam corpore contectae, quae parti-<text:line-break/>.cula quidem cerebri est aliis <text:span text:style-name="Default_20_Paragraph_20_Font"><text:span text:style-name="T4">simi t i</text:span></text:span> ter.<text:tab/>Quomodo autem</text:p>
      <text:p text:style-name="P2">nudandum ipsum sit, paulo posterius expo<text:span text:style-name="Default_20_Paragraph_20_Font"><text:span text:style-name="T2">n</text:span></text:span>am, tantis-<text:line-break/>Ium adhuc sermoni adjiciens, cono<text:span text:style-name="Default_20_Paragraph_20_Font"><text:span text:style-name="T2">st</text:span></text:span>des corpus vocari ab<text:line-break/>anatomicis non ita solum , sed etiam co<text:span text:style-name="Default_20_Paragraph_20_Font"><text:span text:style-name="T2">n</text:span></text:span>arium. Cae-<text:line-break/>turum incumbit scissioni venae , uti retulimus , non<text:line-break/>prius in conspectum veniens, quam membranam alicubi<text:line-break/>divisuris; quod facias leviter, non attollens sunul co-<text:line-break/>narium valide : nam a subjectis corporibus abrumpetur,<text:line-break/>et dissectionem insigniter offendet, quod paulo posterius<text:line-break/>explicabo. Quemadmodum igitur cor tunica ipsum amb-<text:line-break/>lente nudatur , sic etiam conarium detegere convenit<text:line-break/>membrana, qua circumdatur, aliqua ex parte a basi<text:line-break/>recta linea prope verticem perveniente divisa; deinde<text:line-break/>membranam convenit cum venis circumscindere ad utram-...<text:line-break/>que conosidis partem, sed illud ipsum ad divisionem<text:line-break/>inclinare, ut quam promptissime nudetur ad contrariam<text:line-break/>discissae tunicae regionem deductum. Caete<text:span text:style-name="Default_20_Paragraph_20_Font"><text:span text:style-name="T2">r</text:span></text:span>um his per-<text:line-break/>actis sic jam licet, antequam mediam conarii et ven-<text:line-break/>triculorum sedem detexeris, utrasque venas considerare</text:p>
      <text:p text:style-name="P2">ad plexum choro<text:span text:style-name="Default_20_Paragraph_20_Font"><text:span text:style-name="T1">et</text:span></text:span>denr a vena circa conanum scissa ve-<text:line-break/>utre. Enimvero. ubi corpus intermedium derexeris, ma-<text:line-break/>uilesto illinc ipsas prodire condisces.</text:p>
      <text:h text:style-name="Heading_20_2" text:outline-level="2">Cap. IU </text:h>
      <text:p text:style-name="P27">Quomodo igitur id nudare oporteat, jam<text:line-break/>mihi animum adverte; siquidem non vulgaris cerebri<text:line-break/>pars est, quae at. hoc corpore contegitur, sed etiam qui-<text:line-break/>dam alius ventriculus tertius praeter paulo ante. praedi-,<text:line-break/>etos, .quos septum invicem separavit ac disiunxit. Ita,.<text:line-break/>que illis potissimum locis ipsum mutabis, per quae venae<text:line-break/>tanquam per foramina quaedam erumpentes prioribus<text:line-break/>incidunt ventriculis; nam media regio simul cum anteri-<text:line-break/>oribus ventriculis ad ipsa foramina patescit, ac oportet<text:line-break/>.. fcalpelli specillum vel latam -partem spathamm, uti vo-<text:line-break/>eant, vel etiam fpathomelae eandem hunc per foramlua<text:line-break/>utraque leviter submittentem corpus venis incumbens<text:line-break/>sursum elatum attollere. Quod ubi feceris, in utroque<text:line-break/>foramine scalpelli. mutuo sibi .occurrent, et corpus hoc<text:line-break/>apparebit,. quod incumbit venis, quae fatescentes perure-</text:p>
      <text:p text:style-name="P2">aut, ceu quidam aedificii testudluarii fornix. Vocant au-<text:line-break/>tum non fornices., sed cameras plerique id genus aedifi-<text:line-break/>cia. Atque ideo hoc etiam corpus forniciforme ab iis<text:line-break/>nuncupatum est, qui ipsius habent notitiam; ex illis au-<text:line-break/>tem, qui ignorant, aliqui nequaquam hoc - corpus psalido-<text:line-break/>eides in cerebro esse contendunt; nonnulli vero parum<text:line-break/>recte intelligentes putant, id, quod septo superpositum est,<text:line-break/>sic appellari; verum nec illud vocatur psalido<text:span text:style-name="Default_20_Paragraph_20_Font"><text:span text:style-name="T1">e</text:span></text:span>ides. Est<text:line-break/>autem hoc re vera psalidosides , quemadmodum appella-<text:line-break/>tur; .et si ipsum deseces,. callus occurret, ut in ventricu-<text:line-break/>lis anterioribus ,- sic etiam Ine. Ad basim deinceps affir-<text:line-break/>matae sunt venae, quae cavitatem fornicis permeant, ex-<text:line-break/>tiinsecus . siquidem gibbum habetur, ablatis videlicet cor- -<text:line-break/>potibus, quae superstrata sunt, unde ad meningis plexum<text:line-break/>usque attollebatur; intrinsecus autum cavum , .quemadmo- -<text:line-break/>dum fornicis fastigium Caeterum si perpendas, quomodo<text:line-break/>animali adhuc vivente omnes crassae meningis partes cal-</text:p>
      <text:p text:style-name="P2">variae adhaerebunt, cerebro autem solae illae, quae ad<text:line-break/>ipsius duplicationes sunt; credes, verticem psalidos<text:span text:style-name="Default_20_Paragraph_20_Font"><text:span text:style-name="T2">t</text:span></text:span>deos<text:line-break/>fursum versus tensum servari, ventriculum sub su magnum<text:line-break/>efficie<text:span text:style-name="Default_20_Paragraph_20_Font"><text:span text:style-name="T2">n</text:span></text:span>tem. Sic autem, cum priores etiam ventriculi gran-<text:line-break/>dio<text:span text:style-name="Default_20_Paragraph_20_Font"><text:span text:style-name="T2">r</text:span></text:span>es exissent, totum septi caput in sublime simul c<text:span text:style-name="Default_20_Paragraph_20_Font"><text:span text:style-name="T4">um<text:line-break/></text:span></text:span>continuis corporibus attolli necesse est; non enim septum<text:line-break/>superiacentium corporum firmamentum esse potest, tan-<text:line-break/>quam murus quidam, quum extreme tenerum pariter et<text:line-break/>subtile existat; ex quibus si alterum ei solum inesset, non<text:line-break/>certe vel minimam. superiacentium cerebri partium nro-<text:line-break/>Iem sustineret. Sed huic pro nominis ratione usus est,<text:line-break/>quippe anteriores ventriculos diaphratlai, id est secernit,<text:line-break/>non ipsi incumbentis fulcit. Sed nec .ullum hisce ven-<text:line-break/>triculis adest firmamentum, neque hos loquenti ; verum ex<text:line-break/>quo corpora, quae superiacent, sublimia suspensa sunt,<text:line-break/>fatam intus trium ventriculorum capacitatem efficiunt,<text:line-break/>quam i<text:span text:style-name="Default_20_Paragraph_20_Font"><text:span text:style-name="T2">n</text:span></text:span> dissectionibus perire <text:span text:style-name="Default_20_Paragraph_20_Font"><text:span text:style-name="T2">n</text:span></text:span>ecesse est, corporibus vi--<text:line-break/>delicet, quae superstrata sunt, delabentibus, sicut paulo</text:p>
      <text:p text:style-name="P2">ante commemo<text:span text:style-name="Default_20_Paragraph_20_Font"><text:span text:style-name="T2">r</text:span></text:span>atum -esu Insuper meatus qui dum maxi-<text:line-break/>mus lertii hujus ventriculi basi. subjacet, qui ex priori-<text:line-break/>bus per relatu foramina- superfluitates recipit, lusuper ex<text:line-break/>particulis superiacentibus, sicut paulo ante enarratum esu<text:line-break/>Porro confluunt in ipsimi recrementa, in quam partem .<text:line-break/>venae a conario profectae ingrediuntur. . At, qui ex toto<text:line-break/>ventriculum hunc ignorant, merito etiam simul cumea<text:line-break/>meatum in posteriora porrectum, quo conatuum fulcitur,<text:line-break/>nesciunt. Atque si ipsum nudum a venis circumdatis,<text:line-break/>juxta basim abrumpas,- foramen quoddam inibi sublime<text:line-break/>apparet, ceu quoddam:, ut dicam planius, infumibulum, .<text:line-break/>etsi nullum lu fe fumari cerebrum habeat, .quem sublimi<text:line-break/>foramine respirare desideret. Nec vero lu ambientem<text:line-break/>aerea. oiliolum ipsius pervenit, sed plurima cerebri pars<text:line-break/>desuper incumbit, deinde dura meninx duplicata, post<text:line-break/>hanc capitis os . quare temere foramen hoc natura condi-<text:line-break/>derit, etsi nihil temere sariat. Talia igitur non in ipsam</text:p>
      <text:p text:style-name="P2">modo analomen peccant, . qui male aggrediuntur incidere,<text:line-break/>sed etiam -in naturales ipsius rationes. Necesse quidem<text:line-break/>esit, quemadmodum eorum, quae vere in dissectionibus<text:line-break/>conspiciuntur, utilitas est mirifica, sic etiam perperam in-<text:line-break/>spectorum sermonem utilitatis reddi vacuum. Tu vero,<text:line-break/>omnibus, quae hic -propositae sunt, perticulis probe de-<text:line-break/>tectis , tertium videbis ventriculum inte<text:span text:style-name="Default_20_Paragraph_20_Font"><text:span text:style-name="T2">r</text:span></text:span> duos priores et<text:line-break/>quartum posteriorem menium. Etenim meatum, cui eo-<text:line-break/>narium insidet, ad medium ventriculum pertingentem<text:line-break/>ce<text:span text:style-name="Default_20_Paragraph_20_Font"><text:span text:style-name="T2">r</text:span></text:span>nes; ut in foramine haud exigui duo appareant, unus<text:line-break/>quidem in posteriora ad cerebellum tendens , per quem<text:line-break/>etiam demisso vel specillo dipyreno appellato, vel spa-<text:line-break/>thomela, deprehendes ipsum in. posteriorem ventriculum<text:line-break/>terminare; alter vero, qui. in metii ventriculi fundo de-<text:line-break/>otium protendit; sed co<text:span text:style-name="Default_20_Paragraph_20_Font"><text:span text:style-name="T2">n</text:span></text:span>atuum, ubi a circumdatis ipsum<text:line-break/>nudaveris, eo, quod meatui incumbit, intacto, delabi so-<text:line-break/>let, non rectum consistere, sicut quando membranis cum.</text:p>
      <text:p text:style-name="P16">vasis obductum erat; verum. decidit magna ex parte de-<text:line-break/>orsum vergens.<text:tab/>.<text:tab/>.<text:tab/>.</text:p>
      <text:h text:style-name="P20" text:outline-level="2">Cap. U</text:h>
      <text:p text:style-name="P27"><text:s/>Excipiunt. autem ipsius casum leviter ro-<text:line-break/>tunda corpora; quae sane proprias quodammodo circum-<text:line-break/>scriptiones habent, . sed totius cerebri sunt particulae,<text:line-break/>ean denique cum ipso substantiam sortiuntur, et nomen<text:line-break/>ipsis a figura imponunt quidam nates, aliqui gemellos,<text:line-break/>quoniam et testes sic appellant gemellos, tanquam boue-<text:line-break/>stius fit ita vocare. At meatus praedictus, qui ex me-<text:line-break/>dio ventriculo. ad. posteriorem pervadit, inter has nates<text:line-break/>cousistit, peculiari velatus .tunica , quae tali essentia con-<text:line-break/>stat, quali et meninx, quae omnia cerebri vasa connectit.<text:line-break/>Quere diligentia adhibita ab incumbentibus ipsum dete-<text:line-break/>gere aggrediaris, haud ignarus, divulsum iri, si neglexeris.<text:line-break/>Caeterum particula quaedam cerebri ei incumbit, quae<text:line-break/>circumscriptionem obtinet figura vermi similem in lignis<text:line-break/>nascenti ; hinc . etiam nomen anatomici invenerunt ex-<text:line-break/>crescentiam vermisormem cornus hoc, quod totum mea-</text:p>
      <text:p text:style-name="P2">tum contegit, vocantes. Et duplex ipsius extremum spe-<text:line-break/>dabis; alterum lu priore parte deinceps, ut expositum<text:line-break/>est, conario porrectum, alterum vero retro necdum appa-<text:line-break/>rens; nam tota elatior pars posterioris cerebri substantiae<text:line-break/>ipsi superiacet, cujus fine prehenso, qui prope spinalis<text:line-break/>medullae initium fitus est, in anteriora seres sic rursum<text:line-break/>reflectendo, donec aliud eiusmodi corpus, qualis vermis<text:line-break/>est, conspicias, quo sane invento, paulatim ausuras per.<text:line-break/>multa ex corporibus, quae incumbu<text:span text:style-name="Default_20_Paragraph_20_Font"><text:span text:style-name="T1">n</text:span></text:span>t; ut sola relinquan-<text:line-break/>tur ea, quae juxta meatum duplex habent utrinque ex-<text:line-break/>tremum dictis. vermibus figura simile. Porro spectabis<text:line-break/>in hoc etiam corpora tenuia, quae excrescentiam vermi-<text:line-break/>formem ad particulas natibus cerebri utrinque adjacen-<text:line-break/>tes illigant; tendines autem ipsasalonuulli anatomicorum<text:line-break/>nuncupanti Jam vero, anatome in hoc tibi constituta,<text:line-break/>utrumque finem vermiformium processuum vicissim aggref-<text:line-break/>fus, nonunquam in anteriora totum corpus moveas, n<text:span text:style-name="Default_20_Paragraph_20_Font"><text:span text:style-name="T1">o</text:span></text:span>n-<text:line-break/><text:span text:style-name="Default_20_Paragraph_20_Font"><text:span text:style-name="T1">n</text:span></text:span>unquam in posteriora; dico autem totum, quod paulo</text:p>
      <text:p text:style-name="P2">prius retuli meatui superiacere, extremum habens utro-<text:line-break/>bique vermiforme. Deinde animum adverte, quo modo<text:line-break/>reflexo quidem in anteriora nudari accidit posteriorem<text:line-break/>ventrem quartum, e co<text:span text:style-name="Default_20_Paragraph_20_Font"><text:span text:style-name="T1">n</text:span></text:span>tra vero moto eodem plurimam<text:line-break/>ipsius partem occultari, illam vero solam apparere, quum<text:line-break/>Herophilus fimilabat caritati calami, quo scribimus. Re-<text:line-break/>vera siquidem talis est in medio caritatem quandam ade-<text:line-break/>pta, veluti sectionem; cujus ex utraque parte tantum su-<text:line-break/>blime utrumque latus attollitur, quantum in calamis a<text:line-break/>media linea elatius exurgit; et potissimum in Alexandria .<text:line-break/>sic calamos, quibus scribimus, scalptam, ubi Herophilum<text:line-break/>egisse,. quum dissecaret, bine nimirum est colligere, quod<text:line-break/>imaginis similitudi<text:span text:style-name="Default_20_Paragraph_20_Font"><text:span text:style-name="T1">n</text:span></text:span>e adductus sic appellaverit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Microsoft Sans Serif" svg:font-family="'Microsoft Sans Serif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Microsoft Sans Serif" fo:font-size="12pt" fo:letter-spacing="normal" fo:language="la" fo:country="none" fo:font-style="normal" style:text-underline-style="none" fo:font-weight="normal" style:letter-kerning="false" style:font-name-asian="Microsoft Sans Serif" style:font-size-asian="12pt" style:language-asian="la" style:country-asian="none" style:font-style-asian="normal" style:font-weight-asian="normal" style:font-name-complex="Microsoft Sans Serif" style:font-size-complex="12pt" style:language-complex="la" style:country-complex="none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Microsoft Sans Serif" fo:font-size="12pt" fo:letter-spacing="normal" fo:language="la" fo:country="none" fo:font-style="normal" style:text-underline-style="none" fo:font-weight="normal" style:letter-kerning="false" fo:background-color="transparent" style:font-name-asian="Microsoft Sans Serif" style:font-size-asian="12pt" style:language-asian="la" style:country-asian="none" style:font-style-asian="normal" style:font-weight-asian="normal" style:font-name-complex="Microsoft Sans Serif" style:font-size-complex="12pt" style:language-complex="la" style:country-complex="none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color="#000000" loext:opacity="100%"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Default_20_Paragraph_20_Font" style:display-name="Default Paragraph Font" style:family="text"/>
    <style:style style:name="Hyperlink" style:family="text" style:parent-style-name="Default_20_Paragraph_20_Font">
      <style:text-properties fo:color="#0066cc" loext:opacity="100%" style:text-underline-style="solid" style:text-underline-width="auto" style:text-underline-color="font-color" style:text-underline-mode="continuous" style:text-overline-mode="continuous" style:text-line-through-mode="continuou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6cm" fo:page-height="29.693cm" style:num-format="1" style:print-orientation="portrait" fo:margin-top="0.635cm" fo:margin-bottom="0.635cm" fo:margin-left="0.635cm" fo:margin-right="0.63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2.2$Windows_X86_64 LibreOffice_project/02b2acce88a210515b4a5bb2e46cbfb63fe97d56</meta:generator>
    <dc:title>Galeni opera omnia / vol. 2</dc:title>
    <dc:subject/>
    <meta:initial-creator>Galien</meta:initial-creator>
    <meta:creation-date>2023-01-05T09:53:00Z</meta:creation-date>
    <dc:date>2023-01-05T11:22:02.355000000</dc:date>
    <meta:editing-cycles>3</meta:editing-cycles>
    <meta:editing-duration>PT4M18S</meta:editing-duration>
    <meta:document-statistic meta:table-count="0" meta:image-count="0" meta:object-count="0" meta:page-count="517" meta:paragraph-count="716" meta:word-count="69911" meta:character-count="483996" meta:non-whitespace-character-count="414706"/>
    <meta:template xlink:type="simple" xlink:actuate="onRequest" xlink:title="" xlink:href="Normal.dotm"/>
  </office:meta>
</office:document-meta>
</file>